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1.533cm"/>
    </style:style>
    <style:style style:name="co3" style:family="table-column">
      <style:table-column-properties fo:break-before="auto" style:column-width="1.859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1.75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1.642cm"/>
    </style:style>
    <style:style style:name="co9" style:family="table-column">
      <style:table-column-properties fo:break-before="auto" style:column-width="1.452cm"/>
    </style:style>
    <style:style style:name="co10" style:family="table-column">
      <style:table-column-properties fo:break-before="auto" style:column-width="1.288cm"/>
    </style:style>
    <style:style style:name="co11" style:family="table-column">
      <style:table-column-properties fo:break-before="auto" style:column-width="2.404cm"/>
    </style:style>
    <style:style style:name="co12" style:family="table-column">
      <style:table-column-properties fo:break-before="auto" style:column-width="1.397cm"/>
    </style:style>
    <style:style style:name="co13" style:family="table-column">
      <style:table-column-properties fo:break-before="auto" style:column-width="1.316cm"/>
    </style:style>
    <style:style style:name="co14" style:family="table-column">
      <style:table-column-properties fo:break-before="auto" style:column-width="2.35cm"/>
    </style:style>
    <style:style style:name="co15" style:family="table-column">
      <style:table-column-properties fo:break-before="auto" style:column-width="2.976cm"/>
    </style:style>
    <style:style style:name="co16" style:family="table-column">
      <style:table-column-properties fo:break-before="auto" style:column-width="3.14cm"/>
    </style:style>
    <style:style style:name="co17" style:family="table-column">
      <style:table-column-properties fo:break-before="auto" style:column-width="2.568cm"/>
    </style:style>
    <style:style style:name="co18" style:family="table-column">
      <style:table-column-properties fo:break-before="auto" style:column-width="2.868cm"/>
    </style:style>
    <style:style style:name="co19" style:family="table-column">
      <style:table-column-properties fo:break-before="auto" style:column-width="2.432cm"/>
    </style:style>
    <style:style style:name="co20" style:family="table-column">
      <style:table-column-properties fo:break-before="auto" style:column-width="3.221cm"/>
    </style:style>
    <style:style style:name="co21" style:family="table-column">
      <style:table-column-properties fo:break-before="auto" style:column-width="2.759cm"/>
    </style:style>
    <style:style style:name="co22" style:family="table-column">
      <style:table-column-properties fo:break-before="auto" style:column-width="0.688cm"/>
    </style:style>
    <style:style style:name="co23" style:family="table-column">
      <style:table-column-properties fo:break-before="auto" style:column-width="3.875cm"/>
    </style:style>
    <style:style style:name="co24" style:family="table-column">
      <style:table-column-properties fo:break-before="auto" style:column-width="2.159cm"/>
    </style:style>
    <style:style style:name="co25" style:family="table-column">
      <style:table-column-properties fo:break-before="auto" style:column-width="1.833cm"/>
    </style:style>
    <style:style style:name="co26" style:family="table-column">
      <style:table-column-properties fo:break-before="auto" style:column-width="1.369cm"/>
    </style:style>
    <style:style style:name="co27" style:family="table-column">
      <style:table-column-properties fo:break-before="auto" style:column-width="1.124cm"/>
    </style:style>
    <style:style style:name="co28" style:family="table-column">
      <style:table-column-properties fo:break-before="auto" style:column-width="3.33cm"/>
    </style:style>
    <style:style style:name="co29" style:family="table-column">
      <style:table-column-properties fo:break-before="auto" style:column-width="2.676cm"/>
    </style:style>
    <style:style style:name="co30" style:family="table-column">
      <style:table-column-properties fo:break-before="auto" style:column-width="2.704cm"/>
    </style:style>
    <style:style style:name="co31" style:family="table-column">
      <style:table-column-properties fo:break-before="auto" style:column-width="2.649cm"/>
    </style:style>
    <style:style style:name="co32" style:family="table-column">
      <style:table-column-properties fo:break-before="auto" style:column-width="3.766cm"/>
    </style:style>
    <style:style style:name="co33" style:family="table-column">
      <style:table-column-properties fo:break-before="auto" style:column-width="2.895cm"/>
    </style:style>
    <style:style style:name="co34" style:family="table-column">
      <style:table-column-properties fo:break-before="auto" style:column-width="1.942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Arial" style:font-name-asian="Droid Sans Fallback" style:font-name-complex="Lohit Hindi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Sit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InstID</text:p>
          </table:table-cell>
          <table:table-cell office:value-type="string">
            <text:p>Number</text:p>
          </table:table-cell>
          <table:table-cell office:value-type="string">
            <text:p>Mean</text:p>
          </table:table-cell>
          <table:table-cell office:value-type="string">
            <text:p>MSE</text:p>
          </table:table-cell>
          <table:table-cell office:value-type="string">
            <text:p>CtDev</text:p>
          </table:table-cell>
          <table:table-cell office:value-type="string">
            <text:p>CorrC</text:p>
          </table:table-cell>
          <table:table-cell/>
        </table:table-row>
        <table:table-row table:style-name="ro2">
          <table:table-cell office:value-type="float" office:value="83981">
            <text:p>83981</text:p>
          </table:table-cell>
          <table:table-cell office:value-type="float" office:value="1716">
            <text:p>1716</text:p>
          </table:table-cell>
          <table:table-cell office:value-type="float" office:value="9.32767">
            <text:p>9.32767</text:p>
          </table:table-cell>
          <table:table-cell office:value-type="float" office:value="124.793">
            <text:p>124.793</text:p>
          </table:table-cell>
          <table:table-cell office:value-type="float" office:value="6.14715">
            <text:p>6.14715</text:p>
          </table:table-cell>
          <table:table-cell office:value-type="float" office:value="0.924631">
            <text:p>0.924631</text:p>
          </table:table-cell>
          <table:table-cell table:formula="of:=CORREL([.E2:.E95];[.F2:.F95])" office:value-type="float" office:value="-0.575812211125035">
            <text:p>-0.5758122111</text:p>
          </table:table-cell>
        </table:table-row>
        <table:table-row table:style-name="ro2">
          <table:table-cell office:value-type="float" office:value="84601">
            <text:p>84601</text:p>
          </table:table-cell>
          <table:table-cell office:value-type="float" office:value="3755">
            <text:p>3755</text:p>
          </table:table-cell>
          <table:table-cell office:value-type="float" office:value="5.37232">
            <text:p>5.37232</text:p>
          </table:table-cell>
          <table:table-cell office:value-type="float" office:value="153.904">
            <text:p>153.904</text:p>
          </table:table-cell>
          <table:table-cell office:value-type="float" office:value="11.1822">
            <text:p>11.1822</text:p>
          </table:table-cell>
          <table:table-cell office:value-type="float" office:value="0.725196">
            <text:p>0.725196</text:p>
          </table:table-cell>
          <table:table-cell table:formula="of:=CORREL([.D2:.D95];[.F2:.F95])" office:value-type="float" office:value="-0.718113367466435">
            <text:p>-0.7181133675</text:p>
          </table:table-cell>
        </table:table-row>
        <table:table-row table:style-name="ro2">
          <table:table-cell office:value-type="float" office:value="83271">
            <text:p>83271</text:p>
          </table:table-cell>
          <table:table-cell office:value-type="float" office:value="212">
            <text:p>212</text:p>
          </table:table-cell>
          <table:table-cell office:value-type="float" office:value="15.4245">
            <text:p>15.4245</text:p>
          </table:table-cell>
          <table:table-cell office:value-type="float" office:value="318.015">
            <text:p>318.015</text:p>
          </table:table-cell>
          <table:table-cell office:value-type="float" office:value="8.94988">
            <text:p>8.94988</text:p>
          </table:table-cell>
          <table:table-cell office:value-type="float" office:value="0.809911">
            <text:p>0.809911</text:p>
          </table:table-cell>
          <table:table-cell table:formula="of:=CORREL([.C2:.C95];[.F2:.F95])" office:value-type="float" office:value="-0.670874847647188">
            <text:p>-0.6708748476</text:p>
          </table:table-cell>
        </table:table-row>
        <table:table-row table:style-name="ro2">
          <table:table-cell office:value-type="float" office:value="83301">
            <text:p>83301</text:p>
          </table:table-cell>
          <table:table-cell office:value-type="float" office:value="1495">
            <text:p>1495</text:p>
          </table:table-cell>
          <table:table-cell office:value-type="float" office:value="-1.1675">
            <text:p>-1.1675</text:p>
          </table:table-cell>
          <table:table-cell office:value-type="float" office:value="225.1">
            <text:p>225.1</text:p>
          </table:table-cell>
          <table:table-cell office:value-type="float" office:value="14.9578">
            <text:p>14.9578</text:p>
          </table:table-cell>
          <table:table-cell office:value-type="float" office:value="0.796839">
            <text:p>0.796839</text:p>
          </table:table-cell>
          <table:table-cell table:style-name="ce1" table:formula="of:=CORREL([.E2:.E95];[.D2:.D95])" office:value-type="float" office:value="0.351435555039841">
            <text:p>0.351435555</text:p>
          </table:table-cell>
        </table:table-row>
        <table:table-row table:style-name="ro2">
          <table:table-cell office:value-type="float" office:value="83331">
            <text:p>83331</text:p>
          </table:table-cell>
          <table:table-cell office:value-type="float" office:value="6334">
            <text:p>6334</text:p>
          </table:table-cell>
          <table:table-cell office:value-type="float" office:value="10.4125">
            <text:p>10.4125</text:p>
          </table:table-cell>
          <table:table-cell office:value-type="float" office:value="170.618">
            <text:p>170.618</text:p>
          </table:table-cell>
          <table:table-cell office:value-type="float" office:value="7.88653">
            <text:p>7.88653</text:p>
          </table:table-cell>
          <table:table-cell office:value-type="float" office:value="0.814118">
            <text:p>0.814118</text:p>
          </table:table-cell>
          <table:table-cell table:formula="of:=CORREL([.E2:.E95];[.C2:.C95])" office:value-type="float" office:value="0.144665864165114">
            <text:p>0.1446658642</text:p>
          </table:table-cell>
        </table:table-row>
        <table:table-row table:style-name="ro2">
          <table:table-cell office:value-type="float" office:value="83361">
            <text:p>83361</text:p>
          </table:table-cell>
          <table:table-cell office:value-type="float" office:value="1775">
            <text:p>1775</text:p>
          </table:table-cell>
          <table:table-cell office:value-type="float" office:value="12.9064">
            <text:p>12.9064</text:p>
          </table:table-cell>
          <table:table-cell office:value-type="float" office:value="227.194">
            <text:p>227.194</text:p>
          </table:table-cell>
          <table:table-cell office:value-type="float" office:value="7.78572">
            <text:p>7.78572</text:p>
          </table:table-cell>
          <table:table-cell office:value-type="float" office:value="0.79941">
            <text:p>0.79941</text:p>
          </table:table-cell>
          <table:table-cell table:style-name="ce1" table:formula="of:=CORREL([.C2:.C95];[.D2:.D95])" office:value-type="float" office:value="0.922065190226337">
            <text:p>0.9220651902</text:p>
          </table:table-cell>
        </table:table-row>
        <table:table-row table:style-name="ro2">
          <table:table-cell office:value-type="float" office:value="83461">
            <text:p>83461</text:p>
          </table:table-cell>
          <table:table-cell office:value-type="float" office:value="2526">
            <text:p>2526</text:p>
          </table:table-cell>
          <table:table-cell office:value-type="float" office:value="12.5478">
            <text:p>12.5478</text:p>
          </table:table-cell>
          <table:table-cell office:value-type="float" office:value="237.355">
            <text:p>237.355</text:p>
          </table:table-cell>
          <table:table-cell office:value-type="float" office:value="8.93906">
            <text:p>8.93906</text:p>
          </table:table-cell>
          <table:table-cell office:value-type="float" office:value="0.759557">
            <text:p>0.759557</text:p>
          </table:table-cell>
          <table:table-cell/>
        </table:table-row>
        <table:table-row table:style-name="ro2">
          <table:table-cell office:value-type="float" office:value="83521">
            <text:p>83521</text:p>
          </table:table-cell>
          <table:table-cell office:value-type="float" office:value="2853">
            <text:p>2853</text:p>
          </table:table-cell>
          <table:table-cell office:value-type="float" office:value="6.88306">
            <text:p>6.88306</text:p>
          </table:table-cell>
          <table:table-cell office:value-type="float" office:value="111.676">
            <text:p>111.676</text:p>
          </table:table-cell>
          <table:table-cell office:value-type="float" office:value="8.0187">
            <text:p>8.0187</text:p>
          </table:table-cell>
          <table:table-cell office:value-type="float" office:value="0.895073">
            <text:p>0.895073</text:p>
          </table:table-cell>
          <table:table-cell/>
        </table:table-row>
        <table:table-row table:style-name="ro2">
          <table:table-cell office:value-type="float" office:value="83541">
            <text:p>83541</text:p>
          </table:table-cell>
          <table:table-cell office:value-type="float" office:value="3477">
            <text:p>3477</text:p>
          </table:table-cell>
          <table:table-cell office:value-type="float" office:value="5.34333">
            <text:p>5.34333</text:p>
          </table:table-cell>
          <table:table-cell office:value-type="float" office:value="89.3674">
            <text:p>89.3674</text:p>
          </table:table-cell>
          <table:table-cell office:value-type="float" office:value="7.79847">
            <text:p>7.79847</text:p>
          </table:table-cell>
          <table:table-cell office:value-type="float" office:value="0.888037">
            <text:p>0.888037</text:p>
          </table:table-cell>
          <table:table-cell/>
        </table:table-row>
        <table:table-row table:style-name="ro2">
          <table:table-cell office:value-type="float" office:value="83571">
            <text:p>83571</text:p>
          </table:table-cell>
          <table:table-cell office:value-type="float" office:value="317">
            <text:p>317</text:p>
          </table:table-cell>
          <table:table-cell office:value-type="float" office:value="13.1119">
            <text:p>13.1119</text:p>
          </table:table-cell>
          <table:table-cell office:value-type="float" office:value="207.415">
            <text:p>207.415</text:p>
          </table:table-cell>
          <table:table-cell office:value-type="float" office:value="5.95769">
            <text:p>5.95769</text:p>
          </table:table-cell>
          <table:table-cell office:value-type="float" office:value="0.864605">
            <text:p>0.864605</text:p>
          </table:table-cell>
          <table:table-cell/>
        </table:table-row>
        <table:table-row table:style-name="ro2">
          <table:table-cell office:value-type="float" office:value="83671">
            <text:p>83671</text:p>
          </table:table-cell>
          <table:table-cell office:value-type="float" office:value="3716">
            <text:p>3716</text:p>
          </table:table-cell>
          <table:table-cell office:value-type="float" office:value="6.71352">
            <text:p>6.71352</text:p>
          </table:table-cell>
          <table:table-cell office:value-type="float" office:value="121.13">
            <text:p>121.13</text:p>
          </table:table-cell>
          <table:table-cell office:value-type="float" office:value="8.72113">
            <text:p>8.72113</text:p>
          </table:table-cell>
          <table:table-cell office:value-type="float" office:value="0.845701">
            <text:p>0.845701</text:p>
          </table:table-cell>
          <table:table-cell/>
        </table:table-row>
        <table:table-row table:style-name="ro2">
          <table:table-cell office:value-type="float" office:value="83711">
            <text:p>83711</text:p>
          </table:table-cell>
          <table:table-cell office:value-type="float" office:value="1101">
            <text:p>1101</text:p>
          </table:table-cell>
          <table:table-cell office:value-type="float" office:value="12.1602">
            <text:p>12.1602</text:p>
          </table:table-cell>
          <table:table-cell office:value-type="float" office:value="198.027">
            <text:p>198.027</text:p>
          </table:table-cell>
          <table:table-cell office:value-type="float" office:value="7.08208">
            <text:p>7.08208</text:p>
          </table:table-cell>
          <table:table-cell office:value-type="float" office:value="0.838718">
            <text:p>0.838718</text:p>
          </table:table-cell>
          <table:table-cell/>
        </table:table-row>
        <table:table-row table:style-name="ro2">
          <table:table-cell office:value-type="float" office:value="83771">
            <text:p>83771</text:p>
          </table:table-cell>
          <table:table-cell office:value-type="float" office:value="582">
            <text:p>582</text:p>
          </table:table-cell>
          <table:table-cell office:value-type="float" office:value="11.0464">
            <text:p>11.0464</text:p>
          </table:table-cell>
          <table:table-cell office:value-type="float" office:value="201.461">
            <text:p>201.461</text:p>
          </table:table-cell>
          <table:table-cell office:value-type="float" office:value="8.91285">
            <text:p>8.91285</text:p>
          </table:table-cell>
          <table:table-cell office:value-type="float" office:value="0.829775">
            <text:p>0.829775</text:p>
          </table:table-cell>
          <table:table-cell/>
        </table:table-row>
        <table:table-row table:style-name="ro2">
          <table:table-cell office:value-type="float" office:value="83791">
            <text:p>83791</text:p>
          </table:table-cell>
          <table:table-cell office:value-type="float" office:value="689">
            <text:p>689</text:p>
          </table:table-cell>
          <table:table-cell office:value-type="float" office:value="12.4479">
            <text:p>12.4479</text:p>
          </table:table-cell>
          <table:table-cell office:value-type="float" office:value="277.647">
            <text:p>277.647</text:p>
          </table:table-cell>
          <table:table-cell office:value-type="float" office:value="11.0769">
            <text:p>11.0769</text:p>
          </table:table-cell>
          <table:table-cell office:value-type="float" office:value="0.834388">
            <text:p>0.834388</text:p>
          </table:table-cell>
          <table:table-cell/>
        </table:table-row>
        <table:table-row table:style-name="ro2">
          <table:table-cell office:value-type="float" office:value="83821">
            <text:p>83821</text:p>
          </table:table-cell>
          <table:table-cell office:value-type="float" office:value="289">
            <text:p>289</text:p>
          </table:table-cell>
          <table:table-cell office:value-type="float" office:value="13.9087">
            <text:p>13.9087</text:p>
          </table:table-cell>
          <table:table-cell office:value-type="float" office:value="258.9">
            <text:p>258.9</text:p>
          </table:table-cell>
          <table:table-cell office:value-type="float" office:value="8.0899">
            <text:p>8.0899</text:p>
          </table:table-cell>
          <table:table-cell office:value-type="float" office:value="0.775612">
            <text:p>0.775612</text:p>
          </table:table-cell>
          <table:table-cell/>
        </table:table-row>
        <table:table-row table:style-name="ro2">
          <table:table-cell office:value-type="float" office:value="83851">
            <text:p>83851</text:p>
          </table:table-cell>
          <table:table-cell office:value-type="float" office:value="24">
            <text:p>24</text:p>
          </table:table-cell>
          <table:table-cell office:value-type="float" office:value="22.8582">
            <text:p>22.8582</text:p>
          </table:table-cell>
          <table:table-cell office:value-type="float" office:value="620.445">
            <text:p>620.445</text:p>
          </table:table-cell>
          <table:table-cell office:value-type="float" office:value="9.89685">
            <text:p>9.89685</text:p>
          </table:table-cell>
          <table:table-cell office:value-type="float" office:value="0.851815">
            <text:p>0.851815</text:p>
          </table:table-cell>
          <table:table-cell/>
        </table:table-row>
        <table:table-row table:style-name="ro2">
          <table:table-cell office:value-type="float" office:value="83871">
            <text:p>83871</text:p>
          </table:table-cell>
          <table:table-cell office:value-type="float" office:value="3814">
            <text:p>3814</text:p>
          </table:table-cell>
          <table:table-cell office:value-type="float" office:value="9.89134">
            <text:p>9.89134</text:p>
          </table:table-cell>
          <table:table-cell office:value-type="float" office:value="148.521">
            <text:p>148.521</text:p>
          </table:table-cell>
          <table:table-cell office:value-type="float" office:value="7.11914">
            <text:p>7.11914</text:p>
          </table:table-cell>
          <table:table-cell office:value-type="float" office:value="0.828473">
            <text:p>0.828473</text:p>
          </table:table-cell>
          <table:table-cell/>
        </table:table-row>
        <table:table-row table:style-name="ro2">
          <table:table-cell office:value-type="float" office:value="83931">
            <text:p>83931</text:p>
          </table:table-cell>
          <table:table-cell office:value-type="float" office:value="461">
            <text:p>461</text:p>
          </table:table-cell>
          <table:table-cell office:value-type="float" office:value="12.5149">
            <text:p>12.5149</text:p>
          </table:table-cell>
          <table:table-cell office:value-type="float" office:value="210.876">
            <text:p>210.876</text:p>
          </table:table-cell>
          <table:table-cell office:value-type="float" office:value="7.36574">
            <text:p>7.36574</text:p>
          </table:table-cell>
          <table:table-cell office:value-type="float" office:value="0.864601">
            <text:p>0.864601</text:p>
          </table:table-cell>
          <table:table-cell/>
        </table:table-row>
        <table:table-row table:style-name="ro2">
          <table:table-cell office:value-type="float" office:value="83951">
            <text:p>83951</text:p>
          </table:table-cell>
          <table:table-cell office:value-type="float" office:value="357">
            <text:p>357</text:p>
          </table:table-cell>
          <table:table-cell office:value-type="float" office:value="10.9135">
            <text:p>10.9135</text:p>
          </table:table-cell>
          <table:table-cell office:value-type="float" office:value="230.845">
            <text:p>230.845</text:p>
          </table:table-cell>
          <table:table-cell office:value-type="float" office:value="10.5708">
            <text:p>10.5708</text:p>
          </table:table-cell>
          <table:table-cell office:value-type="float" office:value="0.858056">
            <text:p>0.858056</text:p>
          </table:table-cell>
          <table:table-cell/>
        </table:table-row>
        <table:table-row table:style-name="ro2">
          <table:table-cell office:value-type="float" office:value="84031">
            <text:p>84031</text:p>
          </table:table-cell>
          <table:table-cell office:value-type="float" office:value="285">
            <text:p>285</text:p>
          </table:table-cell>
          <table:table-cell office:value-type="float" office:value="13.4833">
            <text:p>13.4833</text:p>
          </table:table-cell>
          <table:table-cell office:value-type="float" office:value="233.412">
            <text:p>233.412</text:p>
          </table:table-cell>
          <table:table-cell office:value-type="float" office:value="7.18424">
            <text:p>7.18424</text:p>
          </table:table-cell>
          <table:table-cell office:value-type="float" office:value="0.799015">
            <text:p>0.799015</text:p>
          </table:table-cell>
          <table:table-cell/>
        </table:table-row>
        <table:table-row table:style-name="ro2">
          <table:table-cell office:value-type="float" office:value="84051">
            <text:p>84051</text:p>
          </table:table-cell>
          <table:table-cell office:value-type="float" office:value="1472">
            <text:p>1472</text:p>
          </table:table-cell>
          <table:table-cell office:value-type="float" office:value="7.21413">
            <text:p>7.21413</text:p>
          </table:table-cell>
          <table:table-cell office:value-type="float" office:value="143.057">
            <text:p>143.057</text:p>
          </table:table-cell>
          <table:table-cell office:value-type="float" office:value="9.54007">
            <text:p>9.54007</text:p>
          </table:table-cell>
          <table:table-cell office:value-type="float" office:value="0.824468">
            <text:p>0.824468</text:p>
          </table:table-cell>
          <table:table-cell/>
        </table:table-row>
        <table:table-row table:style-name="ro2">
          <table:table-cell office:value-type="float" office:value="84101">
            <text:p>84101</text:p>
          </table:table-cell>
          <table:table-cell office:value-type="float" office:value="1218">
            <text:p>1218</text:p>
          </table:table-cell>
          <table:table-cell office:value-type="float" office:value="9.97631">
            <text:p>9.97631</text:p>
          </table:table-cell>
          <table:table-cell office:value-type="float" office:value="179.475">
            <text:p>179.475</text:p>
          </table:table-cell>
          <table:table-cell office:value-type="float" office:value="8.94135">
            <text:p>8.94135</text:p>
          </table:table-cell>
          <table:table-cell office:value-type="float" office:value="0.87434">
            <text:p>0.87434</text:p>
          </table:table-cell>
          <table:table-cell/>
        </table:table-row>
        <table:table-row table:style-name="ro2">
          <table:table-cell office:value-type="float" office:value="84191">
            <text:p>84191</text:p>
          </table:table-cell>
          <table:table-cell office:value-type="float" office:value="3178">
            <text:p>3178</text:p>
          </table:table-cell>
          <table:table-cell office:value-type="float" office:value="11.1132">
            <text:p>11.1132</text:p>
          </table:table-cell>
          <table:table-cell office:value-type="float" office:value="169.877">
            <text:p>169.877</text:p>
          </table:table-cell>
          <table:table-cell office:value-type="float" office:value="6.80987">
            <text:p>6.80987</text:p>
          </table:table-cell>
          <table:table-cell office:value-type="float" office:value="0.855494">
            <text:p>0.855494</text:p>
          </table:table-cell>
          <table:table-cell/>
        </table:table-row>
        <table:table-row table:style-name="ro2">
          <table:table-cell office:value-type="float" office:value="84251">
            <text:p>84251</text:p>
          </table:table-cell>
          <table:table-cell office:value-type="float" office:value="661">
            <text:p>661</text:p>
          </table:table-cell>
          <table:table-cell office:value-type="float" office:value="6.49546">
            <text:p>6.49546</text:p>
          </table:table-cell>
          <table:table-cell office:value-type="float" office:value="180.572">
            <text:p>180.572</text:p>
          </table:table-cell>
          <table:table-cell office:value-type="float" office:value="11.7636">
            <text:p>11.7636</text:p>
          </table:table-cell>
          <table:table-cell office:value-type="float" office:value="0.897933">
            <text:p>0.897933</text:p>
          </table:table-cell>
          <table:table-cell/>
        </table:table-row>
        <table:table-row table:style-name="ro2">
          <table:table-cell office:value-type="float" office:value="84281">
            <text:p>84281</text:p>
          </table:table-cell>
          <table:table-cell office:value-type="float" office:value="1817">
            <text:p>1817</text:p>
          </table:table-cell>
          <table:table-cell office:value-type="float" office:value="11.4121">
            <text:p>11.4121</text:p>
          </table:table-cell>
          <table:table-cell office:value-type="float" office:value="173.831">
            <text:p>173.831</text:p>
          </table:table-cell>
          <table:table-cell office:value-type="float" office:value="6.60261">
            <text:p>6.60261</text:p>
          </table:table-cell>
          <table:table-cell office:value-type="float" office:value="0.896191">
            <text:p>0.896191</text:p>
          </table:table-cell>
          <table:table-cell/>
        </table:table-row>
        <table:table-row table:style-name="ro2">
          <table:table-cell office:value-type="float" office:value="84301">
            <text:p>84301</text:p>
          </table:table-cell>
          <table:table-cell office:value-type="float" office:value="2178">
            <text:p>2178</text:p>
          </table:table-cell>
          <table:table-cell office:value-type="float" office:value="9.56407">
            <text:p>9.56407</text:p>
          </table:table-cell>
          <table:table-cell office:value-type="float" office:value="151.211">
            <text:p>151.211</text:p>
          </table:table-cell>
          <table:table-cell office:value-type="float" office:value="7.72912">
            <text:p>7.72912</text:p>
          </table:table-cell>
          <table:table-cell office:value-type="float" office:value="0.871053">
            <text:p>0.871053</text:p>
          </table:table-cell>
          <table:table-cell/>
        </table:table-row>
        <table:table-row table:style-name="ro2">
          <table:table-cell office:value-type="float" office:value="84321">
            <text:p>84321</text:p>
          </table:table-cell>
          <table:table-cell office:value-type="float" office:value="832">
            <text:p>832</text:p>
          </table:table-cell>
          <table:table-cell office:value-type="float" office:value="11.7254">
            <text:p>11.7254</text:p>
          </table:table-cell>
          <table:table-cell office:value-type="float" office:value="313.9">
            <text:p>313.9</text:p>
          </table:table-cell>
          <table:table-cell office:value-type="float" office:value="13.2821">
            <text:p>13.2821</text:p>
          </table:table-cell>
          <table:table-cell office:value-type="float" office:value="0.763172">
            <text:p>0.763172</text:p>
          </table:table-cell>
          <table:table-cell/>
        </table:table-row>
        <table:table-row table:style-name="ro2">
          <table:table-cell office:value-type="float" office:value="84391">
            <text:p>84391</text:p>
          </table:table-cell>
          <table:table-cell office:value-type="float" office:value="1080">
            <text:p>1080</text:p>
          </table:table-cell>
          <table:table-cell office:value-type="float" office:value="9.82234">
            <text:p>9.82234</text:p>
          </table:table-cell>
          <table:table-cell office:value-type="float" office:value="245.053">
            <text:p>245.053</text:p>
          </table:table-cell>
          <table:table-cell office:value-type="float" office:value="12.1891">
            <text:p>12.1891</text:p>
          </table:table-cell>
          <table:table-cell office:value-type="float" office:value="0.82066">
            <text:p>0.82066</text:p>
          </table:table-cell>
          <table:table-cell/>
        </table:table-row>
        <table:table-row table:style-name="ro2">
          <table:table-cell office:value-type="float" office:value="84421">
            <text:p>84421</text:p>
          </table:table-cell>
          <table:table-cell office:value-type="float" office:value="572">
            <text:p>572</text:p>
          </table:table-cell>
          <table:table-cell office:value-type="float" office:value="18.2507">
            <text:p>18.2507</text:p>
          </table:table-cell>
          <table:table-cell office:value-type="float" office:value="425.154">
            <text:p>425.154</text:p>
          </table:table-cell>
          <table:table-cell office:value-type="float" office:value="9.59512">
            <text:p>9.59512</text:p>
          </table:table-cell>
          <table:table-cell office:value-type="float" office:value="0.794091">
            <text:p>0.794091</text:p>
          </table:table-cell>
          <table:table-cell/>
        </table:table-row>
        <table:table-row table:style-name="ro2">
          <table:table-cell office:value-type="float" office:value="84451">
            <text:p>84451</text:p>
          </table:table-cell>
          <table:table-cell office:value-type="float" office:value="217">
            <text:p>217</text:p>
          </table:table-cell>
          <table:table-cell office:value-type="float" office:value="8.16052">
            <text:p>8.16052</text:p>
          </table:table-cell>
          <table:table-cell office:value-type="float" office:value="240.595">
            <text:p>240.595</text:p>
          </table:table-cell>
          <table:table-cell office:value-type="float" office:value="13.1909">
            <text:p>13.1909</text:p>
          </table:table-cell>
          <table:table-cell office:value-type="float" office:value="0.85413">
            <text:p>0.85413</text:p>
          </table:table-cell>
          <table:table-cell/>
        </table:table-row>
        <table:table-row table:style-name="ro2">
          <table:table-cell office:value-type="float" office:value="84501">
            <text:p>84501</text:p>
          </table:table-cell>
          <table:table-cell office:value-type="float" office:value="555">
            <text:p>555</text:p>
          </table:table-cell>
          <table:table-cell office:value-type="float" office:value="12.4056">
            <text:p>12.4056</text:p>
          </table:table-cell>
          <table:table-cell office:value-type="float" office:value="205.857">
            <text:p>205.857</text:p>
          </table:table-cell>
          <table:table-cell office:value-type="float" office:value="7.20817">
            <text:p>7.20817</text:p>
          </table:table-cell>
          <table:table-cell office:value-type="float" office:value="0.836231">
            <text:p>0.836231</text:p>
          </table:table-cell>
          <table:table-cell/>
        </table:table-row>
        <table:table-row table:style-name="ro2">
          <table:table-cell office:value-type="float" office:value="84531">
            <text:p>84531</text:p>
          </table:table-cell>
          <table:table-cell office:value-type="float" office:value="1740">
            <text:p>1740</text:p>
          </table:table-cell>
          <table:table-cell office:value-type="float" office:value="5.85916">
            <text:p>5.85916</text:p>
          </table:table-cell>
          <table:table-cell office:value-type="float" office:value="137.082">
            <text:p>137.082</text:p>
          </table:table-cell>
          <table:table-cell office:value-type="float" office:value="10.1367">
            <text:p>10.1367</text:p>
          </table:table-cell>
          <table:table-cell office:value-type="float" office:value="0.879986">
            <text:p>0.879986</text:p>
          </table:table-cell>
          <table:table-cell/>
        </table:table-row>
        <table:table-row table:style-name="ro2">
          <table:table-cell office:value-type="float" office:value="84561">
            <text:p>84561</text:p>
          </table:table-cell>
          <table:table-cell office:value-type="float" office:value="298">
            <text:p>298</text:p>
          </table:table-cell>
          <table:table-cell office:value-type="float" office:value="5.68549">
            <text:p>5.68549</text:p>
          </table:table-cell>
          <table:table-cell office:value-type="float" office:value="135.725">
            <text:p>135.725</text:p>
          </table:table-cell>
          <table:table-cell office:value-type="float" office:value="10.1686">
            <text:p>10.1686</text:p>
          </table:table-cell>
          <table:table-cell office:value-type="float" office:value="0.797563">
            <text:p>0.797563</text:p>
          </table:table-cell>
          <table:table-cell/>
        </table:table-row>
        <table:table-row table:style-name="ro2">
          <table:table-cell office:value-type="float" office:value="84581">
            <text:p>84581</text:p>
          </table:table-cell>
          <table:table-cell office:value-type="float" office:value="511">
            <text:p>511</text:p>
          </table:table-cell>
          <table:table-cell office:value-type="float" office:value="20.574">
            <text:p>20.574</text:p>
          </table:table-cell>
          <table:table-cell office:value-type="float" office:value="492.122">
            <text:p>492.122</text:p>
          </table:table-cell>
          <table:table-cell office:value-type="float" office:value="8.29662">
            <text:p>8.29662</text:p>
          </table:table-cell>
          <table:table-cell office:value-type="float" office:value="0.778247">
            <text:p>0.778247</text:p>
          </table:table-cell>
          <table:table-cell/>
        </table:table-row>
        <table:table-row table:style-name="ro2">
          <table:table-cell office:value-type="float" office:value="84621">
            <text:p>84621</text:p>
          </table:table-cell>
          <table:table-cell office:value-type="float" office:value="166">
            <text:p>166</text:p>
          </table:table-cell>
          <table:table-cell office:value-type="float" office:value="15.2016">
            <text:p>15.2016</text:p>
          </table:table-cell>
          <table:table-cell office:value-type="float" office:value="302.134">
            <text:p>302.134</text:p>
          </table:table-cell>
          <table:table-cell office:value-type="float" office:value="8.4288">
            <text:p>8.4288</text:p>
          </table:table-cell>
          <table:table-cell office:value-type="float" office:value="0.744593">
            <text:p>0.744593</text:p>
          </table:table-cell>
          <table:table-cell/>
        </table:table-row>
        <table:table-row table:style-name="ro2">
          <table:table-cell office:value-type="float" office:value="84681">
            <text:p>84681</text:p>
          </table:table-cell>
          <table:table-cell office:value-type="float" office:value="3101">
            <text:p>3101</text:p>
          </table:table-cell>
          <table:table-cell office:value-type="float" office:value="11.8279">
            <text:p>11.8279</text:p>
          </table:table-cell>
          <table:table-cell office:value-type="float" office:value="177.263">
            <text:p>177.263</text:p>
          </table:table-cell>
          <table:table-cell office:value-type="float" office:value="6.11262">
            <text:p>6.11262</text:p>
          </table:table-cell>
          <table:table-cell office:value-type="float" office:value="0.845003">
            <text:p>0.845003</text:p>
          </table:table-cell>
          <table:table-cell/>
        </table:table-row>
        <table:table-row table:style-name="ro2">
          <table:table-cell office:value-type="float" office:value="84721">
            <text:p>84721</text:p>
          </table:table-cell>
          <table:table-cell office:value-type="float" office:value="790">
            <text:p>790</text:p>
          </table:table-cell>
          <table:table-cell office:value-type="float" office:value="11.0373">
            <text:p>11.0373</text:p>
          </table:table-cell>
          <table:table-cell office:value-type="float" office:value="222.058">
            <text:p>222.058</text:p>
          </table:table-cell>
          <table:table-cell office:value-type="float" office:value="10.0118">
            <text:p>10.0118</text:p>
          </table:table-cell>
          <table:table-cell office:value-type="float" office:value="0.855407">
            <text:p>0.855407</text:p>
          </table:table-cell>
          <table:table-cell/>
        </table:table-row>
        <table:table-row table:style-name="ro2">
          <table:table-cell office:value-type="float" office:value="84761">
            <text:p>84761</text:p>
          </table:table-cell>
          <table:table-cell office:value-type="float" office:value="3142">
            <text:p>3142</text:p>
          </table:table-cell>
          <table:table-cell office:value-type="float" office:value="9.41186">
            <text:p>9.41186</text:p>
          </table:table-cell>
          <table:table-cell office:value-type="float" office:value="154.573">
            <text:p>154.573</text:p>
          </table:table-cell>
          <table:table-cell office:value-type="float" office:value="8.12341">
            <text:p>8.12341</text:p>
          </table:table-cell>
          <table:table-cell office:value-type="float" office:value="0.816058">
            <text:p>0.816058</text:p>
          </table:table-cell>
          <table:table-cell/>
        </table:table-row>
        <table:table-row table:style-name="ro2">
          <table:table-cell office:value-type="float" office:value="84781">
            <text:p>84781</text:p>
          </table:table-cell>
          <table:table-cell office:value-type="float" office:value="343">
            <text:p>343</text:p>
          </table:table-cell>
          <table:table-cell office:value-type="float" office:value="9.11449">
            <text:p>9.11449</text:p>
          </table:table-cell>
          <table:table-cell office:value-type="float" office:value="168.495">
            <text:p>168.495</text:p>
          </table:table-cell>
          <table:table-cell office:value-type="float" office:value="9.24237">
            <text:p>9.24237</text:p>
          </table:table-cell>
          <table:table-cell office:value-type="float" office:value="0.863308">
            <text:p>0.863308</text:p>
          </table:table-cell>
          <table:table-cell/>
        </table:table-row>
        <table:table-row table:style-name="ro2">
          <table:table-cell office:value-type="float" office:value="84861">
            <text:p>84861</text:p>
          </table:table-cell>
          <table:table-cell office:value-type="float" office:value="73">
            <text:p>73</text:p>
          </table:table-cell>
          <table:table-cell office:value-type="float" office:value="8.96274">
            <text:p>8.96274</text:p>
          </table:table-cell>
          <table:table-cell office:value-type="float" office:value="195.283">
            <text:p>195.283</text:p>
          </table:table-cell>
          <table:table-cell office:value-type="float" office:value="10.7216">
            <text:p>10.7216</text:p>
          </table:table-cell>
          <table:table-cell office:value-type="float" office:value="0.80532">
            <text:p>0.80532</text:p>
          </table:table-cell>
          <table:table-cell/>
        </table:table-row>
        <table:table-row table:style-name="ro2">
          <table:table-cell office:value-type="float" office:value="84951">
            <text:p>84951</text:p>
          </table:table-cell>
          <table:table-cell office:value-type="float" office:value="2954">
            <text:p>2954</text:p>
          </table:table-cell>
          <table:table-cell office:value-type="float" office:value="11.22">
            <text:p>11.22</text:p>
          </table:table-cell>
          <table:table-cell office:value-type="float" office:value="195.039">
            <text:p>195.039</text:p>
          </table:table-cell>
          <table:table-cell office:value-type="float" office:value="8.31566">
            <text:p>8.31566</text:p>
          </table:table-cell>
          <table:table-cell office:value-type="float" office:value="0.844336">
            <text:p>0.844336</text:p>
          </table:table-cell>
          <table:table-cell/>
        </table:table-row>
        <table:table-row table:style-name="ro2">
          <table:table-cell office:value-type="float" office:value="84981">
            <text:p>84981</text:p>
          </table:table-cell>
          <table:table-cell office:value-type="float" office:value="1857">
            <text:p>1857</text:p>
          </table:table-cell>
          <table:table-cell office:value-type="float" office:value="9.66684">
            <text:p>9.66684</text:p>
          </table:table-cell>
          <table:table-cell office:value-type="float" office:value="120.691">
            <text:p>120.691</text:p>
          </table:table-cell>
          <table:table-cell office:value-type="float" office:value="5.21954">
            <text:p>5.21954</text:p>
          </table:table-cell>
          <table:table-cell office:value-type="float" office:value="0.915121">
            <text:p>0.915121</text:p>
          </table:table-cell>
          <table:table-cell/>
        </table:table-row>
        <table:table-row table:style-name="ro2">
          <table:table-cell office:value-type="float" office:value="85001">
            <text:p>85001</text:p>
          </table:table-cell>
          <table:table-cell office:value-type="float" office:value="281">
            <text:p>281</text:p>
          </table:table-cell>
          <table:table-cell office:value-type="float" office:value="15.1415">
            <text:p>15.1415</text:p>
          </table:table-cell>
          <table:table-cell office:value-type="float" office:value="306.597">
            <text:p>306.597</text:p>
          </table:table-cell>
          <table:table-cell office:value-type="float" office:value="8.79384">
            <text:p>8.79384</text:p>
          </table:table-cell>
          <table:table-cell office:value-type="float" office:value="0.797643">
            <text:p>0.797643</text:p>
          </table:table-cell>
          <table:table-cell/>
        </table:table-row>
        <table:table-row table:style-name="ro2">
          <table:table-cell office:value-type="float" office:value="85031">
            <text:p>85031</text:p>
          </table:table-cell>
          <table:table-cell office:value-type="float" office:value="305">
            <text:p>305</text:p>
          </table:table-cell>
          <table:table-cell office:value-type="float" office:value="10.0427">
            <text:p>10.0427</text:p>
          </table:table-cell>
          <table:table-cell office:value-type="float" office:value="201.469">
            <text:p>201.469</text:p>
          </table:table-cell>
          <table:table-cell office:value-type="float" office:value="10.0306">
            <text:p>10.0306</text:p>
          </table:table-cell>
          <table:table-cell office:value-type="float" office:value="0.842461">
            <text:p>0.842461</text:p>
          </table:table-cell>
          <table:table-cell/>
        </table:table-row>
        <table:table-row table:style-name="ro2">
          <table:table-cell office:value-type="float" office:value="85101">
            <text:p>85101</text:p>
          </table:table-cell>
          <table:table-cell office:value-type="float" office:value="2682">
            <text:p>2682</text:p>
          </table:table-cell>
          <table:table-cell office:value-type="float" office:value="3.06309">
            <text:p>3.06309</text:p>
          </table:table-cell>
          <table:table-cell office:value-type="float" office:value="398.475">
            <text:p>398.475</text:p>
          </table:table-cell>
          <table:table-cell office:value-type="float" office:value="19.7254">
            <text:p>19.7254</text:p>
          </table:table-cell>
          <table:table-cell office:value-type="float" office:value="0.702651">
            <text:p>0.702651</text:p>
          </table:table-cell>
          <table:table-cell/>
        </table:table-row>
        <table:table-row table:style-name="ro2">
          <table:table-cell office:value-type="float" office:value="85131">
            <text:p>85131</text:p>
          </table:table-cell>
          <table:table-cell office:value-type="float" office:value="4548">
            <text:p>4548</text:p>
          </table:table-cell>
          <table:table-cell office:value-type="float" office:value="4.90686">
            <text:p>4.90686</text:p>
          </table:table-cell>
          <table:table-cell office:value-type="float" office:value="88.5236">
            <text:p>88.5236</text:p>
          </table:table-cell>
          <table:table-cell office:value-type="float" office:value="8.02785">
            <text:p>8.02785</text:p>
          </table:table-cell>
          <table:table-cell office:value-type="float" office:value="0.896573">
            <text:p>0.896573</text:p>
          </table:table-cell>
          <table:table-cell/>
        </table:table-row>
        <table:table-row table:style-name="ro2">
          <table:table-cell office:value-type="float" office:value="85181">
            <text:p>85181</text:p>
          </table:table-cell>
          <table:table-cell office:value-type="float" office:value="2729">
            <text:p>2729</text:p>
          </table:table-cell>
          <table:table-cell office:value-type="float" office:value="12.17">
            <text:p>12.17</text:p>
          </table:table-cell>
          <table:table-cell office:value-type="float" office:value="238.106">
            <text:p>238.106</text:p>
          </table:table-cell>
          <table:table-cell office:value-type="float" office:value="9.48671">
            <text:p>9.48671</text:p>
          </table:table-cell>
          <table:table-cell office:value-type="float" office:value="0.801897">
            <text:p>0.801897</text:p>
          </table:table-cell>
          <table:table-cell/>
        </table:table-row>
        <table:table-row table:style-name="ro2">
          <table:table-cell office:value-type="float" office:value="29641">
            <text:p>29641</text:p>
          </table:table-cell>
          <table:table-cell office:value-type="float" office:value="1781">
            <text:p>1781</text:p>
          </table:table-cell>
          <table:table-cell office:value-type="float" office:value="20.4668">
            <text:p>20.4668</text:p>
          </table:table-cell>
          <table:table-cell office:value-type="float" office:value="509.723">
            <text:p>509.723</text:p>
          </table:table-cell>
          <table:table-cell office:value-type="float" office:value="9.53055">
            <text:p>9.53055</text:p>
          </table:table-cell>
          <table:table-cell office:value-type="float" office:value="0.725065">
            <text:p>0.725065</text:p>
          </table:table-cell>
          <table:table-cell/>
        </table:table-row>
        <table:table-row table:style-name="ro2">
          <table:table-cell office:value-type="float" office:value="29642">
            <text:p>29642</text:p>
          </table:table-cell>
          <table:table-cell office:value-type="float" office:value="2107">
            <text:p>2107</text:p>
          </table:table-cell>
          <table:table-cell office:value-type="float" office:value="11.1921">
            <text:p>11.1921</text:p>
          </table:table-cell>
          <table:table-cell office:value-type="float" office:value="248.223">
            <text:p>248.223</text:p>
          </table:table-cell>
          <table:table-cell office:value-type="float" office:value="11.0887">
            <text:p>11.0887</text:p>
          </table:table-cell>
          <table:table-cell office:value-type="float" office:value="0.760294">
            <text:p>0.760294</text:p>
          </table:table-cell>
          <table:table-cell/>
        </table:table-row>
        <table:table-row table:style-name="ro2">
          <table:table-cell office:value-type="float" office:value="29643">
            <text:p>29643</text:p>
          </table:table-cell>
          <table:table-cell office:value-type="float" office:value="850">
            <text:p>850</text:p>
          </table:table-cell>
          <table:table-cell office:value-type="float" office:value="16.9958">
            <text:p>16.9958</text:p>
          </table:table-cell>
          <table:table-cell office:value-type="float" office:value="428.529">
            <text:p>428.529</text:p>
          </table:table-cell>
          <table:table-cell office:value-type="float" office:value="11.8183">
            <text:p>11.8183</text:p>
          </table:table-cell>
          <table:table-cell office:value-type="float" office:value="0.808538">
            <text:p>0.808538</text:p>
          </table:table-cell>
          <table:table-cell/>
        </table:table-row>
        <table:table-row table:style-name="ro2">
          <table:table-cell office:value-type="float" office:value="29644">
            <text:p>29644</text:p>
          </table:table-cell>
          <table:table-cell office:value-type="float" office:value="1113">
            <text:p>1113</text:p>
          </table:table-cell>
          <table:table-cell office:value-type="float" office:value="19.326">
            <text:p>19.326</text:p>
          </table:table-cell>
          <table:table-cell office:value-type="float" office:value="605.388">
            <text:p>605.388</text:p>
          </table:table-cell>
          <table:table-cell office:value-type="float" office:value="15.228">
            <text:p>15.228</text:p>
          </table:table-cell>
          <table:table-cell office:value-type="float" office:value="0.582032">
            <text:p>0.582032</text:p>
          </table:table-cell>
          <table:table-cell/>
        </table:table-row>
        <table:table-row table:style-name="ro2">
          <table:table-cell office:value-type="float" office:value="29645">
            <text:p>29645</text:p>
          </table:table-cell>
          <table:table-cell office:value-type="float" office:value="1145">
            <text:p>1145</text:p>
          </table:table-cell>
          <table:table-cell office:value-type="float" office:value="12.0294">
            <text:p>12.0294</text:p>
          </table:table-cell>
          <table:table-cell office:value-type="float" office:value="386.256">
            <text:p>386.256</text:p>
          </table:table-cell>
          <table:table-cell office:value-type="float" office:value="15.5419">
            <text:p>15.5419</text:p>
          </table:table-cell>
          <table:table-cell office:value-type="float" office:value="0.771299">
            <text:p>0.771299</text:p>
          </table:table-cell>
          <table:table-cell/>
        </table:table-row>
        <table:table-row table:style-name="ro2">
          <table:table-cell office:value-type="float" office:value="29646">
            <text:p>29646</text:p>
          </table:table-cell>
          <table:table-cell office:value-type="float" office:value="537">
            <text:p>537</text:p>
          </table:table-cell>
          <table:table-cell office:value-type="float" office:value="11.6681">
            <text:p>11.6681</text:p>
          </table:table-cell>
          <table:table-cell office:value-type="float" office:value="340.388">
            <text:p>340.388</text:p>
          </table:table-cell>
          <table:table-cell office:value-type="float" office:value="14.2914">
            <text:p>14.2914</text:p>
          </table:table-cell>
          <table:table-cell office:value-type="float" office:value="0.789639">
            <text:p>0.789639</text:p>
          </table:table-cell>
          <table:table-cell/>
        </table:table-row>
        <table:table-row table:style-name="ro2">
          <table:table-cell office:value-type="float" office:value="29647">
            <text:p>29647</text:p>
          </table:table-cell>
          <table:table-cell office:value-type="float" office:value="1705">
            <text:p>1705</text:p>
          </table:table-cell>
          <table:table-cell office:value-type="float" office:value="26.9878">
            <text:p>26.9878</text:p>
          </table:table-cell>
          <table:table-cell office:value-type="float" office:value="965.185">
            <text:p>965.185</text:p>
          </table:table-cell>
          <table:table-cell office:value-type="float" office:value="15.3897">
            <text:p>15.3897</text:p>
          </table:table-cell>
          <table:table-cell office:value-type="float" office:value="0.773409">
            <text:p>0.773409</text:p>
          </table:table-cell>
          <table:table-cell/>
        </table:table-row>
        <table:table-row table:style-name="ro2">
          <table:table-cell office:value-type="float" office:value="29648">
            <text:p>29648</text:p>
          </table:table-cell>
          <table:table-cell office:value-type="float" office:value="2703">
            <text:p>2703</text:p>
          </table:table-cell>
          <table:table-cell office:value-type="float" office:value="-0.224471">
            <text:p>-0.224471</text:p>
          </table:table-cell>
          <table:table-cell office:value-type="float" office:value="85.5436">
            <text:p>85.5436</text:p>
          </table:table-cell>
          <table:table-cell office:value-type="float" office:value="9.24625">
            <text:p>9.24625</text:p>
          </table:table-cell>
          <table:table-cell office:value-type="float" office:value="0.74536">
            <text:p>0.74536</text:p>
          </table:table-cell>
          <table:table-cell/>
        </table:table-row>
        <table:table-row table:style-name="ro2">
          <table:table-cell office:value-type="float" office:value="29649">
            <text:p>29649</text:p>
          </table:table-cell>
          <table:table-cell office:value-type="float" office:value="1894">
            <text:p>1894</text:p>
          </table:table-cell>
          <table:table-cell office:value-type="float" office:value="5.2639">
            <text:p>5.2639</text:p>
          </table:table-cell>
          <table:table-cell office:value-type="float" office:value="67.3023">
            <text:p>67.3023</text:p>
          </table:table-cell>
          <table:table-cell office:value-type="float" office:value="6.29235">
            <text:p>6.29235</text:p>
          </table:table-cell>
          <table:table-cell office:value-type="float" office:value="0.83033">
            <text:p>0.83033</text:p>
          </table:table-cell>
          <table:table-cell/>
        </table:table-row>
        <table:table-row table:style-name="ro2">
          <table:table-cell office:value-type="float" office:value="29650">
            <text:p>29650</text:p>
          </table:table-cell>
          <table:table-cell office:value-type="float" office:value="3256">
            <text:p>3256</text:p>
          </table:table-cell>
          <table:table-cell office:value-type="float" office:value="5.05721">
            <text:p>5.05721</text:p>
          </table:table-cell>
          <table:table-cell office:value-type="float" office:value="72.8497">
            <text:p>72.8497</text:p>
          </table:table-cell>
          <table:table-cell office:value-type="float" office:value="6.87563">
            <text:p>6.87563</text:p>
          </table:table-cell>
          <table:table-cell office:value-type="float" office:value="0.866897">
            <text:p>0.866897</text:p>
          </table:table-cell>
          <table:table-cell/>
        </table:table-row>
        <table:table-row table:style-name="ro2">
          <table:table-cell office:value-type="float" office:value="29651">
            <text:p>29651</text:p>
          </table:table-cell>
          <table:table-cell office:value-type="float" office:value="464">
            <text:p>464</text:p>
          </table:table-cell>
          <table:table-cell office:value-type="float" office:value="16.7394">
            <text:p>16.7394</text:p>
          </table:table-cell>
          <table:table-cell office:value-type="float" office:value="434.309">
            <text:p>434.309</text:p>
          </table:table-cell>
          <table:table-cell office:value-type="float" office:value="12.4138">
            <text:p>12.4138</text:p>
          </table:table-cell>
          <table:table-cell office:value-type="float" office:value="0.676238">
            <text:p>0.676238</text:p>
          </table:table-cell>
          <table:table-cell/>
        </table:table-row>
        <table:table-row table:style-name="ro2">
          <table:table-cell office:value-type="float" office:value="29652">
            <text:p>29652</text:p>
          </table:table-cell>
          <table:table-cell office:value-type="float" office:value="543">
            <text:p>543</text:p>
          </table:table-cell>
          <table:table-cell office:value-type="float" office:value="22.2971">
            <text:p>22.2971</text:p>
          </table:table-cell>
          <table:table-cell office:value-type="float" office:value="721.797">
            <text:p>721.797</text:p>
          </table:table-cell>
          <table:table-cell office:value-type="float" office:value="14.9879">
            <text:p>14.9879</text:p>
          </table:table-cell>
          <table:table-cell office:value-type="float" office:value="0.781752">
            <text:p>0.781752</text:p>
          </table:table-cell>
          <table:table-cell/>
        </table:table-row>
        <table:table-row table:style-name="ro2">
          <table:table-cell office:value-type="float" office:value="29653">
            <text:p>29653</text:p>
          </table:table-cell>
          <table:table-cell office:value-type="float" office:value="894">
            <text:p>894</text:p>
          </table:table-cell>
          <table:table-cell office:value-type="float" office:value="16.9218">
            <text:p>16.9218</text:p>
          </table:table-cell>
          <table:table-cell office:value-type="float" office:value="500.815">
            <text:p>500.815</text:p>
          </table:table-cell>
          <table:table-cell office:value-type="float" office:value="14.6447">
            <text:p>14.6447</text:p>
          </table:table-cell>
          <table:table-cell office:value-type="float" office:value="0.787683">
            <text:p>0.787683</text:p>
          </table:table-cell>
          <table:table-cell/>
        </table:table-row>
        <table:table-row table:style-name="ro2">
          <table:table-cell office:value-type="float" office:value="29654">
            <text:p>29654</text:p>
          </table:table-cell>
          <table:table-cell office:value-type="float" office:value="962">
            <text:p>962</text:p>
          </table:table-cell>
          <table:table-cell office:value-type="float" office:value="9.97852">
            <text:p>9.97852</text:p>
          </table:table-cell>
          <table:table-cell office:value-type="float" office:value="307.707">
            <text:p>307.707</text:p>
          </table:table-cell>
          <table:table-cell office:value-type="float" office:value="14.4269">
            <text:p>14.4269</text:p>
          </table:table-cell>
          <table:table-cell office:value-type="float" office:value="0.800489">
            <text:p>0.800489</text:p>
          </table:table-cell>
          <table:table-cell/>
        </table:table-row>
        <table:table-row table:style-name="ro2">
          <table:table-cell office:value-type="float" office:value="29655">
            <text:p>29655</text:p>
          </table:table-cell>
          <table:table-cell office:value-type="float" office:value="1368">
            <text:p>1368</text:p>
          </table:table-cell>
          <table:table-cell office:value-type="float" office:value="16.7865">
            <text:p>16.7865</text:p>
          </table:table-cell>
          <table:table-cell office:value-type="float" office:value="410.081">
            <text:p>410.081</text:p>
          </table:table-cell>
          <table:table-cell office:value-type="float" office:value="11.3267">
            <text:p>11.3267</text:p>
          </table:table-cell>
          <table:table-cell office:value-type="float" office:value="0.793143">
            <text:p>0.793143</text:p>
          </table:table-cell>
          <table:table-cell/>
        </table:table-row>
        <table:table-row table:style-name="ro2">
          <table:table-cell office:value-type="float" office:value="29660">
            <text:p>29660</text:p>
          </table:table-cell>
          <table:table-cell office:value-type="float" office:value="1080">
            <text:p>1080</text:p>
          </table:table-cell>
          <table:table-cell office:value-type="float" office:value="13.5766">
            <text:p>13.5766</text:p>
          </table:table-cell>
          <table:table-cell office:value-type="float" office:value="347.703">
            <text:p>347.703</text:p>
          </table:table-cell>
          <table:table-cell office:value-type="float" office:value="12.782">
            <text:p>12.782</text:p>
          </table:table-cell>
          <table:table-cell office:value-type="float" office:value="0.736797">
            <text:p>0.736797</text:p>
          </table:table-cell>
          <table:table-cell/>
        </table:table-row>
        <table:table-row table:style-name="ro2">
          <table:table-cell office:value-type="float" office:value="29661">
            <text:p>29661</text:p>
          </table:table-cell>
          <table:table-cell office:value-type="float" office:value="475">
            <text:p>475</text:p>
          </table:table-cell>
          <table:table-cell office:value-type="float" office:value="8.27895">
            <text:p>8.27895</text:p>
          </table:table-cell>
          <table:table-cell office:value-type="float" office:value="179.142">
            <text:p>179.142</text:p>
          </table:table-cell>
          <table:table-cell office:value-type="float" office:value="10.5167">
            <text:p>10.5167</text:p>
          </table:table-cell>
          <table:table-cell office:value-type="float" office:value="0.755438">
            <text:p>0.755438</text:p>
          </table:table-cell>
          <table:table-cell/>
        </table:table-row>
        <table:table-row table:style-name="ro2">
          <table:table-cell office:value-type="float" office:value="29662">
            <text:p>29662</text:p>
          </table:table-cell>
          <table:table-cell office:value-type="float" office:value="253">
            <text:p>253</text:p>
          </table:table-cell>
          <table:table-cell office:value-type="float" office:value="22.9098">
            <text:p>22.9098</text:p>
          </table:table-cell>
          <table:table-cell office:value-type="float" office:value="719.71">
            <text:p>719.71</text:p>
          </table:table-cell>
          <table:table-cell office:value-type="float" office:value="13.9589">
            <text:p>13.9589</text:p>
          </table:table-cell>
          <table:table-cell office:value-type="float" office:value="0.689792">
            <text:p>0.689792</text:p>
          </table:table-cell>
          <table:table-cell/>
        </table:table-row>
        <table:table-row table:style-name="ro2">
          <table:table-cell office:value-type="float" office:value="29663">
            <text:p>29663</text:p>
          </table:table-cell>
          <table:table-cell office:value-type="float" office:value="222">
            <text:p>222</text:p>
          </table:table-cell>
          <table:table-cell office:value-type="float" office:value="20.1578">
            <text:p>20.1578</text:p>
          </table:table-cell>
          <table:table-cell office:value-type="float" office:value="654.272">
            <text:p>654.272</text:p>
          </table:table-cell>
          <table:table-cell office:value-type="float" office:value="15.7459">
            <text:p>15.7459</text:p>
          </table:table-cell>
          <table:table-cell office:value-type="float" office:value="0.497554">
            <text:p>0.497554</text:p>
          </table:table-cell>
          <table:table-cell/>
        </table:table-row>
        <table:table-row table:style-name="ro2">
          <table:table-cell office:value-type="float" office:value="86091">
            <text:p>86091</text:p>
          </table:table-cell>
          <table:table-cell office:value-type="float" office:value="1117">
            <text:p>1117</text:p>
          </table:table-cell>
          <table:table-cell office:value-type="float" office:value="30.8129">
            <text:p>30.8129</text:p>
          </table:table-cell>
          <table:table-cell office:value-type="float" office:value="1065.5">
            <text:p>1065.5</text:p>
          </table:table-cell>
          <table:table-cell office:value-type="float" office:value="10.7732">
            <text:p>10.7732</text:p>
          </table:table-cell>
          <table:table-cell office:value-type="float" office:value="0.51796">
            <text:p>0.51796</text:p>
          </table:table-cell>
          <table:table-cell/>
        </table:table-row>
        <table:table-row table:style-name="ro2">
          <table:table-cell office:value-type="float" office:value="86101">
            <text:p>86101</text:p>
          </table:table-cell>
          <table:table-cell office:value-type="float" office:value="1298">
            <text:p>1298</text:p>
          </table:table-cell>
          <table:table-cell office:value-type="float" office:value="29.5423">
            <text:p>29.5423</text:p>
          </table:table-cell>
          <table:table-cell office:value-type="float" office:value="965.324">
            <text:p>965.324</text:p>
          </table:table-cell>
          <table:table-cell office:value-type="float" office:value="9.62167">
            <text:p>9.62167</text:p>
          </table:table-cell>
          <table:table-cell office:value-type="float" office:value="0.520086">
            <text:p>0.520086</text:p>
          </table:table-cell>
          <table:table-cell/>
        </table:table-row>
        <table:table-row table:style-name="ro2">
          <table:table-cell office:value-type="float" office:value="86111">
            <text:p>86111</text:p>
          </table:table-cell>
          <table:table-cell office:value-type="float" office:value="1371">
            <text:p>1371</text:p>
          </table:table-cell>
          <table:table-cell office:value-type="float" office:value="24.2115">
            <text:p>24.2115</text:p>
          </table:table-cell>
          <table:table-cell office:value-type="float" office:value="710.579">
            <text:p>710.579</text:p>
          </table:table-cell>
          <table:table-cell office:value-type="float" office:value="11.1526">
            <text:p>11.1526</text:p>
          </table:table-cell>
          <table:table-cell office:value-type="float" office:value="0.627656">
            <text:p>0.627656</text:p>
          </table:table-cell>
          <table:table-cell/>
        </table:table-row>
        <table:table-row table:style-name="ro2">
          <table:table-cell office:value-type="float" office:value="86121">
            <text:p>86121</text:p>
          </table:table-cell>
          <table:table-cell office:value-type="float" office:value="974">
            <text:p>974</text:p>
          </table:table-cell>
          <table:table-cell office:value-type="float" office:value="9.78875">
            <text:p>9.78875</text:p>
          </table:table-cell>
          <table:table-cell office:value-type="float" office:value="320.46">
            <text:p>320.46</text:p>
          </table:table-cell>
          <table:table-cell office:value-type="float" office:value="14.988">
            <text:p>14.988</text:p>
          </table:table-cell>
          <table:table-cell office:value-type="float" office:value="0.74001">
            <text:p>0.74001</text:p>
          </table:table-cell>
          <table:table-cell/>
        </table:table-row>
        <table:table-row table:style-name="ro2">
          <table:table-cell office:value-type="float" office:value="86131">
            <text:p>86131</text:p>
          </table:table-cell>
          <table:table-cell office:value-type="float" office:value="712">
            <text:p>712</text:p>
          </table:table-cell>
          <table:table-cell office:value-type="float" office:value="20.7669">
            <text:p>20.7669</text:p>
          </table:table-cell>
          <table:table-cell office:value-type="float" office:value="502.233">
            <text:p>502.233</text:p>
          </table:table-cell>
          <table:table-cell office:value-type="float" office:value="8.42436">
            <text:p>8.42436</text:p>
          </table:table-cell>
          <table:table-cell office:value-type="float" office:value="0.765084">
            <text:p>0.765084</text:p>
          </table:table-cell>
          <table:table-cell/>
        </table:table-row>
        <table:table-row table:style-name="ro2">
          <table:table-cell office:value-type="float" office:value="86141">
            <text:p>86141</text:p>
          </table:table-cell>
          <table:table-cell office:value-type="float" office:value="531">
            <text:p>531</text:p>
          </table:table-cell>
          <table:table-cell office:value-type="float" office:value="29.1418">
            <text:p>29.1418</text:p>
          </table:table-cell>
          <table:table-cell office:value-type="float" office:value="963.407">
            <text:p>963.407</text:p>
          </table:table-cell>
          <table:table-cell office:value-type="float" office:value="10.6848">
            <text:p>10.6848</text:p>
          </table:table-cell>
          <table:table-cell office:value-type="float" office:value="0.688311">
            <text:p>0.688311</text:p>
          </table:table-cell>
          <table:table-cell/>
        </table:table-row>
        <table:table-row table:style-name="ro2">
          <table:table-cell office:value-type="float" office:value="86151">
            <text:p>86151</text:p>
          </table:table-cell>
          <table:table-cell office:value-type="float" office:value="1009">
            <text:p>1009</text:p>
          </table:table-cell>
          <table:table-cell office:value-type="float" office:value="18.2775">
            <text:p>18.2775</text:p>
          </table:table-cell>
          <table:table-cell office:value-type="float" office:value="489.901">
            <text:p>489.901</text:p>
          </table:table-cell>
          <table:table-cell office:value-type="float" office:value="12.4834">
            <text:p>12.4834</text:p>
          </table:table-cell>
          <table:table-cell office:value-type="float" office:value="0.616883">
            <text:p>0.616883</text:p>
          </table:table-cell>
          <table:table-cell/>
        </table:table-row>
        <table:table-row table:style-name="ro2">
          <table:table-cell office:value-type="float" office:value="86161">
            <text:p>86161</text:p>
          </table:table-cell>
          <table:table-cell office:value-type="float" office:value="745">
            <text:p>745</text:p>
          </table:table-cell>
          <table:table-cell office:value-type="float" office:value="13.5826">
            <text:p>13.5826</text:p>
          </table:table-cell>
          <table:table-cell office:value-type="float" office:value="501.11">
            <text:p>501.11</text:p>
          </table:table-cell>
          <table:table-cell office:value-type="float" office:value="17.7939">
            <text:p>17.7939</text:p>
          </table:table-cell>
          <table:table-cell office:value-type="float" office:value="0.767057">
            <text:p>0.767057</text:p>
          </table:table-cell>
          <table:table-cell/>
        </table:table-row>
        <table:table-row table:style-name="ro2">
          <table:table-cell office:value-type="float" office:value="86181">
            <text:p>86181</text:p>
          </table:table-cell>
          <table:table-cell office:value-type="float" office:value="827">
            <text:p>827</text:p>
          </table:table-cell>
          <table:table-cell office:value-type="float" office:value="29.8835">
            <text:p>29.8835</text:p>
          </table:table-cell>
          <table:table-cell office:value-type="float" office:value="1103.7">
            <text:p>1103.7</text:p>
          </table:table-cell>
          <table:table-cell office:value-type="float" office:value="14.5146">
            <text:p>14.5146</text:p>
          </table:table-cell>
          <table:table-cell office:value-type="float" office:value="0.439225">
            <text:p>0.439225</text:p>
          </table:table-cell>
          <table:table-cell/>
        </table:table-row>
        <table:table-row table:style-name="ro2">
          <table:table-cell office:value-type="float" office:value="86191">
            <text:p>86191</text:p>
          </table:table-cell>
          <table:table-cell office:value-type="float" office:value="2196">
            <text:p>2196</text:p>
          </table:table-cell>
          <table:table-cell office:value-type="float" office:value="23.343">
            <text:p>23.343</text:p>
          </table:table-cell>
          <table:table-cell office:value-type="float" office:value="603.33">
            <text:p>603.33</text:p>
          </table:table-cell>
          <table:table-cell office:value-type="float" office:value="7.64415">
            <text:p>7.64415</text:p>
          </table:table-cell>
          <table:table-cell office:value-type="float" office:value="0.689387">
            <text:p>0.689387</text:p>
          </table:table-cell>
          <table:table-cell/>
        </table:table-row>
        <table:table-row table:style-name="ro2">
          <table:table-cell office:value-type="float" office:value="86201">
            <text:p>86201</text:p>
          </table:table-cell>
          <table:table-cell office:value-type="float" office:value="1090">
            <text:p>1090</text:p>
          </table:table-cell>
          <table:table-cell office:value-type="float" office:value="19.7644">
            <text:p>19.7644</text:p>
          </table:table-cell>
          <table:table-cell office:value-type="float" office:value="573.657">
            <text:p>573.657</text:p>
          </table:table-cell>
          <table:table-cell office:value-type="float" office:value="13.5286">
            <text:p>13.5286</text:p>
          </table:table-cell>
          <table:table-cell office:value-type="float" office:value="0.52975">
            <text:p>0.52975</text:p>
          </table:table-cell>
          <table:table-cell/>
        </table:table-row>
        <table:table-row table:style-name="ro2">
          <table:table-cell office:value-type="float" office:value="86211">
            <text:p>86211</text:p>
          </table:table-cell>
          <table:table-cell office:value-type="float" office:value="130">
            <text:p>130</text:p>
          </table:table-cell>
          <table:table-cell office:value-type="float" office:value="49.0085">
            <text:p>49.0085</text:p>
          </table:table-cell>
          <table:table-cell office:value-type="float" office:value="2434.1">
            <text:p>2434.1</text:p>
          </table:table-cell>
          <table:table-cell office:value-type="float" office:value="5.68054">
            <text:p>5.68054</text:p>
          </table:table-cell>
          <table:table-cell office:value-type="float" office:value="0.706935">
            <text:p>0.706935</text:p>
          </table:table-cell>
          <table:table-cell/>
        </table:table-row>
        <table:table-row table:style-name="ro2">
          <table:table-cell office:value-type="float" office:value="86221">
            <text:p>86221</text:p>
          </table:table-cell>
          <table:table-cell office:value-type="float" office:value="457">
            <text:p>457</text:p>
          </table:table-cell>
          <table:table-cell office:value-type="float" office:value="14.9354">
            <text:p>14.9354</text:p>
          </table:table-cell>
          <table:table-cell office:value-type="float" office:value="460.805">
            <text:p>460.805</text:p>
          </table:table-cell>
          <table:table-cell office:value-type="float" office:value="15.4188">
            <text:p>15.4188</text:p>
          </table:table-cell>
          <table:table-cell office:value-type="float" office:value="0.659029">
            <text:p>0.659029</text:p>
          </table:table-cell>
          <table:table-cell/>
        </table:table-row>
        <table:table-row table:style-name="ro2">
          <table:table-cell office:value-type="float" office:value="86231">
            <text:p>86231</text:p>
          </table:table-cell>
          <table:table-cell office:value-type="float" office:value="406">
            <text:p>406</text:p>
          </table:table-cell>
          <table:table-cell office:value-type="float" office:value="15.0084">
            <text:p>15.0084</text:p>
          </table:table-cell>
          <table:table-cell office:value-type="float" office:value="827.878">
            <text:p>827.878</text:p>
          </table:table-cell>
          <table:table-cell office:value-type="float" office:value="24.5485">
            <text:p>24.5485</text:p>
          </table:table-cell>
          <table:table-cell office:value-type="float" office:value="0.546665">
            <text:p>0.546665</text:p>
          </table:table-cell>
          <table:table-cell/>
        </table:table-row>
        <table:table-row table:style-name="ro2">
          <table:table-cell office:value-type="float" office:value="86241">
            <text:p>86241</text:p>
          </table:table-cell>
          <table:table-cell office:value-type="float" office:value="508">
            <text:p>508</text:p>
          </table:table-cell>
          <table:table-cell office:value-type="float" office:value="6.14941">
            <text:p>6.14941</text:p>
          </table:table-cell>
          <table:table-cell office:value-type="float" office:value="438.832">
            <text:p>438.832</text:p>
          </table:table-cell>
          <table:table-cell office:value-type="float" office:value="20.0254">
            <text:p>20.0254</text:p>
          </table:table-cell>
          <table:table-cell office:value-type="float" office:value="0.693972">
            <text:p>0.693972</text:p>
          </table:table-cell>
          <table:table-cell/>
        </table:table-row>
        <table:table-row table:style-name="ro2">
          <table:table-cell office:value-type="float" office:value="86251">
            <text:p>86251</text:p>
          </table:table-cell>
          <table:table-cell office:value-type="float" office:value="537">
            <text:p>537</text:p>
          </table:table-cell>
          <table:table-cell office:value-type="float" office:value="25.0346">
            <text:p>25.0346</text:p>
          </table:table-cell>
          <table:table-cell office:value-type="float" office:value="777.32">
            <text:p>777.32</text:p>
          </table:table-cell>
          <table:table-cell office:value-type="float" office:value="12.2714">
            <text:p>12.2714</text:p>
          </table:table-cell>
          <table:table-cell office:value-type="float" office:value="0.613076">
            <text:p>0.613076</text:p>
          </table:table-cell>
          <table:table-cell/>
        </table:table-row>
        <table:table-row table:style-name="ro2">
          <table:table-cell office:value-type="float" office:value="86261">
            <text:p>86261</text:p>
          </table:table-cell>
          <table:table-cell office:value-type="float" office:value="624">
            <text:p>624</text:p>
          </table:table-cell>
          <table:table-cell office:value-type="float" office:value="31.5464">
            <text:p>31.5464</text:p>
          </table:table-cell>
          <table:table-cell office:value-type="float" office:value="1200.44">
            <text:p>1200.44</text:p>
          </table:table-cell>
          <table:table-cell office:value-type="float" office:value="14.3271">
            <text:p>14.3271</text:p>
          </table:table-cell>
          <table:table-cell office:value-type="float" office:value="0.408093">
            <text:p>0.408093</text:p>
          </table:table-cell>
          <table:table-cell/>
        </table:table-row>
        <table:table-row table:style-name="ro2">
          <table:table-cell office:value-type="float" office:value="86271">
            <text:p>86271</text:p>
          </table:table-cell>
          <table:table-cell office:value-type="float" office:value="758">
            <text:p>758</text:p>
          </table:table-cell>
          <table:table-cell office:value-type="float" office:value="5.6278">
            <text:p>5.6278</text:p>
          </table:table-cell>
          <table:table-cell office:value-type="float" office:value="296.699">
            <text:p>296.699</text:p>
          </table:table-cell>
          <table:table-cell office:value-type="float" office:value="16.2797">
            <text:p>16.2797</text:p>
          </table:table-cell>
          <table:table-cell office:value-type="float" office:value="0.766195">
            <text:p>0.766195</text:p>
          </table:table-cell>
          <table:table-cell/>
        </table:table-row>
        <table:table-row table:style-name="ro2">
          <table:table-cell office:value-type="float" office:value="86281">
            <text:p>86281</text:p>
          </table:table-cell>
          <table:table-cell office:value-type="float" office:value="528">
            <text:p>528</text:p>
          </table:table-cell>
          <table:table-cell office:value-type="float" office:value="27.8699">
            <text:p>27.8699</text:p>
          </table:table-cell>
          <table:table-cell office:value-type="float" office:value="904.071">
            <text:p>904.071</text:p>
          </table:table-cell>
          <table:table-cell office:value-type="float" office:value="11.2845">
            <text:p>11.2845</text:p>
          </table:table-cell>
          <table:table-cell office:value-type="float" office:value="0.664748">
            <text:p>0.664748</text:p>
          </table:table-cell>
          <table:table-cell/>
        </table:table-row>
        <table:table-row table:style-name="ro2">
          <table:table-cell office:value-type="float" office:value="86291">
            <text:p>86291</text:p>
          </table:table-cell>
          <table:table-cell office:value-type="float" office:value="597">
            <text:p>597</text:p>
          </table:table-cell>
          <table:table-cell office:value-type="float" office:value="29.992">
            <text:p>29.992</text:p>
          </table:table-cell>
          <table:table-cell office:value-type="float" office:value="1089.16">
            <text:p>1089.16</text:p>
          </table:table-cell>
          <table:table-cell office:value-type="float" office:value="13.771">
            <text:p>13.771</text:p>
          </table:table-cell>
          <table:table-cell office:value-type="float" office:value="0.620428">
            <text:p>0.620428</text:p>
          </table:table-cell>
          <table:table-cell/>
        </table:table-row>
        <table:table-row table:style-name="ro2">
          <table:table-cell office:value-type="float" office:value="86301">
            <text:p>86301</text:p>
          </table:table-cell>
          <table:table-cell office:value-type="float" office:value="300">
            <text:p>300</text:p>
          </table:table-cell>
          <table:table-cell office:value-type="float" office:value="25.4366">
            <text:p>25.4366</text:p>
          </table:table-cell>
          <table:table-cell office:value-type="float" office:value="894.028">
            <text:p>894.028</text:p>
          </table:table-cell>
          <table:table-cell office:value-type="float" office:value="15.7165">
            <text:p>15.7165</text:p>
          </table:table-cell>
          <table:table-cell office:value-type="float" office:value="0.46236">
            <text:p>0.46236</text:p>
          </table:table-cell>
          <table:table-cell/>
        </table:table-row>
        <table:table-row table:style-name="ro2">
          <table:table-cell office:value-type="float" office:value="86311">
            <text:p>86311</text:p>
          </table:table-cell>
          <table:table-cell office:value-type="float" office:value="503">
            <text:p>503</text:p>
          </table:table-cell>
          <table:table-cell office:value-type="float" office:value="20.4024">
            <text:p>20.4024</text:p>
          </table:table-cell>
          <table:table-cell office:value-type="float" office:value="496.775">
            <text:p>496.775</text:p>
          </table:table-cell>
          <table:table-cell office:value-type="float" office:value="8.97315">
            <text:p>8.97315</text:p>
          </table:table-cell>
          <table:table-cell office:value-type="float" office:value="0.673426">
            <text:p>0.673426</text:p>
          </table:table-cell>
          <table:table-cell/>
        </table:table-row>
        <table:table-row table:style-name="ro2">
          <table:table-cell office:value-type="float" office:value="86321">
            <text:p>86321</text:p>
          </table:table-cell>
          <table:table-cell office:value-type="float" office:value="1348">
            <text:p>1348</text:p>
          </table:table-cell>
          <table:table-cell office:value-type="float" office:value="16.514">
            <text:p>16.514</text:p>
          </table:table-cell>
          <table:table-cell office:value-type="float" office:value="653.838">
            <text:p>653.838</text:p>
          </table:table-cell>
          <table:table-cell office:value-type="float" office:value="19.5224">
            <text:p>19.5224</text:p>
          </table:table-cell>
          <table:table-cell office:value-type="float" office:value="0.656476">
            <text:p>0.656476</text:p>
          </table:table-cell>
          <table:table-cell/>
        </table:table-row>
        <table:table-row table:style-name="ro2">
          <table:table-cell office:value-type="float" office:value="86331">
            <text:p>86331</text:p>
          </table:table-cell>
          <table:table-cell office:value-type="float" office:value="1358">
            <text:p>1358</text:p>
          </table:table-cell>
          <table:table-cell office:value-type="float" office:value="28.3422">
            <text:p>28.3422</text:p>
          </table:table-cell>
          <table:table-cell office:value-type="float" office:value="1064.95">
            <text:p>1064.95</text:p>
          </table:table-cell>
          <table:table-cell office:value-type="float" office:value="16.1761">
            <text:p>16.1761</text:p>
          </table:table-cell>
          <table:table-cell office:value-type="float" office:value="0.485583">
            <text:p>0.485583</text:p>
          </table:table-cell>
          <table:table-cell/>
        </table:table-row>
        <table:table-row table:style-name="ro2">
          <table:table-cell office:value-type="float" office:value="86341">
            <text:p>86341</text:p>
          </table:table-cell>
          <table:table-cell office:value-type="float" office:value="766">
            <text:p>766</text:p>
          </table:table-cell>
          <table:table-cell office:value-type="float" office:value="30.6913">
            <text:p>30.6913</text:p>
          </table:table-cell>
          <table:table-cell office:value-type="float" office:value="1103.89">
            <text:p>1103.89</text:p>
          </table:table-cell>
          <table:table-cell office:value-type="float" office:value="12.7254">
            <text:p>12.7254</text:p>
          </table:table-cell>
          <table:table-cell office:value-type="float" office:value="0.505136">
            <text:p>0.505136</text:p>
          </table:table-cell>
          <table:table-cell/>
        </table:table-row>
        <table:table-row table:style-name="ro2">
          <table:table-cell office:value-type="float" office:value="86351">
            <text:p>86351</text:p>
          </table:table-cell>
          <table:table-cell office:value-type="float" office:value="1538">
            <text:p>1538</text:p>
          </table:table-cell>
          <table:table-cell office:value-type="float" office:value="18.0728">
            <text:p>18.0728</text:p>
          </table:table-cell>
          <table:table-cell office:value-type="float" office:value="649.276">
            <text:p>649.276</text:p>
          </table:table-cell>
          <table:table-cell office:value-type="float" office:value="17.9625">
            <text:p>17.9625</text:p>
          </table:table-cell>
          <table:table-cell office:value-type="float" office:value="0.631756">
            <text:p>0.631756</text:p>
          </table:table-cell>
          <table:table-cell/>
        </table:table-row>
        <table:table-row table:style-name="ro2">
          <table:table-cell office:value-type="float" office:value="86361">
            <text:p>86361</text:p>
          </table:table-cell>
          <table:table-cell office:value-type="float" office:value="500">
            <text:p>500</text:p>
          </table:table-cell>
          <table:table-cell office:value-type="float" office:value="30.725">
            <text:p>30.725</text:p>
          </table:table-cell>
          <table:table-cell office:value-type="float" office:value="1170.68">
            <text:p>1170.68</text:p>
          </table:table-cell>
          <table:table-cell office:value-type="float" office:value="15.0552">
            <text:p>15.0552</text:p>
          </table:table-cell>
          <table:table-cell office:value-type="float" office:value="0.5332">
            <text:p>0.5332</text:p>
          </table:table-cell>
          <table:table-cell/>
        </table:table-row>
        <table:table-row table:style-name="ro2">
          <table:table-cell office:value-type="float" office:value="86371">
            <text:p>86371</text:p>
          </table:table-cell>
          <table:table-cell office:value-type="float" office:value="1194">
            <text:p>1194</text:p>
          </table:table-cell>
          <table:table-cell office:value-type="float" office:value="18.6598">
            <text:p>18.6598</text:p>
          </table:table-cell>
          <table:table-cell office:value-type="float" office:value="614.76">
            <text:p>614.76</text:p>
          </table:table-cell>
          <table:table-cell office:value-type="float" office:value="16.327">
            <text:p>16.327</text:p>
          </table:table-cell>
          <table:table-cell office:value-type="float" office:value="0.558222">
            <text:p>0.558222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 office:value-type="float" office:value="83981">
            <text:p>83981</text:p>
          </table:table-cell>
          <table:table-cell office:value-type="float" office:value="1716">
            <text:p>1716</text:p>
          </table:table-cell>
          <table:table-cell office:value-type="float" office:value="6.46796">
            <text:p>6.46796</text:p>
          </table:table-cell>
          <table:table-cell office:value-type="float" office:value="89.1982">
            <text:p>89.1982</text:p>
          </table:table-cell>
          <table:table-cell office:value-type="float" office:value="6.88213">
            <text:p>6.88213</text:p>
          </table:table-cell>
          <table:table-cell office:value-type="float" office:value="0.925644">
            <text:p>0.925644</text:p>
          </table:table-cell>
          <table:table-cell table:formula="of:=CORREL([.E97:.E190];[.F97:.F190])" office:value-type="float" office:value="-0.736929979609249">
            <text:p>-0.7369299796</text:p>
          </table:table-cell>
        </table:table-row>
        <table:table-row table:style-name="ro2">
          <table:table-cell office:value-type="float" office:value="84601">
            <text:p>84601</text:p>
          </table:table-cell>
          <table:table-cell office:value-type="float" office:value="3755">
            <text:p>3755</text:p>
          </table:table-cell>
          <table:table-cell office:value-type="float" office:value="3.27117">
            <text:p>3.27117</text:p>
          </table:table-cell>
          <table:table-cell office:value-type="float" office:value="143.675">
            <text:p>143.675</text:p>
          </table:table-cell>
          <table:table-cell office:value-type="float" office:value="11.5315">
            <text:p>11.5315</text:p>
          </table:table-cell>
          <table:table-cell office:value-type="float" office:value="0.734754">
            <text:p>0.734754</text:p>
          </table:table-cell>
          <table:table-cell table:formula="of:=CORREL([.D97:.D190];[.F97:.F190])" office:value-type="float" office:value="-0.616006858257673">
            <text:p>-0.6160068583</text:p>
          </table:table-cell>
        </table:table-row>
        <table:table-row table:style-name="ro2">
          <table:table-cell office:value-type="float" office:value="83271">
            <text:p>83271</text:p>
          </table:table-cell>
          <table:table-cell office:value-type="float" office:value="212">
            <text:p>212</text:p>
          </table:table-cell>
          <table:table-cell office:value-type="float" office:value="5.39649">
            <text:p>5.39649</text:p>
          </table:table-cell>
          <table:table-cell office:value-type="float" office:value="152.267">
            <text:p>152.267</text:p>
          </table:table-cell>
          <table:table-cell office:value-type="float" office:value="11.097">
            <text:p>11.097</text:p>
          </table:table-cell>
          <table:table-cell office:value-type="float" office:value="0.734691">
            <text:p>0.734691</text:p>
          </table:table-cell>
          <table:table-cell table:formula="of:=CORREL([.C97:.C190];[.F97:.F190])" office:value-type="float" office:value="0.40886639837466">
            <text:p>0.4088663984</text:p>
          </table:table-cell>
        </table:table-row>
        <table:table-row table:style-name="ro2">
          <table:table-cell office:value-type="float" office:value="83301">
            <text:p>83301</text:p>
          </table:table-cell>
          <table:table-cell office:value-type="float" office:value="1495">
            <text:p>1495</text:p>
          </table:table-cell>
          <table:table-cell office:value-type="float" office:value="-9.46762">
            <text:p>-9.46762</text:p>
          </table:table-cell>
          <table:table-cell office:value-type="float" office:value="325.798">
            <text:p>325.798</text:p>
          </table:table-cell>
          <table:table-cell office:value-type="float" office:value="15.3676">
            <text:p>15.3676</text:p>
          </table:table-cell>
          <table:table-cell office:value-type="float" office:value="0.766463">
            <text:p>0.766463</text:p>
          </table:table-cell>
          <table:table-cell table:style-name="ce1" table:formula="of:=CORREL([.E97:.E190];[.D97:.D190])" office:value-type="float" office:value="0.920625702450262">
            <text:p>0.9206257025</text:p>
          </table:table-cell>
        </table:table-row>
        <table:table-row table:style-name="ro2">
          <table:table-cell office:value-type="float" office:value="83331">
            <text:p>83331</text:p>
          </table:table-cell>
          <table:table-cell office:value-type="float" office:value="6334">
            <text:p>6334</text:p>
          </table:table-cell>
          <table:table-cell office:value-type="float" office:value="7.70991">
            <text:p>7.70991</text:p>
          </table:table-cell>
          <table:table-cell office:value-type="float" office:value="138.762">
            <text:p>138.762</text:p>
          </table:table-cell>
          <table:table-cell office:value-type="float" office:value="8.90613">
            <text:p>8.90613</text:p>
          </table:table-cell>
          <table:table-cell office:value-type="float" office:value="0.778777">
            <text:p>0.778777</text:p>
          </table:table-cell>
          <table:table-cell table:formula="of:=CORREL([.E97:.E190];[.C97:.C190])" office:value-type="float" office:value="-0.624407916218415">
            <text:p>-0.6244079162</text:p>
          </table:table-cell>
        </table:table-row>
        <table:table-row table:style-name="ro2">
          <table:table-cell office:value-type="float" office:value="83361">
            <text:p>83361</text:p>
          </table:table-cell>
          <table:table-cell office:value-type="float" office:value="1775">
            <text:p>1775</text:p>
          </table:table-cell>
          <table:table-cell office:value-type="float" office:value="9.79232">
            <text:p>9.79232</text:p>
          </table:table-cell>
          <table:table-cell office:value-type="float" office:value="171.958">
            <text:p>171.958</text:p>
          </table:table-cell>
          <table:table-cell office:value-type="float" office:value="8.72172">
            <text:p>8.72172</text:p>
          </table:table-cell>
          <table:table-cell office:value-type="float" office:value="0.777688">
            <text:p>0.777688</text:p>
          </table:table-cell>
          <table:table-cell table:style-name="ce1" table:formula="of:=CORREL([.C97:.C190];[.D97:.D190])" office:value-type="float" office:value="-0.586046278672796">
            <text:p>-0.5860462787</text:p>
          </table:table-cell>
        </table:table-row>
        <table:table-row table:style-name="ro2">
          <table:table-cell office:value-type="float" office:value="83461">
            <text:p>83461</text:p>
          </table:table-cell>
          <table:table-cell office:value-type="float" office:value="2526">
            <text:p>2526</text:p>
          </table:table-cell>
          <table:table-cell office:value-type="float" office:value="6.89506">
            <text:p>6.89506</text:p>
          </table:table-cell>
          <table:table-cell office:value-type="float" office:value="172.444">
            <text:p>172.444</text:p>
          </table:table-cell>
          <table:table-cell office:value-type="float" office:value="11.176">
            <text:p>11.176</text:p>
          </table:table-cell>
          <table:table-cell office:value-type="float" office:value="0.719548">
            <text:p>0.719548</text:p>
          </table:table-cell>
          <table:table-cell/>
        </table:table-row>
        <table:table-row table:style-name="ro2">
          <table:table-cell office:value-type="float" office:value="83521">
            <text:p>83521</text:p>
          </table:table-cell>
          <table:table-cell office:value-type="float" office:value="2853">
            <text:p>2853</text:p>
          </table:table-cell>
          <table:table-cell office:value-type="float" office:value="4.09203">
            <text:p>4.09203</text:p>
          </table:table-cell>
          <table:table-cell office:value-type="float" office:value="96.3857">
            <text:p>96.3857</text:p>
          </table:table-cell>
          <table:table-cell office:value-type="float" office:value="8.92418">
            <text:p>8.92418</text:p>
          </table:table-cell>
          <table:table-cell office:value-type="float" office:value="0.888007">
            <text:p>0.888007</text:p>
          </table:table-cell>
          <table:table-cell/>
        </table:table-row>
        <table:table-row table:style-name="ro2">
          <table:table-cell office:value-type="float" office:value="83541">
            <text:p>83541</text:p>
          </table:table-cell>
          <table:table-cell office:value-type="float" office:value="3477">
            <text:p>3477</text:p>
          </table:table-cell>
          <table:table-cell office:value-type="float" office:value="4.04527">
            <text:p>4.04527</text:p>
          </table:table-cell>
          <table:table-cell office:value-type="float" office:value="84.3669">
            <text:p>84.3669</text:p>
          </table:table-cell>
          <table:table-cell office:value-type="float" office:value="8.24637">
            <text:p>8.24637</text:p>
          </table:table-cell>
          <table:table-cell office:value-type="float" office:value="0.880501">
            <text:p>0.880501</text:p>
          </table:table-cell>
          <table:table-cell/>
        </table:table-row>
        <table:table-row table:style-name="ro2">
          <table:table-cell office:value-type="float" office:value="83571">
            <text:p>83571</text:p>
          </table:table-cell>
          <table:table-cell office:value-type="float" office:value="317">
            <text:p>317</text:p>
          </table:table-cell>
          <table:table-cell office:value-type="float" office:value="10.0792">
            <text:p>10.0792</text:p>
          </table:table-cell>
          <table:table-cell office:value-type="float" office:value="182.971">
            <text:p>182.971</text:p>
          </table:table-cell>
          <table:table-cell office:value-type="float" office:value="9.02117">
            <text:p>9.02117</text:p>
          </table:table-cell>
          <table:table-cell office:value-type="float" office:value="0.823934">
            <text:p>0.823934</text:p>
          </table:table-cell>
          <table:table-cell/>
        </table:table-row>
        <table:table-row table:style-name="ro2">
          <table:table-cell office:value-type="float" office:value="83671">
            <text:p>83671</text:p>
          </table:table-cell>
          <table:table-cell office:value-type="float" office:value="3716">
            <text:p>3716</text:p>
          </table:table-cell>
          <table:table-cell office:value-type="float" office:value="2.82412">
            <text:p>2.82412</text:p>
          </table:table-cell>
          <table:table-cell office:value-type="float" office:value="107.018">
            <text:p>107.018</text:p>
          </table:table-cell>
          <table:table-cell office:value-type="float" office:value="9.95201">
            <text:p>9.95201</text:p>
          </table:table-cell>
          <table:table-cell office:value-type="float" office:value="0.841222">
            <text:p>0.841222</text:p>
          </table:table-cell>
          <table:table-cell/>
        </table:table-row>
        <table:table-row table:style-name="ro2">
          <table:table-cell office:value-type="float" office:value="83711">
            <text:p>83711</text:p>
          </table:table-cell>
          <table:table-cell office:value-type="float" office:value="1101">
            <text:p>1101</text:p>
          </table:table-cell>
          <table:table-cell office:value-type="float" office:value="11.5689">
            <text:p>11.5689</text:p>
          </table:table-cell>
          <table:table-cell office:value-type="float" office:value="186.704">
            <text:p>186.704</text:p>
          </table:table-cell>
          <table:table-cell office:value-type="float" office:value="7.27078">
            <text:p>7.27078</text:p>
          </table:table-cell>
          <table:table-cell office:value-type="float" office:value="0.843798">
            <text:p>0.843798</text:p>
          </table:table-cell>
          <table:table-cell/>
        </table:table-row>
        <table:table-row table:style-name="ro2">
          <table:table-cell office:value-type="float" office:value="83771">
            <text:p>83771</text:p>
          </table:table-cell>
          <table:table-cell office:value-type="float" office:value="582">
            <text:p>582</text:p>
          </table:table-cell>
          <table:table-cell office:value-type="float" office:value="5.21653">
            <text:p>5.21653</text:p>
          </table:table-cell>
          <table:table-cell office:value-type="float" office:value="147.236">
            <text:p>147.236</text:p>
          </table:table-cell>
          <table:table-cell office:value-type="float" office:value="10.9555">
            <text:p>10.9555</text:p>
          </table:table-cell>
          <table:table-cell office:value-type="float" office:value="0.762739">
            <text:p>0.762739</text:p>
          </table:table-cell>
          <table:table-cell/>
        </table:table-row>
        <table:table-row table:style-name="ro2">
          <table:table-cell office:value-type="float" office:value="83791">
            <text:p>83791</text:p>
          </table:table-cell>
          <table:table-cell office:value-type="float" office:value="689">
            <text:p>689</text:p>
          </table:table-cell>
          <table:table-cell office:value-type="float" office:value="1.28753">
            <text:p>1.28753</text:p>
          </table:table-cell>
          <table:table-cell office:value-type="float" office:value="222.258">
            <text:p>222.258</text:p>
          </table:table-cell>
          <table:table-cell office:value-type="float" office:value="14.8526">
            <text:p>14.8526</text:p>
          </table:table-cell>
          <table:table-cell office:value-type="float" office:value="0.763901">
            <text:p>0.763901</text:p>
          </table:table-cell>
          <table:table-cell/>
        </table:table-row>
        <table:table-row table:style-name="ro2">
          <table:table-cell office:value-type="float" office:value="83821">
            <text:p>83821</text:p>
          </table:table-cell>
          <table:table-cell office:value-type="float" office:value="289">
            <text:p>289</text:p>
          </table:table-cell>
          <table:table-cell office:value-type="float" office:value="7.76081">
            <text:p>7.76081</text:p>
          </table:table-cell>
          <table:table-cell office:value-type="float" office:value="163.976">
            <text:p>163.976</text:p>
          </table:table-cell>
          <table:table-cell office:value-type="float" office:value="10.1856">
            <text:p>10.1856</text:p>
          </table:table-cell>
          <table:table-cell office:value-type="float" office:value="0.739144">
            <text:p>0.739144</text:p>
          </table:table-cell>
          <table:table-cell/>
        </table:table-row>
        <table:table-row table:style-name="ro2">
          <table:table-cell office:value-type="float" office:value="83851">
            <text:p>83851</text:p>
          </table:table-cell>
          <table:table-cell office:value-type="float" office:value="24">
            <text:p>24</text:p>
          </table:table-cell>
          <table:table-cell office:value-type="float" office:value="7.67224">
            <text:p>7.67224</text:p>
          </table:table-cell>
          <table:table-cell office:value-type="float" office:value="381.95">
            <text:p>381.95</text:p>
          </table:table-cell>
          <table:table-cell office:value-type="float" office:value="17.9746">
            <text:p>17.9746</text:p>
          </table:table-cell>
          <table:table-cell office:value-type="float" office:value="0.724359">
            <text:p>0.724359</text:p>
          </table:table-cell>
          <table:table-cell/>
        </table:table-row>
        <table:table-row table:style-name="ro2">
          <table:table-cell office:value-type="float" office:value="83871">
            <text:p>83871</text:p>
          </table:table-cell>
          <table:table-cell office:value-type="float" office:value="3814">
            <text:p>3814</text:p>
          </table:table-cell>
          <table:table-cell office:value-type="float" office:value="7.36618">
            <text:p>7.36618</text:p>
          </table:table-cell>
          <table:table-cell office:value-type="float" office:value="129.039">
            <text:p>129.039</text:p>
          </table:table-cell>
          <table:table-cell office:value-type="float" office:value="8.64746">
            <text:p>8.64746</text:p>
          </table:table-cell>
          <table:table-cell office:value-type="float" office:value="0.815996">
            <text:p>0.815996</text:p>
          </table:table-cell>
          <table:table-cell/>
        </table:table-row>
        <table:table-row table:style-name="ro2">
          <table:table-cell office:value-type="float" office:value="83931">
            <text:p>83931</text:p>
          </table:table-cell>
          <table:table-cell office:value-type="float" office:value="461">
            <text:p>461</text:p>
          </table:table-cell>
          <table:table-cell office:value-type="float" office:value="10.2182">
            <text:p>10.2182</text:p>
          </table:table-cell>
          <table:table-cell office:value-type="float" office:value="162.638">
            <text:p>162.638</text:p>
          </table:table-cell>
          <table:table-cell office:value-type="float" office:value="7.63067">
            <text:p>7.63067</text:p>
          </table:table-cell>
          <table:table-cell office:value-type="float" office:value="0.87578">
            <text:p>0.87578</text:p>
          </table:table-cell>
          <table:table-cell/>
        </table:table-row>
        <table:table-row table:style-name="ro2">
          <table:table-cell office:value-type="float" office:value="83951">
            <text:p>83951</text:p>
          </table:table-cell>
          <table:table-cell office:value-type="float" office:value="357">
            <text:p>357</text:p>
          </table:table-cell>
          <table:table-cell office:value-type="float" office:value="9.30897">
            <text:p>9.30897</text:p>
          </table:table-cell>
          <table:table-cell office:value-type="float" office:value="203.91">
            <text:p>203.91</text:p>
          </table:table-cell>
          <table:table-cell office:value-type="float" office:value="10.8284">
            <text:p>10.8284</text:p>
          </table:table-cell>
          <table:table-cell office:value-type="float" office:value="0.870403">
            <text:p>0.870403</text:p>
          </table:table-cell>
          <table:table-cell/>
        </table:table-row>
        <table:table-row table:style-name="ro2">
          <table:table-cell office:value-type="float" office:value="84031">
            <text:p>84031</text:p>
          </table:table-cell>
          <table:table-cell office:value-type="float" office:value="285">
            <text:p>285</text:p>
          </table:table-cell>
          <table:table-cell office:value-type="float" office:value="9.917">
            <text:p>9.917</text:p>
          </table:table-cell>
          <table:table-cell office:value-type="float" office:value="168.839">
            <text:p>168.839</text:p>
          </table:table-cell>
          <table:table-cell office:value-type="float" office:value="8.39598">
            <text:p>8.39598</text:p>
          </table:table-cell>
          <table:table-cell office:value-type="float" office:value="0.780966">
            <text:p>0.780966</text:p>
          </table:table-cell>
          <table:table-cell/>
        </table:table-row>
        <table:table-row table:style-name="ro2">
          <table:table-cell office:value-type="float" office:value="84051">
            <text:p>84051</text:p>
          </table:table-cell>
          <table:table-cell office:value-type="float" office:value="1472">
            <text:p>1472</text:p>
          </table:table-cell>
          <table:table-cell office:value-type="float" office:value="3.8802">
            <text:p>3.8802</text:p>
          </table:table-cell>
          <table:table-cell office:value-type="float" office:value="129.454">
            <text:p>129.454</text:p>
          </table:table-cell>
          <table:table-cell office:value-type="float" office:value="10.6957">
            <text:p>10.6957</text:p>
          </table:table-cell>
          <table:table-cell office:value-type="float" office:value="0.794059">
            <text:p>0.794059</text:p>
          </table:table-cell>
          <table:table-cell/>
        </table:table-row>
        <table:table-row table:style-name="ro2">
          <table:table-cell office:value-type="float" office:value="84101">
            <text:p>84101</text:p>
          </table:table-cell>
          <table:table-cell office:value-type="float" office:value="1218">
            <text:p>1218</text:p>
          </table:table-cell>
          <table:table-cell office:value-type="float" office:value="7.77422">
            <text:p>7.77422</text:p>
          </table:table-cell>
          <table:table-cell office:value-type="float" office:value="152.399">
            <text:p>152.399</text:p>
          </table:table-cell>
          <table:table-cell office:value-type="float" office:value="9.58961">
            <text:p>9.58961</text:p>
          </table:table-cell>
          <table:table-cell office:value-type="float" office:value="0.875574">
            <text:p>0.875574</text:p>
          </table:table-cell>
          <table:table-cell/>
        </table:table-row>
        <table:table-row table:style-name="ro2">
          <table:table-cell office:value-type="float" office:value="84191">
            <text:p>84191</text:p>
          </table:table-cell>
          <table:table-cell office:value-type="float" office:value="3178">
            <text:p>3178</text:p>
          </table:table-cell>
          <table:table-cell office:value-type="float" office:value="8.41554">
            <text:p>8.41554</text:p>
          </table:table-cell>
          <table:table-cell office:value-type="float" office:value="128.802">
            <text:p>128.802</text:p>
          </table:table-cell>
          <table:table-cell office:value-type="float" office:value="7.61453">
            <text:p>7.61453</text:p>
          </table:table-cell>
          <table:table-cell office:value-type="float" office:value="0.842854">
            <text:p>0.842854</text:p>
          </table:table-cell>
          <table:table-cell/>
        </table:table-row>
        <table:table-row table:style-name="ro2">
          <table:table-cell office:value-type="float" office:value="84251">
            <text:p>84251</text:p>
          </table:table-cell>
          <table:table-cell office:value-type="float" office:value="661">
            <text:p>661</text:p>
          </table:table-cell>
          <table:table-cell office:value-type="float" office:value="1.5936">
            <text:p>1.5936</text:p>
          </table:table-cell>
          <table:table-cell office:value-type="float" office:value="150.93">
            <text:p>150.93</text:p>
          </table:table-cell>
          <table:table-cell office:value-type="float" office:value="12.1815">
            <text:p>12.1815</text:p>
          </table:table-cell>
          <table:table-cell office:value-type="float" office:value="0.894414">
            <text:p>0.894414</text:p>
          </table:table-cell>
          <table:table-cell/>
        </table:table-row>
        <table:table-row table:style-name="ro2">
          <table:table-cell office:value-type="float" office:value="84281">
            <text:p>84281</text:p>
          </table:table-cell>
          <table:table-cell office:value-type="float" office:value="1817">
            <text:p>1817</text:p>
          </table:table-cell>
          <table:table-cell office:value-type="float" office:value="8.71993">
            <text:p>8.71993</text:p>
          </table:table-cell>
          <table:table-cell office:value-type="float" office:value="139.225">
            <text:p>139.225</text:p>
          </table:table-cell>
          <table:table-cell office:value-type="float" office:value="7.94907">
            <text:p>7.94907</text:p>
          </table:table-cell>
          <table:table-cell office:value-type="float" office:value="0.875959">
            <text:p>0.875959</text:p>
          </table:table-cell>
          <table:table-cell/>
        </table:table-row>
        <table:table-row table:style-name="ro2">
          <table:table-cell office:value-type="float" office:value="84301">
            <text:p>84301</text:p>
          </table:table-cell>
          <table:table-cell office:value-type="float" office:value="2178">
            <text:p>2178</text:p>
          </table:table-cell>
          <table:table-cell office:value-type="float" office:value="5.29917">
            <text:p>5.29917</text:p>
          </table:table-cell>
          <table:table-cell office:value-type="float" office:value="112.106">
            <text:p>112.106</text:p>
          </table:table-cell>
          <table:table-cell office:value-type="float" office:value="9.16648">
            <text:p>9.16648</text:p>
          </table:table-cell>
          <table:table-cell office:value-type="float" office:value="0.856092">
            <text:p>0.856092</text:p>
          </table:table-cell>
          <table:table-cell/>
        </table:table-row>
        <table:table-row table:style-name="ro2">
          <table:table-cell office:value-type="float" office:value="84321">
            <text:p>84321</text:p>
          </table:table-cell>
          <table:table-cell office:value-type="float" office:value="832">
            <text:p>832</text:p>
          </table:table-cell>
          <table:table-cell office:value-type="float" office:value="1.31171">
            <text:p>1.31171</text:p>
          </table:table-cell>
          <table:table-cell office:value-type="float" office:value="259.168">
            <text:p>259.168</text:p>
          </table:table-cell>
          <table:table-cell office:value-type="float" office:value="16.0452">
            <text:p>16.0452</text:p>
          </table:table-cell>
          <table:table-cell office:value-type="float" office:value="0.708658">
            <text:p>0.708658</text:p>
          </table:table-cell>
          <table:table-cell/>
        </table:table-row>
        <table:table-row table:style-name="ro2">
          <table:table-cell office:value-type="float" office:value="84391">
            <text:p>84391</text:p>
          </table:table-cell>
          <table:table-cell office:value-type="float" office:value="1080">
            <text:p>1080</text:p>
          </table:table-cell>
          <table:table-cell office:value-type="float" office:value="5.64989">
            <text:p>5.64989</text:p>
          </table:table-cell>
          <table:table-cell office:value-type="float" office:value="189.608">
            <text:p>189.608</text:p>
          </table:table-cell>
          <table:table-cell office:value-type="float" office:value="12.5573">
            <text:p>12.5573</text:p>
          </table:table-cell>
          <table:table-cell office:value-type="float" office:value="0.79548">
            <text:p>0.79548</text:p>
          </table:table-cell>
          <table:table-cell/>
        </table:table-row>
        <table:table-row table:style-name="ro2">
          <table:table-cell office:value-type="float" office:value="84421">
            <text:p>84421</text:p>
          </table:table-cell>
          <table:table-cell office:value-type="float" office:value="572">
            <text:p>572</text:p>
          </table:table-cell>
          <table:table-cell office:value-type="float" office:value="5.11601">
            <text:p>5.11601</text:p>
          </table:table-cell>
          <table:table-cell office:value-type="float" office:value="185.039">
            <text:p>185.039</text:p>
          </table:table-cell>
          <table:table-cell office:value-type="float" office:value="12.6042">
            <text:p>12.6042</text:p>
          </table:table-cell>
          <table:table-cell office:value-type="float" office:value="0.745688">
            <text:p>0.745688</text:p>
          </table:table-cell>
          <table:table-cell/>
        </table:table-row>
        <table:table-row table:style-name="ro2">
          <table:table-cell office:value-type="float" office:value="84451">
            <text:p>84451</text:p>
          </table:table-cell>
          <table:table-cell office:value-type="float" office:value="217">
            <text:p>217</text:p>
          </table:table-cell>
          <table:table-cell office:value-type="float" office:value="-2.21072">
            <text:p>-2.21072</text:p>
          </table:table-cell>
          <table:table-cell office:value-type="float" office:value="189.619">
            <text:p>189.619</text:p>
          </table:table-cell>
          <table:table-cell office:value-type="float" office:value="13.5916">
            <text:p>13.5916</text:p>
          </table:table-cell>
          <table:table-cell office:value-type="float" office:value="0.848285">
            <text:p>0.848285</text:p>
          </table:table-cell>
          <table:table-cell/>
        </table:table-row>
        <table:table-row table:style-name="ro2">
          <table:table-cell office:value-type="float" office:value="84501">
            <text:p>84501</text:p>
          </table:table-cell>
          <table:table-cell office:value-type="float" office:value="555">
            <text:p>555</text:p>
          </table:table-cell>
          <table:table-cell office:value-type="float" office:value="10.2675">
            <text:p>10.2675</text:p>
          </table:table-cell>
          <table:table-cell office:value-type="float" office:value="174.799">
            <text:p>174.799</text:p>
          </table:table-cell>
          <table:table-cell office:value-type="float" office:value="8.32926">
            <text:p>8.32926</text:p>
          </table:table-cell>
          <table:table-cell office:value-type="float" office:value="0.828967">
            <text:p>0.828967</text:p>
          </table:table-cell>
          <table:table-cell/>
        </table:table-row>
        <table:table-row table:style-name="ro2">
          <table:table-cell office:value-type="float" office:value="84531">
            <text:p>84531</text:p>
          </table:table-cell>
          <table:table-cell office:value-type="float" office:value="1740">
            <text:p>1740</text:p>
          </table:table-cell>
          <table:table-cell office:value-type="float" office:value="3.4935">
            <text:p>3.4935</text:p>
          </table:table-cell>
          <table:table-cell office:value-type="float" office:value="131.58">
            <text:p>131.58</text:p>
          </table:table-cell>
          <table:table-cell office:value-type="float" office:value="10.9259">
            <text:p>10.9259</text:p>
          </table:table-cell>
          <table:table-cell office:value-type="float" office:value="0.876817">
            <text:p>0.876817</text:p>
          </table:table-cell>
          <table:table-cell/>
        </table:table-row>
        <table:table-row table:style-name="ro2">
          <table:table-cell office:value-type="float" office:value="84561">
            <text:p>84561</text:p>
          </table:table-cell>
          <table:table-cell office:value-type="float" office:value="298">
            <text:p>298</text:p>
          </table:table-cell>
          <table:table-cell office:value-type="float" office:value="1.5037">
            <text:p>1.5037</text:p>
          </table:table-cell>
          <table:table-cell office:value-type="float" office:value="106.811">
            <text:p>106.811</text:p>
          </table:table-cell>
          <table:table-cell office:value-type="float" office:value="10.225">
            <text:p>10.225</text:p>
          </table:table-cell>
          <table:table-cell office:value-type="float" office:value="0.761017">
            <text:p>0.761017</text:p>
          </table:table-cell>
          <table:table-cell/>
        </table:table-row>
        <table:table-row table:style-name="ro2">
          <table:table-cell office:value-type="float" office:value="84581">
            <text:p>84581</text:p>
          </table:table-cell>
          <table:table-cell office:value-type="float" office:value="511">
            <text:p>511</text:p>
          </table:table-cell>
          <table:table-cell office:value-type="float" office:value="2.96586">
            <text:p>2.96586</text:p>
          </table:table-cell>
          <table:table-cell office:value-type="float" office:value="172.207">
            <text:p>172.207</text:p>
          </table:table-cell>
          <table:table-cell office:value-type="float" office:value="12.7832">
            <text:p>12.7832</text:p>
          </table:table-cell>
          <table:table-cell office:value-type="float" office:value="0.706323">
            <text:p>0.706323</text:p>
          </table:table-cell>
          <table:table-cell/>
        </table:table-row>
        <table:table-row table:style-name="ro2">
          <table:table-cell office:value-type="float" office:value="84621">
            <text:p>84621</text:p>
          </table:table-cell>
          <table:table-cell office:value-type="float" office:value="166">
            <text:p>166</text:p>
          </table:table-cell>
          <table:table-cell office:value-type="float" office:value="3.7577">
            <text:p>3.7577</text:p>
          </table:table-cell>
          <table:table-cell office:value-type="float" office:value="128.511">
            <text:p>128.511</text:p>
          </table:table-cell>
          <table:table-cell office:value-type="float" office:value="10.6953">
            <text:p>10.6953</text:p>
          </table:table-cell>
          <table:table-cell office:value-type="float" office:value="0.715441">
            <text:p>0.715441</text:p>
          </table:table-cell>
          <table:table-cell/>
        </table:table-row>
        <table:table-row table:style-name="ro2">
          <table:table-cell office:value-type="float" office:value="84681">
            <text:p>84681</text:p>
          </table:table-cell>
          <table:table-cell office:value-type="float" office:value="3101">
            <text:p>3101</text:p>
          </table:table-cell>
          <table:table-cell office:value-type="float" office:value="9.88491">
            <text:p>9.88491</text:p>
          </table:table-cell>
          <table:table-cell office:value-type="float" office:value="140.981">
            <text:p>140.981</text:p>
          </table:table-cell>
          <table:table-cell office:value-type="float" office:value="6.57796">
            <text:p>6.57796</text:p>
          </table:table-cell>
          <table:table-cell office:value-type="float" office:value="0.841243">
            <text:p>0.841243</text:p>
          </table:table-cell>
          <table:table-cell/>
        </table:table-row>
        <table:table-row table:style-name="ro2">
          <table:table-cell office:value-type="float" office:value="84721">
            <text:p>84721</text:p>
          </table:table-cell>
          <table:table-cell office:value-type="float" office:value="790">
            <text:p>790</text:p>
          </table:table-cell>
          <table:table-cell office:value-type="float" office:value="3.61131">
            <text:p>3.61131</text:p>
          </table:table-cell>
          <table:table-cell office:value-type="float" office:value="127.901">
            <text:p>127.901</text:p>
          </table:table-cell>
          <table:table-cell office:value-type="float" office:value="10.7172">
            <text:p>10.7172</text:p>
          </table:table-cell>
          <table:table-cell office:value-type="float" office:value="0.821887">
            <text:p>0.821887</text:p>
          </table:table-cell>
          <table:table-cell/>
        </table:table-row>
        <table:table-row table:style-name="ro2">
          <table:table-cell office:value-type="float" office:value="84761">
            <text:p>84761</text:p>
          </table:table-cell>
          <table:table-cell office:value-type="float" office:value="3142">
            <text:p>3142</text:p>
          </table:table-cell>
          <table:table-cell office:value-type="float" office:value="5.16317">
            <text:p>5.16317</text:p>
          </table:table-cell>
          <table:table-cell office:value-type="float" office:value="110.835">
            <text:p>110.835</text:p>
          </table:table-cell>
          <table:table-cell office:value-type="float" office:value="9.17479">
            <text:p>9.17479</text:p>
          </table:table-cell>
          <table:table-cell office:value-type="float" office:value="0.813571">
            <text:p>0.813571</text:p>
          </table:table-cell>
          <table:table-cell/>
        </table:table-row>
        <table:table-row table:style-name="ro2">
          <table:table-cell office:value-type="float" office:value="84781">
            <text:p>84781</text:p>
          </table:table-cell>
          <table:table-cell office:value-type="float" office:value="343">
            <text:p>343</text:p>
          </table:table-cell>
          <table:table-cell office:value-type="float" office:value="2.28284">
            <text:p>2.28284</text:p>
          </table:table-cell>
          <table:table-cell office:value-type="float" office:value="109.021">
            <text:p>109.021</text:p>
          </table:table-cell>
          <table:table-cell office:value-type="float" office:value="10.1887">
            <text:p>10.1887</text:p>
          </table:table-cell>
          <table:table-cell office:value-type="float" office:value="0.811262">
            <text:p>0.811262</text:p>
          </table:table-cell>
          <table:table-cell/>
        </table:table-row>
        <table:table-row table:style-name="ro2">
          <table:table-cell office:value-type="float" office:value="84861">
            <text:p>84861</text:p>
          </table:table-cell>
          <table:table-cell office:value-type="float" office:value="73">
            <text:p>73</text:p>
          </table:table-cell>
          <table:table-cell office:value-type="float" office:value="6.37891">
            <text:p>6.37891</text:p>
          </table:table-cell>
          <table:table-cell office:value-type="float" office:value="142.056">
            <text:p>142.056</text:p>
          </table:table-cell>
          <table:table-cell office:value-type="float" office:value="10.0681">
            <text:p>10.0681</text:p>
          </table:table-cell>
          <table:table-cell office:value-type="float" office:value="0.802931">
            <text:p>0.802931</text:p>
          </table:table-cell>
          <table:table-cell/>
        </table:table-row>
        <table:table-row table:style-name="ro2">
          <table:table-cell office:value-type="float" office:value="84951">
            <text:p>84951</text:p>
          </table:table-cell>
          <table:table-cell office:value-type="float" office:value="2954">
            <text:p>2954</text:p>
          </table:table-cell>
          <table:table-cell office:value-type="float" office:value="8.89386">
            <text:p>8.89386</text:p>
          </table:table-cell>
          <table:table-cell office:value-type="float" office:value="163.93">
            <text:p>163.93</text:p>
          </table:table-cell>
          <table:table-cell office:value-type="float" office:value="9.21027">
            <text:p>9.21027</text:p>
          </table:table-cell>
          <table:table-cell office:value-type="float" office:value="0.845843">
            <text:p>0.845843</text:p>
          </table:table-cell>
          <table:table-cell/>
        </table:table-row>
        <table:table-row table:style-name="ro2">
          <table:table-cell office:value-type="float" office:value="84981">
            <text:p>84981</text:p>
          </table:table-cell>
          <table:table-cell office:value-type="float" office:value="1857">
            <text:p>1857</text:p>
          </table:table-cell>
          <table:table-cell office:value-type="float" office:value="9.03294">
            <text:p>9.03294</text:p>
          </table:table-cell>
          <table:table-cell office:value-type="float" office:value="109.235">
            <text:p>109.235</text:p>
          </table:table-cell>
          <table:table-cell office:value-type="float" office:value="5.25751">
            <text:p>5.25751</text:p>
          </table:table-cell>
          <table:table-cell office:value-type="float" office:value="0.919845">
            <text:p>0.919845</text:p>
          </table:table-cell>
          <table:table-cell/>
        </table:table-row>
        <table:table-row table:style-name="ro2">
          <table:table-cell office:value-type="float" office:value="85001">
            <text:p>85001</text:p>
          </table:table-cell>
          <table:table-cell office:value-type="float" office:value="281">
            <text:p>281</text:p>
          </table:table-cell>
          <table:table-cell office:value-type="float" office:value="9.10882">
            <text:p>9.10882</text:p>
          </table:table-cell>
          <table:table-cell office:value-type="float" office:value="187.774">
            <text:p>187.774</text:p>
          </table:table-cell>
          <table:table-cell office:value-type="float" office:value="10.2373">
            <text:p>10.2373</text:p>
          </table:table-cell>
          <table:table-cell office:value-type="float" office:value="0.740025">
            <text:p>0.740025</text:p>
          </table:table-cell>
          <table:table-cell/>
        </table:table-row>
        <table:table-row table:style-name="ro2">
          <table:table-cell office:value-type="float" office:value="85031">
            <text:p>85031</text:p>
          </table:table-cell>
          <table:table-cell office:value-type="float" office:value="305">
            <text:p>305</text:p>
          </table:table-cell>
          <table:table-cell office:value-type="float" office:value="2.26849">
            <text:p>2.26849</text:p>
          </table:table-cell>
          <table:table-cell office:value-type="float" office:value="126.953">
            <text:p>126.953</text:p>
          </table:table-cell>
          <table:table-cell office:value-type="float" office:value="11.0366">
            <text:p>11.0366</text:p>
          </table:table-cell>
          <table:table-cell office:value-type="float" office:value="0.794118">
            <text:p>0.794118</text:p>
          </table:table-cell>
          <table:table-cell/>
        </table:table-row>
        <table:table-row table:style-name="ro2">
          <table:table-cell office:value-type="float" office:value="85101">
            <text:p>85101</text:p>
          </table:table-cell>
          <table:table-cell office:value-type="float" office:value="2682">
            <text:p>2682</text:p>
          </table:table-cell>
          <table:table-cell office:value-type="float" office:value="-2.77009">
            <text:p>-2.77009</text:p>
          </table:table-cell>
          <table:table-cell office:value-type="float" office:value="428.162">
            <text:p>428.162</text:p>
          </table:table-cell>
          <table:table-cell office:value-type="float" office:value="20.5058">
            <text:p>20.5058</text:p>
          </table:table-cell>
          <table:table-cell office:value-type="float" office:value="0.724162">
            <text:p>0.724162</text:p>
          </table:table-cell>
          <table:table-cell/>
        </table:table-row>
        <table:table-row table:style-name="ro2">
          <table:table-cell office:value-type="float" office:value="85131">
            <text:p>85131</text:p>
          </table:table-cell>
          <table:table-cell office:value-type="float" office:value="4548">
            <text:p>4548</text:p>
          </table:table-cell>
          <table:table-cell office:value-type="float" office:value="3.07455">
            <text:p>3.07455</text:p>
          </table:table-cell>
          <table:table-cell office:value-type="float" office:value="79.854">
            <text:p>79.854</text:p>
          </table:table-cell>
          <table:table-cell office:value-type="float" office:value="8.39054">
            <text:p>8.39054</text:p>
          </table:table-cell>
          <table:table-cell office:value-type="float" office:value="0.888889">
            <text:p>0.888889</text:p>
          </table:table-cell>
          <table:table-cell/>
        </table:table-row>
        <table:table-row table:style-name="ro2">
          <table:table-cell office:value-type="float" office:value="85181">
            <text:p>85181</text:p>
          </table:table-cell>
          <table:table-cell office:value-type="float" office:value="2729">
            <text:p>2729</text:p>
          </table:table-cell>
          <table:table-cell office:value-type="float" office:value="9.27615">
            <text:p>9.27615</text:p>
          </table:table-cell>
          <table:table-cell office:value-type="float" office:value="193.42">
            <text:p>193.42</text:p>
          </table:table-cell>
          <table:table-cell office:value-type="float" office:value="10.3621">
            <text:p>10.3621</text:p>
          </table:table-cell>
          <table:table-cell office:value-type="float" office:value="0.772619">
            <text:p>0.772619</text:p>
          </table:table-cell>
          <table:table-cell/>
        </table:table-row>
        <table:table-row table:style-name="ro2">
          <table:table-cell office:value-type="float" office:value="29641">
            <text:p>29641</text:p>
          </table:table-cell>
          <table:table-cell office:value-type="float" office:value="1781">
            <text:p>1781</text:p>
          </table:table-cell>
          <table:table-cell office:value-type="float" office:value="10.6754">
            <text:p>10.6754</text:p>
          </table:table-cell>
          <table:table-cell office:value-type="float" office:value="320.669">
            <text:p>320.669</text:p>
          </table:table-cell>
          <table:table-cell office:value-type="float" office:value="14.3773">
            <text:p>14.3773</text:p>
          </table:table-cell>
          <table:table-cell office:value-type="float" office:value="0.588818">
            <text:p>0.588818</text:p>
          </table:table-cell>
          <table:table-cell/>
        </table:table-row>
        <table:table-row table:style-name="ro2">
          <table:table-cell office:value-type="float" office:value="29642">
            <text:p>29642</text:p>
          </table:table-cell>
          <table:table-cell office:value-type="float" office:value="2107">
            <text:p>2107</text:p>
          </table:table-cell>
          <table:table-cell office:value-type="float" office:value="6.3735">
            <text:p>6.3735</text:p>
          </table:table-cell>
          <table:table-cell office:value-type="float" office:value="155.265">
            <text:p>155.265</text:p>
          </table:table-cell>
          <table:table-cell office:value-type="float" office:value="10.7072">
            <text:p>10.7072</text:p>
          </table:table-cell>
          <table:table-cell office:value-type="float" office:value="0.612586">
            <text:p>0.612586</text:p>
          </table:table-cell>
          <table:table-cell/>
        </table:table-row>
        <table:table-row table:style-name="ro2">
          <table:table-cell office:value-type="float" office:value="29643">
            <text:p>29643</text:p>
          </table:table-cell>
          <table:table-cell office:value-type="float" office:value="850">
            <text:p>850</text:p>
          </table:table-cell>
          <table:table-cell office:value-type="float" office:value="12.6621">
            <text:p>12.6621</text:p>
          </table:table-cell>
          <table:table-cell office:value-type="float" office:value="328.621">
            <text:p>328.621</text:p>
          </table:table-cell>
          <table:table-cell office:value-type="float" office:value="12.9727">
            <text:p>12.9727</text:p>
          </table:table-cell>
          <table:table-cell office:value-type="float" office:value="0.809342">
            <text:p>0.809342</text:p>
          </table:table-cell>
          <table:table-cell/>
        </table:table-row>
        <table:table-row table:style-name="ro2">
          <table:table-cell office:value-type="float" office:value="29644">
            <text:p>29644</text:p>
          </table:table-cell>
          <table:table-cell office:value-type="float" office:value="1113">
            <text:p>1113</text:p>
          </table:table-cell>
          <table:table-cell office:value-type="float" office:value="9.81909">
            <text:p>9.81909</text:p>
          </table:table-cell>
          <table:table-cell office:value-type="float" office:value="490.768">
            <text:p>490.768</text:p>
          </table:table-cell>
          <table:table-cell office:value-type="float" office:value="19.8583">
            <text:p>19.8583</text:p>
          </table:table-cell>
          <table:table-cell office:value-type="float" office:value="0.604302">
            <text:p>0.604302</text:p>
          </table:table-cell>
          <table:table-cell/>
        </table:table-row>
        <table:table-row table:style-name="ro2">
          <table:table-cell office:value-type="float" office:value="29645">
            <text:p>29645</text:p>
          </table:table-cell>
          <table:table-cell office:value-type="float" office:value="1145">
            <text:p>1145</text:p>
          </table:table-cell>
          <table:table-cell office:value-type="float" office:value="-9.9371">
            <text:p>-9.9371</text:p>
          </table:table-cell>
          <table:table-cell office:value-type="float" office:value="443.648">
            <text:p>443.648</text:p>
          </table:table-cell>
          <table:table-cell office:value-type="float" office:value="18.5715">
            <text:p>18.5715</text:p>
          </table:table-cell>
          <table:table-cell office:value-type="float" office:value="0.671247">
            <text:p>0.671247</text:p>
          </table:table-cell>
          <table:table-cell/>
        </table:table-row>
        <table:table-row table:style-name="ro2">
          <table:table-cell office:value-type="float" office:value="29646">
            <text:p>29646</text:p>
          </table:table-cell>
          <table:table-cell office:value-type="float" office:value="537">
            <text:p>537</text:p>
          </table:table-cell>
          <table:table-cell office:value-type="float" office:value="0.953783">
            <text:p>0.953783</text:p>
          </table:table-cell>
          <table:table-cell office:value-type="float" office:value="305.536">
            <text:p>305.536</text:p>
          </table:table-cell>
          <table:table-cell office:value-type="float" office:value="17.4536">
            <text:p>17.4536</text:p>
          </table:table-cell>
          <table:table-cell office:value-type="float" office:value="0.528968">
            <text:p>0.528968</text:p>
          </table:table-cell>
          <table:table-cell/>
        </table:table-row>
        <table:table-row table:style-name="ro2">
          <table:table-cell office:value-type="float" office:value="29647">
            <text:p>29647</text:p>
          </table:table-cell>
          <table:table-cell office:value-type="float" office:value="1705">
            <text:p>1705</text:p>
          </table:table-cell>
          <table:table-cell office:value-type="float" office:value="0.30847">
            <text:p>0.30847</text:p>
          </table:table-cell>
          <table:table-cell office:value-type="float" office:value="343.553">
            <text:p>343.553</text:p>
          </table:table-cell>
          <table:table-cell office:value-type="float" office:value="18.5326">
            <text:p>18.5326</text:p>
          </table:table-cell>
          <table:table-cell office:value-type="float" office:value="0.586921">
            <text:p>0.586921</text:p>
          </table:table-cell>
          <table:table-cell/>
        </table:table-row>
        <table:table-row table:style-name="ro2">
          <table:table-cell office:value-type="float" office:value="29648">
            <text:p>29648</text:p>
          </table:table-cell>
          <table:table-cell office:value-type="float" office:value="2703">
            <text:p>2703</text:p>
          </table:table-cell>
          <table:table-cell office:value-type="float" office:value="-7.01655">
            <text:p>-7.01655</text:p>
          </table:table-cell>
          <table:table-cell office:value-type="float" office:value="134.719">
            <text:p>134.719</text:p>
          </table:table-cell>
          <table:table-cell office:value-type="float" office:value="9.24591">
            <text:p>9.24591</text:p>
          </table:table-cell>
          <table:table-cell office:value-type="float" office:value="0.724053">
            <text:p>0.724053</text:p>
          </table:table-cell>
          <table:table-cell/>
        </table:table-row>
        <table:table-row table:style-name="ro2">
          <table:table-cell office:value-type="float" office:value="29649">
            <text:p>29649</text:p>
          </table:table-cell>
          <table:table-cell office:value-type="float" office:value="1894">
            <text:p>1894</text:p>
          </table:table-cell>
          <table:table-cell office:value-type="float" office:value="2.73451">
            <text:p>2.73451</text:p>
          </table:table-cell>
          <table:table-cell office:value-type="float" office:value="59.2417">
            <text:p>59.2417</text:p>
          </table:table-cell>
          <table:table-cell office:value-type="float" office:value="7.19473">
            <text:p>7.19473</text:p>
          </table:table-cell>
          <table:table-cell office:value-type="float" office:value="0.794479">
            <text:p>0.794479</text:p>
          </table:table-cell>
          <table:table-cell/>
        </table:table-row>
        <table:table-row table:style-name="ro2">
          <table:table-cell office:value-type="float" office:value="29650">
            <text:p>29650</text:p>
          </table:table-cell>
          <table:table-cell office:value-type="float" office:value="3256">
            <text:p>3256</text:p>
          </table:table-cell>
          <table:table-cell office:value-type="float" office:value="3.34718">
            <text:p>3.34718</text:p>
          </table:table-cell>
          <table:table-cell office:value-type="float" office:value="82.8357">
            <text:p>82.8357</text:p>
          </table:table-cell>
          <table:table-cell office:value-type="float" office:value="8.46357">
            <text:p>8.46357</text:p>
          </table:table-cell>
          <table:table-cell office:value-type="float" office:value="0.84793">
            <text:p>0.84793</text:p>
          </table:table-cell>
          <table:table-cell/>
        </table:table-row>
        <table:table-row table:style-name="ro2">
          <table:table-cell office:value-type="float" office:value="29651">
            <text:p>29651</text:p>
          </table:table-cell>
          <table:table-cell office:value-type="float" office:value="464">
            <text:p>464</text:p>
          </table:table-cell>
          <table:table-cell office:value-type="float" office:value="-4.99224">
            <text:p>-4.99224</text:p>
          </table:table-cell>
          <table:table-cell office:value-type="float" office:value="313.633">
            <text:p>313.633</text:p>
          </table:table-cell>
          <table:table-cell office:value-type="float" office:value="16.9915">
            <text:p>16.9915</text:p>
          </table:table-cell>
          <table:table-cell office:value-type="float" office:value="0.484892">
            <text:p>0.484892</text:p>
          </table:table-cell>
          <table:table-cell/>
        </table:table-row>
        <table:table-row table:style-name="ro2">
          <table:table-cell office:value-type="float" office:value="29652">
            <text:p>29652</text:p>
          </table:table-cell>
          <table:table-cell office:value-type="float" office:value="543">
            <text:p>543</text:p>
          </table:table-cell>
          <table:table-cell office:value-type="float" office:value="-2.67404">
            <text:p>-2.67404</text:p>
          </table:table-cell>
          <table:table-cell office:value-type="float" office:value="361.43">
            <text:p>361.43</text:p>
          </table:table-cell>
          <table:table-cell office:value-type="float" office:value="18.8223">
            <text:p>18.8223</text:p>
          </table:table-cell>
          <table:table-cell office:value-type="float" office:value="0.642697">
            <text:p>0.642697</text:p>
          </table:table-cell>
          <table:table-cell/>
        </table:table-row>
        <table:table-row table:style-name="ro2">
          <table:table-cell office:value-type="float" office:value="29653">
            <text:p>29653</text:p>
          </table:table-cell>
          <table:table-cell office:value-type="float" office:value="894">
            <text:p>894</text:p>
          </table:table-cell>
          <table:table-cell office:value-type="float" office:value="-7.10378">
            <text:p>-7.10378</text:p>
          </table:table-cell>
          <table:table-cell office:value-type="float" office:value="363.211">
            <text:p>363.211</text:p>
          </table:table-cell>
          <table:table-cell office:value-type="float" office:value="17.6847">
            <text:p>17.6847</text:p>
          </table:table-cell>
          <table:table-cell office:value-type="float" office:value="0.715108">
            <text:p>0.715108</text:p>
          </table:table-cell>
          <table:table-cell/>
        </table:table-row>
        <table:table-row table:style-name="ro2">
          <table:table-cell office:value-type="float" office:value="29654">
            <text:p>29654</text:p>
          </table:table-cell>
          <table:table-cell office:value-type="float" office:value="962">
            <text:p>962</text:p>
          </table:table-cell>
          <table:table-cell office:value-type="float" office:value="-7.27468">
            <text:p>-7.27468</text:p>
          </table:table-cell>
          <table:table-cell office:value-type="float" office:value="362.536">
            <text:p>362.536</text:p>
          </table:table-cell>
          <table:table-cell office:value-type="float" office:value="17.5959">
            <text:p>17.5959</text:p>
          </table:table-cell>
          <table:table-cell office:value-type="float" office:value="0.642392">
            <text:p>0.642392</text:p>
          </table:table-cell>
          <table:table-cell/>
        </table:table-row>
        <table:table-row table:style-name="ro2">
          <table:table-cell office:value-type="float" office:value="29655">
            <text:p>29655</text:p>
          </table:table-cell>
          <table:table-cell office:value-type="float" office:value="1368">
            <text:p>1368</text:p>
          </table:table-cell>
          <table:table-cell office:value-type="float" office:value="6.04315">
            <text:p>6.04315</text:p>
          </table:table-cell>
          <table:table-cell office:value-type="float" office:value="357.315">
            <text:p>357.315</text:p>
          </table:table-cell>
          <table:table-cell office:value-type="float" office:value="17.9108">
            <text:p>17.9108</text:p>
          </table:table-cell>
          <table:table-cell office:value-type="float" office:value="0.716995">
            <text:p>0.716995</text:p>
          </table:table-cell>
          <table:table-cell/>
        </table:table-row>
        <table:table-row table:style-name="ro2">
          <table:table-cell office:value-type="float" office:value="29660">
            <text:p>29660</text:p>
          </table:table-cell>
          <table:table-cell office:value-type="float" office:value="1080">
            <text:p>1080</text:p>
          </table:table-cell>
          <table:table-cell office:value-type="float" office:value="1.35035">
            <text:p>1.35035</text:p>
          </table:table-cell>
          <table:table-cell office:value-type="float" office:value="242.018">
            <text:p>242.018</text:p>
          </table:table-cell>
          <table:table-cell office:value-type="float" office:value="15.4982">
            <text:p>15.4982</text:p>
          </table:table-cell>
          <table:table-cell office:value-type="float" office:value="0.589369">
            <text:p>0.589369</text:p>
          </table:table-cell>
          <table:table-cell/>
        </table:table-row>
        <table:table-row table:style-name="ro2">
          <table:table-cell office:value-type="float" office:value="29661">
            <text:p>29661</text:p>
          </table:table-cell>
          <table:table-cell office:value-type="float" office:value="475">
            <text:p>475</text:p>
          </table:table-cell>
          <table:table-cell office:value-type="float" office:value="-2.67398">
            <text:p>-2.67398</text:p>
          </table:table-cell>
          <table:table-cell office:value-type="float" office:value="299.219">
            <text:p>299.219</text:p>
          </table:table-cell>
          <table:table-cell office:value-type="float" office:value="17.09">
            <text:p>17.09</text:p>
          </table:table-cell>
          <table:table-cell office:value-type="float" office:value="0.638196">
            <text:p>0.638196</text:p>
          </table:table-cell>
          <table:table-cell/>
        </table:table-row>
        <table:table-row table:style-name="ro2">
          <table:table-cell office:value-type="float" office:value="29662">
            <text:p>29662</text:p>
          </table:table-cell>
          <table:table-cell office:value-type="float" office:value="253">
            <text:p>253</text:p>
          </table:table-cell>
          <table:table-cell office:value-type="float" office:value="-2.98719">
            <text:p>-2.98719</text:p>
          </table:table-cell>
          <table:table-cell office:value-type="float" office:value="313.911">
            <text:p>313.911</text:p>
          </table:table-cell>
          <table:table-cell office:value-type="float" office:value="17.4639">
            <text:p>17.4639</text:p>
          </table:table-cell>
          <table:table-cell office:value-type="float" office:value="0.694894">
            <text:p>0.694894</text:p>
          </table:table-cell>
          <table:table-cell/>
        </table:table-row>
        <table:table-row table:style-name="ro2">
          <table:table-cell office:value-type="float" office:value="29663">
            <text:p>29663</text:p>
          </table:table-cell>
          <table:table-cell office:value-type="float" office:value="222">
            <text:p>222</text:p>
          </table:table-cell>
          <table:table-cell office:value-type="float" office:value="-5.39512">
            <text:p>-5.39512</text:p>
          </table:table-cell>
          <table:table-cell office:value-type="float" office:value="338.003">
            <text:p>338.003</text:p>
          </table:table-cell>
          <table:table-cell office:value-type="float" office:value="17.5754">
            <text:p>17.5754</text:p>
          </table:table-cell>
          <table:table-cell office:value-type="float" office:value="0.430381">
            <text:p>0.430381</text:p>
          </table:table-cell>
          <table:table-cell/>
        </table:table-row>
        <table:table-row table:style-name="ro2">
          <table:table-cell office:value-type="float" office:value="86091">
            <text:p>86091</text:p>
          </table:table-cell>
          <table:table-cell office:value-type="float" office:value="1117">
            <text:p>1117</text:p>
          </table:table-cell>
          <table:table-cell office:value-type="float" office:value="6.35219">
            <text:p>6.35219</text:p>
          </table:table-cell>
          <table:table-cell office:value-type="float" office:value="428.638">
            <text:p>428.638</text:p>
          </table:table-cell>
          <table:table-cell office:value-type="float" office:value="19.705">
            <text:p>19.705</text:p>
          </table:table-cell>
          <table:table-cell office:value-type="float" office:value="0.533668">
            <text:p>0.533668</text:p>
          </table:table-cell>
          <table:table-cell/>
        </table:table-row>
        <table:table-row table:style-name="ro2">
          <table:table-cell office:value-type="float" office:value="86101">
            <text:p>86101</text:p>
          </table:table-cell>
          <table:table-cell office:value-type="float" office:value="1298">
            <text:p>1298</text:p>
          </table:table-cell>
          <table:table-cell office:value-type="float" office:value="10.4158">
            <text:p>10.4158</text:p>
          </table:table-cell>
          <table:table-cell office:value-type="float" office:value="465.777">
            <text:p>465.777</text:p>
          </table:table-cell>
          <table:table-cell office:value-type="float" office:value="18.9021">
            <text:p>18.9021</text:p>
          </table:table-cell>
          <table:table-cell office:value-type="float" office:value="0.665742">
            <text:p>0.665742</text:p>
          </table:table-cell>
          <table:table-cell/>
        </table:table-row>
        <table:table-row table:style-name="ro2">
          <table:table-cell office:value-type="float" office:value="86111">
            <text:p>86111</text:p>
          </table:table-cell>
          <table:table-cell office:value-type="float" office:value="1371">
            <text:p>1371</text:p>
          </table:table-cell>
          <table:table-cell office:value-type="float" office:value="3.80978">
            <text:p>3.80978</text:p>
          </table:table-cell>
          <table:table-cell office:value-type="float" office:value="521.66">
            <text:p>521.66</text:p>
          </table:table-cell>
          <table:table-cell office:value-type="float" office:value="22.5199">
            <text:p>22.5199</text:p>
          </table:table-cell>
          <table:table-cell office:value-type="float" office:value="0.471376">
            <text:p>0.471376</text:p>
          </table:table-cell>
          <table:table-cell/>
        </table:table-row>
        <table:table-row table:style-name="ro2">
          <table:table-cell office:value-type="float" office:value="86121">
            <text:p>86121</text:p>
          </table:table-cell>
          <table:table-cell office:value-type="float" office:value="974">
            <text:p>974</text:p>
          </table:table-cell>
          <table:table-cell office:value-type="float" office:value="-9.68642">
            <text:p>-9.68642</text:p>
          </table:table-cell>
          <table:table-cell office:value-type="float" office:value="822.834">
            <text:p>822.834</text:p>
          </table:table-cell>
          <table:table-cell office:value-type="float" office:value="27.0001">
            <text:p>27.0001</text:p>
          </table:table-cell>
          <table:table-cell office:value-type="float" office:value="0.730437">
            <text:p>0.730437</text:p>
          </table:table-cell>
          <table:table-cell/>
        </table:table-row>
        <table:table-row table:style-name="ro2">
          <table:table-cell office:value-type="float" office:value="86131">
            <text:p>86131</text:p>
          </table:table-cell>
          <table:table-cell office:value-type="float" office:value="712">
            <text:p>712</text:p>
          </table:table-cell>
          <table:table-cell office:value-type="float" office:value="-0.811072">
            <text:p>-0.811072</text:p>
          </table:table-cell>
          <table:table-cell office:value-type="float" office:value="280.864">
            <text:p>280.864</text:p>
          </table:table-cell>
          <table:table-cell office:value-type="float" office:value="16.7394">
            <text:p>16.7394</text:p>
          </table:table-cell>
          <table:table-cell office:value-type="float" office:value="0.76872">
            <text:p>0.76872</text:p>
          </table:table-cell>
          <table:table-cell/>
        </table:table-row>
        <table:table-row table:style-name="ro2">
          <table:table-cell office:value-type="float" office:value="86141">
            <text:p>86141</text:p>
          </table:table-cell>
          <table:table-cell office:value-type="float" office:value="531">
            <text:p>531</text:p>
          </table:table-cell>
          <table:table-cell office:value-type="float" office:value="5.36296">
            <text:p>5.36296</text:p>
          </table:table-cell>
          <table:table-cell office:value-type="float" office:value="371.818">
            <text:p>371.818</text:p>
          </table:table-cell>
          <table:table-cell office:value-type="float" office:value="18.5218">
            <text:p>18.5218</text:p>
          </table:table-cell>
          <table:table-cell office:value-type="float" office:value="0.672002">
            <text:p>0.672002</text:p>
          </table:table-cell>
          <table:table-cell/>
        </table:table-row>
        <table:table-row table:style-name="ro2">
          <table:table-cell office:value-type="float" office:value="86151">
            <text:p>86151</text:p>
          </table:table-cell>
          <table:table-cell office:value-type="float" office:value="1009">
            <text:p>1009</text:p>
          </table:table-cell>
          <table:table-cell office:value-type="float" office:value="1.10498">
            <text:p>1.10498</text:p>
          </table:table-cell>
          <table:table-cell office:value-type="float" office:value="375.011">
            <text:p>375.011</text:p>
          </table:table-cell>
          <table:table-cell office:value-type="float" office:value="19.3336">
            <text:p>19.3336</text:p>
          </table:table-cell>
          <table:table-cell office:value-type="float" office:value="0.702133">
            <text:p>0.702133</text:p>
          </table:table-cell>
          <table:table-cell/>
        </table:table-row>
        <table:table-row table:style-name="ro2">
          <table:table-cell office:value-type="float" office:value="86161">
            <text:p>86161</text:p>
          </table:table-cell>
          <table:table-cell office:value-type="float" office:value="745">
            <text:p>745</text:p>
          </table:table-cell>
          <table:table-cell office:value-type="float" office:value="-14.0242">
            <text:p>-14.0242</text:p>
          </table:table-cell>
          <table:table-cell office:value-type="float" office:value="729.418">
            <text:p>729.418</text:p>
          </table:table-cell>
          <table:table-cell office:value-type="float" office:value="23.0811">
            <text:p>23.0811</text:p>
          </table:table-cell>
          <table:table-cell office:value-type="float" office:value="0.675608">
            <text:p>0.675608</text:p>
          </table:table-cell>
          <table:table-cell/>
        </table:table-row>
        <table:table-row table:style-name="ro2">
          <table:table-cell office:value-type="float" office:value="86181">
            <text:p>86181</text:p>
          </table:table-cell>
          <table:table-cell office:value-type="float" office:value="827">
            <text:p>827</text:p>
          </table:table-cell>
          <table:table-cell office:value-type="float" office:value="6.64588">
            <text:p>6.64588</text:p>
          </table:table-cell>
          <table:table-cell office:value-type="float" office:value="511.718">
            <text:p>511.718</text:p>
          </table:table-cell>
          <table:table-cell office:value-type="float" office:value="21.6229">
            <text:p>21.6229</text:p>
          </table:table-cell>
          <table:table-cell office:value-type="float" office:value="0.641983">
            <text:p>0.641983</text:p>
          </table:table-cell>
          <table:table-cell/>
        </table:table-row>
        <table:table-row table:style-name="ro2">
          <table:table-cell office:value-type="float" office:value="86191">
            <text:p>86191</text:p>
          </table:table-cell>
          <table:table-cell office:value-type="float" office:value="2196">
            <text:p>2196</text:p>
          </table:table-cell>
          <table:table-cell office:value-type="float" office:value="-2.07236">
            <text:p>-2.07236</text:p>
          </table:table-cell>
          <table:table-cell office:value-type="float" office:value="226.191">
            <text:p>226.191</text:p>
          </table:table-cell>
          <table:table-cell office:value-type="float" office:value="14.8962">
            <text:p>14.8962</text:p>
          </table:table-cell>
          <table:table-cell office:value-type="float" office:value="0.714127">
            <text:p>0.714127</text:p>
          </table:table-cell>
          <table:table-cell/>
        </table:table-row>
        <table:table-row table:style-name="ro2">
          <table:table-cell office:value-type="float" office:value="86201">
            <text:p>86201</text:p>
          </table:table-cell>
          <table:table-cell office:value-type="float" office:value="1090">
            <text:p>1090</text:p>
          </table:table-cell>
          <table:table-cell office:value-type="float" office:value="3.84446">
            <text:p>3.84446</text:p>
          </table:table-cell>
          <table:table-cell office:value-type="float" office:value="518.626">
            <text:p>518.626</text:p>
          </table:table-cell>
          <table:table-cell office:value-type="float" office:value="22.4465">
            <text:p>22.4465</text:p>
          </table:table-cell>
          <table:table-cell office:value-type="float" office:value="0.41313">
            <text:p>0.41313</text:p>
          </table:table-cell>
          <table:table-cell/>
        </table:table-row>
        <table:table-row table:style-name="ro2">
          <table:table-cell office:value-type="float" office:value="86211">
            <text:p>86211</text:p>
          </table:table-cell>
          <table:table-cell office:value-type="float" office:value="130">
            <text:p>130</text:p>
          </table:table-cell>
          <table:table-cell office:value-type="float" office:value="19.472">
            <text:p>19.472</text:p>
          </table:table-cell>
          <table:table-cell office:value-type="float" office:value="518.055">
            <text:p>518.055</text:p>
          </table:table-cell>
          <table:table-cell office:value-type="float" office:value="11.7854">
            <text:p>11.7854</text:p>
          </table:table-cell>
          <table:table-cell office:value-type="float" office:value="0.830676">
            <text:p>0.830676</text:p>
          </table:table-cell>
          <table:table-cell/>
        </table:table-row>
        <table:table-row table:style-name="ro2">
          <table:table-cell office:value-type="float" office:value="86221">
            <text:p>86221</text:p>
          </table:table-cell>
          <table:table-cell office:value-type="float" office:value="457">
            <text:p>457</text:p>
          </table:table-cell>
          <table:table-cell office:value-type="float" office:value="-6.41473">
            <text:p>-6.41473</text:p>
          </table:table-cell>
          <table:table-cell office:value-type="float" office:value="622.468">
            <text:p>622.468</text:p>
          </table:table-cell>
          <table:table-cell office:value-type="float" office:value="24.1106">
            <text:p>24.1106</text:p>
          </table:table-cell>
          <table:table-cell office:value-type="float" office:value="0.65766">
            <text:p>0.65766</text:p>
          </table:table-cell>
          <table:table-cell/>
        </table:table-row>
        <table:table-row table:style-name="ro2">
          <table:table-cell office:value-type="float" office:value="86231">
            <text:p>86231</text:p>
          </table:table-cell>
          <table:table-cell office:value-type="float" office:value="406">
            <text:p>406</text:p>
          </table:table-cell>
          <table:table-cell office:value-type="float" office:value="-14.8138">
            <text:p>-14.8138</text:p>
          </table:table-cell>
          <table:table-cell office:value-type="float" office:value="1111.63">
            <text:p>1111.63</text:p>
          </table:table-cell>
          <table:table-cell office:value-type="float" office:value="29.8695">
            <text:p>29.8695</text:p>
          </table:table-cell>
          <table:table-cell office:value-type="float" office:value="0.55874">
            <text:p>0.55874</text:p>
          </table:table-cell>
          <table:table-cell/>
        </table:table-row>
        <table:table-row table:style-name="ro2">
          <table:table-cell office:value-type="float" office:value="86241">
            <text:p>86241</text:p>
          </table:table-cell>
          <table:table-cell office:value-type="float" office:value="508">
            <text:p>508</text:p>
          </table:table-cell>
          <table:table-cell office:value-type="float" office:value="-11.075">
            <text:p>-11.075</text:p>
          </table:table-cell>
          <table:table-cell office:value-type="float" office:value="885.046">
            <text:p>885.046</text:p>
          </table:table-cell>
          <table:table-cell office:value-type="float" office:value="27.6114">
            <text:p>27.6114</text:p>
          </table:table-cell>
          <table:table-cell office:value-type="float" office:value="0.695078">
            <text:p>0.695078</text:p>
          </table:table-cell>
          <table:table-cell/>
        </table:table-row>
        <table:table-row table:style-name="ro2">
          <table:table-cell office:value-type="float" office:value="86251">
            <text:p>86251</text:p>
          </table:table-cell>
          <table:table-cell office:value-type="float" office:value="537">
            <text:p>537</text:p>
          </table:table-cell>
          <table:table-cell office:value-type="float" office:value="-6.53459">
            <text:p>-6.53459</text:p>
          </table:table-cell>
          <table:table-cell office:value-type="float" office:value="568.702">
            <text:p>568.702</text:p>
          </table:table-cell>
          <table:table-cell office:value-type="float" office:value="22.9347">
            <text:p>22.9347</text:p>
          </table:table-cell>
          <table:table-cell office:value-type="float" office:value="0.600505">
            <text:p>0.600505</text:p>
          </table:table-cell>
          <table:table-cell/>
        </table:table-row>
        <table:table-row table:style-name="ro2">
          <table:table-cell office:value-type="float" office:value="86261">
            <text:p>86261</text:p>
          </table:table-cell>
          <table:table-cell office:value-type="float" office:value="624">
            <text:p>624</text:p>
          </table:table-cell>
          <table:table-cell office:value-type="float" office:value="4.61271">
            <text:p>4.61271</text:p>
          </table:table-cell>
          <table:table-cell office:value-type="float" office:value="406.619">
            <text:p>406.619</text:p>
          </table:table-cell>
          <table:table-cell office:value-type="float" office:value="19.6301">
            <text:p>19.6301</text:p>
          </table:table-cell>
          <table:table-cell office:value-type="float" office:value="0.574577">
            <text:p>0.574577</text:p>
          </table:table-cell>
          <table:table-cell/>
        </table:table-row>
        <table:table-row table:style-name="ro2">
          <table:table-cell office:value-type="float" office:value="86271">
            <text:p>86271</text:p>
          </table:table-cell>
          <table:table-cell office:value-type="float" office:value="758">
            <text:p>758</text:p>
          </table:table-cell>
          <table:table-cell office:value-type="float" office:value="-17.5763">
            <text:p>-17.5763</text:p>
          </table:table-cell>
          <table:table-cell office:value-type="float" office:value="846.438">
            <text:p>846.438</text:p>
          </table:table-cell>
          <table:table-cell office:value-type="float" office:value="23.1843">
            <text:p>23.1843</text:p>
          </table:table-cell>
          <table:table-cell office:value-type="float" office:value="0.59271">
            <text:p>0.59271</text:p>
          </table:table-cell>
          <table:table-cell/>
        </table:table-row>
        <table:table-row table:style-name="ro2">
          <table:table-cell office:value-type="float" office:value="86281">
            <text:p>86281</text:p>
          </table:table-cell>
          <table:table-cell office:value-type="float" office:value="528">
            <text:p>528</text:p>
          </table:table-cell>
          <table:table-cell office:value-type="float" office:value="5.62364">
            <text:p>5.62364</text:p>
          </table:table-cell>
          <table:table-cell office:value-type="float" office:value="456.343">
            <text:p>456.343</text:p>
          </table:table-cell>
          <table:table-cell office:value-type="float" office:value="20.6087">
            <text:p>20.6087</text:p>
          </table:table-cell>
          <table:table-cell office:value-type="float" office:value="0.745867">
            <text:p>0.745867</text:p>
          </table:table-cell>
          <table:table-cell/>
        </table:table-row>
        <table:table-row table:style-name="ro2">
          <table:table-cell office:value-type="float" office:value="86291">
            <text:p>86291</text:p>
          </table:table-cell>
          <table:table-cell office:value-type="float" office:value="597">
            <text:p>597</text:p>
          </table:table-cell>
          <table:table-cell office:value-type="float" office:value="0.949436">
            <text:p>0.949436</text:p>
          </table:table-cell>
          <table:table-cell office:value-type="float" office:value="353.839">
            <text:p>353.839</text:p>
          </table:table-cell>
          <table:table-cell office:value-type="float" office:value="18.7866">
            <text:p>18.7866</text:p>
          </table:table-cell>
          <table:table-cell office:value-type="float" office:value="0.741605">
            <text:p>0.741605</text:p>
          </table:table-cell>
          <table:table-cell/>
        </table:table-row>
        <table:table-row table:style-name="ro2">
          <table:table-cell office:value-type="float" office:value="86301">
            <text:p>86301</text:p>
          </table:table-cell>
          <table:table-cell office:value-type="float" office:value="300">
            <text:p>300</text:p>
          </table:table-cell>
          <table:table-cell office:value-type="float" office:value="3.88467">
            <text:p>3.88467</text:p>
          </table:table-cell>
          <table:table-cell office:value-type="float" office:value="495.113">
            <text:p>495.113</text:p>
          </table:table-cell>
          <table:table-cell office:value-type="float" office:value="21.9094">
            <text:p>21.9094</text:p>
          </table:table-cell>
          <table:table-cell office:value-type="float" office:value="0.491417">
            <text:p>0.491417</text:p>
          </table:table-cell>
          <table:table-cell/>
        </table:table-row>
        <table:table-row table:style-name="ro2">
          <table:table-cell office:value-type="float" office:value="86311">
            <text:p>86311</text:p>
          </table:table-cell>
          <table:table-cell office:value-type="float" office:value="503">
            <text:p>503</text:p>
          </table:table-cell>
          <table:table-cell office:value-type="float" office:value="11.9505">
            <text:p>11.9505</text:p>
          </table:table-cell>
          <table:table-cell office:value-type="float" office:value="305.089">
            <text:p>305.089</text:p>
          </table:table-cell>
          <table:table-cell office:value-type="float" office:value="12.7388">
            <text:p>12.7388</text:p>
          </table:table-cell>
          <table:table-cell office:value-type="float" office:value="0.743588">
            <text:p>0.743588</text:p>
          </table:table-cell>
          <table:table-cell/>
        </table:table-row>
        <table:table-row table:style-name="ro2">
          <table:table-cell office:value-type="float" office:value="86321">
            <text:p>86321</text:p>
          </table:table-cell>
          <table:table-cell office:value-type="float" office:value="1348">
            <text:p>1348</text:p>
          </table:table-cell>
          <table:table-cell office:value-type="float" office:value="-2.77188">
            <text:p>-2.77188</text:p>
          </table:table-cell>
          <table:table-cell office:value-type="float" office:value="646.319">
            <text:p>646.319</text:p>
          </table:table-cell>
          <table:table-cell office:value-type="float" office:value="25.2712">
            <text:p>25.2712</text:p>
          </table:table-cell>
          <table:table-cell office:value-type="float" office:value="0.742803">
            <text:p>0.742803</text:p>
          </table:table-cell>
          <table:table-cell/>
        </table:table-row>
        <table:table-row table:style-name="ro2">
          <table:table-cell office:value-type="float" office:value="86331">
            <text:p>86331</text:p>
          </table:table-cell>
          <table:table-cell office:value-type="float" office:value="1358">
            <text:p>1358</text:p>
          </table:table-cell>
          <table:table-cell office:value-type="float" office:value="-5.94496">
            <text:p>-5.94496</text:p>
          </table:table-cell>
          <table:table-cell office:value-type="float" office:value="543.878">
            <text:p>543.878</text:p>
          </table:table-cell>
          <table:table-cell office:value-type="float" office:value="22.5507">
            <text:p>22.5507</text:p>
          </table:table-cell>
          <table:table-cell office:value-type="float" office:value="0.612527">
            <text:p>0.612527</text:p>
          </table:table-cell>
          <table:table-cell/>
        </table:table-row>
        <table:table-row table:style-name="ro2">
          <table:table-cell office:value-type="float" office:value="86341">
            <text:p>86341</text:p>
          </table:table-cell>
          <table:table-cell office:value-type="float" office:value="766">
            <text:p>766</text:p>
          </table:table-cell>
          <table:table-cell office:value-type="float" office:value="9.42804">
            <text:p>9.42804</text:p>
          </table:table-cell>
          <table:table-cell office:value-type="float" office:value="497.141">
            <text:p>497.141</text:p>
          </table:table-cell>
          <table:table-cell office:value-type="float" office:value="20.2053">
            <text:p>20.2053</text:p>
          </table:table-cell>
          <table:table-cell office:value-type="float" office:value="0.593188">
            <text:p>0.593188</text:p>
          </table:table-cell>
          <table:table-cell/>
        </table:table-row>
        <table:table-row table:style-name="ro2">
          <table:table-cell office:value-type="float" office:value="86351">
            <text:p>86351</text:p>
          </table:table-cell>
          <table:table-cell office:value-type="float" office:value="1538">
            <text:p>1538</text:p>
          </table:table-cell>
          <table:table-cell office:value-type="float" office:value="-16.7112">
            <text:p>-16.7112</text:p>
          </table:table-cell>
          <table:table-cell office:value-type="float" office:value="804.636">
            <text:p>804.636</text:p>
          </table:table-cell>
          <table:table-cell office:value-type="float" office:value="22.921">
            <text:p>22.921</text:p>
          </table:table-cell>
          <table:table-cell office:value-type="float" office:value="0.574242">
            <text:p>0.574242</text:p>
          </table:table-cell>
          <table:table-cell/>
        </table:table-row>
        <table:table-row table:style-name="ro2">
          <table:table-cell office:value-type="float" office:value="86361">
            <text:p>86361</text:p>
          </table:table-cell>
          <table:table-cell office:value-type="float" office:value="500">
            <text:p>500</text:p>
          </table:table-cell>
          <table:table-cell office:value-type="float" office:value="3.64775">
            <text:p>3.64775</text:p>
          </table:table-cell>
          <table:table-cell office:value-type="float" office:value="484.483">
            <text:p>484.483</text:p>
          </table:table-cell>
          <table:table-cell office:value-type="float" office:value="21.7066">
            <text:p>21.7066</text:p>
          </table:table-cell>
          <table:table-cell office:value-type="float" office:value="0.56675">
            <text:p>0.56675</text:p>
          </table:table-cell>
          <table:table-cell/>
        </table:table-row>
        <table:table-row table:style-name="ro2">
          <table:table-cell office:value-type="float" office:value="86371">
            <text:p>86371</text:p>
          </table:table-cell>
          <table:table-cell office:value-type="float" office:value="1194">
            <text:p>1194</text:p>
          </table:table-cell>
          <table:table-cell office:value-type="float" office:value="-8.44774">
            <text:p>-8.44774</text:p>
          </table:table-cell>
          <table:table-cell office:value-type="float" office:value="623.927">
            <text:p>623.927</text:p>
          </table:table-cell>
          <table:table-cell office:value-type="float" office:value="23.5066">
            <text:p>23.5066</text:p>
          </table:table-cell>
          <table:table-cell office:value-type="float" office:value="0.535624">
            <text:p>0.535624</text:p>
          </table:table-cell>
          <table:table-cell/>
        </table:table-row>
        <table:table-row table:style-name="ro2" table:number-rows-repeated="104838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UMTS&amp;SAPS" table:style-name="ta1"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row table:style-name="ro2">
          <table:table-cell table:style-name="ce2" office:value-type="string" table:number-columns-spanned="4" table:number-rows-spanned="1">
            <text:p>After Height optimisation SAPS &amp; MTN</text:p>
          </table:table-cell>
          <table:covered-table-cell table:number-columns-repeated="3"/>
          <table:table-cell table:number-columns-repeated="9"/>
          <table:table-cell table:style-name="ce2" office:value-type="string" table:number-columns-spanned="5" table:number-rows-spanned="1">
            <text:p>SAPS and UMTS before height optimisation</text:p>
          </table:table-cell>
          <table:covered-table-cell table:number-columns-repeated="3"/>
          <table:covered-table-cell table:style-name="ce2" office:value-type="string">
            <text:p>SAPS and UMTS before height optimisation</text:p>
          </table:covered-table-cell>
          <table:table-cell table:number-columns-repeated="7"/>
          <table:table-cell table:style-name="ce2" office:value-type="string" table:number-columns-spanned="5" table:number-rows-spanned="1">
            <text:p>SAPS and UMTS before height optimisation + offset</text:p>
          </table:table-cell>
          <table:covered-table-cell table:number-columns-repeated="4"/>
          <table:table-cell table:number-columns-repeated="13"/>
        </table:table-row>
        <table:table-row table:style-name="ro1">
          <table:table-cell/>
          <table:table-cell office:value-type="string">
            <text:p>Cost=19.8376</text:p>
          </table:table-cell>
          <table:table-cell office:value-type="string">
            <text:p>#Used:</text:p>
          </table:table-cell>
          <table:table-cell office:value-type="float" office:value="112096">
            <text:p>112096</text:p>
          </table:table-cell>
          <table:table-cell office:value-type="string">
            <text:p>Mean:</text:p>
          </table:table-cell>
          <table:table-cell office:value-type="float" office:value="5.11173">
            <text:p>5.11173</text:p>
          </table:table-cell>
          <table:table-cell office:value-type="string">
            <text:p>MeanSquare:</text:p>
          </table:table-cell>
          <table:table-cell office:value-type="float" office:value="242.812">
            <text:p>242.812</text:p>
          </table:table-cell>
          <table:table-cell office:value-type="string">
            <text:p>StDev:</text:p>
          </table:table-cell>
          <table:table-cell office:value-type="float" office:value="14.7201">
            <text:p>14.7201</text:p>
          </table:table-cell>
          <table:table-cell office:value-type="string">
            <text:p>CorrC:</text:p>
          </table:table-cell>
          <table:table-cell office:value-type="float" office:value="0.801624">
            <text:p>0.801624</text:p>
          </table:table-cell>
          <table:table-cell/>
          <table:table-cell office:value-type="string">
            <text:p>Cost=27.5632</text:p>
          </table:table-cell>
          <table:table-cell office:value-type="string">
            <text:p>#Used:</text:p>
          </table:table-cell>
          <table:table-cell office:value-type="float" office:value="112096">
            <text:p>112096</text:p>
          </table:table-cell>
          <table:table-cell office:value-type="string">
            <text:p>Mean:</text:p>
          </table:table-cell>
          <table:table-cell office:value-type="float" office:value="12.7199">
            <text:p>12.7199</text:p>
          </table:table-cell>
          <table:table-cell office:value-type="string">
            <text:p>MeanSquare:</text:p>
          </table:table-cell>
          <table:table-cell office:value-type="float" office:value="313.14">
            <text:p>313.14</text:p>
          </table:table-cell>
          <table:table-cell office:value-type="string">
            <text:p>StDev:</text:p>
          </table:table-cell>
          <table:table-cell office:value-type="float" office:value="12.3022">
            <text:p>12.3022</text:p>
          </table:table-cell>
          <table:table-cell office:value-type="string">
            <text:p>CorrC:</text:p>
          </table:table-cell>
          <table:table-cell office:value-type="float" office:value="0.724368">
            <text:p>0.724368</text:p>
          </table:table-cell>
          <table:table-cell table:number-columns-repeated="2"/>
          <table:table-cell office:value-type="string">
            <text:p>Cost=27.5632</text:p>
          </table:table-cell>
          <table:table-cell office:value-type="string">
            <text:p>#Used:</text:p>
          </table:table-cell>
          <table:table-cell office:value-type="float" office:value="112096">
            <text:p>112096</text:p>
          </table:table-cell>
          <table:table-cell office:value-type="string">
            <text:p>Mean:</text:p>
          </table:table-cell>
          <table:table-cell table:style-name="ce3" office:value-type="string">
            <text:p>-6.55365e-06</text:p>
          </table:table-cell>
          <table:table-cell office:value-type="string">
            <text:p>MeanSquare:</text:p>
          </table:table-cell>
          <table:table-cell office:value-type="float" office:value="151.344">
            <text:p>151.344</text:p>
          </table:table-cell>
          <table:table-cell office:value-type="string">
            <text:p>StDev:</text:p>
          </table:table-cell>
          <table:table-cell office:value-type="float" office:value="12.3022">
            <text:p>12.3022</text:p>
          </table:table-cell>
          <table:table-cell office:value-type="string">
            <text:p>CorrC:</text:p>
          </table:table-cell>
          <table:table-cell office:value-type="float" office:value="0.724368">
            <text:p>0.724368</text:p>
          </table:table-cell>
          <table:table-cell/>
          <table:table-cell office:value-type="string">
            <text:p>GloblalEmperical</text:p>
          </table:table-cell>
          <table:table-cell office:value-type="string">
            <text:p>Mean=-0.0230406</text:p>
          </table:table-cell>
          <table:table-cell office:value-type="string">
            <text:p>MSE=105.967</text:p>
          </table:table-cell>
          <table:table-cell office:value-type="string">
            <text:p>StDev=10.294</text:p>
          </table:table-cell>
          <table:table-cell office:value-type="string">
            <text:p>CorrC=0.746878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9"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9621">
            <text:p>9621</text:p>
          </table:table-cell>
          <table:table-cell office:value-type="float" office:value="4888157">
            <text:p>4888157</text:p>
          </table:table-cell>
          <table:table-cell table:number-columns-repeated="9"/>
          <table:table-cell office:value-type="float" office:value="2">
            <text:p>2</text:p>
          </table:table-cell>
          <table:table-cell office:value-type="float" office:value="12077">
            <text:p>12077</text:p>
          </table:table-cell>
          <table:table-cell office:value-type="float" office:value="4888157">
            <text:p>4888157</text:p>
          </table:table-cell>
          <table:table-cell table:number-columns-repeated="10"/>
          <table:table-cell office:value-type="float" office:value="2">
            <text:p>2</text:p>
          </table:table-cell>
          <table:table-cell office:value-type="float" office:value="12077">
            <text:p>12077</text:p>
          </table:table-cell>
          <table:table-cell office:value-type="float" office:value="4888157">
            <text:p>4888157</text:p>
          </table:table-cell>
          <table:table-cell table:number-columns-repeated="15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8938">
            <text:p>18938</text:p>
          </table:table-cell>
          <table:table-cell office:value-type="float" office:value="6139027">
            <text:p>6139027</text:p>
          </table:table-cell>
          <table:table-cell table:number-columns-repeated="9"/>
          <table:table-cell office:value-type="float" office:value="3">
            <text:p>3</text:p>
          </table:table-cell>
          <table:table-cell office:value-type="float" office:value="15343">
            <text:p>15343</text:p>
          </table:table-cell>
          <table:table-cell office:value-type="float" office:value="6139027">
            <text:p>6139027</text:p>
          </table:table-cell>
          <table:table-cell table:number-columns-repeated="10"/>
          <table:table-cell office:value-type="float" office:value="3">
            <text:p>3</text:p>
          </table:table-cell>
          <table:table-cell office:value-type="float" office:value="15343">
            <text:p>15343</text:p>
          </table:table-cell>
          <table:table-cell office:value-type="float" office:value="6139027">
            <text:p>6139027</text:p>
          </table:table-cell>
          <table:table-cell table:number-columns-repeated="15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9"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9"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0804">
            <text:p>20804</text:p>
          </table:table-cell>
          <table:table-cell office:value-type="float" office:value="8960266">
            <text:p>8960266</text:p>
          </table:table-cell>
          <table:table-cell table:number-columns-repeated="9"/>
          <table:table-cell office:value-type="float" office:value="6">
            <text:p>6</text:p>
          </table:table-cell>
          <table:table-cell office:value-type="float" office:value="30278">
            <text:p>30278</text:p>
          </table:table-cell>
          <table:table-cell office:value-type="float" office:value="8960266">
            <text:p>8960266</text:p>
          </table:table-cell>
          <table:table-cell table:number-columns-repeated="10"/>
          <table:table-cell office:value-type="float" office:value="6">
            <text:p>6</text:p>
          </table:table-cell>
          <table:table-cell office:value-type="float" office:value="30278">
            <text:p>30278</text:p>
          </table:table-cell>
          <table:table-cell office:value-type="float" office:value="8960266">
            <text:p>8960266</text:p>
          </table:table-cell>
          <table:table-cell table:number-columns-repeated="1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182">
            <text:p>2182</text:p>
          </table:table-cell>
          <table:table-cell office:value-type="float" office:value="305531">
            <text:p>305531</text:p>
          </table:table-cell>
          <table:table-cell table:number-columns-repeated="9"/>
          <table:table-cell office:value-type="float" office:value="7">
            <text:p>7</text:p>
          </table:table-cell>
          <table:table-cell office:value-type="float" office:value="1505">
            <text:p>1505</text:p>
          </table:table-cell>
          <table:table-cell office:value-type="float" office:value="305531">
            <text:p>305531</text:p>
          </table:table-cell>
          <table:table-cell table:number-columns-repeated="10"/>
          <table:table-cell office:value-type="float" office:value="7">
            <text:p>7</text:p>
          </table:table-cell>
          <table:table-cell office:value-type="float" office:value="1505">
            <text:p>1505</text:p>
          </table:table-cell>
          <table:table-cell office:value-type="float" office:value="305531">
            <text:p>305531</text:p>
          </table:table-cell>
          <table:table-cell table:number-columns-repeated="15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9"/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03">
            <text:p>1903</text:p>
          </table:table-cell>
          <table:table-cell office:value-type="float" office:value="274605">
            <text:p>274605</text:p>
          </table:table-cell>
          <table:table-cell table:number-columns-repeated="9"/>
          <table:table-cell office:value-type="float" office:value="9">
            <text:p>9</text:p>
          </table:table-cell>
          <table:table-cell office:value-type="float" office:value="1232">
            <text:p>1232</text:p>
          </table:table-cell>
          <table:table-cell office:value-type="float" office:value="274605">
            <text:p>274605</text:p>
          </table:table-cell>
          <table:table-cell table:number-columns-repeated="10"/>
          <table:table-cell office:value-type="float" office:value="9">
            <text:p>9</text:p>
          </table:table-cell>
          <table:table-cell office:value-type="float" office:value="1232">
            <text:p>1232</text:p>
          </table:table-cell>
          <table:table-cell office:value-type="float" office:value="274605">
            <text:p>274605</text:p>
          </table:table-cell>
          <table:table-cell table:number-columns-repeated="1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13">
            <text:p>213</text:p>
          </table:table-cell>
          <table:table-cell office:value-type="float" office:value="27770">
            <text:p>27770</text:p>
          </table:table-cell>
          <table:table-cell table:number-columns-repeated="9"/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27770">
            <text:p>27770</text:p>
          </table:table-cell>
          <table:table-cell table:number-columns-repeated="10"/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27770">
            <text:p>27770</text:p>
          </table:table-cell>
          <table:table-cell table:number-columns-repeated="1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22782">
            <text:p>22782</text:p>
          </table:table-cell>
          <table:table-cell table:number-columns-repeated="9"/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22782">
            <text:p>22782</text:p>
          </table:table-cell>
          <table:table-cell table:number-columns-repeated="10"/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22782">
            <text:p>22782</text:p>
          </table:table-cell>
          <table:table-cell table:number-columns-repeated="15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table:number-columns-repeated="9"/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70">
            <text:p>70</text:p>
          </table:table-cell>
          <table:table-cell office:value-type="float" office:value="193260">
            <text:p>193260</text:p>
          </table:table-cell>
          <table:table-cell table:number-columns-repeated="9"/>
          <table:table-cell office:value-type="float" office:value="13">
            <text:p>13</text:p>
          </table:table-cell>
          <table:table-cell office:value-type="float" office:value="77">
            <text:p>77</text:p>
          </table:table-cell>
          <table:table-cell office:value-type="float" office:value="193260">
            <text:p>193260</text:p>
          </table:table-cell>
          <table:table-cell table:number-columns-repeated="10"/>
          <table:table-cell office:value-type="float" office:value="13">
            <text:p>13</text:p>
          </table:table-cell>
          <table:table-cell office:value-type="float" office:value="77">
            <text:p>77</text:p>
          </table:table-cell>
          <table:table-cell office:value-type="float" office:value="193260">
            <text:p>193260</text:p>
          </table:table-cell>
          <table:table-cell table:number-columns-repeated="1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88">
            <text:p>188</text:p>
          </table:table-cell>
          <table:table-cell office:value-type="float" office:value="271509">
            <text:p>271509</text:p>
          </table:table-cell>
          <table:table-cell table:number-columns-repeated="9"/>
          <table:table-cell office:value-type="float" office:value="14">
            <text:p>14</text:p>
          </table:table-cell>
          <table:table-cell office:value-type="float" office:value="279">
            <text:p>279</text:p>
          </table:table-cell>
          <table:table-cell office:value-type="float" office:value="271509">
            <text:p>271509</text:p>
          </table:table-cell>
          <table:table-cell table:number-columns-repeated="10"/>
          <table:table-cell office:value-type="float" office:value="14">
            <text:p>14</text:p>
          </table:table-cell>
          <table:table-cell office:value-type="float" office:value="279">
            <text:p>279</text:p>
          </table:table-cell>
          <table:table-cell office:value-type="float" office:value="271509">
            <text:p>271509</text:p>
          </table:table-cell>
          <table:table-cell table:number-columns-repeated="1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84">
            <text:p>884</text:p>
          </table:table-cell>
          <table:table-cell office:value-type="float" office:value="208085">
            <text:p>208085</text:p>
          </table:table-cell>
          <table:table-cell table:number-columns-repeated="9"/>
          <table:table-cell office:value-type="float" office:value="15">
            <text:p>15</text:p>
          </table:table-cell>
          <table:table-cell office:value-type="float" office:value="791">
            <text:p>791</text:p>
          </table:table-cell>
          <table:table-cell office:value-type="float" office:value="208085">
            <text:p>208085</text:p>
          </table:table-cell>
          <table:table-cell table:number-columns-repeated="10"/>
          <table:table-cell office:value-type="float" office:value="15">
            <text:p>15</text:p>
          </table:table-cell>
          <table:table-cell office:value-type="float" office:value="791">
            <text:p>791</text:p>
          </table:table-cell>
          <table:table-cell office:value-type="float" office:value="208085">
            <text:p>208085</text:p>
          </table:table-cell>
          <table:table-cell table:number-columns-repeated="1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6">
            <text:p>96</text:p>
          </table:table-cell>
          <table:table-cell office:value-type="float" office:value="57399">
            <text:p>57399</text:p>
          </table:table-cell>
          <table:table-cell table:number-columns-repeated="9"/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57399">
            <text:p>57399</text:p>
          </table:table-cell>
          <table:table-cell table:number-columns-repeated="10"/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57399">
            <text:p>57399</text:p>
          </table:table-cell>
          <table:table-cell table:number-columns-repeated="15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9"/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68">
            <text:p>568</text:p>
          </table:table-cell>
          <table:table-cell office:value-type="float" office:value="191945">
            <text:p>191945</text:p>
          </table:table-cell>
          <table:table-cell table:number-columns-repeated="9"/>
          <table:table-cell office:value-type="float" office:value="18">
            <text:p>18</text:p>
          </table:table-cell>
          <table:table-cell office:value-type="float" office:value="889">
            <text:p>889</text:p>
          </table:table-cell>
          <table:table-cell office:value-type="float" office:value="191945">
            <text:p>191945</text:p>
          </table:table-cell>
          <table:table-cell table:number-columns-repeated="10"/>
          <table:table-cell office:value-type="float" office:value="18">
            <text:p>18</text:p>
          </table:table-cell>
          <table:table-cell office:value-type="float" office:value="889">
            <text:p>889</text:p>
          </table:table-cell>
          <table:table-cell office:value-type="float" office:value="191945">
            <text:p>191945</text:p>
          </table:table-cell>
          <table:table-cell table:number-columns-repeated="1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82">
            <text:p>282</text:p>
          </table:table-cell>
          <table:table-cell office:value-type="float" office:value="53900">
            <text:p>53900</text:p>
          </table:table-cell>
          <table:table-cell table:number-columns-repeated="9"/>
          <table:table-cell office:value-type="float" office:value="19">
            <text:p>19</text:p>
          </table:table-cell>
          <table:table-cell office:value-type="float" office:value="503">
            <text:p>503</text:p>
          </table:table-cell>
          <table:table-cell office:value-type="float" office:value="53900">
            <text:p>53900</text:p>
          </table:table-cell>
          <table:table-cell table:number-columns-repeated="10"/>
          <table:table-cell office:value-type="float" office:value="19">
            <text:p>19</text:p>
          </table:table-cell>
          <table:table-cell office:value-type="float" office:value="503">
            <text:p>503</text:p>
          </table:table-cell>
          <table:table-cell office:value-type="float" office:value="53900">
            <text:p>53900</text:p>
          </table:table-cell>
          <table:table-cell table:number-columns-repeated="15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table:number-columns-repeated="9"/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table:number-columns-repeated="9"/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38">
            <text:p>138</text:p>
          </table:table-cell>
          <table:table-cell office:value-type="float" office:value="16569">
            <text:p>16569</text:p>
          </table:table-cell>
          <table:table-cell table:number-columns-repeated="9"/>
          <table:table-cell office:value-type="float" office:value="22">
            <text:p>22</text:p>
          </table:table-cell>
          <table:table-cell office:value-type="float" office:value="63">
            <text:p>63</text:p>
          </table:table-cell>
          <table:table-cell office:value-type="float" office:value="16569">
            <text:p>16569</text:p>
          </table:table-cell>
          <table:table-cell table:number-columns-repeated="10"/>
          <table:table-cell office:value-type="float" office:value="22">
            <text:p>22</text:p>
          </table:table-cell>
          <table:table-cell office:value-type="float" office:value="63">
            <text:p>63</text:p>
          </table:table-cell>
          <table:table-cell office:value-type="float" office:value="16569">
            <text:p>16569</text:p>
          </table:table-cell>
          <table:table-cell table:number-columns-repeated="15"/>
        </table:table-row>
        <table:table-row table:style-name="ro2">
          <table:table-cell table:number-columns-repeated="2" office:value-type="float" office:value="23">
            <text:p>23</text:p>
          </table:table-cell>
          <table:table-cell office:value-type="float" office:value="5711">
            <text:p>5711</text:p>
          </table:table-cell>
          <table:table-cell table:number-columns-repeated="9"/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5711">
            <text:p>5711</text:p>
          </table:table-cell>
          <table:table-cell table:number-columns-repeated="10"/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5711">
            <text:p>5711</text:p>
          </table:table-cell>
          <table:table-cell table:number-columns-repeated="15"/>
        </table:table-row>
        <table:table-row table:style-name="ro2"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number-columns-repeated="9"/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table:number-columns-repeated="9"/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789">
            <text:p>1789</text:p>
          </table:table-cell>
          <table:table-cell office:value-type="float" office:value="542653">
            <text:p>542653</text:p>
          </table:table-cell>
          <table:table-cell table:number-columns-repeated="9"/>
          <table:table-cell office:value-type="float" office:value="26">
            <text:p>26</text:p>
          </table:table-cell>
          <table:table-cell office:value-type="float" office:value="1452">
            <text:p>1452</text:p>
          </table:table-cell>
          <table:table-cell office:value-type="float" office:value="542653">
            <text:p>542653</text:p>
          </table:table-cell>
          <table:table-cell table:number-columns-repeated="10"/>
          <table:table-cell office:value-type="float" office:value="26">
            <text:p>26</text:p>
          </table:table-cell>
          <table:table-cell office:value-type="float" office:value="1452">
            <text:p>1452</text:p>
          </table:table-cell>
          <table:table-cell office:value-type="float" office:value="542653">
            <text:p>542653</text:p>
          </table:table-cell>
          <table:table-cell table:number-columns-repeated="1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2894">
            <text:p>12894</text:p>
          </table:table-cell>
          <table:table-cell office:value-type="float" office:value="4159857">
            <text:p>4159857</text:p>
          </table:table-cell>
          <table:table-cell table:number-columns-repeated="9"/>
          <table:table-cell office:value-type="float" office:value="27">
            <text:p>27</text:p>
          </table:table-cell>
          <table:table-cell office:value-type="float" office:value="10488">
            <text:p>10488</text:p>
          </table:table-cell>
          <table:table-cell office:value-type="float" office:value="4159857">
            <text:p>4159857</text:p>
          </table:table-cell>
          <table:table-cell table:number-columns-repeated="10"/>
          <table:table-cell office:value-type="float" office:value="27">
            <text:p>27</text:p>
          </table:table-cell>
          <table:table-cell office:value-type="float" office:value="10488">
            <text:p>10488</text:p>
          </table:table-cell>
          <table:table-cell office:value-type="float" office:value="4159857">
            <text:p>4159857</text:p>
          </table:table-cell>
          <table:table-cell table:number-columns-repeated="1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  <table:table-cell office:value-type="float" office:value="450">
            <text:p>450</text:p>
          </table:table-cell>
          <table:table-cell table:number-columns-repeated="9"/>
          <table:table-cell table:number-columns-repeated="2" office:value-type="float" office:value="28">
            <text:p>28</text:p>
          </table:table-cell>
          <table:table-cell office:value-type="float" office:value="450">
            <text:p>450</text:p>
          </table:table-cell>
          <table:table-cell table:number-columns-repeated="10"/>
          <table:table-cell table:number-columns-repeated="2" office:value-type="float" office:value="28">
            <text:p>28</text:p>
          </table:table-cell>
          <table:table-cell office:value-type="float" office:value="450">
            <text:p>450</text:p>
          </table:table-cell>
          <table:table-cell table:number-columns-repeated="15"/>
        </table:table-row>
        <table:table-row table:style-name="ro2"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table:number-columns-repeated="9"/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7">
            <text:p>107</text:p>
          </table:table-cell>
          <table:table-cell office:value-type="float" office:value="45321">
            <text:p>45321</text:p>
          </table:table-cell>
          <table:table-cell table:number-columns-repeated="9"/>
          <table:table-cell office:value-type="float" office:value="30">
            <text:p>30</text:p>
          </table:table-cell>
          <table:table-cell office:value-type="float" office:value="99">
            <text:p>99</text:p>
          </table:table-cell>
          <table:table-cell office:value-type="float" office:value="45321">
            <text:p>45321</text:p>
          </table:table-cell>
          <table:table-cell table:number-columns-repeated="10"/>
          <table:table-cell office:value-type="float" office:value="30">
            <text:p>30</text:p>
          </table:table-cell>
          <table:table-cell office:value-type="float" office:value="99">
            <text:p>99</text:p>
          </table:table-cell>
          <table:table-cell office:value-type="float" office:value="45321">
            <text:p>45321</text:p>
          </table:table-cell>
          <table:table-cell table:number-columns-repeated="1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41">
            <text:p>341</text:p>
          </table:table-cell>
          <table:table-cell table:number-columns-repeated="9"/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41">
            <text:p>341</text:p>
          </table:table-cell>
          <table:table-cell table:number-columns-repeated="10"/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41">
            <text:p>341</text:p>
          </table:table-cell>
          <table:table-cell table:number-columns-repeated="1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9949">
            <text:p>19949</text:p>
          </table:table-cell>
          <table:table-cell office:value-type="float" office:value="2258386">
            <text:p>2258386</text:p>
          </table:table-cell>
          <table:table-cell table:number-columns-repeated="9"/>
          <table:table-cell office:value-type="float" office:value="32">
            <text:p>32</text:p>
          </table:table-cell>
          <table:table-cell office:value-type="float" office:value="16772">
            <text:p>16772</text:p>
          </table:table-cell>
          <table:table-cell office:value-type="float" office:value="2258386">
            <text:p>2258386</text:p>
          </table:table-cell>
          <table:table-cell table:number-columns-repeated="10"/>
          <table:table-cell office:value-type="float" office:value="32">
            <text:p>32</text:p>
          </table:table-cell>
          <table:table-cell office:value-type="float" office:value="16772">
            <text:p>16772</text:p>
          </table:table-cell>
          <table:table-cell office:value-type="float" office:value="2258386">
            <text:p>2258386</text:p>
          </table:table-cell>
          <table:table-cell table:number-columns-repeated="1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389">
            <text:p>389</text:p>
          </table:table-cell>
          <table:table-cell office:value-type="float" office:value="46662">
            <text:p>46662</text:p>
          </table:table-cell>
          <table:table-cell table:number-columns-repeated="9"/>
          <table:table-cell office:value-type="float" office:value="33">
            <text:p>33</text:p>
          </table:table-cell>
          <table:table-cell office:value-type="float" office:value="407">
            <text:p>407</text:p>
          </table:table-cell>
          <table:table-cell office:value-type="float" office:value="46662">
            <text:p>46662</text:p>
          </table:table-cell>
          <table:table-cell table:number-columns-repeated="10"/>
          <table:table-cell office:value-type="float" office:value="33">
            <text:p>33</text:p>
          </table:table-cell>
          <table:table-cell office:value-type="float" office:value="407">
            <text:p>407</text:p>
          </table:table-cell>
          <table:table-cell office:value-type="float" office:value="46662">
            <text:p>46662</text:p>
          </table:table-cell>
          <table:table-cell table:number-columns-repeated="1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 office:value-type="float" office:value="2537">
            <text:p>2537</text:p>
          </table:table-cell>
          <table:table-cell table:number-columns-repeated="9"/>
          <table:table-cell office:value-type="float" office:value="34">
            <text:p>34</text:p>
          </table:table-cell>
          <table:table-cell office:value-type="float" office:value="43">
            <text:p>43</text:p>
          </table:table-cell>
          <table:table-cell office:value-type="float" office:value="2537">
            <text:p>2537</text:p>
          </table:table-cell>
          <table:table-cell table:number-columns-repeated="10"/>
          <table:table-cell office:value-type="float" office:value="34">
            <text:p>34</text:p>
          </table:table-cell>
          <table:table-cell office:value-type="float" office:value="43">
            <text:p>43</text:p>
          </table:table-cell>
          <table:table-cell office:value-type="float" office:value="2537">
            <text:p>2537</text:p>
          </table:table-cell>
          <table:table-cell table:number-columns-repeated="1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1">
            <text:p>31</text:p>
          </table:table-cell>
          <table:table-cell office:value-type="float" office:value="2249">
            <text:p>2249</text:p>
          </table:table-cell>
          <table:table-cell table:number-columns-repeated="9"/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office:value-type="float" office:value="2249">
            <text:p>2249</text:p>
          </table:table-cell>
          <table:table-cell table:number-columns-repeated="10"/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office:value-type="float" office:value="2249">
            <text:p>2249</text:p>
          </table:table-cell>
          <table:table-cell table:number-columns-repeated="1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088">
            <text:p>2088</text:p>
          </table:table-cell>
          <table:table-cell office:value-type="float" office:value="363166">
            <text:p>363166</text:p>
          </table:table-cell>
          <table:table-cell table:number-columns-repeated="9"/>
          <table:table-cell office:value-type="float" office:value="36">
            <text:p>36</text:p>
          </table:table-cell>
          <table:table-cell office:value-type="float" office:value="1675">
            <text:p>1675</text:p>
          </table:table-cell>
          <table:table-cell office:value-type="float" office:value="363166">
            <text:p>363166</text:p>
          </table:table-cell>
          <table:table-cell table:number-columns-repeated="10"/>
          <table:table-cell office:value-type="float" office:value="36">
            <text:p>36</text:p>
          </table:table-cell>
          <table:table-cell office:value-type="float" office:value="1675">
            <text:p>1675</text:p>
          </table:table-cell>
          <table:table-cell office:value-type="float" office:value="363166">
            <text:p>363166</text:p>
          </table:table-cell>
          <table:table-cell table:number-columns-repeated="1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91">
            <text:p>191</text:p>
          </table:table-cell>
          <table:table-cell office:value-type="float" office:value="131776">
            <text:p>131776</text:p>
          </table:table-cell>
          <table:table-cell table:number-columns-repeated="9"/>
          <table:table-cell office:value-type="float" office:value="37">
            <text:p>37</text:p>
          </table:table-cell>
          <table:table-cell office:value-type="float" office:value="296">
            <text:p>296</text:p>
          </table:table-cell>
          <table:table-cell office:value-type="float" office:value="131776">
            <text:p>131776</text:p>
          </table:table-cell>
          <table:table-cell table:number-columns-repeated="10"/>
          <table:table-cell office:value-type="float" office:value="37">
            <text:p>37</text:p>
          </table:table-cell>
          <table:table-cell office:value-type="float" office:value="296">
            <text:p>296</text:p>
          </table:table-cell>
          <table:table-cell office:value-type="float" office:value="131776">
            <text:p>131776</text:p>
          </table:table-cell>
          <table:table-cell table:number-columns-repeated="1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69">
            <text:p>69</text:p>
          </table:table-cell>
          <table:table-cell office:value-type="float" office:value="40294">
            <text:p>40294</text:p>
          </table:table-cell>
          <table:table-cell table:number-columns-repeated="9"/>
          <table:table-cell office:value-type="float" office:value="38">
            <text:p>38</text:p>
          </table:table-cell>
          <table:table-cell office:value-type="float" office:value="88">
            <text:p>88</text:p>
          </table:table-cell>
          <table:table-cell office:value-type="float" office:value="40294">
            <text:p>40294</text:p>
          </table:table-cell>
          <table:table-cell table:number-columns-repeated="10"/>
          <table:table-cell office:value-type="float" office:value="38">
            <text:p>38</text:p>
          </table:table-cell>
          <table:table-cell office:value-type="float" office:value="88">
            <text:p>88</text:p>
          </table:table-cell>
          <table:table-cell office:value-type="float" office:value="40294">
            <text:p>40294</text:p>
          </table:table-cell>
          <table:table-cell table:number-columns-repeated="15"/>
        </table:table-row>
        <table:table-row table:style-name="ro2"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table:number-columns-repeated="9"/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182">
            <text:p>3182</text:p>
          </table:table-cell>
          <table:table-cell office:value-type="float" office:value="726329">
            <text:p>726329</text:p>
          </table:table-cell>
          <table:table-cell table:number-columns-repeated="9"/>
          <table:table-cell office:value-type="float" office:value="40">
            <text:p>40</text:p>
          </table:table-cell>
          <table:table-cell office:value-type="float" office:value="3676">
            <text:p>3676</text:p>
          </table:table-cell>
          <table:table-cell office:value-type="float" office:value="726329">
            <text:p>726329</text:p>
          </table:table-cell>
          <table:table-cell table:number-columns-repeated="10"/>
          <table:table-cell office:value-type="float" office:value="40">
            <text:p>40</text:p>
          </table:table-cell>
          <table:table-cell office:value-type="float" office:value="3676">
            <text:p>3676</text:p>
          </table:table-cell>
          <table:table-cell office:value-type="float" office:value="726329">
            <text:p>726329</text:p>
          </table:table-cell>
          <table:table-cell table:number-columns-repeated="15"/>
        </table:table-row>
        <table:table-row table:style-name="ro2"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table:number-columns-repeated="9"/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641">
            <text:p>3641</text:p>
          </table:table-cell>
          <table:table-cell office:value-type="float" office:value="490869">
            <text:p>490869</text:p>
          </table:table-cell>
          <table:table-cell table:number-columns-repeated="9"/>
          <table:table-cell office:value-type="float" office:value="42">
            <text:p>42</text:p>
          </table:table-cell>
          <table:table-cell office:value-type="float" office:value="3246">
            <text:p>3246</text:p>
          </table:table-cell>
          <table:table-cell office:value-type="float" office:value="490869">
            <text:p>490869</text:p>
          </table:table-cell>
          <table:table-cell table:number-columns-repeated="10"/>
          <table:table-cell office:value-type="float" office:value="42">
            <text:p>42</text:p>
          </table:table-cell>
          <table:table-cell office:value-type="float" office:value="3246">
            <text:p>3246</text:p>
          </table:table-cell>
          <table:table-cell office:value-type="float" office:value="490869">
            <text:p>490869</text:p>
          </table:table-cell>
          <table:table-cell table:number-columns-repeated="1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6493">
            <text:p>6493</text:p>
          </table:table-cell>
          <table:table-cell office:value-type="float" office:value="621321">
            <text:p>621321</text:p>
          </table:table-cell>
          <table:table-cell table:number-columns-repeated="9"/>
          <table:table-cell office:value-type="float" office:value="43">
            <text:p>43</text:p>
          </table:table-cell>
          <table:table-cell office:value-type="float" office:value="5941">
            <text:p>5941</text:p>
          </table:table-cell>
          <table:table-cell office:value-type="float" office:value="621321">
            <text:p>621321</text:p>
          </table:table-cell>
          <table:table-cell table:number-columns-repeated="10"/>
          <table:table-cell office:value-type="float" office:value="43">
            <text:p>43</text:p>
          </table:table-cell>
          <table:table-cell office:value-type="float" office:value="5941">
            <text:p>5941</text:p>
          </table:table-cell>
          <table:table-cell office:value-type="float" office:value="621321">
            <text:p>621321</text:p>
          </table:table-cell>
          <table:table-cell table:number-columns-repeated="1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106">
            <text:p>2106</text:p>
          </table:table-cell>
          <table:table-cell office:value-type="float" office:value="348802">
            <text:p>348802</text:p>
          </table:table-cell>
          <table:table-cell table:number-columns-repeated="9"/>
          <table:table-cell office:value-type="float" office:value="44">
            <text:p>44</text:p>
          </table:table-cell>
          <table:table-cell office:value-type="float" office:value="1786">
            <text:p>1786</text:p>
          </table:table-cell>
          <table:table-cell office:value-type="float" office:value="348802">
            <text:p>348802</text:p>
          </table:table-cell>
          <table:table-cell table:number-columns-repeated="10"/>
          <table:table-cell office:value-type="float" office:value="44">
            <text:p>44</text:p>
          </table:table-cell>
          <table:table-cell office:value-type="float" office:value="1786">
            <text:p>1786</text:p>
          </table:table-cell>
          <table:table-cell office:value-type="float" office:value="348802">
            <text:p>348802</text:p>
          </table:table-cell>
          <table:table-cell table:number-columns-repeated="1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58">
            <text:p>558</text:p>
          </table:table-cell>
          <table:table-cell office:value-type="float" office:value="130064">
            <text:p>130064</text:p>
          </table:table-cell>
          <table:table-cell table:number-columns-repeated="9"/>
          <table:table-cell office:value-type="float" office:value="45">
            <text:p>45</text:p>
          </table:table-cell>
          <table:table-cell office:value-type="float" office:value="452">
            <text:p>452</text:p>
          </table:table-cell>
          <table:table-cell office:value-type="float" office:value="130064">
            <text:p>130064</text:p>
          </table:table-cell>
          <table:table-cell table:number-columns-repeated="10"/>
          <table:table-cell office:value-type="float" office:value="45">
            <text:p>45</text:p>
          </table:table-cell>
          <table:table-cell office:value-type="float" office:value="452">
            <text:p>452</text:p>
          </table:table-cell>
          <table:table-cell office:value-type="float" office:value="130064">
            <text:p>130064</text:p>
          </table:table-cell>
          <table:table-cell table:number-columns-repeated="1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147">
            <text:p>1147</text:p>
          </table:table-cell>
          <table:table-cell office:value-type="float" office:value="210677">
            <text:p>210677</text:p>
          </table:table-cell>
          <table:table-cell table:number-columns-repeated="9"/>
          <table:table-cell office:value-type="float" office:value="46">
            <text:p>46</text:p>
          </table:table-cell>
          <table:table-cell office:value-type="float" office:value="932">
            <text:p>932</text:p>
          </table:table-cell>
          <table:table-cell office:value-type="float" office:value="210677">
            <text:p>210677</text:p>
          </table:table-cell>
          <table:table-cell table:number-columns-repeated="10"/>
          <table:table-cell office:value-type="float" office:value="46">
            <text:p>46</text:p>
          </table:table-cell>
          <table:table-cell office:value-type="float" office:value="932">
            <text:p>932</text:p>
          </table:table-cell>
          <table:table-cell office:value-type="float" office:value="210677">
            <text:p>210677</text:p>
          </table:table-cell>
          <table:table-cell table:number-columns-repeated="1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64">
            <text:p>164</text:p>
          </table:table-cell>
          <table:table-cell office:value-type="float" office:value="20181">
            <text:p>20181</text:p>
          </table:table-cell>
          <table:table-cell table:number-columns-repeated="9"/>
          <table:table-cell office:value-type="float" office:value="47">
            <text:p>47</text:p>
          </table:table-cell>
          <table:table-cell office:value-type="float" office:value="125">
            <text:p>125</text:p>
          </table:table-cell>
          <table:table-cell office:value-type="float" office:value="20181">
            <text:p>20181</text:p>
          </table:table-cell>
          <table:table-cell table:number-columns-repeated="10"/>
          <table:table-cell office:value-type="float" office:value="47">
            <text:p>47</text:p>
          </table:table-cell>
          <table:table-cell office:value-type="float" office:value="125">
            <text:p>125</text:p>
          </table:table-cell>
          <table:table-cell office:value-type="float" office:value="20181">
            <text:p>20181</text:p>
          </table:table-cell>
          <table:table-cell table:number-columns-repeated="1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66">
            <text:p>466</text:p>
          </table:table-cell>
          <table:table-cell office:value-type="float" office:value="158804">
            <text:p>158804</text:p>
          </table:table-cell>
          <table:table-cell table:number-columns-repeated="9"/>
          <table:table-cell office:value-type="float" office:value="48">
            <text:p>48</text:p>
          </table:table-cell>
          <table:table-cell office:value-type="float" office:value="453">
            <text:p>453</text:p>
          </table:table-cell>
          <table:table-cell office:value-type="float" office:value="158804">
            <text:p>158804</text:p>
          </table:table-cell>
          <table:table-cell table:number-columns-repeated="10"/>
          <table:table-cell office:value-type="float" office:value="48">
            <text:p>48</text:p>
          </table:table-cell>
          <table:table-cell office:value-type="float" office:value="453">
            <text:p>453</text:p>
          </table:table-cell>
          <table:table-cell office:value-type="float" office:value="158804">
            <text:p>158804</text:p>
          </table:table-cell>
          <table:table-cell table:number-columns-repeated="1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823">
            <text:p>823</text:p>
          </table:table-cell>
          <table:table-cell office:value-type="float" office:value="105877">
            <text:p>105877</text:p>
          </table:table-cell>
          <table:table-cell table:number-columns-repeated="9"/>
          <table:table-cell office:value-type="float" office:value="49">
            <text:p>49</text:p>
          </table:table-cell>
          <table:table-cell office:value-type="float" office:value="966">
            <text:p>966</text:p>
          </table:table-cell>
          <table:table-cell office:value-type="float" office:value="105877">
            <text:p>105877</text:p>
          </table:table-cell>
          <table:table-cell table:number-columns-repeated="10"/>
          <table:table-cell office:value-type="float" office:value="49">
            <text:p>49</text:p>
          </table:table-cell>
          <table:table-cell office:value-type="float" office:value="966">
            <text:p>966</text:p>
          </table:table-cell>
          <table:table-cell office:value-type="float" office:value="105877">
            <text:p>105877</text:p>
          </table:table-cell>
          <table:table-cell table:number-columns-repeated="15"/>
        </table:table-row>
        <table:table-row table:style-name="ro2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Clutter</text:p>
          </table:table-cell>
          <table:table-cell office:value-type="string">
            <text:p>Types:</text:p>
          </table:table-cell>
          <table:table-cell office:value-type="float" office:value="50">
            <text:p>50</text:p>
          </table:table-cell>
          <table:table-cell table:number-columns-repeated="7"/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Clutter</text:p>
          </table:table-cell>
          <table:table-cell office:value-type="string">
            <text:p>Types:</text:p>
          </table:table-cell>
          <table:table-cell office:value-type="float" office:value="50">
            <text:p>50</text:p>
          </table:table-cell>
          <table:table-cell table:number-columns-repeated="8"/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Clutter</text:p>
          </table:table-cell>
          <table:table-cell office:value-type="string">
            <text:p>Types:</text:p>
          </table:table-cell>
          <table:table-cell office:value-type="float" office:value="50">
            <text:p>50</text:p>
          </table:table-cell>
          <table:table-cell table:number-columns-repeated="13"/>
        </table:table-row>
        <table:table-row table:style-name="ro2" table:number-rows-repeated="1048522">
          <table:table-cell table:number-columns-repeated="43"/>
        </table:table-row>
        <table:table-row table:style-name="ro2">
          <table:table-cell table:number-columns-repeated="43"/>
        </table:table-row>
      </table:table>
      <table:table table:name="GSM" table:style-name="ta1"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18" table:default-cell-style-name="Default"/>
        <table:table-row table:style-name="ro2">
          <table:table-cell table:style-name="ce2" office:value-type="string" table:number-columns-spanned="5" table:number-rows-spanned="1">
            <text:p>GSM after Height optimisation</text:p>
          </table:table-cell>
          <table:covered-table-cell table:number-columns-repeated="4"/>
          <table:table-cell table:number-columns-repeated="8"/>
          <table:table-cell table:style-name="ce2" office:value-type="string" table:number-columns-spanned="4" table:number-rows-spanned="1">
            <text:p>GSM before height optimisation</text:p>
          </table:table-cell>
          <table:covered-table-cell table:number-columns-repeated="3"/>
          <table:table-cell table:number-columns-repeated="14"/>
        </table:table-row>
        <table:table-row table:style-name="ro1">
          <table:table-cell/>
          <table:table-cell office:value-type="string">
            <text:p>Cost=29.1448</text:p>
          </table:table-cell>
          <table:table-cell office:value-type="string">
            <text:p>#Used:</text:p>
          </table:table-cell>
          <table:table-cell office:value-type="float" office:value="23352">
            <text:p>23352</text:p>
          </table:table-cell>
          <table:table-cell office:value-type="string">
            <text:p>Mean:</text:p>
          </table:table-cell>
          <table:table-cell office:value-type="float" office:value="6.44819">
            <text:p>6.44819</text:p>
          </table:table-cell>
          <table:table-cell office:value-type="string">
            <text:p>MeanSquare:</text:p>
          </table:table-cell>
          <table:table-cell office:value-type="float" office:value="225.258">
            <text:p>225.258</text:p>
          </table:table-cell>
          <table:table-cell office:value-type="string">
            <text:p>StDev:</text:p>
          </table:table-cell>
          <table:table-cell office:value-type="float" office:value="13.5528">
            <text:p>13.5528</text:p>
          </table:table-cell>
          <table:table-cell office:value-type="string">
            <text:p>CorrC:</text:p>
          </table:table-cell>
          <table:table-cell office:value-type="float" office:value="0.708552">
            <text:p>0.708552</text:p>
          </table:table-cell>
          <table:table-cell table:number-columns-repeated="2"/>
          <table:table-cell office:value-type="string">
            <text:p>Cost=33.4892</text:p>
          </table:table-cell>
          <table:table-cell office:value-type="string">
            <text:p>#Used:</text:p>
          </table:table-cell>
          <table:table-cell office:value-type="float" office:value="23352">
            <text:p>23352</text:p>
          </table:table-cell>
          <table:table-cell office:value-type="string">
            <text:p>Mean:</text:p>
          </table:table-cell>
          <table:table-cell office:value-type="float" office:value="12.1748">
            <text:p>12.1748</text:p>
          </table:table-cell>
          <table:table-cell office:value-type="string">
            <text:p>MeanSquare:</text:p>
          </table:table-cell>
          <table:table-cell office:value-type="float" office:value="343.508">
            <text:p>343.508</text:p>
          </table:table-cell>
          <table:table-cell office:value-type="string">
            <text:p>StDev:</text:p>
          </table:table-cell>
          <table:table-cell office:value-type="float" office:value="13.9744">
            <text:p>13.9744</text:p>
          </table:table-cell>
          <table:table-cell office:value-type="string">
            <text:p>CorrC:</text:p>
          </table:table-cell>
          <table:table-cell office:value-type="float" office:value="0.665108">
            <text:p>0.665108</text:p>
          </table:table-cell>
          <table:table-cell/>
          <table:table-cell table:style-name="ce2" office:value-type="string" table:number-columns-spanned="3" table:number-rows-spanned="1">
            <text:p>Full Optimisation without height optimisation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4" office:value-type="float" office:value="0">
            <text:p>0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Full no height</text:p>
          </table:table-cell>
          <table:table-cell office:value-type="string">
            <text:p>Mean=0.0104424</text:p>
          </table:table-cell>
          <table:table-cell office:value-type="string">
            <text:p>MSE=59.6716</text:p>
          </table:table-cell>
          <table:table-cell office:value-type="string">
            <text:p>StDev=7.72473</text:p>
          </table:table-cell>
          <table:table-cell office:value-type="string">
            <text:p>CorrC=0.72585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397">
            <text:p>3397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um</text:p>
          </table:table-cell>
          <table:table-cell office:value-type="float" office:value="3397">
            <text:p>3397</text:p>
          </table:table-cell>
          <table:table-cell office:value-type="string">
            <text:p>#LOS</text:p>
          </table:table-cell>
          <table:table-cell office:value-type="float" office:value="7">
            <text:p>7</text:p>
          </table:table-cell>
          <table:table-cell office:value-type="string">
            <text:p>#NLOS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3397">
            <text:p>3397</text:p>
          </table:table-cell>
          <table:table-cell office:value-type="float" office:value="1">
            <text:p>1</text:p>
          </table:table-cell>
          <table:table-cell office:value-type="string">
            <text:p>Num</text:p>
          </table:table-cell>
          <table:table-cell office:value-type="float" office:value="3397">
            <text:p>3397</text:p>
          </table:table-cell>
          <table:table-cell office:value-type="string">
            <text:p>#LOS</text:p>
          </table:table-cell>
          <table:table-cell office:value-type="float" office:value="18">
            <text:p>18</text:p>
          </table:table-cell>
          <table:table-cell office:value-type="string">
            <text:p>#NLOS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65">
            <text:p>2265</text:p>
          </table:table-cell>
          <table:table-cell office:value-type="float" office:value="454213">
            <text:p>454213</text:p>
          </table:table-cell>
          <table:table-cell/>
          <table:table-cell office:value-type="float" office:value="2">
            <text:p>2</text:p>
          </table:table-cell>
          <table:table-cell office:value-type="string">
            <text:p>Num</text:p>
          </table:table-cell>
          <table:table-cell office:value-type="float" office:value="454213">
            <text:p>454213</text:p>
          </table:table-cell>
          <table:table-cell office:value-type="string">
            <text:p>#LOS</text:p>
          </table:table-cell>
          <table:table-cell office:value-type="float" office:value="28">
            <text:p>28</text:p>
          </table:table-cell>
          <table:table-cell office:value-type="string">
            <text:p>#NLOS</text:p>
          </table:table-cell>
          <table:table-cell office:value-type="float" office:value="2237">
            <text:p>2237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878">
            <text:p>1878</text:p>
          </table:table-cell>
          <table:table-cell office:value-type="float" office:value="454213">
            <text:p>454213</text:p>
          </table:table-cell>
          <table:table-cell office:value-type="float" office:value="2">
            <text:p>2</text:p>
          </table:table-cell>
          <table:table-cell office:value-type="string">
            <text:p>Num</text:p>
          </table:table-cell>
          <table:table-cell office:value-type="float" office:value="454213">
            <text:p>454213</text:p>
          </table:table-cell>
          <table:table-cell office:value-type="string">
            <text:p>#LOS</text:p>
          </table:table-cell>
          <table:table-cell office:value-type="float" office:value="80">
            <text:p>80</text:p>
          </table:table-cell>
          <table:table-cell office:value-type="string">
            <text:p>#NLOS</text:p>
          </table:table-cell>
          <table:table-cell office:value-type="float" office:value="1798">
            <text:p>1798</text:p>
          </table:table-cell>
          <table:table-cell table:number-columns-repeated="3"/>
          <table:table-cell table:style-name="ce2" office:value-type="string" table:number-columns-spanned="3" table:number-rows-spanned="1">
            <text:p>Full Optimisation after height optimisation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69">
            <text:p>2969</text:p>
          </table:table-cell>
          <table:table-cell office:value-type="float" office:value="1343873">
            <text:p>1343873</text:p>
          </table:table-cell>
          <table:table-cell/>
          <table:table-cell office:value-type="float" office:value="3">
            <text:p>3</text:p>
          </table:table-cell>
          <table:table-cell office:value-type="string">
            <text:p>Num</text:p>
          </table:table-cell>
          <table:table-cell office:value-type="float" office:value="1343873">
            <text:p>1343873</text:p>
          </table:table-cell>
          <table:table-cell office:value-type="string">
            <text:p>#LOS</text:p>
          </table:table-cell>
          <table:table-cell office:value-type="float" office:value="188">
            <text:p>188</text:p>
          </table:table-cell>
          <table:table-cell office:value-type="string">
            <text:p>#NLOS</text:p>
          </table:table-cell>
          <table:table-cell office:value-type="float" office:value="2780">
            <text:p>2780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3976">
            <text:p>3976</text:p>
          </table:table-cell>
          <table:table-cell office:value-type="float" office:value="1343873">
            <text:p>1343873</text:p>
          </table:table-cell>
          <table:table-cell office:value-type="float" office:value="3">
            <text:p>3</text:p>
          </table:table-cell>
          <table:table-cell office:value-type="string">
            <text:p>Num</text:p>
          </table:table-cell>
          <table:table-cell office:value-type="float" office:value="1343873">
            <text:p>1343873</text:p>
          </table:table-cell>
          <table:table-cell office:value-type="string">
            <text:p>#LOS</text:p>
          </table:table-cell>
          <table:table-cell office:value-type="float" office:value="246">
            <text:p>246</text:p>
          </table:table-cell>
          <table:table-cell office:value-type="string">
            <text:p>#NLOS</text:p>
          </table:table-cell>
          <table:table-cell office:value-type="float" office:value="3730">
            <text:p>3730</text:p>
          </table:table-cell>
          <table:table-cell table:number-columns-repeated="3"/>
          <table:table-cell office:value-type="string">
            <text:p>Full</text:p>
          </table:table-cell>
          <table:table-cell office:value-type="string">
            <text:p>Mean=0.00566468</text:p>
          </table:table-cell>
          <table:table-cell office:value-type="string">
            <text:p>MSE=57.044</text:p>
          </table:table-cell>
          <table:table-cell office:value-type="string">
            <text:p>StDev=7.55275</text:p>
          </table:table-cell>
          <table:table-cell office:value-type="string">
            <text:p>CorrC=0.73648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214">
            <text:p>1214</text:p>
          </table:table-cell>
          <table:table-cell office:value-type="float" office:value="438466">
            <text:p>438466</text:p>
          </table:table-cell>
          <table:table-cell/>
          <table:table-cell office:value-type="float" office:value="4">
            <text:p>4</text:p>
          </table:table-cell>
          <table:table-cell office:value-type="string">
            <text:p>Num</text:p>
          </table:table-cell>
          <table:table-cell office:value-type="float" office:value="438466">
            <text:p>438466</text:p>
          </table:table-cell>
          <table:table-cell office:value-type="string">
            <text:p>#LOS</text:p>
          </table:table-cell>
          <table:table-cell office:value-type="float" office:value="19">
            <text:p>19</text:p>
          </table:table-cell>
          <table:table-cell office:value-type="string">
            <text:p>#NLOS</text:p>
          </table:table-cell>
          <table:table-cell office:value-type="float" office:value="1195">
            <text:p>1195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1317">
            <text:p>1317</text:p>
          </table:table-cell>
          <table:table-cell office:value-type="float" office:value="438466">
            <text:p>438466</text:p>
          </table:table-cell>
          <table:table-cell office:value-type="float" office:value="4">
            <text:p>4</text:p>
          </table:table-cell>
          <table:table-cell office:value-type="string">
            <text:p>Num</text:p>
          </table:table-cell>
          <table:table-cell office:value-type="float" office:value="438466">
            <text:p>438466</text:p>
          </table:table-cell>
          <table:table-cell office:value-type="string">
            <text:p>#LOS</text:p>
          </table:table-cell>
          <table:table-cell office:value-type="float" office:value="21">
            <text:p>21</text:p>
          </table:table-cell>
          <table:table-cell office:value-type="string">
            <text:p>#NLOS</text:p>
          </table:table-cell>
          <table:table-cell office:value-type="float" office:value="1296">
            <text:p>1296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51">
            <text:p>4851</text:p>
          </table:table-cell>
          <table:table-cell office:value-type="float" office:value="2725672">
            <text:p>2725672</text:p>
          </table:table-cell>
          <table:table-cell/>
          <table:table-cell office:value-type="float" office:value="6">
            <text:p>6</text:p>
          </table:table-cell>
          <table:table-cell office:value-type="string">
            <text:p>Num</text:p>
          </table:table-cell>
          <table:table-cell office:value-type="float" office:value="2725672">
            <text:p>2725672</text:p>
          </table:table-cell>
          <table:table-cell office:value-type="string">
            <text:p>#LOS</text:p>
          </table:table-cell>
          <table:table-cell office:value-type="float" office:value="551">
            <text:p>551</text:p>
          </table:table-cell>
          <table:table-cell office:value-type="string">
            <text:p>#NLOS</text:p>
          </table:table-cell>
          <table:table-cell office:value-type="float" office:value="4300">
            <text:p>4300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5412">
            <text:p>5412</text:p>
          </table:table-cell>
          <table:table-cell office:value-type="float" office:value="2725672">
            <text:p>2725672</text:p>
          </table:table-cell>
          <table:table-cell office:value-type="float" office:value="6">
            <text:p>6</text:p>
          </table:table-cell>
          <table:table-cell office:value-type="string">
            <text:p>Num</text:p>
          </table:table-cell>
          <table:table-cell office:value-type="float" office:value="2725672">
            <text:p>2725672</text:p>
          </table:table-cell>
          <table:table-cell office:value-type="string">
            <text:p>#LOS</text:p>
          </table:table-cell>
          <table:table-cell office:value-type="float" office:value="583">
            <text:p>583</text:p>
          </table:table-cell>
          <table:table-cell office:value-type="string">
            <text:p>#NLOS</text:p>
          </table:table-cell>
          <table:table-cell office:value-type="float" office:value="4829">
            <text:p>4829</text:p>
          </table:table-cell>
          <table:table-cell table:number-columns-repeated="3"/>
          <table:table-cell office:value-type="string">
            <text:p>Global after Height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5">
            <text:p>135</text:p>
          </table:table-cell>
          <table:table-cell office:value-type="float" office:value="111430">
            <text:p>111430</text:p>
          </table:table-cell>
          <table:table-cell/>
          <table:table-cell office:value-type="float" office:value="7">
            <text:p>7</text:p>
          </table:table-cell>
          <table:table-cell office:value-type="string">
            <text:p>Num</text:p>
          </table:table-cell>
          <table:table-cell office:value-type="float" office:value="111430">
            <text:p>111430</text:p>
          </table:table-cell>
          <table:table-cell office:value-type="string">
            <text:p>#LOS</text:p>
          </table:table-cell>
          <table:table-cell office:value-type="float" office:value="3">
            <text:p>3</text:p>
          </table:table-cell>
          <table:table-cell office:value-type="string">
            <text:p>#NLOS</text:p>
          </table:table-cell>
          <table:table-cell office:value-type="float" office:value="132">
            <text:p>132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215">
            <text:p>215</text:p>
          </table:table-cell>
          <table:table-cell office:value-type="float" office:value="111430">
            <text:p>111430</text:p>
          </table:table-cell>
          <table:table-cell office:value-type="float" office:value="7">
            <text:p>7</text:p>
          </table:table-cell>
          <table:table-cell office:value-type="string">
            <text:p>Num</text:p>
          </table:table-cell>
          <table:table-cell office:value-type="float" office:value="111430">
            <text:p>111430</text:p>
          </table:table-cell>
          <table:table-cell office:value-type="string">
            <text:p>#LOS</text:p>
          </table:table-cell>
          <table:table-cell office:value-type="float" office:value="23">
            <text:p>23</text:p>
          </table:table-cell>
          <table:table-cell office:value-type="string">
            <text:p>#NLOS</text:p>
          </table:table-cell>
          <table:table-cell office:value-type="float" office:value="192">
            <text:p>192</text:p>
          </table:table-cell>
          <table:table-cell table:number-columns-repeated="3"/>
          <table:table-cell office:value-type="string">
            <text:p>NaG2</text:p>
          </table:table-cell>
          <table:table-cell office:value-type="string">
            <text:p>Mean=0.0136132</text:p>
          </table:table-cell>
          <table:table-cell office:value-type="string">
            <text:p>MSE=85.8671</text:p>
          </table:table-cell>
          <table:table-cell office:value-type="string">
            <text:p>StDev=9.26644</text:p>
          </table:table-cell>
          <table:table-cell office:value-type="string">
            <text:p>CorrC=0.6294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63">
            <text:p>563</text:p>
          </table:table-cell>
          <table:table-cell office:value-type="float" office:value="98168">
            <text:p>98168</text:p>
          </table:table-cell>
          <table:table-cell/>
          <table:table-cell office:value-type="float" office:value="8">
            <text:p>8</text:p>
          </table:table-cell>
          <table:table-cell office:value-type="string">
            <text:p>Num</text:p>
          </table:table-cell>
          <table:table-cell office:value-type="float" office:value="98168">
            <text:p>98168</text:p>
          </table:table-cell>
          <table:table-cell office:value-type="string">
            <text:p>#LOS</text:p>
          </table:table-cell>
          <table:table-cell office:value-type="float" office:value="50">
            <text:p>50</text:p>
          </table:table-cell>
          <table:table-cell office:value-type="string">
            <text:p>#NLOS</text:p>
          </table:table-cell>
          <table:table-cell office:value-type="float" office:value="513">
            <text:p>513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350">
            <text:p>350</text:p>
          </table:table-cell>
          <table:table-cell office:value-type="float" office:value="98168">
            <text:p>98168</text:p>
          </table:table-cell>
          <table:table-cell office:value-type="float" office:value="8">
            <text:p>8</text:p>
          </table:table-cell>
          <table:table-cell office:value-type="string">
            <text:p>Num</text:p>
          </table:table-cell>
          <table:table-cell office:value-type="float" office:value="98168">
            <text:p>98168</text:p>
          </table:table-cell>
          <table:table-cell office:value-type="string">
            <text:p>#LOS</text:p>
          </table:table-cell>
          <table:table-cell office:value-type="float" office:value="79">
            <text:p>79</text:p>
          </table:table-cell>
          <table:table-cell office:value-type="string">
            <text:p>#NLOS</text:p>
          </table:table-cell>
          <table:table-cell office:value-type="float" office:value="271">
            <text:p>271</text:p>
          </table:table-cell>
          <table:table-cell table:number-columns-repeated="3"/>
          <table:table-cell office:value-type="string">
            <text:p>Final</text:p>
          </table:table-cell>
          <table:table-cell office:value-type="string">
            <text:p>coefficients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3">
            <text:p>103</text:p>
          </table:table-cell>
          <table:table-cell office:value-type="float" office:value="11321">
            <text:p>11321</text:p>
          </table:table-cell>
          <table:table-cell/>
          <table:table-cell office:value-type="float" office:value="9">
            <text:p>9</text:p>
          </table:table-cell>
          <table:table-cell office:value-type="string">
            <text:p>Num</text:p>
          </table:table-cell>
          <table:table-cell office:value-type="float" office:value="11321">
            <text:p>11321</text:p>
          </table:table-cell>
          <table:table-cell office:value-type="string">
            <text:p>#LOS</text:p>
          </table:table-cell>
          <table:table-cell office:value-type="float" office:value="3">
            <text:p>3</text:p>
          </table:table-cell>
          <table:table-cell office:value-type="string">
            <text:p>#NLOS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81">
            <text:p>81</text:p>
          </table:table-cell>
          <table:table-cell office:value-type="float" office:value="11321">
            <text:p>11321</text:p>
          </table:table-cell>
          <table:table-cell office:value-type="float" office:value="9">
            <text:p>9</text:p>
          </table:table-cell>
          <table:table-cell office:value-type="string">
            <text:p>Num</text:p>
          </table:table-cell>
          <table:table-cell office:value-type="float" office:value="11321">
            <text:p>11321</text:p>
          </table:table-cell>
          <table:table-cell office:value-type="string">
            <text:p>#LOS</text:p>
          </table:table-cell>
          <table:table-cell office:value-type="float" office:value="14">
            <text:p>14</text:p>
          </table:table-cell>
          <table:table-cell office:value-type="string">
            <text:p>#NLOS</text:p>
          </table:table-cell>
          <table:table-cell office:value-type="float" office:value="67">
            <text:p>67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60.4161">
            <text:p>60.4161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77">
            <text:p>577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Num</text:p>
          </table:table-cell>
          <table:table-cell office:value-type="float" office:value="577">
            <text:p>577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77">
            <text:p>577</text:p>
          </table:table-cell>
          <table:table-cell office:value-type="float" office:value="10">
            <text:p>10</text:p>
          </table:table-cell>
          <table:table-cell office:value-type="string">
            <text:p>Num</text:p>
          </table:table-cell>
          <table:table-cell office:value-type="float" office:value="577">
            <text:p>577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-8.43857">
            <text:p>-8.43857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6014">
            <text:p>6014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Num</text:p>
          </table:table-cell>
          <table:table-cell office:value-type="float" office:value="6014">
            <text:p>6014</text:p>
          </table:table-cell>
          <table:table-cell office:value-type="string">
            <text:p>#LOS</text:p>
          </table:table-cell>
          <table:table-cell office:value-type="float" office:value="1">
            <text:p>1</text:p>
          </table:table-cell>
          <table:table-cell office:value-type="string">
            <text:p>#NLOS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6014">
            <text:p>6014</text:p>
          </table:table-cell>
          <table:table-cell office:value-type="float" office:value="11">
            <text:p>11</text:p>
          </table:table-cell>
          <table:table-cell office:value-type="string">
            <text:p>Num</text:p>
          </table:table-cell>
          <table:table-cell office:value-type="float" office:value="6014">
            <text:p>6014</text:p>
          </table:table-cell>
          <table:table-cell office:value-type="string">
            <text:p>#LOS</text:p>
          </table:table-cell>
          <table:table-cell office:value-type="float" office:value="3">
            <text:p>3</text:p>
          </table:table-cell>
          <table:table-cell office:value-type="string">
            <text:p>#NLOS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9">
            <text:p>69</text:p>
          </table:table-cell>
          <table:table-cell office:value-type="float" office:value="7838">
            <text:p>7838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Num</text:p>
          </table:table-cell>
          <table:table-cell office:value-type="float" office:value="7838">
            <text:p>7838</text:p>
          </table:table-cell>
          <table:table-cell office:value-type="string">
            <text:p>#LOS</text:p>
          </table:table-cell>
          <table:table-cell office:value-type="float" office:value="1">
            <text:p>1</text:p>
          </table:table-cell>
          <table:table-cell office:value-type="string">
            <text:p>#NLOS</text:p>
          </table:table-cell>
          <table:table-cell office:value-type="float" office:value="68">
            <text:p>68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7838">
            <text:p>7838</text:p>
          </table:table-cell>
          <table:table-cell office:value-type="float" office:value="12">
            <text:p>12</text:p>
          </table:table-cell>
          <table:table-cell office:value-type="string">
            <text:p>Num</text:p>
          </table:table-cell>
          <table:table-cell office:value-type="float" office:value="7838">
            <text:p>7838</text:p>
          </table:table-cell>
          <table:table-cell office:value-type="string">
            <text:p>#LOS</text:p>
          </table:table-cell>
          <table:table-cell office:value-type="float" office:value="2">
            <text:p>2</text:p>
          </table:table-cell>
          <table:table-cell office:value-type="string">
            <text:p>#NLOS</text:p>
          </table:table-cell>
          <table:table-cell office:value-type="float" office:value="29">
            <text:p>29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.59156">
            <text:p>2.59156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74307">
            <text:p>74307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Num</text:p>
          </table:table-cell>
          <table:table-cell office:value-type="float" office:value="74307">
            <text:p>74307</text:p>
          </table:table-cell>
          <table:table-cell office:value-type="string">
            <text:p>#LOS</text:p>
          </table:table-cell>
          <table:table-cell office:value-type="float" office:value="2">
            <text:p>2</text:p>
          </table:table-cell>
          <table:table-cell office:value-type="string">
            <text:p>#NLOS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74307">
            <text:p>74307</text:p>
          </table:table-cell>
          <table:table-cell office:value-type="float" office:value="13">
            <text:p>13</text:p>
          </table:table-cell>
          <table:table-cell office:value-type="string">
            <text:p>Num</text:p>
          </table:table-cell>
          <table:table-cell office:value-type="float" office:value="74307">
            <text:p>74307</text:p>
          </table:table-cell>
          <table:table-cell office:value-type="string">
            <text:p>#LOS</text:p>
          </table:table-cell>
          <table:table-cell office:value-type="float" office:value="2">
            <text:p>2</text:p>
          </table:table-cell>
          <table:table-cell office:value-type="string">
            <text:p>#NLOS</text:p>
          </table:table-cell>
          <table:table-cell office:value-type="float" office:value="29">
            <text:p>29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4">
            <text:p>74</text:p>
          </table:table-cell>
          <table:table-cell office:value-type="float" office:value="97031">
            <text:p>97031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Num</text:p>
          </table:table-cell>
          <table:table-cell office:value-type="float" office:value="97031">
            <text:p>97031</text:p>
          </table:table-cell>
          <table:table-cell office:value-type="string">
            <text:p>#LOS</text:p>
          </table:table-cell>
          <table:table-cell office:value-type="float" office:value="7">
            <text:p>7</text:p>
          </table:table-cell>
          <table:table-cell office:value-type="string">
            <text:p>#NLOS</text:p>
          </table:table-cell>
          <table:table-cell office:value-type="float" office:value="67">
            <text:p>67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46">
            <text:p>46</text:p>
          </table:table-cell>
          <table:table-cell office:value-type="float" office:value="97031">
            <text:p>97031</text:p>
          </table:table-cell>
          <table:table-cell office:value-type="float" office:value="14">
            <text:p>14</text:p>
          </table:table-cell>
          <table:table-cell office:value-type="string">
            <text:p>Num</text:p>
          </table:table-cell>
          <table:table-cell office:value-type="float" office:value="97031">
            <text:p>97031</text:p>
          </table:table-cell>
          <table:table-cell office:value-type="string">
            <text:p>#LOS</text:p>
          </table:table-cell>
          <table:table-cell office:value-type="float" office:value="9">
            <text:p>9</text:p>
          </table:table-cell>
          <table:table-cell office:value-type="string">
            <text:p>#NLOS</text:p>
          </table:table-cell>
          <table:table-cell office:value-type="float" office:value="37">
            <text:p>37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-25.1176">
            <text:p>-25.1176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float" office:value="2092">
            <text:p>2092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Num</text:p>
          </table:table-cell>
          <table:table-cell office:value-type="float" office:value="2092">
            <text:p>2092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105">
            <text:p>105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office:value-type="float" office:value="2092">
            <text:p>2092</text:p>
          </table:table-cell>
          <table:table-cell office:value-type="float" office:value="15">
            <text:p>15</text:p>
          </table:table-cell>
          <table:table-cell office:value-type="string">
            <text:p>Num</text:p>
          </table:table-cell>
          <table:table-cell office:value-type="float" office:value="2092">
            <text:p>2092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51">
            <text:p>51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0.432328">
            <text:p>0.432328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930">
            <text:p>6930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Num</text:p>
          </table:table-cell>
          <table:table-cell office:value-type="float" office:value="6930">
            <text:p>6930</text:p>
          </table:table-cell>
          <table:table-cell office:value-type="string">
            <text:p>#LOS</text:p>
          </table:table-cell>
          <table:table-cell office:value-type="float" office:value="1">
            <text:p>1</text:p>
          </table:table-cell>
          <table:table-cell office:value-type="string">
            <text:p>#NLOS</text:p>
          </table:table-cell>
          <table:table-cell office:value-type="float" office:value="36">
            <text:p>36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6930">
            <text:p>6930</text:p>
          </table:table-cell>
          <table:table-cell office:value-type="float" office:value="16">
            <text:p>16</text:p>
          </table:table-cell>
          <table:table-cell office:value-type="string">
            <text:p>Num</text:p>
          </table:table-cell>
          <table:table-cell office:value-type="float" office:value="6930">
            <text:p>693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with offsets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office:value-type="float" office:value="20348">
            <text:p>20348</text:p>
          </table:table-cell>
          <table:table-cell/>
          <table:table-cell office:value-type="float" office:value="17">
            <text:p>17</text:p>
          </table:table-cell>
          <table:table-cell office:value-type="string">
            <text:p>Num</text:p>
          </table:table-cell>
          <table:table-cell office:value-type="float" office:value="20348">
            <text:p>20348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59">
            <text:p>59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office:value-type="float" office:value="20348">
            <text:p>20348</text:p>
          </table:table-cell>
          <table:table-cell office:value-type="float" office:value="17">
            <text:p>17</text:p>
          </table:table-cell>
          <table:table-cell office:value-type="string">
            <text:p>Num</text:p>
          </table:table-cell>
          <table:table-cell office:value-type="float" office:value="20348">
            <text:p>20348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34">
            <text:p>34</text:p>
          </table:table-cell>
          <table:table-cell table:number-columns-repeated="3"/>
          <table:table-cell office:value-type="string">
            <text:p>Nao2</text:p>
          </table:table-cell>
          <table:table-cell office:value-type="string">
            <text:p>Mean=-3.48335e-08</text:p>
          </table:table-cell>
          <table:table-cell office:value-type="string">
            <text:p>MSE=72.4258</text:p>
          </table:table-cell>
          <table:table-cell office:value-type="string">
            <text:p>StDev=8.51033</text:p>
          </table:table-cell>
          <table:table-cell office:value-type="string">
            <text:p>CorrC=0.67652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7">
            <text:p>47</text:p>
          </table:table-cell>
          <table:table-cell office:value-type="float" office:value="20507">
            <text:p>20507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Num</text:p>
          </table:table-cell>
          <table:table-cell office:value-type="float" office:value="20507">
            <text:p>20507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47">
            <text:p>47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office:value-type="float" office:value="20507">
            <text:p>20507</text:p>
          </table:table-cell>
          <table:table-cell office:value-type="float" office:value="18">
            <text:p>18</text:p>
          </table:table-cell>
          <table:table-cell office:value-type="string">
            <text:p>Num</text:p>
          </table:table-cell>
          <table:table-cell office:value-type="float" office:value="20507">
            <text:p>20507</text:p>
          </table:table-cell>
          <table:table-cell office:value-type="string">
            <text:p>#LOS</text:p>
          </table:table-cell>
          <table:table-cell office:value-type="float" office:value="2">
            <text:p>2</text:p>
          </table:table-cell>
          <table:table-cell office:value-type="string">
            <text:p>#NLOS</text:p>
          </table:table-cell>
          <table:table-cell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4">
            <text:p>144</text:p>
          </table:table-cell>
          <table:table-cell office:value-type="float" office:value="121840">
            <text:p>121840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Num</text:p>
          </table:table-cell>
          <table:table-cell office:value-type="float" office:value="121840">
            <text:p>121840</text:p>
          </table:table-cell>
          <table:table-cell office:value-type="string">
            <text:p>#LOS</text:p>
          </table:table-cell>
          <table:table-cell office:value-type="float" office:value="2">
            <text:p>2</text:p>
          </table:table-cell>
          <table:table-cell office:value-type="string">
            <text:p>#NLOS</text:p>
          </table:table-cell>
          <table:table-cell office:value-type="float" office:value="142">
            <text:p>142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float" office:value="76">
            <text:p>76</text:p>
          </table:table-cell>
          <table:table-cell office:value-type="float" office:value="121840">
            <text:p>121840</text:p>
          </table:table-cell>
          <table:table-cell office:value-type="float" office:value="19">
            <text:p>19</text:p>
          </table:table-cell>
          <table:table-cell office:value-type="string">
            <text:p>Num</text:p>
          </table:table-cell>
          <table:table-cell office:value-type="float" office:value="121840">
            <text:p>121840</text:p>
          </table:table-cell>
          <table:table-cell office:value-type="string">
            <text:p>#LOS</text:p>
          </table:table-cell>
          <table:table-cell office:value-type="float" office:value="4">
            <text:p>4</text:p>
          </table:table-cell>
          <table:table-cell office:value-type="string">
            <text:p>#NLOS</text:p>
          </table:table-cell>
          <table:table-cell office:value-type="float" office:value="72">
            <text:p>72</text:p>
          </table:table-cell>
          <table:table-cell table:number-columns-repeated="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15772">
            <text:p>15772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Num</text:p>
          </table:table-cell>
          <table:table-cell office:value-type="float" office:value="15772">
            <text:p>15772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5772">
            <text:p>15772</text:p>
          </table:table-cell>
          <table:table-cell office:value-type="float" office:value="20">
            <text:p>20</text:p>
          </table:table-cell>
          <table:table-cell office:value-type="string">
            <text:p>Num</text:p>
          </table:table-cell>
          <table:table-cell office:value-type="float" office:value="15772">
            <text:p>15772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16">
            <text:p>16</text:p>
          </table:table-cell>
          <table:table-cell table:number-columns-repeated="3"/>
          <table:table-cell office:value-type="string">
            <text:p>Global without height optimisation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1">
            <text:p>21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NaG2</text:p>
          </table:table-cell>
          <table:table-cell office:value-type="string">
            <text:p>Mean=0.0221425</text:p>
          </table:table-cell>
          <table:table-cell office:value-type="string">
            <text:p>MSE=93.224</text:p>
          </table:table-cell>
          <table:table-cell office:value-type="string">
            <text:p>StDev=9.65523</text:p>
          </table:table-cell>
          <table:table-cell office:value-type="string">
            <text:p>CorrC=0.591989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1">
            <text:p>71</text:p>
          </table:table-cell>
          <table:table-cell office:value-type="float" office:value="55500">
            <text:p>55500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Num</text:p>
          </table:table-cell>
          <table:table-cell office:value-type="float" office:value="55500">
            <text:p>55500</text:p>
          </table:table-cell>
          <table:table-cell office:value-type="string">
            <text:p>#LOS</text:p>
          </table:table-cell>
          <table:table-cell office:value-type="float" office:value="6">
            <text:p>6</text:p>
          </table:table-cell>
          <table:table-cell office:value-type="string">
            <text:p>#NLOS</text:p>
          </table:table-cell>
          <table:table-cell office:value-type="float" office:value="65">
            <text:p>65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float" office:value="77">
            <text:p>77</text:p>
          </table:table-cell>
          <table:table-cell office:value-type="float" office:value="55500">
            <text:p>55500</text:p>
          </table:table-cell>
          <table:table-cell office:value-type="float" office:value="22">
            <text:p>22</text:p>
          </table:table-cell>
          <table:table-cell office:value-type="string">
            <text:p>Num</text:p>
          </table:table-cell>
          <table:table-cell office:value-type="float" office:value="55500">
            <text:p>55500</text:p>
          </table:table-cell>
          <table:table-cell office:value-type="string">
            <text:p>#LOS</text:p>
          </table:table-cell>
          <table:table-cell office:value-type="float" office:value="7">
            <text:p>7</text:p>
          </table:table-cell>
          <table:table-cell office:value-type="string">
            <text:p>#NLOS</text:p>
          </table:table-cell>
          <table:table-cell office:value-type="float" office:value="70">
            <text:p>70</text:p>
          </table:table-cell>
          <table:table-cell table:number-columns-repeated="3"/>
          <table:table-cell office:value-type="string">
            <text:p>Final</text:p>
          </table:table-cell>
          <table:table-cell office:value-type="string">
            <text:p>coefficients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8831">
            <text:p>8831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Num</text:p>
          </table:table-cell>
          <table:table-cell office:value-type="float" office:value="8831">
            <text:p>8831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8831">
            <text:p>8831</text:p>
          </table:table-cell>
          <table:table-cell office:value-type="float" office:value="23">
            <text:p>23</text:p>
          </table:table-cell>
          <table:table-cell office:value-type="string">
            <text:p>Num</text:p>
          </table:table-cell>
          <table:table-cell office:value-type="float" office:value="8831">
            <text:p>8831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77.8017">
            <text:p>77.8017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-20.5634">
            <text:p>-20.5634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644">
            <text:p>1644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Num</text:p>
          </table:table-cell>
          <table:table-cell office:value-type="float" office:value="1644">
            <text:p>1644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644">
            <text:p>1644</text:p>
          </table:table-cell>
          <table:table-cell office:value-type="float" office:value="25">
            <text:p>25</text:p>
          </table:table-cell>
          <table:table-cell office:value-type="string">
            <text:p>Num</text:p>
          </table:table-cell>
          <table:table-cell office:value-type="float" office:value="1644">
            <text:p>1644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63">
            <text:p>263</text:p>
          </table:table-cell>
          <table:table-cell office:value-type="float" office:value="58857">
            <text:p>58857</text:p>
          </table:table-cell>
          <table:table-cell/>
          <table:table-cell office:value-type="float" office:value="26">
            <text:p>26</text:p>
          </table:table-cell>
          <table:table-cell office:value-type="string">
            <text:p>Num</text:p>
          </table:table-cell>
          <table:table-cell office:value-type="float" office:value="58857">
            <text:p>58857</text:p>
          </table:table-cell>
          <table:table-cell office:value-type="string">
            <text:p>#LOS</text:p>
          </table:table-cell>
          <table:table-cell office:value-type="float" office:value="2">
            <text:p>2</text:p>
          </table:table-cell>
          <table:table-cell office:value-type="string">
            <text:p>#NLOS</text:p>
          </table:table-cell>
          <table:table-cell office:value-type="float" office:value="261">
            <text:p>261</text:p>
          </table:table-cell>
          <table:table-cell table:number-columns-repeated="2"/>
          <table:table-cell office:value-type="float" office:value="26">
            <text:p>26</text:p>
          </table:table-cell>
          <table:table-cell office:value-type="float" office:value="130">
            <text:p>130</text:p>
          </table:table-cell>
          <table:table-cell office:value-type="float" office:value="58857">
            <text:p>58857</text:p>
          </table:table-cell>
          <table:table-cell office:value-type="float" office:value="26">
            <text:p>26</text:p>
          </table:table-cell>
          <table:table-cell office:value-type="string">
            <text:p>Num</text:p>
          </table:table-cell>
          <table:table-cell office:value-type="float" office:value="58857">
            <text:p>58857</text:p>
          </table:table-cell>
          <table:table-cell office:value-type="string">
            <text:p>#LOS</text:p>
          </table:table-cell>
          <table:table-cell office:value-type="float" office:value="1">
            <text:p>1</text:p>
          </table:table-cell>
          <table:table-cell office:value-type="string">
            <text:p>#NLOS</text:p>
          </table:table-cell>
          <table:table-cell office:value-type="float" office:value="129">
            <text:p>129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9.15019">
            <text:p>9.15019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898">
            <text:p>898</text:p>
          </table:table-cell>
          <table:table-cell office:value-type="float" office:value="375089">
            <text:p>375089</text:p>
          </table:table-cell>
          <table:table-cell/>
          <table:table-cell office:value-type="float" office:value="27">
            <text:p>27</text:p>
          </table:table-cell>
          <table:table-cell office:value-type="string">
            <text:p>Num</text:p>
          </table:table-cell>
          <table:table-cell office:value-type="float" office:value="375089">
            <text:p>375089</text:p>
          </table:table-cell>
          <table:table-cell office:value-type="string">
            <text:p>#LOS</text:p>
          </table:table-cell>
          <table:table-cell office:value-type="float" office:value="29">
            <text:p>29</text:p>
          </table:table-cell>
          <table:table-cell office:value-type="string">
            <text:p>#NLOS</text:p>
          </table:table-cell>
          <table:table-cell office:value-type="float" office:value="869">
            <text:p>869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float" office:value="868">
            <text:p>868</text:p>
          </table:table-cell>
          <table:table-cell office:value-type="float" office:value="375089">
            <text:p>375089</text:p>
          </table:table-cell>
          <table:table-cell office:value-type="float" office:value="27">
            <text:p>27</text:p>
          </table:table-cell>
          <table:table-cell office:value-type="string">
            <text:p>Num</text:p>
          </table:table-cell>
          <table:table-cell office:value-type="float" office:value="375089">
            <text:p>375089</text:p>
          </table:table-cell>
          <table:table-cell office:value-type="string">
            <text:p>#LOS</text:p>
          </table:table-cell>
          <table:table-cell office:value-type="float" office:value="49">
            <text:p>49</text:p>
          </table:table-cell>
          <table:table-cell office:value-type="string">
            <text:p>#NLOS</text:p>
          </table:table-cell>
          <table:table-cell office:value-type="float" office:value="819">
            <text:p>819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0">
            <text:p>80</text:p>
          </table:table-cell>
          <table:table-cell office:value-type="float" office:value="121928">
            <text:p>121928</text:p>
          </table:table-cell>
          <table:table-cell/>
          <table:table-cell office:value-type="float" office:value="28">
            <text:p>28</text:p>
          </table:table-cell>
          <table:table-cell office:value-type="string">
            <text:p>Num</text:p>
          </table:table-cell>
          <table:table-cell office:value-type="float" office:value="121928">
            <text:p>121928</text:p>
          </table:table-cell>
          <table:table-cell office:value-type="string">
            <text:p>#LOS</text:p>
          </table:table-cell>
          <table:table-cell office:value-type="float" office:value="10">
            <text:p>10</text:p>
          </table:table-cell>
          <table:table-cell office:value-type="string">
            <text:p>#NLOS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float" office:value="28">
            <text:p>28</text:p>
          </table:table-cell>
          <table:table-cell office:value-type="float" office:value="73">
            <text:p>73</text:p>
          </table:table-cell>
          <table:table-cell office:value-type="float" office:value="121928">
            <text:p>121928</text:p>
          </table:table-cell>
          <table:table-cell office:value-type="float" office:value="28">
            <text:p>28</text:p>
          </table:table-cell>
          <table:table-cell office:value-type="string">
            <text:p>Num</text:p>
          </table:table-cell>
          <table:table-cell office:value-type="float" office:value="121928">
            <text:p>121928</text:p>
          </table:table-cell>
          <table:table-cell office:value-type="string">
            <text:p>#LOS</text:p>
          </table:table-cell>
          <table:table-cell office:value-type="float" office:value="2">
            <text:p>2</text:p>
          </table:table-cell>
          <table:table-cell office:value-type="string">
            <text:p>#NLOS</text:p>
          </table:table-cell>
          <table:table-cell office:value-type="float" office:value="71">
            <text:p>71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-34.1242">
            <text:p>-34.1242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3933">
            <text:p>3933</text:p>
          </table:table-cell>
          <table:table-cell/>
          <table:table-cell office:value-type="float" office:value="29">
            <text:p>29</text:p>
          </table:table-cell>
          <table:table-cell office:value-type="string">
            <text:p>Num</text:p>
          </table:table-cell>
          <table:table-cell office:value-type="float" office:value="3933">
            <text:p>3933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3933">
            <text:p>3933</text:p>
          </table:table-cell>
          <table:table-cell office:value-type="float" office:value="29">
            <text:p>29</text:p>
          </table:table-cell>
          <table:table-cell office:value-type="string">
            <text:p>Num</text:p>
          </table:table-cell>
          <table:table-cell office:value-type="float" office:value="3933">
            <text:p>3933</text:p>
          </table:table-cell>
          <table:table-cell office:value-type="string">
            <text:p>#LOS</text:p>
          </table:table-cell>
          <table:table-cell office:value-type="float" office:value="1">
            <text:p>1</text:p>
          </table:table-cell>
          <table:table-cell office:value-type="string">
            <text:p>#NLOS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0.444156">
            <text:p>0.444156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2339">
            <text:p>2339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Num</text:p>
          </table:table-cell>
          <table:table-cell office:value-type="float" office:value="2339">
            <text:p>2339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office:value-type="float" office:value="2339">
            <text:p>2339</text:p>
          </table:table-cell>
          <table:table-cell office:value-type="float" office:value="30">
            <text:p>30</text:p>
          </table:table-cell>
          <table:table-cell office:value-type="string">
            <text:p>Num</text:p>
          </table:table-cell>
          <table:table-cell office:value-type="float" office:value="2339">
            <text:p>2339</text:p>
          </table:table-cell>
          <table:table-cell office:value-type="string">
            <text:p>#LOS</text:p>
          </table:table-cell>
          <table:table-cell office:value-type="float" office:value="3">
            <text:p>3</text:p>
          </table:table-cell>
          <table:table-cell office:value-type="string">
            <text:p>#NLOS</text:p>
          </table:table-cell>
          <table:table-cell office:value-type="float" office:value="11">
            <text:p>11</text:p>
          </table:table-cell>
          <table:table-cell table:number-columns-repeated="3"/>
          <table:table-cell office:value-type="string">
            <text:p>with offsets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31">
            <text:p>31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Nao2</text:p>
          </table:table-cell>
          <table:table-cell office:value-type="string">
            <text:p>Mean=-6.45659e-08</text:p>
          </table:table-cell>
          <table:table-cell office:value-type="string">
            <text:p>MSE=73.215</text:p>
          </table:table-cell>
          <table:table-cell office:value-type="string">
            <text:p>StDev=8.55658</text:p>
          </table:table-cell>
          <table:table-cell office:value-type="string">
            <text:p>CorrC=0.663136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588">
            <text:p>5588</text:p>
          </table:table-cell>
          <table:table-cell office:value-type="float" office:value="842263">
            <text:p>842263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Num</text:p>
          </table:table-cell>
          <table:table-cell office:value-type="float" office:value="842263">
            <text:p>842263</text:p>
          </table:table-cell>
          <table:table-cell office:value-type="string">
            <text:p>#LOS</text:p>
          </table:table-cell>
          <table:table-cell office:value-type="float" office:value="50">
            <text:p>50</text:p>
          </table:table-cell>
          <table:table-cell office:value-type="string">
            <text:p>#NLOS</text:p>
          </table:table-cell>
          <table:table-cell office:value-type="float" office:value="5538">
            <text:p>5538</text:p>
          </table:table-cell>
          <table:table-cell table:number-columns-repeated="2"/>
          <table:table-cell office:value-type="float" office:value="32">
            <text:p>32</text:p>
          </table:table-cell>
          <table:table-cell office:value-type="float" office:value="5082">
            <text:p>5082</text:p>
          </table:table-cell>
          <table:table-cell office:value-type="float" office:value="842263">
            <text:p>842263</text:p>
          </table:table-cell>
          <table:table-cell office:value-type="float" office:value="32">
            <text:p>32</text:p>
          </table:table-cell>
          <table:table-cell office:value-type="string">
            <text:p>Num</text:p>
          </table:table-cell>
          <table:table-cell office:value-type="float" office:value="842263">
            <text:p>842263</text:p>
          </table:table-cell>
          <table:table-cell office:value-type="string">
            <text:p>#LOS</text:p>
          </table:table-cell>
          <table:table-cell office:value-type="float" office:value="407">
            <text:p>407</text:p>
          </table:table-cell>
          <table:table-cell office:value-type="string">
            <text:p>#NLOS</text:p>
          </table:table-cell>
          <table:table-cell office:value-type="float" office:value="4675">
            <text:p>4675</text:p>
          </table:table-cell>
          <table:table-cell table:number-columns-repeated="8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1">
            <text:p>41</text:p>
          </table:table-cell>
          <table:table-cell office:value-type="float" office:value="763">
            <text:p>763</text:p>
          </table:table-cell>
          <table:table-cell/>
          <table:table-cell office:value-type="float" office:value="33">
            <text:p>33</text:p>
          </table:table-cell>
          <table:table-cell office:value-type="string">
            <text:p>Num</text:p>
          </table:table-cell>
          <table:table-cell office:value-type="float" office:value="763">
            <text:p>763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41">
            <text:p>41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office:value-type="float" office:value="763">
            <text:p>763</text:p>
          </table:table-cell>
          <table:table-cell office:value-type="float" office:value="33">
            <text:p>33</text:p>
          </table:table-cell>
          <table:table-cell office:value-type="string">
            <text:p>Num</text:p>
          </table:table-cell>
          <table:table-cell office:value-type="float" office:value="763">
            <text:p>763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15">
            <text:p>15</text:p>
          </table:table-cell>
          <table:table-cell table:number-columns-repeated="3"/>
          <table:table-cell office:value-type="string">
            <text:p>Empirical Global</text:p>
          </table:table-cell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418">
            <text:p>418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Num</text:p>
          </table:table-cell>
          <table:table-cell office:value-type="float" office:value="418">
            <text:p>418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418">
            <text:p>418</text:p>
          </table:table-cell>
          <table:table-cell office:value-type="float" office:value="34">
            <text:p>34</text:p>
          </table:table-cell>
          <table:table-cell office:value-type="string">
            <text:p>Num</text:p>
          </table:table-cell>
          <table:table-cell office:value-type="float" office:value="418">
            <text:p>418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Final</text:p>
          </table:table-cell>
          <table:table-cell office:value-type="string">
            <text:p>coefficients</text:p>
          </table:table-cell>
          <table:table-cell table:number-columns-repeated="3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900">
            <text:p>1900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Num</text:p>
          </table:table-cell>
          <table:table-cell office:value-type="float" office:value="1900">
            <text:p>190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900">
            <text:p>1900</text:p>
          </table:table-cell>
          <table:table-cell office:value-type="float" office:value="35">
            <text:p>35</text:p>
          </table:table-cell>
          <table:table-cell office:value-type="string">
            <text:p>Num</text:p>
          </table:table-cell>
          <table:table-cell office:value-type="float" office:value="1900">
            <text:p>190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195.488">
            <text:p>195.488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27">
            <text:p>127</text:p>
          </table:table-cell>
          <table:table-cell office:value-type="float" office:value="54634">
            <text:p>54634</text:p>
          </table:table-cell>
          <table:table-cell/>
          <table:table-cell office:value-type="float" office:value="36">
            <text:p>36</text:p>
          </table:table-cell>
          <table:table-cell office:value-type="string">
            <text:p>Num</text:p>
          </table:table-cell>
          <table:table-cell office:value-type="float" office:value="54634">
            <text:p>54634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127">
            <text:p>127</text:p>
          </table:table-cell>
          <table:table-cell table:number-columns-repeated="2"/>
          <table:table-cell office:value-type="float" office:value="36">
            <text:p>36</text:p>
          </table:table-cell>
          <table:table-cell office:value-type="float" office:value="95">
            <text:p>95</text:p>
          </table:table-cell>
          <table:table-cell office:value-type="float" office:value="54634">
            <text:p>54634</text:p>
          </table:table-cell>
          <table:table-cell office:value-type="float" office:value="36">
            <text:p>36</text:p>
          </table:table-cell>
          <table:table-cell office:value-type="string">
            <text:p>Num</text:p>
          </table:table-cell>
          <table:table-cell office:value-type="float" office:value="54634">
            <text:p>54634</text:p>
          </table:table-cell>
          <table:table-cell office:value-type="string">
            <text:p>#LOS</text:p>
          </table:table-cell>
          <table:table-cell office:value-type="float" office:value="3">
            <text:p>3</text:p>
          </table:table-cell>
          <table:table-cell office:value-type="string">
            <text:p>#NLOS</text:p>
          </table:table-cell>
          <table:table-cell office:value-type="float" office:value="92">
            <text:p>92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9.48428">
            <text:p>9.48428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911">
            <text:p>911</text:p>
          </table:table-cell>
          <table:table-cell office:value-type="float" office:value="292587">
            <text:p>292587</text:p>
          </table:table-cell>
          <table:table-cell/>
          <table:table-cell office:value-type="float" office:value="37">
            <text:p>37</text:p>
          </table:table-cell>
          <table:table-cell office:value-type="string">
            <text:p>Num</text:p>
          </table:table-cell>
          <table:table-cell office:value-type="float" office:value="292587">
            <text:p>292587</text:p>
          </table:table-cell>
          <table:table-cell office:value-type="string">
            <text:p>#LOS</text:p>
          </table:table-cell>
          <table:table-cell office:value-type="float" office:value="39">
            <text:p>39</text:p>
          </table:table-cell>
          <table:table-cell office:value-type="string">
            <text:p>#NLOS</text:p>
          </table:table-cell>
          <table:table-cell office:value-type="float" office:value="872">
            <text:p>872</text:p>
          </table:table-cell>
          <table:table-cell table:number-columns-repeated="2"/>
          <table:table-cell office:value-type="float" office:value="37">
            <text:p>37</text:p>
          </table:table-cell>
          <table:table-cell office:value-type="float" office:value="890">
            <text:p>890</text:p>
          </table:table-cell>
          <table:table-cell office:value-type="float" office:value="292587">
            <text:p>292587</text:p>
          </table:table-cell>
          <table:table-cell office:value-type="float" office:value="37">
            <text:p>37</text:p>
          </table:table-cell>
          <table:table-cell office:value-type="string">
            <text:p>Num</text:p>
          </table:table-cell>
          <table:table-cell office:value-type="float" office:value="292587">
            <text:p>292587</text:p>
          </table:table-cell>
          <table:table-cell office:value-type="string">
            <text:p>#LOS</text:p>
          </table:table-cell>
          <table:table-cell office:value-type="float" office:value="98">
            <text:p>98</text:p>
          </table:table-cell>
          <table:table-cell office:value-type="string">
            <text:p>#NLOS</text:p>
          </table:table-cell>
          <table:table-cell office:value-type="float" office:value="792">
            <text:p>792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7050">
            <text:p>17050</text:p>
          </table:table-cell>
          <table:table-cell/>
          <table:table-cell office:value-type="float" office:value="38">
            <text:p>38</text:p>
          </table:table-cell>
          <table:table-cell office:value-type="string">
            <text:p>Num</text:p>
          </table:table-cell>
          <table:table-cell office:value-type="float" office:value="17050">
            <text:p>1705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38">
            <text:p>38</text:p>
          </table:table-cell>
          <table:table-cell office:value-type="float" office:value="69">
            <text:p>69</text:p>
          </table:table-cell>
          <table:table-cell office:value-type="float" office:value="17050">
            <text:p>17050</text:p>
          </table:table-cell>
          <table:table-cell office:value-type="float" office:value="38">
            <text:p>38</text:p>
          </table:table-cell>
          <table:table-cell office:value-type="string">
            <text:p>Num</text:p>
          </table:table-cell>
          <table:table-cell office:value-type="float" office:value="17050">
            <text:p>1705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69">
            <text:p>69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5.05545">
            <text:p>5.05545</text:p>
          </table:table-cell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39">
            <text:p>39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64">
            <text:p>564</text:p>
          </table:table-cell>
          <table:table-cell office:value-type="float" office:value="108387">
            <text:p>108387</text:p>
          </table:table-cell>
          <table:table-cell/>
          <table:table-cell office:value-type="float" office:value="40">
            <text:p>40</text:p>
          </table:table-cell>
          <table:table-cell office:value-type="string">
            <text:p>Num</text:p>
          </table:table-cell>
          <table:table-cell office:value-type="float" office:value="108387">
            <text:p>108387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564">
            <text:p>564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float" office:value="413">
            <text:p>413</text:p>
          </table:table-cell>
          <table:table-cell office:value-type="float" office:value="108387">
            <text:p>108387</text:p>
          </table:table-cell>
          <table:table-cell office:value-type="float" office:value="40">
            <text:p>40</text:p>
          </table:table-cell>
          <table:table-cell office:value-type="string">
            <text:p>Num</text:p>
          </table:table-cell>
          <table:table-cell office:value-type="float" office:value="108387">
            <text:p>108387</text:p>
          </table:table-cell>
          <table:table-cell office:value-type="string">
            <text:p>#LOS</text:p>
          </table:table-cell>
          <table:table-cell office:value-type="float" office:value="27">
            <text:p>27</text:p>
          </table:table-cell>
          <table:table-cell office:value-type="string">
            <text:p>#NLOS</text:p>
          </table:table-cell>
          <table:table-cell office:value-type="float" office:value="386">
            <text:p>386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-48.5738">
            <text:p>-48.5738</text:p>
          </table:table-cell>
          <table:table-cell table:number-columns-repeated="3"/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1">
            <text:p>41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NaG2</text:p>
          </table:table-cell>
          <table:table-cell office:value-type="string">
            <text:p>Mean=-0.0463029</text:p>
          </table:table-cell>
          <table:table-cell office:value-type="string">
            <text:p>MSE=139.553</text:p>
          </table:table-cell>
          <table:table-cell office:value-type="string">
            <text:p>StDev=11.8131</text:p>
          </table:table-cell>
          <table:table-cell office:value-type="string">
            <text:p>CorrC=0.284602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87">
            <text:p>187</text:p>
          </table:table-cell>
          <table:table-cell office:value-type="float" office:value="70691">
            <text:p>70691</text:p>
          </table:table-cell>
          <table:table-cell/>
          <table:table-cell office:value-type="float" office:value="42">
            <text:p>42</text:p>
          </table:table-cell>
          <table:table-cell office:value-type="string">
            <text:p>Num</text:p>
          </table:table-cell>
          <table:table-cell office:value-type="float" office:value="70691">
            <text:p>70691</text:p>
          </table:table-cell>
          <table:table-cell office:value-type="string">
            <text:p>#LOS</text:p>
          </table:table-cell>
          <table:table-cell office:value-type="float" office:value="10">
            <text:p>10</text:p>
          </table:table-cell>
          <table:table-cell office:value-type="string">
            <text:p>#NLOS</text:p>
          </table:table-cell>
          <table:table-cell office:value-type="float" office:value="177">
            <text:p>177</text:p>
          </table:table-cell>
          <table:table-cell table:number-columns-repeated="2"/>
          <table:table-cell office:value-type="float" office:value="42">
            <text:p>42</text:p>
          </table:table-cell>
          <table:table-cell office:value-type="float" office:value="202">
            <text:p>202</text:p>
          </table:table-cell>
          <table:table-cell office:value-type="float" office:value="70691">
            <text:p>70691</text:p>
          </table:table-cell>
          <table:table-cell office:value-type="float" office:value="42">
            <text:p>42</text:p>
          </table:table-cell>
          <table:table-cell office:value-type="string">
            <text:p>Num</text:p>
          </table:table-cell>
          <table:table-cell office:value-type="float" office:value="70691">
            <text:p>70691</text:p>
          </table:table-cell>
          <table:table-cell office:value-type="string">
            <text:p>#LOS</text:p>
          </table:table-cell>
          <table:table-cell office:value-type="float" office:value="9">
            <text:p>9</text:p>
          </table:table-cell>
          <table:table-cell office:value-type="string">
            <text:p>#NLOS</text:p>
          </table:table-cell>
          <table:table-cell office:value-type="float" office:value="193">
            <text:p>193</text:p>
          </table:table-cell>
          <table:table-cell table:number-columns-repeated="3"/>
          <table:table-cell office:value-type="string">
            <text:p>with offsets</text:p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601">
            <text:p>601</text:p>
          </table:table-cell>
          <table:table-cell office:value-type="float" office:value="185713">
            <text:p>185713</text:p>
          </table:table-cell>
          <table:table-cell/>
          <table:table-cell office:value-type="float" office:value="43">
            <text:p>43</text:p>
          </table:table-cell>
          <table:table-cell office:value-type="string">
            <text:p>Num</text:p>
          </table:table-cell>
          <table:table-cell office:value-type="float" office:value="185713">
            <text:p>185713</text:p>
          </table:table-cell>
          <table:table-cell office:value-type="string">
            <text:p>#LOS</text:p>
          </table:table-cell>
          <table:table-cell office:value-type="float" office:value="6">
            <text:p>6</text:p>
          </table:table-cell>
          <table:table-cell office:value-type="string">
            <text:p>#NLOS</text:p>
          </table:table-cell>
          <table:table-cell office:value-type="float" office:value="595">
            <text:p>595</text:p>
          </table:table-cell>
          <table:table-cell table:number-columns-repeated="2"/>
          <table:table-cell office:value-type="float" office:value="43">
            <text:p>43</text:p>
          </table:table-cell>
          <table:table-cell office:value-type="float" office:value="625">
            <text:p>625</text:p>
          </table:table-cell>
          <table:table-cell office:value-type="float" office:value="185713">
            <text:p>185713</text:p>
          </table:table-cell>
          <table:table-cell office:value-type="float" office:value="43">
            <text:p>43</text:p>
          </table:table-cell>
          <table:table-cell office:value-type="string">
            <text:p>Num</text:p>
          </table:table-cell>
          <table:table-cell office:value-type="float" office:value="185713">
            <text:p>185713</text:p>
          </table:table-cell>
          <table:table-cell office:value-type="string">
            <text:p>#LOS</text:p>
          </table:table-cell>
          <table:table-cell office:value-type="float" office:value="61">
            <text:p>61</text:p>
          </table:table-cell>
          <table:table-cell office:value-type="string">
            <text:p>#NLOS</text:p>
          </table:table-cell>
          <table:table-cell office:value-type="float" office:value="564">
            <text:p>564</text:p>
          </table:table-cell>
          <table:table-cell table:number-columns-repeated="3"/>
          <table:table-cell office:value-type="string">
            <text:p>Nao2</text:p>
          </table:table-cell>
          <table:table-cell office:value-type="string">
            <text:p>Mean=1.31462e-07</text:p>
          </table:table-cell>
          <table:table-cell office:value-type="string">
            <text:p>MSE=115.554</text:p>
          </table:table-cell>
          <table:table-cell office:value-type="string">
            <text:p>StDev=10.7496</text:p>
          </table:table-cell>
          <table:table-cell office:value-type="string">
            <text:p>CorrC=0.372187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300">
            <text:p>300</text:p>
          </table:table-cell>
          <table:table-cell office:value-type="float" office:value="99764">
            <text:p>99764</text:p>
          </table:table-cell>
          <table:table-cell/>
          <table:table-cell office:value-type="float" office:value="44">
            <text:p>44</text:p>
          </table:table-cell>
          <table:table-cell office:value-type="string">
            <text:p>Num</text:p>
          </table:table-cell>
          <table:table-cell office:value-type="float" office:value="99764">
            <text:p>99764</text:p>
          </table:table-cell>
          <table:table-cell office:value-type="string">
            <text:p>#LOS</text:p>
          </table:table-cell>
          <table:table-cell office:value-type="float" office:value="7">
            <text:p>7</text:p>
          </table:table-cell>
          <table:table-cell office:value-type="string">
            <text:p>#NLOS</text:p>
          </table:table-cell>
          <table:table-cell office:value-type="float" office:value="293">
            <text:p>293</text:p>
          </table:table-cell>
          <table:table-cell table:number-columns-repeated="2"/>
          <table:table-cell office:value-type="float" office:value="44">
            <text:p>44</text:p>
          </table:table-cell>
          <table:table-cell office:value-type="float" office:value="343">
            <text:p>343</text:p>
          </table:table-cell>
          <table:table-cell office:value-type="float" office:value="99764">
            <text:p>99764</text:p>
          </table:table-cell>
          <table:table-cell office:value-type="float" office:value="44">
            <text:p>44</text:p>
          </table:table-cell>
          <table:table-cell office:value-type="string">
            <text:p>Num</text:p>
          </table:table-cell>
          <table:table-cell office:value-type="float" office:value="99764">
            <text:p>99764</text:p>
          </table:table-cell>
          <table:table-cell office:value-type="string">
            <text:p>#LOS</text:p>
          </table:table-cell>
          <table:table-cell office:value-type="float" office:value="25">
            <text:p>25</text:p>
          </table:table-cell>
          <table:table-cell office:value-type="string">
            <text:p>#NLOS</text:p>
          </table:table-cell>
          <table:table-cell office:value-type="float" office:value="318">
            <text:p>318</text:p>
          </table:table-cell>
          <table:table-cell table:number-columns-repeated="8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21">
            <text:p>221</text:p>
          </table:table-cell>
          <table:table-cell office:value-type="float" office:value="39872">
            <text:p>39872</text:p>
          </table:table-cell>
          <table:table-cell/>
          <table:table-cell office:value-type="float" office:value="45">
            <text:p>45</text:p>
          </table:table-cell>
          <table:table-cell office:value-type="string">
            <text:p>Num</text:p>
          </table:table-cell>
          <table:table-cell office:value-type="float" office:value="39872">
            <text:p>39872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221">
            <text:p>221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float" office:value="185">
            <text:p>185</text:p>
          </table:table-cell>
          <table:table-cell office:value-type="float" office:value="39872">
            <text:p>39872</text:p>
          </table:table-cell>
          <table:table-cell office:value-type="float" office:value="45">
            <text:p>45</text:p>
          </table:table-cell>
          <table:table-cell office:value-type="string">
            <text:p>Num</text:p>
          </table:table-cell>
          <table:table-cell office:value-type="float" office:value="39872">
            <text:p>39872</text:p>
          </table:table-cell>
          <table:table-cell office:value-type="string">
            <text:p>#LOS</text:p>
          </table:table-cell>
          <table:table-cell office:value-type="float" office:value="4">
            <text:p>4</text:p>
          </table:table-cell>
          <table:table-cell office:value-type="string">
            <text:p>#NLOS</text:p>
          </table:table-cell>
          <table:table-cell office:value-type="float" office:value="181">
            <text:p>181</text:p>
          </table:table-cell>
          <table:table-cell table:number-columns-repeated="8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52">
            <text:p>252</text:p>
          </table:table-cell>
          <table:table-cell office:value-type="float" office:value="29941">
            <text:p>29941</text:p>
          </table:table-cell>
          <table:table-cell/>
          <table:table-cell office:value-type="float" office:value="46">
            <text:p>46</text:p>
          </table:table-cell>
          <table:table-cell office:value-type="string">
            <text:p>Num</text:p>
          </table:table-cell>
          <table:table-cell office:value-type="float" office:value="29941">
            <text:p>29941</text:p>
          </table:table-cell>
          <table:table-cell office:value-type="string">
            <text:p>#LOS</text:p>
          </table:table-cell>
          <table:table-cell office:value-type="float" office:value="1">
            <text:p>1</text:p>
          </table:table-cell>
          <table:table-cell office:value-type="string">
            <text:p>#NLOS</text:p>
          </table:table-cell>
          <table:table-cell office:value-type="float" office:value="251">
            <text:p>251</text:p>
          </table:table-cell>
          <table:table-cell table:number-columns-repeated="2"/>
          <table:table-cell office:value-type="float" office:value="46">
            <text:p>46</text:p>
          </table:table-cell>
          <table:table-cell office:value-type="float" office:value="149">
            <text:p>149</text:p>
          </table:table-cell>
          <table:table-cell office:value-type="float" office:value="29941">
            <text:p>29941</text:p>
          </table:table-cell>
          <table:table-cell office:value-type="float" office:value="46">
            <text:p>46</text:p>
          </table:table-cell>
          <table:table-cell office:value-type="string">
            <text:p>Num</text:p>
          </table:table-cell>
          <table:table-cell office:value-type="float" office:value="29941">
            <text:p>29941</text:p>
          </table:table-cell>
          <table:table-cell office:value-type="string">
            <text:p>#LOS</text:p>
          </table:table-cell>
          <table:table-cell office:value-type="float" office:value="8">
            <text:p>8</text:p>
          </table:table-cell>
          <table:table-cell office:value-type="string">
            <text:p>#NLOS</text:p>
          </table:table-cell>
          <table:table-cell office:value-type="float" office:value="141">
            <text:p>141</text:p>
          </table:table-cell>
          <table:table-cell table:number-columns-repeated="3"/>
          <table:table-cell office:value-type="string">
            <text:p>Global after Height not changing height dependancy</text:p>
          </table:table-cell>
          <table:table-cell table:number-columns-repeated="4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8">
            <text:p>28</text:p>
          </table:table-cell>
          <table:table-cell office:value-type="float" office:value="15009">
            <text:p>15009</text:p>
          </table:table-cell>
          <table:table-cell/>
          <table:table-cell office:value-type="float" office:value="47">
            <text:p>47</text:p>
          </table:table-cell>
          <table:table-cell office:value-type="string">
            <text:p>Num</text:p>
          </table:table-cell>
          <table:table-cell office:value-type="float" office:value="15009">
            <text:p>15009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28">
            <text:p>28</text:p>
          </table:table-cell>
          <table:table-cell table:number-columns-repeated="2"/>
          <table:table-cell office:value-type="float" office:value="47">
            <text:p>47</text:p>
          </table:table-cell>
          <table:table-cell office:value-type="float" office:value="45">
            <text:p>45</text:p>
          </table:table-cell>
          <table:table-cell office:value-type="float" office:value="15009">
            <text:p>15009</text:p>
          </table:table-cell>
          <table:table-cell office:value-type="float" office:value="47">
            <text:p>47</text:p>
          </table:table-cell>
          <table:table-cell office:value-type="string">
            <text:p>Num</text:p>
          </table:table-cell>
          <table:table-cell office:value-type="float" office:value="15009">
            <text:p>15009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45">
            <text:p>45</text:p>
          </table:table-cell>
          <table:table-cell table:number-columns-repeated="3"/>
          <table:table-cell office:value-type="string">
            <text:p>Final</text:p>
          </table:table-cell>
          <table:table-cell office:value-type="string">
            <text:p>coefficients</text:p>
          </table:table-cell>
          <table:table-cell table:number-columns-repeated="3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22">
            <text:p>122</text:p>
          </table:table-cell>
          <table:table-cell office:value-type="float" office:value="19253">
            <text:p>19253</text:p>
          </table:table-cell>
          <table:table-cell/>
          <table:table-cell office:value-type="float" office:value="48">
            <text:p>48</text:p>
          </table:table-cell>
          <table:table-cell office:value-type="string">
            <text:p>Num</text:p>
          </table:table-cell>
          <table:table-cell office:value-type="float" office:value="19253">
            <text:p>19253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122">
            <text:p>122</text:p>
          </table:table-cell>
          <table:table-cell table:number-columns-repeated="2"/>
          <table:table-cell office:value-type="float" office:value="48">
            <text:p>48</text:p>
          </table:table-cell>
          <table:table-cell office:value-type="float" office:value="115">
            <text:p>115</text:p>
          </table:table-cell>
          <table:table-cell office:value-type="float" office:value="19253">
            <text:p>19253</text:p>
          </table:table-cell>
          <table:table-cell office:value-type="float" office:value="48">
            <text:p>48</text:p>
          </table:table-cell>
          <table:table-cell office:value-type="string">
            <text:p>Num</text:p>
          </table:table-cell>
          <table:table-cell office:value-type="float" office:value="19253">
            <text:p>19253</text:p>
          </table:table-cell>
          <table:table-cell office:value-type="string">
            <text:p>#LOS</text:p>
          </table:table-cell>
          <table:table-cell office:value-type="float" office:value="1">
            <text:p>1</text:p>
          </table:table-cell>
          <table:table-cell office:value-type="string">
            <text:p>#NLOS</text:p>
          </table:table-cell>
          <table:table-cell office:value-type="float" office:value="114">
            <text:p>114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4.22771">
            <text:p>4.22771</text:p>
          </table:table-cell>
          <table:table-cell table:number-columns-repeated="3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26">
            <text:p>326</text:p>
          </table:table-cell>
          <table:table-cell office:value-type="float" office:value="142985">
            <text:p>142985</text:p>
          </table:table-cell>
          <table:table-cell/>
          <table:table-cell office:value-type="float" office:value="49">
            <text:p>49</text:p>
          </table:table-cell>
          <table:table-cell office:value-type="string">
            <text:p>Num</text:p>
          </table:table-cell>
          <table:table-cell office:value-type="float" office:value="142985">
            <text:p>142985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326">
            <text:p>326</text:p>
          </table:table-cell>
          <table:table-cell table:number-columns-repeated="2"/>
          <table:table-cell office:value-type="float" office:value="49">
            <text:p>49</text:p>
          </table:table-cell>
          <table:table-cell office:value-type="float" office:value="363">
            <text:p>363</text:p>
          </table:table-cell>
          <table:table-cell office:value-type="float" office:value="142985">
            <text:p>142985</text:p>
          </table:table-cell>
          <table:table-cell office:value-type="float" office:value="49">
            <text:p>49</text:p>
          </table:table-cell>
          <table:table-cell office:value-type="string">
            <text:p>Num</text:p>
          </table:table-cell>
          <table:table-cell office:value-type="float" office:value="142985">
            <text:p>142985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363">
            <text:p>363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-6.21715">
            <text:p>-6.21715</text:p>
          </table:table-cell>
          <table:table-cell table:number-columns-repeated="3"/>
        </table:table-row>
        <table:table-row table:style-name="ro2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Clutter</text:p>
          </table:table-cell>
          <table:table-cell office:value-type="string">
            <text:p>Types:</text:p>
          </table:table-cell>
          <table:table-cell office:value-type="float" office:value="50">
            <text:p>50</text:p>
          </table:table-cell>
          <table:table-cell table:number-columns-repeated="8"/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Clutter</text:p>
          </table:table-cell>
          <table:table-cell office:value-type="string">
            <text:p>Types:</text:p>
          </table:table-cell>
          <table:table-cell office:value-type="float" office:value="50">
            <text:p>50</text:p>
          </table:table-cell>
          <table:table-cell table:number-columns-repeated="8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number-columns-repeated="26"/>
          <table:table-cell office:value-type="float" office:value="3">
            <text:p>3</text:p>
          </table:table-cell>
          <table:table-cell office:value-type="float" office:value="-0.436045">
            <text:p>-0.436045</text:p>
          </table:table-cell>
          <table:table-cell table:number-columns-repeated="3"/>
        </table:table-row>
        <table:table-row table:style-name="ro2">
          <table:table-cell table:number-columns-repeated="26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number-columns-repeated="26"/>
          <table:table-cell office:value-type="float" office:value="5">
            <text:p>5</text:p>
          </table:table-cell>
          <table:table-cell office:value-type="float" office:value="5.55452">
            <text:p>5.55452</text:p>
          </table:table-cell>
          <table:table-cell table:number-columns-repeated="3"/>
        </table:table-row>
        <table:table-row table:style-name="ro2">
          <table:table-cell table:number-columns-repeated="26"/>
          <table:table-cell office:value-type="string">
            <text:p>NaG2</text:p>
          </table:table-cell>
          <table:table-cell office:value-type="string">
            <text:p>Mean=0.019155</text:p>
          </table:table-cell>
          <table:table-cell office:value-type="string">
            <text:p>MSE=178.488</text:p>
          </table:table-cell>
          <table:table-cell office:value-type="string">
            <text:p>StDev=13.3599</text:p>
          </table:table-cell>
          <table:table-cell office:value-type="string">
            <text:p>CorrC=0.683585</text:p>
          </table:table-cell>
        </table:table-row>
        <table:table-row table:style-name="ro2">
          <table:table-cell table:number-columns-repeated="26"/>
          <table:table-cell office:value-type="string">
            <text:p>with offsets</text:p>
          </table:table-cell>
          <table:table-cell table:number-columns-repeated="4"/>
        </table:table-row>
        <table:table-row table:style-name="ro2">
          <table:table-cell table:number-columns-repeated="26"/>
          <table:table-cell office:value-type="string">
            <text:p>Nao2</text:p>
          </table:table-cell>
          <table:table-cell office:value-type="string">
            <text:p>Mean=-3.81006e-08</text:p>
          </table:table-cell>
          <table:table-cell office:value-type="string">
            <text:p>MSE=171.345</text:p>
          </table:table-cell>
          <table:table-cell office:value-type="string">
            <text:p>StDev=13.0899</text:p>
          </table:table-cell>
          <table:table-cell office:value-type="string">
            <text:p>CorrC=0.687521</text:p>
          </table:table-cell>
        </table:table-row>
        <table:table-row table:style-name="ro2">
          <table:table-cell table:number-columns-repeated="31"/>
        </table:table-row>
        <table:table-row table:style-name="ro2">
          <table:table-cell table:number-columns-repeated="26"/>
          <table:table-cell office:value-type="string">
            <text:p>Full with height change not allowing change of height term</text:p>
          </table:table-cell>
          <table:table-cell table:number-columns-repeated="4"/>
        </table:table-row>
        <table:table-row table:style-name="ro2">
          <table:table-cell table:number-columns-repeated="26"/>
          <table:table-cell office:value-type="string">
            <text:p>NaC2</text:p>
          </table:table-cell>
          <table:table-cell office:value-type="string">
            <text:p>Mean=0.0197854</text:p>
          </table:table-cell>
          <table:table-cell office:value-type="string">
            <text:p>MSE=160.812</text:p>
          </table:table-cell>
          <table:table-cell office:value-type="string">
            <text:p>StDev=12.6812</text:p>
          </table:table-cell>
          <table:table-cell office:value-type="string">
            <text:p>CorrC=0.696855</text:p>
          </table:table-cell>
        </table:table-row>
        <table:table-row table:style-name="ro2" table:number-rows-repeated="1048513">
          <table:table-cell table:number-columns-repeated="31"/>
        </table:table-row>
        <table:table-row table:style-name="ro2">
          <table:table-cell table:number-columns-repeated="31"/>
        </table:table-row>
      </table:table>
      <table:table table:name="UMTS" table:style-name="ta1">
        <table:table-column table:style-name="co22" table:default-cell-style-name="Default"/>
        <table:table-column table:style-name="co7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6" table:default-cell-style-name="Default"/>
        <table:table-column table:style-name="co2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18" table:default-cell-style-name="Default"/>
        <table:table-row table:style-name="ro2">
          <table:table-cell table:style-name="ce2" office:value-type="string" table:number-columns-spanned="4" table:number-rows-spanned="1">
            <text:p>UMTS after height optimisation</text:p>
          </table:table-cell>
          <table:covered-table-cell table:number-columns-repeated="3"/>
          <table:table-cell table:number-columns-repeated="9"/>
          <table:table-cell table:style-name="ce2" office:value-type="string" table:number-columns-spanned="4" table:number-rows-spanned="1">
            <text:p>UMTS before height optimisation</text:p>
          </table:table-cell>
          <table:covered-table-cell table:number-columns-repeated="3"/>
          <table:table-cell table:number-columns-repeated="20"/>
        </table:table-row>
        <table:table-row table:style-name="ro1">
          <table:table-cell/>
          <table:table-cell office:value-type="string">
            <text:p>Cost=37.9693</text:p>
          </table:table-cell>
          <table:table-cell office:value-type="string">
            <text:p>#Used:</text:p>
          </table:table-cell>
          <table:table-cell office:value-type="float" office:value="23922">
            <text:p>23922</text:p>
          </table:table-cell>
          <table:table-cell office:value-type="string">
            <text:p>Mean:</text:p>
          </table:table-cell>
          <table:table-cell office:value-type="float" office:value="8.42043">
            <text:p>8.42043</text:p>
          </table:table-cell>
          <table:table-cell office:value-type="string">
            <text:p>MeanSquare:</text:p>
          </table:table-cell>
          <table:table-cell office:value-type="float" office:value="484.817">
            <text:p>484.817</text:p>
          </table:table-cell>
          <table:table-cell office:value-type="string">
            <text:p>StDev:</text:p>
          </table:table-cell>
          <table:table-cell office:value-type="float" office:value="20.3449">
            <text:p>20.3449</text:p>
          </table:table-cell>
          <table:table-cell office:value-type="string">
            <text:p>CorrC:</text:p>
          </table:table-cell>
          <table:table-cell office:value-type="float" office:value="0.620307">
            <text:p>0.620307</text:p>
          </table:table-cell>
          <table:table-cell table:number-columns-repeated="2"/>
          <table:table-cell office:value-type="string">
            <text:p>Cost=45.2829</text:p>
          </table:table-cell>
          <table:table-cell office:value-type="string">
            <text:p>#Used:</text:p>
          </table:table-cell>
          <table:table-cell office:value-type="float" office:value="23922">
            <text:p>23922</text:p>
          </table:table-cell>
          <table:table-cell office:value-type="string">
            <text:p>Mean:</text:p>
          </table:table-cell>
          <table:table-cell office:value-type="float" office:value="22.2327">
            <text:p>22.2327</text:p>
          </table:table-cell>
          <table:table-cell office:value-type="string">
            <text:p>MeanSquare:</text:p>
          </table:table-cell>
          <table:table-cell office:value-type="float" office:value="750.082">
            <text:p>750.082</text:p>
          </table:table-cell>
          <table:table-cell office:value-type="string">
            <text:p>StDev:</text:p>
          </table:table-cell>
          <table:table-cell office:value-type="float" office:value="15.9934">
            <text:p>15.9934</text:p>
          </table:table-cell>
          <table:table-cell office:value-type="string">
            <text:p>CorrC:</text:p>
          </table:table-cell>
          <table:table-cell office:value-type="float" office:value="0.547171">
            <text:p>0.547171</text:p>
          </table:table-cell>
          <table:table-cell table:number-columns-repeated="1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string">
            <text:p>UMTSallAfterHeight</text:p>
          </table:table-cell>
          <table:table-cell office:value-type="string">
            <text:p>Mean=-0.00948414</text:p>
          </table:table-cell>
          <table:table-cell office:value-type="string">
            <text:p>MSE=78.5788</text:p>
          </table:table-cell>
          <table:table-cell office:value-type="string">
            <text:p>StDev=8.86446</text:p>
          </table:table-cell>
          <table:table-cell office:value-type="string">
            <text:p>CorrC=0.653252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string">
            <text:p>Final</text:p>
          </table:table-cell>
          <table:table-cell office:value-type="string">
            <text:p>coefficients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19">
            <text:p>119</text:p>
          </table:table-cell>
          <table:table-cell office:value-type="float" office:value="14763">
            <text:p>14763</text:p>
          </table:table-cell>
          <table:table-cell table:number-columns-repeated="10"/>
          <table:table-cell office:value-type="float" office:value="2">
            <text:p>2</text:p>
          </table:table-cell>
          <table:table-cell office:value-type="float" office:value="280">
            <text:p>280</text:p>
          </table:table-cell>
          <table:table-cell office:value-type="float" office:value="14763">
            <text:p>14763</text:p>
          </table:table-cell>
          <table:table-cell table:number-columns-repeated="10"/>
          <table:table-cell office:value-type="float" office:value="0">
            <text:p>0</text:p>
          </table:table-cell>
          <table:table-cell office:value-type="float" office:value="31.5603">
            <text:p>31.5603</text:p>
          </table:table-cell>
          <table:table-cell table:number-columns-repeated="9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655">
            <text:p>1655</text:p>
          </table:table-cell>
          <table:table-cell office:value-type="float" office:value="96664">
            <text:p>96664</text:p>
          </table:table-cell>
          <table:table-cell table:number-columns-repeated="10"/>
          <table:table-cell office:value-type="float" office:value="3">
            <text:p>3</text:p>
          </table:table-cell>
          <table:table-cell office:value-type="float" office:value="1065">
            <text:p>1065</text:p>
          </table:table-cell>
          <table:table-cell office:value-type="float" office:value="96664">
            <text:p>96664</text:p>
          </table:table-cell>
          <table:table-cell table:number-columns-repeated="10"/>
          <table:table-cell office:value-type="float" office:value="1">
            <text:p>1</text:p>
          </table:table-cell>
          <table:table-cell office:value-type="float" office:value="-11.306">
            <text:p>-11.306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3">
            <text:p>3</text:p>
          </table:table-cell>
          <table:table-cell office:value-type="float" office:value="8.62225">
            <text:p>8.62225</text:p>
          </table:table-cell>
          <table:table-cell table:number-columns-repeated="9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818">
            <text:p>818</text:p>
          </table:table-cell>
          <table:table-cell office:value-type="float" office:value="123161">
            <text:p>123161</text:p>
          </table:table-cell>
          <table:table-cell table:number-columns-repeated="10"/>
          <table:table-cell office:value-type="float" office:value="6">
            <text:p>6</text:p>
          </table:table-cell>
          <table:table-cell office:value-type="float" office:value="1666">
            <text:p>1666</text:p>
          </table:table-cell>
          <table:table-cell office:value-type="float" office:value="123161">
            <text:p>123161</text:p>
          </table:table-cell>
          <table:table-cell table:number-columns-repeated="10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345">
            <text:p>1345</text:p>
          </table:table-cell>
          <table:table-cell office:value-type="float" office:value="117201">
            <text:p>117201</text:p>
          </table:table-cell>
          <table:table-cell table:number-columns-repeated="10"/>
          <table:table-cell office:value-type="float" office:value="7">
            <text:p>7</text:p>
          </table:table-cell>
          <table:table-cell office:value-type="float" office:value="1031">
            <text:p>1031</text:p>
          </table:table-cell>
          <table:table-cell office:value-type="float" office:value="117201">
            <text:p>117201</text:p>
          </table:table-cell>
          <table:table-cell table:number-columns-repeated="10"/>
          <table:table-cell office:value-type="float" office:value="5">
            <text:p>5</text:p>
          </table:table-cell>
          <table:table-cell office:value-type="float" office:value="-3.85836">
            <text:p>-3.85836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6">
            <text:p>6</text:p>
          </table:table-cell>
          <table:table-cell office:value-type="float" office:value="0.235613">
            <text:p>0.235613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9">
            <text:p>59</text:p>
          </table:table-cell>
          <table:table-cell office:value-type="float" office:value="3038">
            <text:p>3038</text:p>
          </table:table-cell>
          <table:table-cell table:number-columns-repeated="10"/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3038">
            <text:p>3038</text:p>
          </table:table-cell>
          <table:table-cell table:number-columns-repeated="10"/>
          <table:table-cell office:value-type="string">
            <text:p>UMTSallOffset</text:p>
          </table:table-cell>
          <table:table-cell office:value-type="string">
            <text:p>Mean=-2.31102e-08</text:p>
          </table:table-cell>
          <table:table-cell office:value-type="string">
            <text:p>MSE=74.4642</text:p>
          </table:table-cell>
          <table:table-cell office:value-type="string">
            <text:p>StDev=8.62926</text:p>
          </table:table-cell>
          <table:table-cell office:value-type="string">
            <text:p>CorrC=0.670993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13">
            <text:p>113</text:p>
          </table:table-cell>
          <table:table-cell table:number-columns-repeated="10"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13">
            <text:p>113</text:p>
          </table:table-cell>
          <table:table-cell table:number-columns-repeated="10"/>
          <table:table-cell table:style-name="ce2" table:number-columns-spanned="2" table:number-rows-spanned="1"/>
          <table:covered-table-cell/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string">
            <text:p>UMTS Empirical</text:p>
          </table:table-cell>
          <table:table-cell table:number-columns-repeated="10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2249">
            <text:p>2249</text:p>
          </table:table-cell>
          <table:table-cell table:number-columns-repeated="10"/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2249">
            <text:p>2249</text:p>
          </table:table-cell>
          <table:table-cell table:number-columns-repeated="10"/>
          <table:table-cell office:value-type="string">
            <text:p>UMTSall</text:p>
          </table:table-cell>
          <table:table-cell office:value-type="string">
            <text:p>Mean=-0.235635</text:p>
          </table:table-cell>
          <table:table-cell office:value-type="string">
            <text:p>MSE=110.771</text:p>
          </table:table-cell>
          <table:table-cell office:value-type="string">
            <text:p>StDev=10.5221</text:p>
          </table:table-cell>
          <table:table-cell office:value-type="string">
            <text:p>CorrC=0.444277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55">
            <text:p>155</text:p>
          </table:table-cell>
          <table:table-cell table:number-columns-repeated="10"/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55">
            <text:p>155</text:p>
          </table:table-cell>
          <table:table-cell table:number-columns-repeated="10"/>
          <table:table-cell office:value-type="string">
            <text:p>Final</text:p>
          </table:table-cell>
          <table:table-cell office:value-type="string">
            <text:p>coefficients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office:value-type="float" office:value="149.593">
            <text:p>149.593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62">
            <text:p>162</text:p>
          </table:table-cell>
          <table:table-cell table:number-columns-repeated="10"/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62">
            <text:p>162</text:p>
          </table:table-cell>
          <table:table-cell table:number-columns-repeated="10"/>
          <table:table-cell office:value-type="float" office:value="1">
            <text:p>1</text:p>
          </table:table-cell>
          <table:table-cell office:value-type="float" office:value="-1.49748">
            <text:p>-1.49748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3">
            <text:p>3</text:p>
          </table:table-cell>
          <table:table-cell office:value-type="float" office:value="18.1431">
            <text:p>18.1431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5">
            <text:p>5</text:p>
          </table:table-cell>
          <table:table-cell office:value-type="float" office:value="-13.3512">
            <text:p>-13.3512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string">
            <text:p>UMTS Empirical Offset</text:p>
          </table:table-cell>
          <table:table-cell office:value-type="string">
            <text:p>Mean=2.98319e-08</text:p>
          </table:table-cell>
          <table:table-cell office:value-type="string">
            <text:p>MSE=101.292</text:p>
          </table:table-cell>
          <table:table-cell office:value-type="string">
            <text:p>StDev=10.0644</text:p>
          </table:table-cell>
          <table:table-cell office:value-type="string">
            <text:p>CorrC=0.498388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string">
            <text:p>UMTSallClutterSpes</text:p>
          </table:table-cell>
          <table:table-cell office:value-type="string">
            <text:p>Mean=-0.265219</text:p>
          </table:table-cell>
          <table:table-cell office:value-type="string">
            <text:p>MSE=95.1523</text:p>
          </table:table-cell>
          <table:table-cell office:value-type="string">
            <text:p>StDev=9.751</text:p>
          </table:table-cell>
          <table:table-cell office:value-type="string">
            <text:p>CorrC=0.545521</text:p>
          </table:table-cell>
          <table:table-cell table:number-columns-repeated="6"/>
        </table:table-row>
        <table:table-row table:style-name="ro2"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string">
            <text:p>UMTSallDiffafterHeight</text:p>
          </table:table-cell>
          <table:table-cell office:value-type="string">
            <text:p>Mean=-0.0366461</text:p>
          </table:table-cell>
          <table:table-cell office:value-type="string">
            <text:p>MSE=69.2159</text:p>
          </table:table-cell>
          <table:table-cell office:value-type="string">
            <text:p>StDev=8.31953</text:p>
          </table:table-cell>
          <table:table-cell office:value-type="string">
            <text:p>CorrC=0.699534</text:p>
          </table:table-cell>
          <table:table-cell table:number-columns-repeated="6"/>
        </table:table-row>
        <table:table-row table:style-name="ro2"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16388">
            <text:p>16388</text:p>
          </table:table-cell>
          <table:table-cell table:number-columns-repeated="10"/>
          <table:table-cell office:value-type="float" office:value="27">
            <text:p>27</text:p>
          </table:table-cell>
          <table:table-cell office:value-type="float" office:value="116">
            <text:p>116</text:p>
          </table:table-cell>
          <table:table-cell office:value-type="float" office:value="16388">
            <text:p>16388</text:p>
          </table:table-cell>
          <table:table-cell table:number-columns-repeated="21"/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string">
            <text:p>UMTSallClutterBeforeHeight</text:p>
          </table:table-cell>
          <table:table-cell office:value-type="string">
            <text:p>Mean=-0.0557768</text:p>
          </table:table-cell>
          <table:table-cell office:value-type="string">
            <text:p>MSE=78.1606</text:p>
          </table:table-cell>
          <table:table-cell office:value-type="string">
            <text:p>StDev=8.84068</text:p>
          </table:table-cell>
          <table:table-cell office:value-type="string">
            <text:p>CorrC=0.650931</text:p>
          </table:table-cell>
          <table:table-cell table:number-columns-repeated="6"/>
        </table:table-row>
        <table:table-row table:style-name="ro2"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string">
            <text:p>Full after height change not allowing height dependancy alteration</text:p>
          </table:table-cell>
          <table:table-cell table:number-columns-repeated="10"/>
        </table:table-row>
        <table:table-row table:style-name="ro2"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string">
            <text:p>NaC3</text:p>
          </table:table-cell>
          <table:table-cell office:value-type="string">
            <text:p>Mean=0.123039</text:p>
          </table:table-cell>
          <table:table-cell office:value-type="string">
            <text:p>MSE=373.613</text:p>
          </table:table-cell>
          <table:table-cell office:value-type="string">
            <text:p>StDev=19.3287</text:p>
          </table:table-cell>
          <table:table-cell office:value-type="string">
            <text:p>CorrC=0.57889</text:p>
          </table:table-cell>
          <table:table-cell table:number-columns-repeated="6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2098">
            <text:p>12098</text:p>
          </table:table-cell>
          <table:table-cell office:value-type="float" office:value="789699">
            <text:p>789699</text:p>
          </table:table-cell>
          <table:table-cell table:number-columns-repeated="10"/>
          <table:table-cell office:value-type="float" office:value="32">
            <text:p>32</text:p>
          </table:table-cell>
          <table:table-cell office:value-type="float" office:value="11663">
            <text:p>11663</text:p>
          </table:table-cell>
          <table:table-cell office:value-type="float" office:value="789699">
            <text:p>789699</text:p>
          </table:table-cell>
          <table:table-cell table:number-columns-repeated="21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440">
            <text:p>440</text:p>
          </table:table-cell>
          <table:table-cell office:value-type="float" office:value="39788">
            <text:p>39788</text:p>
          </table:table-cell>
          <table:table-cell table:number-columns-repeated="10"/>
          <table:table-cell office:value-type="float" office:value="33">
            <text:p>33</text:p>
          </table:table-cell>
          <table:table-cell office:value-type="float" office:value="402">
            <text:p>402</text:p>
          </table:table-cell>
          <table:table-cell office:value-type="float" office:value="39788">
            <text:p>39788</text:p>
          </table:table-cell>
          <table:table-cell table:number-columns-repeated="21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46">
            <text:p>46</text:p>
          </table:table-cell>
          <table:table-cell office:value-type="float" office:value="632">
            <text:p>632</text:p>
          </table:table-cell>
          <table:table-cell table:number-columns-repeated="10"/>
          <table:table-cell office:value-type="float" office:value="34">
            <text:p>34</text:p>
          </table:table-cell>
          <table:table-cell office:value-type="float" office:value="28">
            <text:p>28</text:p>
          </table:table-cell>
          <table:table-cell office:value-type="float" office:value="632">
            <text:p>632</text:p>
          </table:table-cell>
          <table:table-cell table:number-columns-repeated="21"/>
        </table:table-row>
        <table:table-row table:style-name="ro2"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number-columns-repeated="10"/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10"/>
          <table:table-cell table:style-name="ce2" table:number-columns-spanned="5" table:number-rows-spanned="1"/>
          <table:covered-table-cell table:number-columns-repeated="4"/>
          <table:table-cell table:number-columns-repeated="6"/>
        </table:table-row>
        <table:table-row table:style-name="ro2"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75">
            <text:p>475</text:p>
          </table:table-cell>
          <table:table-cell office:value-type="float" office:value="20935">
            <text:p>20935</text:p>
          </table:table-cell>
          <table:table-cell table:number-columns-repeated="10"/>
          <table:table-cell office:value-type="float" office:value="42">
            <text:p>42</text:p>
          </table:table-cell>
          <table:table-cell office:value-type="float" office:value="450">
            <text:p>450</text:p>
          </table:table-cell>
          <table:table-cell office:value-type="float" office:value="20935">
            <text:p>20935</text:p>
          </table:table-cell>
          <table:table-cell table:number-columns-repeated="21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5422">
            <text:p>5422</text:p>
          </table:table-cell>
          <table:table-cell office:value-type="float" office:value="393247">
            <text:p>393247</text:p>
          </table:table-cell>
          <table:table-cell table:number-columns-repeated="10"/>
          <table:table-cell office:value-type="float" office:value="43">
            <text:p>43</text:p>
          </table:table-cell>
          <table:table-cell office:value-type="float" office:value="5304">
            <text:p>5304</text:p>
          </table:table-cell>
          <table:table-cell office:value-type="float" office:value="393247">
            <text:p>393247</text:p>
          </table:table-cell>
          <table:table-cell table:number-columns-repeated="21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934">
            <text:p>934</text:p>
          </table:table-cell>
          <table:table-cell office:value-type="float" office:value="102931">
            <text:p>102931</text:p>
          </table:table-cell>
          <table:table-cell table:number-columns-repeated="10"/>
          <table:table-cell office:value-type="float" office:value="44">
            <text:p>44</text:p>
          </table:table-cell>
          <table:table-cell office:value-type="float" office:value="1303">
            <text:p>1303</text:p>
          </table:table-cell>
          <table:table-cell office:value-type="float" office:value="102931">
            <text:p>102931</text:p>
          </table:table-cell>
          <table:table-cell table:number-columns-repeated="21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74">
            <text:p>74</text:p>
          </table:table-cell>
          <table:table-cell office:value-type="float" office:value="7503">
            <text:p>7503</text:p>
          </table:table-cell>
          <table:table-cell table:number-columns-repeated="10"/>
          <table:table-cell office:value-type="float" office:value="45">
            <text:p>45</text:p>
          </table:table-cell>
          <table:table-cell office:value-type="float" office:value="157">
            <text:p>157</text:p>
          </table:table-cell>
          <table:table-cell office:value-type="float" office:value="7503">
            <text:p>7503</text:p>
          </table:table-cell>
          <table:table-cell table:number-columns-repeated="21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42">
            <text:p>342</text:p>
          </table:table-cell>
          <table:table-cell office:value-type="float" office:value="42020">
            <text:p>42020</text:p>
          </table:table-cell>
          <table:table-cell table:number-columns-repeated="10"/>
          <table:table-cell office:value-type="float" office:value="46">
            <text:p>46</text:p>
          </table:table-cell>
          <table:table-cell office:value-type="float" office:value="324">
            <text:p>324</text:p>
          </table:table-cell>
          <table:table-cell office:value-type="float" office:value="42020">
            <text:p>42020</text:p>
          </table:table-cell>
          <table:table-cell table:number-columns-repeated="21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3263">
            <text:p>3263</text:p>
          </table:table-cell>
          <table:table-cell table:number-columns-repeated="10"/>
          <table:table-cell office:value-type="float" office:value="47">
            <text:p>47</text:p>
          </table:table-cell>
          <table:table-cell office:value-type="float" office:value="71">
            <text:p>71</text:p>
          </table:table-cell>
          <table:table-cell office:value-type="float" office:value="3263">
            <text:p>3263</text:p>
          </table:table-cell>
          <table:table-cell table:number-columns-repeated="21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3540">
            <text:p>3540</text:p>
          </table:table-cell>
          <table:table-cell table:number-columns-repeated="10"/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3540">
            <text:p>3540</text:p>
          </table:table-cell>
          <table:table-cell table:number-columns-repeated="21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286">
            <text:p>286</text:p>
          </table:table-cell>
          <table:table-cell table:number-columns-repeated="10"/>
          <table:table-cell office:value-type="float" office:value="49">
            <text:p>49</text:p>
          </table:table-cell>
          <table:table-cell office:value-type="float" office:value="5">
            <text:p>5</text:p>
          </table:table-cell>
          <table:table-cell office:value-type="float" office:value="286">
            <text:p>286</text:p>
          </table:table-cell>
          <table:table-cell table:number-columns-repeated="21"/>
        </table:table-row>
        <table:table-row table:style-name="ro2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Clutter</text:p>
          </table:table-cell>
          <table:table-cell office:value-type="string">
            <text:p>Types:</text:p>
          </table:table-cell>
          <table:table-cell office:value-type="float" office:value="50">
            <text:p>50</text:p>
          </table:table-cell>
          <table:table-cell table:number-columns-repeated="8"/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Clutter</text:p>
          </table:table-cell>
          <table:table-cell office:value-type="string">
            <text:p>Types:</text:p>
          </table:table-cell>
          <table:table-cell office:value-type="float" office:value="50">
            <text:p>50</text:p>
          </table:table-cell>
          <table:table-cell table:number-columns-repeated="19"/>
        </table:table-row>
      </table:table>
      <table:table table:name="SAPS" table:style-name="ta1"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25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26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29" table:default-cell-style-name="Default"/>
        <table:table-row table:style-name="ro2">
          <table:table-cell table:style-name="ce2" office:value-type="string" table:number-columns-spanned="4" table:number-rows-spanned="1">
            <text:p>SAPS clutter after height optimisation</text:p>
          </table:table-cell>
          <table:covered-table-cell table:number-columns-repeated="3"/>
          <table:table-cell table:number-columns-repeated="10"/>
          <table:table-cell table:style-name="ce2" office:value-type="string" table:number-columns-spanned="4" table:number-rows-spanned="1">
            <text:p>SAPS clutter before height optimisation</text:p>
          </table:table-cell>
          <table:covered-table-cell table:number-columns-repeated="3"/>
          <table:table-cell table:number-columns-repeated="13"/>
        </table:table-row>
        <table:table-row table:style-name="ro1">
          <table:table-cell/>
          <table:table-cell office:value-type="string">
            <text:p>Cost=17.2232</text:p>
          </table:table-cell>
          <table:table-cell office:value-type="string">
            <text:p>#Used:</text:p>
          </table:table-cell>
          <table:table-cell office:value-type="float" office:value="75079">
            <text:p>75079</text:p>
          </table:table-cell>
          <table:table-cell office:value-type="string">
            <text:p>Mean:</text:p>
          </table:table-cell>
          <table:table-cell office:value-type="float" office:value="7.61341">
            <text:p>7.61341</text:p>
          </table:table-cell>
          <table:table-cell office:value-type="string">
            <text:p>MeanSquare:</text:p>
          </table:table-cell>
          <table:table-cell office:value-type="float" office:value="157.846">
            <text:p>157.846</text:p>
          </table:table-cell>
          <table:table-cell office:value-type="string">
            <text:p>StDev:</text:p>
          </table:table-cell>
          <table:table-cell office:value-type="float" office:value="9.99411">
            <text:p>9.99411</text:p>
          </table:table-cell>
          <table:table-cell office:value-type="string">
            <text:p>CorrC:</text:p>
          </table:table-cell>
          <table:table-cell office:value-type="float" office:value="0.827768">
            <text:p>0.827768</text:p>
          </table:table-cell>
          <table:table-cell table:number-columns-repeated="2"/>
          <table:table-cell office:value-type="string">
            <text:p>Cost=17.7743</text:p>
          </table:table-cell>
          <table:table-cell office:value-type="string">
            <text:p>#Used:</text:p>
          </table:table-cell>
          <table:table-cell office:value-type="float" office:value="75079">
            <text:p>75079</text:p>
          </table:table-cell>
          <table:table-cell office:value-type="string">
            <text:p>Mean:</text:p>
          </table:table-cell>
          <table:table-cell office:value-type="float" office:value="9.04453">
            <text:p>9.04453</text:p>
          </table:table-cell>
          <table:table-cell office:value-type="string">
            <text:p>MeanSquare:</text:p>
          </table:table-cell>
          <table:table-cell office:value-type="float" office:value="179.231">
            <text:p>179.231</text:p>
          </table:table-cell>
          <table:table-cell office:value-type="string">
            <text:p>StDev:</text:p>
          </table:table-cell>
          <table:table-cell office:value-type="float" office:value="9.87053">
            <text:p>9.87053</text:p>
          </table:table-cell>
          <table:table-cell office:value-type="string">
            <text:p>CorrC:</text:p>
          </table:table-cell>
          <table:table-cell office:value-type="float" office:value="0.822257">
            <text:p>0.822257</text:p>
          </table:table-cell>
          <table:table-cell/>
          <table:table-cell table:style-name="ce2" office:value-type="string" table:number-columns-spanned="3" table:number-rows-spanned="1">
            <text:p>Full without height optmisation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Nah1</text:p>
          </table:table-cell>
          <table:table-cell office:value-type="string">
            <text:p>Mean=-0.00828697</text:p>
          </table:table-cell>
          <table:table-cell office:value-type="string">
            <text:p>MSE=44.1581</text:p>
          </table:table-cell>
          <table:table-cell office:value-type="string">
            <text:p>StDev=6.64515</text:p>
          </table:table-cell>
          <table:table-cell office:value-type="string">
            <text:p>CorrC=0.86486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80">
            <text:p>8180</text:p>
          </table:table-cell>
          <table:table-cell office:value-type="float" office:value="3126874">
            <text:p>3126874</text:p>
          </table:table-cell>
          <table:table-cell/>
          <table:table-cell office:value-type="float" office:value="2">
            <text:p>2</text:p>
          </table:table-cell>
          <table:table-cell office:value-type="string">
            <text:p>Num</text:p>
          </table:table-cell>
          <table:table-cell office:value-type="float" office:value="3126874">
            <text:p>3126874</text:p>
          </table:table-cell>
          <table:table-cell office:value-type="string">
            <text:p>#LOS</text:p>
          </table:table-cell>
          <table:table-cell office:value-type="float" office:value="286">
            <text:p>286</text:p>
          </table:table-cell>
          <table:table-cell office:value-type="string">
            <text:p>#NLOS</text:p>
          </table:table-cell>
          <table:table-cell office:value-type="float" office:value="7894">
            <text:p>7894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9138">
            <text:p>9138</text:p>
          </table:table-cell>
          <table:table-cell office:value-type="float" office:value="3126874">
            <text:p>3126874</text:p>
          </table:table-cell>
          <table:table-cell/>
          <table:table-cell office:value-type="float" office:value="2">
            <text:p>2</text:p>
          </table:table-cell>
          <table:table-cell office:value-type="string">
            <text:p>Num</text:p>
          </table:table-cell>
          <table:table-cell office:value-type="float" office:value="3126874">
            <text:p>3126874</text:p>
          </table:table-cell>
          <table:table-cell office:value-type="string">
            <text:p>#LOS</text:p>
          </table:table-cell>
          <table:table-cell office:value-type="float" office:value="425">
            <text:p>425</text:p>
          </table:table-cell>
          <table:table-cell office:value-type="string">
            <text:p>#NLOS</text:p>
          </table:table-cell>
          <table:table-cell office:value-type="float" office:value="8713">
            <text:p>8713</text:p>
          </table:table-cell>
          <table:table-cell table:number-columns-repeated="2"/>
          <table:table-cell table:style-name="ce2" office:value-type="string" table:number-columns-spanned="3" table:number-rows-spanned="1">
            <text:p>Full with height optimisation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361">
            <text:p>11361</text:p>
          </table:table-cell>
          <table:table-cell office:value-type="float" office:value="3615323">
            <text:p>3615323</text:p>
          </table:table-cell>
          <table:table-cell/>
          <table:table-cell office:value-type="float" office:value="3">
            <text:p>3</text:p>
          </table:table-cell>
          <table:table-cell office:value-type="string">
            <text:p>Num</text:p>
          </table:table-cell>
          <table:table-cell office:value-type="float" office:value="3615323">
            <text:p>3615323</text:p>
          </table:table-cell>
          <table:table-cell office:value-type="string">
            <text:p>#LOS</text:p>
          </table:table-cell>
          <table:table-cell office:value-type="float" office:value="540">
            <text:p>540</text:p>
          </table:table-cell>
          <table:table-cell office:value-type="string">
            <text:p>#NLOS</text:p>
          </table:table-cell>
          <table:table-cell office:value-type="float" office:value="10821">
            <text:p>1082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0147">
            <text:p>10147</text:p>
          </table:table-cell>
          <table:table-cell office:value-type="float" office:value="3615323">
            <text:p>3615323</text:p>
          </table:table-cell>
          <table:table-cell/>
          <table:table-cell office:value-type="float" office:value="3">
            <text:p>3</text:p>
          </table:table-cell>
          <table:table-cell office:value-type="string">
            <text:p>Num</text:p>
          </table:table-cell>
          <table:table-cell office:value-type="float" office:value="3615323">
            <text:p>3615323</text:p>
          </table:table-cell>
          <table:table-cell office:value-type="string">
            <text:p>#LOS</text:p>
          </table:table-cell>
          <table:table-cell office:value-type="float" office:value="711">
            <text:p>711</text:p>
          </table:table-cell>
          <table:table-cell office:value-type="string">
            <text:p>#NLOS</text:p>
          </table:table-cell>
          <table:table-cell office:value-type="float" office:value="9436">
            <text:p>9436</text:p>
          </table:table-cell>
          <table:table-cell table:number-columns-repeated="2"/>
          <table:table-cell office:value-type="string">
            <text:p>Nah1</text:p>
          </table:table-cell>
          <table:table-cell office:value-type="string">
            <text:p>Mean=-0.00765429</text:p>
          </table:table-cell>
          <table:table-cell office:value-type="string">
            <text:p>MSE=43.2558</text:p>
          </table:table-cell>
          <table:table-cell office:value-type="string">
            <text:p>StDev=6.57691</text:p>
          </table:table-cell>
          <table:table-cell office:value-type="string">
            <text:p>CorrC=0.867832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942">
            <text:p>20942</text:p>
          </table:table-cell>
          <table:table-cell office:value-type="float" office:value="8571321">
            <text:p>8571321</text:p>
          </table:table-cell>
          <table:table-cell/>
          <table:table-cell office:value-type="float" office:value="6">
            <text:p>6</text:p>
          </table:table-cell>
          <table:table-cell office:value-type="string">
            <text:p>Num</text:p>
          </table:table-cell>
          <table:table-cell office:value-type="float" office:value="8571321">
            <text:p>8571321</text:p>
          </table:table-cell>
          <table:table-cell office:value-type="string">
            <text:p>#LOS</text:p>
          </table:table-cell>
          <table:table-cell office:value-type="float" office:value="691">
            <text:p>691</text:p>
          </table:table-cell>
          <table:table-cell office:value-type="string">
            <text:p>#NLOS</text:p>
          </table:table-cell>
          <table:table-cell office:value-type="float" office:value="20251">
            <text:p>20251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27541">
            <text:p>27541</text:p>
          </table:table-cell>
          <table:table-cell office:value-type="float" office:value="8571321">
            <text:p>8571321</text:p>
          </table:table-cell>
          <table:table-cell/>
          <table:table-cell office:value-type="float" office:value="6">
            <text:p>6</text:p>
          </table:table-cell>
          <table:table-cell office:value-type="string">
            <text:p>Num</text:p>
          </table:table-cell>
          <table:table-cell office:value-type="float" office:value="8571321">
            <text:p>8571321</text:p>
          </table:table-cell>
          <table:table-cell office:value-type="string">
            <text:p>#LOS</text:p>
          </table:table-cell>
          <table:table-cell office:value-type="float" office:value="832">
            <text:p>832</text:p>
          </table:table-cell>
          <table:table-cell office:value-type="string">
            <text:p>#NLOS</text:p>
          </table:table-cell>
          <table:table-cell office:value-type="float" office:value="26709">
            <text:p>26709</text:p>
          </table:table-cell>
          <table:table-cell table:number-columns-repeated="2"/>
          <table:table-cell office:value-type="string">
            <text:p>Global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70">
            <text:p>470</text:p>
          </table:table-cell>
          <table:table-cell office:value-type="float" office:value="171080">
            <text:p>171080</text:p>
          </table:table-cell>
          <table:table-cell/>
          <table:table-cell office:value-type="float" office:value="7">
            <text:p>7</text:p>
          </table:table-cell>
          <table:table-cell office:value-type="string">
            <text:p>Num</text:p>
          </table:table-cell>
          <table:table-cell office:value-type="float" office:value="171080">
            <text:p>171080</text:p>
          </table:table-cell>
          <table:table-cell office:value-type="string">
            <text:p>#LOS</text:p>
          </table:table-cell>
          <table:table-cell office:value-type="float" office:value="10">
            <text:p>10</text:p>
          </table:table-cell>
          <table:table-cell office:value-type="string">
            <text:p>#NLOS</text:p>
          </table:table-cell>
          <table:table-cell office:value-type="float" office:value="460">
            <text:p>460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354">
            <text:p>354</text:p>
          </table:table-cell>
          <table:table-cell office:value-type="float" office:value="171080">
            <text:p>171080</text:p>
          </table:table-cell>
          <table:table-cell/>
          <table:table-cell office:value-type="float" office:value="7">
            <text:p>7</text:p>
          </table:table-cell>
          <table:table-cell office:value-type="string">
            <text:p>Num</text:p>
          </table:table-cell>
          <table:table-cell office:value-type="float" office:value="171080">
            <text:p>171080</text:p>
          </table:table-cell>
          <table:table-cell office:value-type="string">
            <text:p>#LOS</text:p>
          </table:table-cell>
          <table:table-cell office:value-type="float" office:value="15">
            <text:p>15</text:p>
          </table:table-cell>
          <table:table-cell office:value-type="string">
            <text:p>#NLOS</text:p>
          </table:table-cell>
          <table:table-cell office:value-type="float" office:value="339">
            <text:p>339</text:p>
          </table:table-cell>
          <table:table-cell table:number-columns-repeated="2"/>
          <table:table-cell office:value-type="string">
            <text:p>Nag1</text:p>
          </table:table-cell>
          <table:table-cell office:value-type="string">
            <text:p>Mean=-0.00544313</text:p>
          </table:table-cell>
          <table:table-cell office:value-type="string">
            <text:p>MSE=47.1567</text:p>
          </table:table-cell>
          <table:table-cell office:value-type="string">
            <text:p>StDev=6.86707</text:p>
          </table:table-cell>
          <table:table-cell office:value-type="string">
            <text:p>CorrC=0.854909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" office:value-type="string" table:number-columns-spanned="2" table:number-rows-spanned="1">
            <text:p>Final Coefficients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32">
            <text:p>1232</text:p>
          </table:table-cell>
          <table:table-cell office:value-type="float" office:value="265743">
            <text:p>265743</text:p>
          </table:table-cell>
          <table:table-cell/>
          <table:table-cell office:value-type="float" office:value="9">
            <text:p>9</text:p>
          </table:table-cell>
          <table:table-cell office:value-type="string">
            <text:p>Num</text:p>
          </table:table-cell>
          <table:table-cell office:value-type="float" office:value="265743">
            <text:p>265743</text:p>
          </table:table-cell>
          <table:table-cell office:value-type="string">
            <text:p>#LOS</text:p>
          </table:table-cell>
          <table:table-cell office:value-type="float" office:value="10">
            <text:p>10</text:p>
          </table:table-cell>
          <table:table-cell office:value-type="string">
            <text:p>#NLOS</text:p>
          </table:table-cell>
          <table:table-cell office:value-type="float" office:value="1222">
            <text:p>1222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1079">
            <text:p>1079</text:p>
          </table:table-cell>
          <table:table-cell office:value-type="float" office:value="265743">
            <text:p>265743</text:p>
          </table:table-cell>
          <table:table-cell/>
          <table:table-cell office:value-type="float" office:value="9">
            <text:p>9</text:p>
          </table:table-cell>
          <table:table-cell office:value-type="string">
            <text:p>Num</text:p>
          </table:table-cell>
          <table:table-cell office:value-type="float" office:value="265743">
            <text:p>265743</text:p>
          </table:table-cell>
          <table:table-cell office:value-type="string">
            <text:p>#LOS</text:p>
          </table:table-cell>
          <table:table-cell office:value-type="float" office:value="11">
            <text:p>11</text:p>
          </table:table-cell>
          <table:table-cell office:value-type="string">
            <text:p>#NLOS</text:p>
          </table:table-cell>
          <table:table-cell office:value-type="float" office:value="1068">
            <text:p>1068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2.7473">
            <text:p>12.7473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8">
            <text:p>198</text:p>
          </table:table-cell>
          <table:table-cell office:value-type="float" office:value="27509">
            <text:p>27509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Num</text:p>
          </table:table-cell>
          <table:table-cell office:value-type="float" office:value="27509">
            <text:p>27509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198">
            <text:p>198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69">
            <text:p>69</text:p>
          </table:table-cell>
          <table:table-cell office:value-type="float" office:value="27509">
            <text:p>27509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Num</text:p>
          </table:table-cell>
          <table:table-cell office:value-type="float" office:value="27509">
            <text:p>27509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69">
            <text:p>69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.30384">
            <text:p>2.30384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87">
            <text:p>187</text:p>
          </table:table-cell>
          <table:table-cell office:value-type="float" office:value="22948">
            <text:p>22948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Num</text:p>
          </table:table-cell>
          <table:table-cell office:value-type="float" office:value="22948">
            <text:p>22948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187">
            <text:p>187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22948">
            <text:p>22948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Num</text:p>
          </table:table-cell>
          <table:table-cell office:value-type="float" office:value="22948">
            <text:p>22948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4">
            <text:p>104</text:p>
          </table:table-cell>
          <table:table-cell office:value-type="float" office:value="187908">
            <text:p>187908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Num</text:p>
          </table:table-cell>
          <table:table-cell office:value-type="float" office:value="187908">
            <text:p>187908</text:p>
          </table:table-cell>
          <table:table-cell office:value-type="string">
            <text:p>#LOS</text:p>
          </table:table-cell>
          <table:table-cell office:value-type="float" office:value="1">
            <text:p>1</text:p>
          </table:table-cell>
          <table:table-cell office:value-type="string">
            <text:p>#NLOS</text:p>
          </table:table-cell>
          <table:table-cell office:value-type="float" office:value="103">
            <text:p>103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71">
            <text:p>71</text:p>
          </table:table-cell>
          <table:table-cell office:value-type="float" office:value="187908">
            <text:p>187908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Num</text:p>
          </table:table-cell>
          <table:table-cell office:value-type="float" office:value="187908">
            <text:p>187908</text:p>
          </table:table-cell>
          <table:table-cell office:value-type="string">
            <text:p>#LOS</text:p>
          </table:table-cell>
          <table:table-cell office:value-type="float" office:value="2">
            <text:p>2</text:p>
          </table:table-cell>
          <table:table-cell office:value-type="string">
            <text:p>#NLOS</text:p>
          </table:table-cell>
          <table:table-cell office:value-type="float" office:value="69">
            <text:p>69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5">
            <text:p>195</text:p>
          </table:table-cell>
          <table:table-cell office:value-type="float" office:value="268544">
            <text:p>268544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Num</text:p>
          </table:table-cell>
          <table:table-cell office:value-type="float" office:value="268544">
            <text:p>268544</text:p>
          </table:table-cell>
          <table:table-cell office:value-type="string">
            <text:p>#LOS</text:p>
          </table:table-cell>
          <table:table-cell office:value-type="float" office:value="6">
            <text:p>6</text:p>
          </table:table-cell>
          <table:table-cell office:value-type="string">
            <text:p>#NLOS</text:p>
          </table:table-cell>
          <table:table-cell office:value-type="float" office:value="189">
            <text:p>189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278">
            <text:p>278</text:p>
          </table:table-cell>
          <table:table-cell office:value-type="float" office:value="268544">
            <text:p>268544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Num</text:p>
          </table:table-cell>
          <table:table-cell office:value-type="float" office:value="268544">
            <text:p>268544</text:p>
          </table:table-cell>
          <table:table-cell office:value-type="string">
            <text:p>#LOS</text:p>
          </table:table-cell>
          <table:table-cell office:value-type="float" office:value="8">
            <text:p>8</text:p>
          </table:table-cell>
          <table:table-cell office:value-type="string">
            <text:p>#NLOS</text:p>
          </table:table-cell>
          <table:table-cell office:value-type="float" office:value="270">
            <text:p>270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61">
            <text:p>761</text:p>
          </table:table-cell>
          <table:table-cell office:value-type="float" office:value="191632">
            <text:p>191632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Num</text:p>
          </table:table-cell>
          <table:table-cell office:value-type="float" office:value="191632">
            <text:p>191632</text:p>
          </table:table-cell>
          <table:table-cell office:value-type="string">
            <text:p>#LOS</text:p>
          </table:table-cell>
          <table:table-cell office:value-type="float" office:value="1">
            <text:p>1</text:p>
          </table:table-cell>
          <table:table-cell office:value-type="string">
            <text:p>#NLOS</text:p>
          </table:table-cell>
          <table:table-cell office:value-type="float" office:value="760">
            <text:p>760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636">
            <text:p>636</text:p>
          </table:table-cell>
          <table:table-cell office:value-type="float" office:value="191632">
            <text:p>191632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Num</text:p>
          </table:table-cell>
          <table:table-cell office:value-type="float" office:value="191632">
            <text:p>191632</text:p>
          </table:table-cell>
          <table:table-cell office:value-type="string">
            <text:p>#LOS</text:p>
          </table:table-cell>
          <table:table-cell office:value-type="float" office:value="1">
            <text:p>1</text:p>
          </table:table-cell>
          <table:table-cell office:value-type="string">
            <text:p>#NLOS</text:p>
          </table:table-cell>
          <table:table-cell office:value-type="float" office:value="635">
            <text:p>635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0.518954">
            <text:p>0.518954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1">
            <text:p>41</text:p>
          </table:table-cell>
          <table:table-cell office:value-type="float" office:value="13410">
            <text:p>13410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Num</text:p>
          </table:table-cell>
          <table:table-cell office:value-type="float" office:value="13410">
            <text:p>1341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41">
            <text:p>41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3410">
            <text:p>13410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Num</text:p>
          </table:table-cell>
          <table:table-cell office:value-type="float" office:value="13410">
            <text:p>1341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89">
            <text:p>689</text:p>
          </table:table-cell>
          <table:table-cell office:value-type="float" office:value="189420">
            <text:p>189420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Num</text:p>
          </table:table-cell>
          <table:table-cell office:value-type="float" office:value="189420">
            <text:p>189420</text:p>
          </table:table-cell>
          <table:table-cell office:value-type="string">
            <text:p>#LOS</text:p>
          </table:table-cell>
          <table:table-cell office:value-type="float" office:value="26">
            <text:p>26</text:p>
          </table:table-cell>
          <table:table-cell office:value-type="string">
            <text:p>#NLOS</text:p>
          </table:table-cell>
          <table:table-cell office:value-type="float" office:value="663">
            <text:p>663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float" office:value="836">
            <text:p>836</text:p>
          </table:table-cell>
          <table:table-cell office:value-type="float" office:value="189420">
            <text:p>189420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Num</text:p>
          </table:table-cell>
          <table:table-cell office:value-type="float" office:value="189420">
            <text:p>189420</text:p>
          </table:table-cell>
          <table:table-cell office:value-type="string">
            <text:p>#LOS</text:p>
          </table:table-cell>
          <table:table-cell office:value-type="float" office:value="29">
            <text:p>29</text:p>
          </table:table-cell>
          <table:table-cell office:value-type="string">
            <text:p>#NLOS</text:p>
          </table:table-cell>
          <table:table-cell office:value-type="float" office:value="807">
            <text:p>807</text:p>
          </table:table-cell>
          <table:table-cell table:number-columns-repeated="2"/>
          <table:table-cell office:value-type="string">
            <text:p>Global with offsets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Num</text:p>
          </table:table-cell>
          <table:table-cell office:value-type="float" office:value="56">
            <text:p>56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Num</text:p>
          </table:table-cell>
          <table:table-cell office:value-type="float" office:value="56">
            <text:p>56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Naoh1</text:p>
          </table:table-cell>
          <table:table-cell office:value-type="string">
            <text:p>Mean=8.80113e-09</text:p>
          </table:table-cell>
          <table:table-cell office:value-type="string">
            <text:p>MSE=46.2114</text:p>
          </table:table-cell>
          <table:table-cell office:value-type="string">
            <text:p>StDev=6.7979</text:p>
          </table:table-cell>
          <table:table-cell office:value-type="string">
            <text:p>CorrC=0.8580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1">
            <text:p>21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1">
            <text:p>21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00">
            <text:p>100</text:p>
          </table:table-cell>
          <table:table-cell office:value-type="float" office:value="14316">
            <text:p>14316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Num</text:p>
          </table:table-cell>
          <table:table-cell office:value-type="float" office:value="14316">
            <text:p>14316</text:p>
          </table:table-cell>
          <table:table-cell office:value-type="string">
            <text:p>#LOS</text:p>
          </table:table-cell>
          <table:table-cell office:value-type="float" office:value="2">
            <text:p>2</text:p>
          </table:table-cell>
          <table:table-cell office:value-type="string">
            <text:p>#NLOS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float" office:value="59">
            <text:p>59</text:p>
          </table:table-cell>
          <table:table-cell office:value-type="float" office:value="14316">
            <text:p>14316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Num</text:p>
          </table:table-cell>
          <table:table-cell office:value-type="float" office:value="14316">
            <text:p>14316</text:p>
          </table:table-cell>
          <table:table-cell office:value-type="string">
            <text:p>#LOS</text:p>
          </table:table-cell>
          <table:table-cell office:value-type="float" office:value="1">
            <text:p>1</text:p>
          </table:table-cell>
          <table:table-cell office:value-type="string">
            <text:p>#NLOS</text:p>
          </table:table-cell>
          <table:table-cell office:value-type="float" office:value="58">
            <text:p>58</text:p>
          </table:table-cell>
          <table:table-cell table:number-columns-repeated="2"/>
          <table:table-cell office:value-type="string">
            <text:p>Empirical Global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5724">
            <text:p>5724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Num</text:p>
          </table:table-cell>
          <table:table-cell office:value-type="float" office:value="5724">
            <text:p>5724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5724">
            <text:p>5724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Num</text:p>
          </table:table-cell>
          <table:table-cell office:value-type="float" office:value="5724">
            <text:p>5724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Final</text:p>
          </table:table-cell>
          <table:table-cell office:value-type="string">
            <text:p>coefficients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98.739">
            <text:p>98.739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9.038">
            <text:p>29.038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645">
            <text:p>1645</text:p>
          </table:table-cell>
          <table:table-cell office:value-type="float" office:value="493994">
            <text:p>493994</text:p>
          </table:table-cell>
          <table:table-cell/>
          <table:table-cell office:value-type="float" office:value="26">
            <text:p>26</text:p>
          </table:table-cell>
          <table:table-cell office:value-type="string">
            <text:p>Num</text:p>
          </table:table-cell>
          <table:table-cell office:value-type="float" office:value="493994">
            <text:p>493994</text:p>
          </table:table-cell>
          <table:table-cell office:value-type="string">
            <text:p>#LOS</text:p>
          </table:table-cell>
          <table:table-cell office:value-type="float" office:value="41">
            <text:p>41</text:p>
          </table:table-cell>
          <table:table-cell office:value-type="string">
            <text:p>#NLOS</text:p>
          </table:table-cell>
          <table:table-cell office:value-type="float" office:value="1604">
            <text:p>1604</text:p>
          </table:table-cell>
          <table:table-cell table:number-columns-repeated="2"/>
          <table:table-cell office:value-type="float" office:value="26">
            <text:p>26</text:p>
          </table:table-cell>
          <table:table-cell office:value-type="float" office:value="1247">
            <text:p>1247</text:p>
          </table:table-cell>
          <table:table-cell office:value-type="float" office:value="493994">
            <text:p>493994</text:p>
          </table:table-cell>
          <table:table-cell/>
          <table:table-cell office:value-type="float" office:value="26">
            <text:p>26</text:p>
          </table:table-cell>
          <table:table-cell office:value-type="string">
            <text:p>Num</text:p>
          </table:table-cell>
          <table:table-cell office:value-type="float" office:value="493994">
            <text:p>493994</text:p>
          </table:table-cell>
          <table:table-cell office:value-type="string">
            <text:p>#LOS</text:p>
          </table:table-cell>
          <table:table-cell office:value-type="float" office:value="69">
            <text:p>69</text:p>
          </table:table-cell>
          <table:table-cell office:value-type="string">
            <text:p>#NLOS</text:p>
          </table:table-cell>
          <table:table-cell office:value-type="float" office:value="1178">
            <text:p>1178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2228">
            <text:p>12228</text:p>
          </table:table-cell>
          <table:table-cell office:value-type="float" office:value="3745370">
            <text:p>3745370</text:p>
          </table:table-cell>
          <table:table-cell/>
          <table:table-cell office:value-type="float" office:value="27">
            <text:p>27</text:p>
          </table:table-cell>
          <table:table-cell office:value-type="string">
            <text:p>Num</text:p>
          </table:table-cell>
          <table:table-cell office:value-type="float" office:value="3745370">
            <text:p>3745370</text:p>
          </table:table-cell>
          <table:table-cell office:value-type="string">
            <text:p>#LOS</text:p>
          </table:table-cell>
          <table:table-cell office:value-type="float" office:value="190">
            <text:p>190</text:p>
          </table:table-cell>
          <table:table-cell office:value-type="string">
            <text:p>#NLOS</text:p>
          </table:table-cell>
          <table:table-cell office:value-type="float" office:value="12038">
            <text:p>12038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float" office:value="8847">
            <text:p>8847</text:p>
          </table:table-cell>
          <table:table-cell office:value-type="float" office:value="3745370">
            <text:p>3745370</text:p>
          </table:table-cell>
          <table:table-cell/>
          <table:table-cell office:value-type="float" office:value="27">
            <text:p>27</text:p>
          </table:table-cell>
          <table:table-cell office:value-type="string">
            <text:p>Num</text:p>
          </table:table-cell>
          <table:table-cell office:value-type="float" office:value="3745370">
            <text:p>3745370</text:p>
          </table:table-cell>
          <table:table-cell office:value-type="string">
            <text:p>#LOS</text:p>
          </table:table-cell>
          <table:table-cell office:value-type="float" office:value="209">
            <text:p>209</text:p>
          </table:table-cell>
          <table:table-cell office:value-type="string">
            <text:p>#NLOS</text:p>
          </table:table-cell>
          <table:table-cell office:value-type="float" office:value="8638">
            <text:p>8638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8">
            <text:p>28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8">
            <text:p>28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9">
            <text:p>29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9">
            <text:p>29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7">
            <text:p>107</text:p>
          </table:table-cell>
          <table:table-cell office:value-type="float" office:value="45407">
            <text:p>45407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Num</text:p>
          </table:table-cell>
          <table:table-cell office:value-type="float" office:value="45407">
            <text:p>45407</text:p>
          </table:table-cell>
          <table:table-cell office:value-type="string">
            <text:p>#LOS</text:p>
          </table:table-cell>
          <table:table-cell office:value-type="float" office:value="38">
            <text:p>38</text:p>
          </table:table-cell>
          <table:table-cell office:value-type="string">
            <text:p>#NLOS</text:p>
          </table:table-cell>
          <table:table-cell office:value-type="float" office:value="69">
            <text:p>69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99">
            <text:p>99</text:p>
          </table:table-cell>
          <table:table-cell office:value-type="float" office:value="45407">
            <text:p>45407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Num</text:p>
          </table:table-cell>
          <table:table-cell office:value-type="float" office:value="45407">
            <text:p>45407</text:p>
          </table:table-cell>
          <table:table-cell office:value-type="string">
            <text:p>#LOS</text:p>
          </table:table-cell>
          <table:table-cell office:value-type="float" office:value="43">
            <text:p>43</text:p>
          </table:table-cell>
          <table:table-cell office:value-type="string">
            <text:p>#NLOS</text:p>
          </table:table-cell>
          <table:table-cell office:value-type="float" office:value="56">
            <text:p>56</text:p>
          </table:table-cell>
          <table:table-cell table:number-columns-repeated="2"/>
          <table:table-cell office:value-type="string">
            <text:p>Nag1</text:p>
          </table:table-cell>
          <table:table-cell office:value-type="string">
            <text:p>Mean=-0.0686061</text:p>
          </table:table-cell>
          <table:table-cell office:value-type="string">
            <text:p>MSE=106.841</text:p>
          </table:table-cell>
          <table:table-cell office:value-type="string">
            <text:p>StDev=10.3362</text:p>
          </table:table-cell>
          <table:table-cell office:value-type="string">
            <text:p>CorrC=0.624713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40">
            <text:p>340</text:p>
          </table:table-cell>
          <table:table-cell/>
          <table:table-cell office:value-type="float" office:value="31">
            <text:p>31</text:p>
          </table:table-cell>
          <table:table-cell office:value-type="string">
            <text:p>Num</text:p>
          </table:table-cell>
          <table:table-cell office:value-type="float" office:value="340">
            <text:p>34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40">
            <text:p>340</text:p>
          </table:table-cell>
          <table:table-cell/>
          <table:table-cell office:value-type="float" office:value="31">
            <text:p>31</text:p>
          </table:table-cell>
          <table:table-cell office:value-type="string">
            <text:p>Num</text:p>
          </table:table-cell>
          <table:table-cell office:value-type="float" office:value="340">
            <text:p>34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Empirical Global with Offsets</text:p>
          </table:table-cell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715">
            <text:p>4715</text:p>
          </table:table-cell>
          <table:table-cell office:value-type="float" office:value="1343143">
            <text:p>1343143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Num</text:p>
          </table:table-cell>
          <table:table-cell office:value-type="float" office:value="1343143">
            <text:p>1343143</text:p>
          </table:table-cell>
          <table:table-cell office:value-type="string">
            <text:p>#LOS</text:p>
          </table:table-cell>
          <table:table-cell office:value-type="float" office:value="91">
            <text:p>91</text:p>
          </table:table-cell>
          <table:table-cell office:value-type="string">
            <text:p>#NLOS</text:p>
          </table:table-cell>
          <table:table-cell office:value-type="float" office:value="4624">
            <text:p>4624</text:p>
          </table:table-cell>
          <table:table-cell table:number-columns-repeated="2"/>
          <table:table-cell office:value-type="float" office:value="32">
            <text:p>32</text:p>
          </table:table-cell>
          <table:table-cell office:value-type="float" office:value="3729">
            <text:p>3729</text:p>
          </table:table-cell>
          <table:table-cell office:value-type="float" office:value="1343143">
            <text:p>1343143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Num</text:p>
          </table:table-cell>
          <table:table-cell office:value-type="float" office:value="1343143">
            <text:p>1343143</text:p>
          </table:table-cell>
          <table:table-cell office:value-type="string">
            <text:p>#LOS</text:p>
          </table:table-cell>
          <table:table-cell office:value-type="float" office:value="242">
            <text:p>242</text:p>
          </table:table-cell>
          <table:table-cell office:value-type="string">
            <text:p>#NLOS</text:p>
          </table:table-cell>
          <table:table-cell office:value-type="float" office:value="3487">
            <text:p>3487</text:p>
          </table:table-cell>
          <table:table-cell table:number-columns-repeated="2"/>
          <table:table-cell office:value-type="string">
            <text:p>Naoh1</text:p>
          </table:table-cell>
          <table:table-cell office:value-type="string">
            <text:p>Mean=-1.55879e-08</text:p>
          </table:table-cell>
          <table:table-cell office:value-type="string">
            <text:p>MSE=100.934</text:p>
          </table:table-cell>
          <table:table-cell office:value-type="string">
            <text:p>StDev=10.0466</text:p>
          </table:table-cell>
          <table:table-cell office:value-type="string">
            <text:p>CorrC=0.65141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float" office:value="6061">
            <text:p>6061</text:p>
          </table:table-cell>
          <table:table-cell/>
          <table:table-cell office:value-type="float" office:value="33">
            <text:p>33</text:p>
          </table:table-cell>
          <table:table-cell office:value-type="string">
            <text:p>Num</text:p>
          </table:table-cell>
          <table:table-cell office:value-type="float" office:value="6061">
            <text:p>6061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6061">
            <text:p>6061</text:p>
          </table:table-cell>
          <table:table-cell/>
          <table:table-cell office:value-type="float" office:value="33">
            <text:p>33</text:p>
          </table:table-cell>
          <table:table-cell office:value-type="string">
            <text:p>Num</text:p>
          </table:table-cell>
          <table:table-cell office:value-type="float" office:value="6061">
            <text:p>6061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910">
            <text:p>1910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Num</text:p>
          </table:table-cell>
          <table:table-cell office:value-type="float" office:value="1910">
            <text:p>191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float" office:value="1910">
            <text:p>1910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Num</text:p>
          </table:table-cell>
          <table:table-cell office:value-type="float" office:value="1910">
            <text:p>191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string">
            <text:p>Emperical per cluttertype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58">
            <text:p>58</text:p>
          </table:table-cell>
          <table:table-cell office:value-type="float" office:value="2249">
            <text:p>2249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Num</text:p>
          </table:table-cell>
          <table:table-cell office:value-type="float" office:value="2249">
            <text:p>2249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58">
            <text:p>58</text:p>
          </table:table-cell>
          <table:table-cell table:number-columns-repeated="2"/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office:value-type="float" office:value="2249">
            <text:p>2249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Num</text:p>
          </table:table-cell>
          <table:table-cell office:value-type="float" office:value="2249">
            <text:p>2249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NaCe1</text:p>
          </table:table-cell>
          <table:table-cell office:value-type="string">
            <text:p>Mean=-0.0714486</text:p>
          </table:table-cell>
          <table:table-cell office:value-type="string">
            <text:p>MSE=99.5936</text:p>
          </table:table-cell>
          <table:table-cell office:value-type="string">
            <text:p>StDev=9.9794</text:p>
          </table:table-cell>
          <table:table-cell office:value-type="string">
            <text:p>CorrC=0.656987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165">
            <text:p>1165</text:p>
          </table:table-cell>
          <table:table-cell office:value-type="float" office:value="314701">
            <text:p>314701</text:p>
          </table:table-cell>
          <table:table-cell/>
          <table:table-cell office:value-type="float" office:value="36">
            <text:p>36</text:p>
          </table:table-cell>
          <table:table-cell office:value-type="string">
            <text:p>Num</text:p>
          </table:table-cell>
          <table:table-cell office:value-type="float" office:value="314701">
            <text:p>314701</text:p>
          </table:table-cell>
          <table:table-cell office:value-type="string">
            <text:p>#LOS</text:p>
          </table:table-cell>
          <table:table-cell office:value-type="float" office:value="5">
            <text:p>5</text:p>
          </table:table-cell>
          <table:table-cell office:value-type="string">
            <text:p>#NLOS</text:p>
          </table:table-cell>
          <table:table-cell office:value-type="float" office:value="1160">
            <text:p>1160</text:p>
          </table:table-cell>
          <table:table-cell table:number-columns-repeated="2"/>
          <table:table-cell office:value-type="float" office:value="36">
            <text:p>36</text:p>
          </table:table-cell>
          <table:table-cell office:value-type="float" office:value="832">
            <text:p>832</text:p>
          </table:table-cell>
          <table:table-cell office:value-type="float" office:value="314701">
            <text:p>314701</text:p>
          </table:table-cell>
          <table:table-cell/>
          <table:table-cell office:value-type="float" office:value="36">
            <text:p>36</text:p>
          </table:table-cell>
          <table:table-cell office:value-type="string">
            <text:p>Num</text:p>
          </table:table-cell>
          <table:table-cell office:value-type="float" office:value="314701">
            <text:p>314701</text:p>
          </table:table-cell>
          <table:table-cell office:value-type="string">
            <text:p>#LOS</text:p>
          </table:table-cell>
          <table:table-cell office:value-type="float" office:value="17">
            <text:p>17</text:p>
          </table:table-cell>
          <table:table-cell office:value-type="string">
            <text:p>#NLOS</text:p>
          </table:table-cell>
          <table:table-cell office:value-type="float" office:value="815">
            <text:p>815</text:p>
          </table:table-cell>
          <table:table-cell table:number-columns-repeated="7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98">
            <text:p>198</text:p>
          </table:table-cell>
          <table:table-cell office:value-type="float" office:value="131784">
            <text:p>131784</text:p>
          </table:table-cell>
          <table:table-cell/>
          <table:table-cell office:value-type="float" office:value="37">
            <text:p>37</text:p>
          </table:table-cell>
          <table:table-cell office:value-type="string">
            <text:p>Num</text:p>
          </table:table-cell>
          <table:table-cell office:value-type="float" office:value="131784">
            <text:p>131784</text:p>
          </table:table-cell>
          <table:table-cell office:value-type="string">
            <text:p>#LOS</text:p>
          </table:table-cell>
          <table:table-cell office:value-type="float" office:value="6">
            <text:p>6</text:p>
          </table:table-cell>
          <table:table-cell office:value-type="string">
            <text:p>#NLOS</text:p>
          </table:table-cell>
          <table:table-cell office:value-type="float" office:value="192">
            <text:p>192</text:p>
          </table:table-cell>
          <table:table-cell table:number-columns-repeated="2"/>
          <table:table-cell office:value-type="float" office:value="37">
            <text:p>37</text:p>
          </table:table-cell>
          <table:table-cell office:value-type="float" office:value="286">
            <text:p>286</text:p>
          </table:table-cell>
          <table:table-cell office:value-type="float" office:value="131784">
            <text:p>131784</text:p>
          </table:table-cell>
          <table:table-cell/>
          <table:table-cell office:value-type="float" office:value="37">
            <text:p>37</text:p>
          </table:table-cell>
          <table:table-cell office:value-type="string">
            <text:p>Num</text:p>
          </table:table-cell>
          <table:table-cell office:value-type="float" office:value="131784">
            <text:p>131784</text:p>
          </table:table-cell>
          <table:table-cell office:value-type="string">
            <text:p>#LOS</text:p>
          </table:table-cell>
          <table:table-cell office:value-type="float" office:value="6">
            <text:p>6</text:p>
          </table:table-cell>
          <table:table-cell office:value-type="string">
            <text:p>#NLOS</text:p>
          </table:table-cell>
          <table:table-cell office:value-type="float" office:value="280">
            <text:p>280</text:p>
          </table:table-cell>
          <table:table-cell table:number-columns-repeated="7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39940">
            <text:p>39940</text:p>
          </table:table-cell>
          <table:table-cell/>
          <table:table-cell office:value-type="float" office:value="38">
            <text:p>38</text:p>
          </table:table-cell>
          <table:table-cell office:value-type="string">
            <text:p>Num</text:p>
          </table:table-cell>
          <table:table-cell office:value-type="float" office:value="39940">
            <text:p>39940</text:p>
          </table:table-cell>
          <table:table-cell office:value-type="string">
            <text:p>#LOS</text:p>
          </table:table-cell>
          <table:table-cell office:value-type="float" office:value="5">
            <text:p>5</text:p>
          </table:table-cell>
          <table:table-cell office:value-type="string">
            <text:p>#NLOS</text:p>
          </table:table-cell>
          <table:table-cell office:value-type="float" office:value="69">
            <text:p>69</text:p>
          </table:table-cell>
          <table:table-cell table:number-columns-repeated="2"/>
          <table:table-cell office:value-type="float" office:value="38">
            <text:p>38</text:p>
          </table:table-cell>
          <table:table-cell office:value-type="float" office:value="89">
            <text:p>89</text:p>
          </table:table-cell>
          <table:table-cell office:value-type="float" office:value="39940">
            <text:p>39940</text:p>
          </table:table-cell>
          <table:table-cell/>
          <table:table-cell office:value-type="float" office:value="38">
            <text:p>38</text:p>
          </table:table-cell>
          <table:table-cell office:value-type="string">
            <text:p>Num</text:p>
          </table:table-cell>
          <table:table-cell office:value-type="float" office:value="39940">
            <text:p>39940</text:p>
          </table:table-cell>
          <table:table-cell office:value-type="string">
            <text:p>#LOS</text:p>
          </table:table-cell>
          <table:table-cell office:value-type="float" office:value="5">
            <text:p>5</text:p>
          </table:table-cell>
          <table:table-cell office:value-type="string">
            <text:p>#NLOS</text:p>
          </table:table-cell>
          <table:table-cell office:value-type="float" office:value="84">
            <text:p>84</text:p>
          </table:table-cell>
          <table:table-cell table:number-columns-repeated="2"/>
          <table:table-cell office:value-type="string">
            <text:p>After height not allowing height dependancy change</text:p>
          </table:table-cell>
          <table:table-cell table:number-columns-repeated="4"/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39">
            <text:p>39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39">
            <text:p>39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Na1</text:p>
          </table:table-cell>
          <table:table-cell office:value-type="string">
            <text:p>Mean=0.00982357</text:p>
          </table:table-cell>
          <table:table-cell office:value-type="string">
            <text:p>MSE=94.1657</text:p>
          </table:table-cell>
          <table:table-cell office:value-type="string">
            <text:p>StDev=9.7039</text:p>
          </table:table-cell>
          <table:table-cell office:value-type="string">
            <text:p>CorrC=0.81818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547">
            <text:p>3547</text:p>
          </table:table-cell>
          <table:table-cell office:value-type="float" office:value="728589">
            <text:p>728589</text:p>
          </table:table-cell>
          <table:table-cell/>
          <table:table-cell office:value-type="float" office:value="40">
            <text:p>40</text:p>
          </table:table-cell>
          <table:table-cell office:value-type="string">
            <text:p>Num</text:p>
          </table:table-cell>
          <table:table-cell office:value-type="float" office:value="728589">
            <text:p>728589</text:p>
          </table:table-cell>
          <table:table-cell office:value-type="string">
            <text:p>#LOS</text:p>
          </table:table-cell>
          <table:table-cell office:value-type="float" office:value="79">
            <text:p>79</text:p>
          </table:table-cell>
          <table:table-cell office:value-type="string">
            <text:p>#NLOS</text:p>
          </table:table-cell>
          <table:table-cell office:value-type="float" office:value="3468">
            <text:p>3468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float" office:value="3692">
            <text:p>3692</text:p>
          </table:table-cell>
          <table:table-cell office:value-type="float" office:value="728589">
            <text:p>728589</text:p>
          </table:table-cell>
          <table:table-cell/>
          <table:table-cell office:value-type="float" office:value="40">
            <text:p>40</text:p>
          </table:table-cell>
          <table:table-cell office:value-type="string">
            <text:p>Num</text:p>
          </table:table-cell>
          <table:table-cell office:value-type="float" office:value="728589">
            <text:p>728589</text:p>
          </table:table-cell>
          <table:table-cell office:value-type="string">
            <text:p>#LOS</text:p>
          </table:table-cell>
          <table:table-cell office:value-type="float" office:value="132">
            <text:p>132</text:p>
          </table:table-cell>
          <table:table-cell office:value-type="string">
            <text:p>#NLOS</text:p>
          </table:table-cell>
          <table:table-cell office:value-type="float" office:value="3560">
            <text:p>3560</text:p>
          </table:table-cell>
          <table:table-cell table:number-columns-repeated="7"/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1">
            <text:p>41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1">
            <text:p>41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986">
            <text:p>2986</text:p>
          </table:table-cell>
          <table:table-cell office:value-type="float" office:value="426548">
            <text:p>426548</text:p>
          </table:table-cell>
          <table:table-cell/>
          <table:table-cell office:value-type="float" office:value="42">
            <text:p>42</text:p>
          </table:table-cell>
          <table:table-cell office:value-type="string">
            <text:p>Num</text:p>
          </table:table-cell>
          <table:table-cell office:value-type="float" office:value="426548">
            <text:p>426548</text:p>
          </table:table-cell>
          <table:table-cell office:value-type="string">
            <text:p>#LOS</text:p>
          </table:table-cell>
          <table:table-cell office:value-type="float" office:value="37">
            <text:p>37</text:p>
          </table:table-cell>
          <table:table-cell office:value-type="string">
            <text:p>#NLOS</text:p>
          </table:table-cell>
          <table:table-cell office:value-type="float" office:value="2949">
            <text:p>2949</text:p>
          </table:table-cell>
          <table:table-cell table:number-columns-repeated="2"/>
          <table:table-cell office:value-type="float" office:value="42">
            <text:p>42</text:p>
          </table:table-cell>
          <table:table-cell office:value-type="float" office:value="2600">
            <text:p>2600</text:p>
          </table:table-cell>
          <table:table-cell office:value-type="float" office:value="426548">
            <text:p>426548</text:p>
          </table:table-cell>
          <table:table-cell/>
          <table:table-cell office:value-type="float" office:value="42">
            <text:p>42</text:p>
          </table:table-cell>
          <table:table-cell office:value-type="string">
            <text:p>Num</text:p>
          </table:table-cell>
          <table:table-cell office:value-type="float" office:value="426548">
            <text:p>426548</text:p>
          </table:table-cell>
          <table:table-cell office:value-type="string">
            <text:p>#LOS</text:p>
          </table:table-cell>
          <table:table-cell office:value-type="float" office:value="80">
            <text:p>80</text:p>
          </table:table-cell>
          <table:table-cell office:value-type="string">
            <text:p>#NLOS</text:p>
          </table:table-cell>
          <table:table-cell office:value-type="float" office:value="2520">
            <text:p>2520</text:p>
          </table:table-cell>
          <table:table-cell table:number-columns-repeated="7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698">
            <text:p>698</text:p>
          </table:table-cell>
          <table:table-cell office:value-type="float" office:value="228674">
            <text:p>228674</text:p>
          </table:table-cell>
          <table:table-cell/>
          <table:table-cell office:value-type="float" office:value="43">
            <text:p>43</text:p>
          </table:table-cell>
          <table:table-cell office:value-type="string">
            <text:p>Num</text:p>
          </table:table-cell>
          <table:table-cell office:value-type="float" office:value="228674">
            <text:p>228674</text:p>
          </table:table-cell>
          <table:table-cell office:value-type="string">
            <text:p>#LOS</text:p>
          </table:table-cell>
          <table:table-cell office:value-type="float" office:value="18">
            <text:p>18</text:p>
          </table:table-cell>
          <table:table-cell office:value-type="string">
            <text:p>#NLOS</text:p>
          </table:table-cell>
          <table:table-cell office:value-type="float" office:value="680">
            <text:p>680</text:p>
          </table:table-cell>
          <table:table-cell table:number-columns-repeated="2"/>
          <table:table-cell office:value-type="float" office:value="43">
            <text:p>43</text:p>
          </table:table-cell>
          <table:table-cell office:value-type="float" office:value="609">
            <text:p>609</text:p>
          </table:table-cell>
          <table:table-cell office:value-type="float" office:value="228674">
            <text:p>228674</text:p>
          </table:table-cell>
          <table:table-cell/>
          <table:table-cell office:value-type="float" office:value="43">
            <text:p>43</text:p>
          </table:table-cell>
          <table:table-cell office:value-type="string">
            <text:p>Num</text:p>
          </table:table-cell>
          <table:table-cell office:value-type="float" office:value="228674">
            <text:p>228674</text:p>
          </table:table-cell>
          <table:table-cell office:value-type="string">
            <text:p>#LOS</text:p>
          </table:table-cell>
          <table:table-cell office:value-type="float" office:value="49">
            <text:p>49</text:p>
          </table:table-cell>
          <table:table-cell office:value-type="string">
            <text:p>#NLOS</text:p>
          </table:table-cell>
          <table:table-cell office:value-type="float" office:value="560">
            <text:p>560</text:p>
          </table:table-cell>
          <table:table-cell table:number-columns-repeated="7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569">
            <text:p>569</text:p>
          </table:table-cell>
          <table:table-cell office:value-type="float" office:value="245433">
            <text:p>245433</text:p>
          </table:table-cell>
          <table:table-cell/>
          <table:table-cell office:value-type="float" office:value="44">
            <text:p>44</text:p>
          </table:table-cell>
          <table:table-cell office:value-type="string">
            <text:p>Num</text:p>
          </table:table-cell>
          <table:table-cell office:value-type="float" office:value="245433">
            <text:p>245433</text:p>
          </table:table-cell>
          <table:table-cell office:value-type="string">
            <text:p>#LOS</text:p>
          </table:table-cell>
          <table:table-cell office:value-type="float" office:value="13">
            <text:p>13</text:p>
          </table:table-cell>
          <table:table-cell office:value-type="string">
            <text:p>#NLOS</text:p>
          </table:table-cell>
          <table:table-cell office:value-type="float" office:value="556">
            <text:p>556</text:p>
          </table:table-cell>
          <table:table-cell table:number-columns-repeated="2"/>
          <table:table-cell office:value-type="float" office:value="44">
            <text:p>44</text:p>
          </table:table-cell>
          <table:table-cell office:value-type="float" office:value="429">
            <text:p>429</text:p>
          </table:table-cell>
          <table:table-cell office:value-type="float" office:value="245433">
            <text:p>245433</text:p>
          </table:table-cell>
          <table:table-cell/>
          <table:table-cell office:value-type="float" office:value="44">
            <text:p>44</text:p>
          </table:table-cell>
          <table:table-cell office:value-type="string">
            <text:p>Num</text:p>
          </table:table-cell>
          <table:table-cell office:value-type="float" office:value="245433">
            <text:p>245433</text:p>
          </table:table-cell>
          <table:table-cell office:value-type="string">
            <text:p>#LOS</text:p>
          </table:table-cell>
          <table:table-cell office:value-type="float" office:value="28">
            <text:p>28</text:p>
          </table:table-cell>
          <table:table-cell office:value-type="string">
            <text:p>#NLOS</text:p>
          </table:table-cell>
          <table:table-cell office:value-type="float" office:value="401">
            <text:p>401</text:p>
          </table:table-cell>
          <table:table-cell table:number-columns-repeated="7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506">
            <text:p>506</text:p>
          </table:table-cell>
          <table:table-cell office:value-type="float" office:value="123382">
            <text:p>123382</text:p>
          </table:table-cell>
          <table:table-cell/>
          <table:table-cell office:value-type="float" office:value="45">
            <text:p>45</text:p>
          </table:table-cell>
          <table:table-cell office:value-type="string">
            <text:p>Num</text:p>
          </table:table-cell>
          <table:table-cell office:value-type="float" office:value="123382">
            <text:p>123382</text:p>
          </table:table-cell>
          <table:table-cell office:value-type="string">
            <text:p>#LOS</text:p>
          </table:table-cell>
          <table:table-cell office:value-type="float" office:value="2">
            <text:p>2</text:p>
          </table:table-cell>
          <table:table-cell office:value-type="string">
            <text:p>#NLOS</text:p>
          </table:table-cell>
          <table:table-cell office:value-type="float" office:value="504">
            <text:p>504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float" office:value="290">
            <text:p>290</text:p>
          </table:table-cell>
          <table:table-cell office:value-type="float" office:value="123382">
            <text:p>123382</text:p>
          </table:table-cell>
          <table:table-cell/>
          <table:table-cell office:value-type="float" office:value="45">
            <text:p>45</text:p>
          </table:table-cell>
          <table:table-cell office:value-type="string">
            <text:p>Num</text:p>
          </table:table-cell>
          <table:table-cell office:value-type="float" office:value="123382">
            <text:p>123382</text:p>
          </table:table-cell>
          <table:table-cell office:value-type="string">
            <text:p>#LOS</text:p>
          </table:table-cell>
          <table:table-cell office:value-type="float" office:value="5">
            <text:p>5</text:p>
          </table:table-cell>
          <table:table-cell office:value-type="string">
            <text:p>#NLOS</text:p>
          </table:table-cell>
          <table:table-cell office:value-type="float" office:value="285">
            <text:p>285</text:p>
          </table:table-cell>
          <table:table-cell table:number-columns-repeated="7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503">
            <text:p>503</text:p>
          </table:table-cell>
          <table:table-cell office:value-type="float" office:value="172157">
            <text:p>172157</text:p>
          </table:table-cell>
          <table:table-cell/>
          <table:table-cell office:value-type="float" office:value="46">
            <text:p>46</text:p>
          </table:table-cell>
          <table:table-cell office:value-type="string">
            <text:p>Num</text:p>
          </table:table-cell>
          <table:table-cell office:value-type="float" office:value="172157">
            <text:p>172157</text:p>
          </table:table-cell>
          <table:table-cell office:value-type="string">
            <text:p>#LOS</text:p>
          </table:table-cell>
          <table:table-cell office:value-type="float" office:value="12">
            <text:p>12</text:p>
          </table:table-cell>
          <table:table-cell office:value-type="string">
            <text:p>#NLOS</text:p>
          </table:table-cell>
          <table:table-cell office:value-type="float" office:value="491">
            <text:p>491</text:p>
          </table:table-cell>
          <table:table-cell table:number-columns-repeated="2"/>
          <table:table-cell office:value-type="float" office:value="46">
            <text:p>46</text:p>
          </table:table-cell>
          <table:table-cell office:value-type="float" office:value="597">
            <text:p>597</text:p>
          </table:table-cell>
          <table:table-cell office:value-type="float" office:value="172157">
            <text:p>172157</text:p>
          </table:table-cell>
          <table:table-cell/>
          <table:table-cell office:value-type="float" office:value="46">
            <text:p>46</text:p>
          </table:table-cell>
          <table:table-cell office:value-type="string">
            <text:p>Num</text:p>
          </table:table-cell>
          <table:table-cell office:value-type="float" office:value="172157">
            <text:p>172157</text:p>
          </table:table-cell>
          <table:table-cell office:value-type="string">
            <text:p>#LOS</text:p>
          </table:table-cell>
          <table:table-cell office:value-type="float" office:value="16">
            <text:p>16</text:p>
          </table:table-cell>
          <table:table-cell office:value-type="string">
            <text:p>#NLOS</text:p>
          </table:table-cell>
          <table:table-cell office:value-type="float" office:value="581">
            <text:p>581</text:p>
          </table:table-cell>
          <table:table-cell table:number-columns-repeated="7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53">
            <text:p>53</text:p>
          </table:table-cell>
          <table:table-cell office:value-type="float" office:value="17151">
            <text:p>17151</text:p>
          </table:table-cell>
          <table:table-cell/>
          <table:table-cell office:value-type="float" office:value="47">
            <text:p>47</text:p>
          </table:table-cell>
          <table:table-cell office:value-type="string">
            <text:p>Num</text:p>
          </table:table-cell>
          <table:table-cell office:value-type="float" office:value="17151">
            <text:p>17151</text:p>
          </table:table-cell>
          <table:table-cell office:value-type="string">
            <text:p>#LOS</text:p>
          </table:table-cell>
          <table:table-cell office:value-type="float" office:value="4">
            <text:p>4</text:p>
          </table:table-cell>
          <table:table-cell office:value-type="string">
            <text:p>#NLOS</text:p>
          </table:table-cell>
          <table:table-cell office:value-type="float" office:value="49">
            <text:p>49</text:p>
          </table:table-cell>
          <table:table-cell table:number-columns-repeated="2"/>
          <table:table-cell office:value-type="float" office:value="47">
            <text:p>47</text:p>
          </table:table-cell>
          <table:table-cell office:value-type="float" office:value="55">
            <text:p>55</text:p>
          </table:table-cell>
          <table:table-cell office:value-type="float" office:value="17151">
            <text:p>17151</text:p>
          </table:table-cell>
          <table:table-cell/>
          <table:table-cell office:value-type="float" office:value="47">
            <text:p>47</text:p>
          </table:table-cell>
          <table:table-cell office:value-type="string">
            <text:p>Num</text:p>
          </table:table-cell>
          <table:table-cell office:value-type="float" office:value="17151">
            <text:p>17151</text:p>
          </table:table-cell>
          <table:table-cell office:value-type="string">
            <text:p>#LOS</text:p>
          </table:table-cell>
          <table:table-cell office:value-type="float" office:value="4">
            <text:p>4</text:p>
          </table:table-cell>
          <table:table-cell office:value-type="string">
            <text:p>#NLOS</text:p>
          </table:table-cell>
          <table:table-cell office:value-type="float" office:value="51">
            <text:p>51</text:p>
          </table:table-cell>
          <table:table-cell table:number-columns-repeated="7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612">
            <text:p>612</text:p>
          </table:table-cell>
          <table:table-cell office:value-type="float" office:value="154091">
            <text:p>154091</text:p>
          </table:table-cell>
          <table:table-cell/>
          <table:table-cell office:value-type="float" office:value="48">
            <text:p>48</text:p>
          </table:table-cell>
          <table:table-cell office:value-type="string">
            <text:p>Num</text:p>
          </table:table-cell>
          <table:table-cell office:value-type="float" office:value="154091">
            <text:p>154091</text:p>
          </table:table-cell>
          <table:table-cell office:value-type="string">
            <text:p>#LOS</text:p>
          </table:table-cell>
          <table:table-cell office:value-type="float" office:value="29">
            <text:p>29</text:p>
          </table:table-cell>
          <table:table-cell office:value-type="string">
            <text:p>#NLOS</text:p>
          </table:table-cell>
          <table:table-cell office:value-type="float" office:value="583">
            <text:p>583</text:p>
          </table:table-cell>
          <table:table-cell table:number-columns-repeated="2"/>
          <table:table-cell office:value-type="float" office:value="48">
            <text:p>48</text:p>
          </table:table-cell>
          <table:table-cell office:value-type="float" office:value="440">
            <text:p>440</text:p>
          </table:table-cell>
          <table:table-cell office:value-type="float" office:value="154091">
            <text:p>154091</text:p>
          </table:table-cell>
          <table:table-cell/>
          <table:table-cell office:value-type="float" office:value="48">
            <text:p>48</text:p>
          </table:table-cell>
          <table:table-cell office:value-type="string">
            <text:p>Num</text:p>
          </table:table-cell>
          <table:table-cell office:value-type="float" office:value="154091">
            <text:p>154091</text:p>
          </table:table-cell>
          <table:table-cell office:value-type="string">
            <text:p>#LOS</text:p>
          </table:table-cell>
          <table:table-cell office:value-type="float" office:value="27">
            <text:p>27</text:p>
          </table:table-cell>
          <table:table-cell office:value-type="string">
            <text:p>#NLOS</text:p>
          </table:table-cell>
          <table:table-cell office:value-type="float" office:value="413">
            <text:p>413</text:p>
          </table:table-cell>
          <table:table-cell table:number-columns-repeated="7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904">
            <text:p>904</text:p>
          </table:table-cell>
          <table:table-cell office:value-type="float" office:value="104409">
            <text:p>104409</text:p>
          </table:table-cell>
          <table:table-cell/>
          <table:table-cell office:value-type="float" office:value="49">
            <text:p>49</text:p>
          </table:table-cell>
          <table:table-cell office:value-type="string">
            <text:p>Num</text:p>
          </table:table-cell>
          <table:table-cell office:value-type="float" office:value="104409">
            <text:p>104409</text:p>
          </table:table-cell>
          <table:table-cell office:value-type="string">
            <text:p>#LOS</text:p>
          </table:table-cell>
          <table:table-cell office:value-type="float" office:value="6">
            <text:p>6</text:p>
          </table:table-cell>
          <table:table-cell office:value-type="string">
            <text:p>#NLOS</text:p>
          </table:table-cell>
          <table:table-cell office:value-type="float" office:value="898">
            <text:p>898</text:p>
          </table:table-cell>
          <table:table-cell table:number-columns-repeated="2"/>
          <table:table-cell office:value-type="float" office:value="49">
            <text:p>49</text:p>
          </table:table-cell>
          <table:table-cell office:value-type="float" office:value="965">
            <text:p>965</text:p>
          </table:table-cell>
          <table:table-cell office:value-type="float" office:value="104409">
            <text:p>104409</text:p>
          </table:table-cell>
          <table:table-cell/>
          <table:table-cell office:value-type="float" office:value="49">
            <text:p>49</text:p>
          </table:table-cell>
          <table:table-cell office:value-type="string">
            <text:p>Num</text:p>
          </table:table-cell>
          <table:table-cell office:value-type="float" office:value="104409">
            <text:p>104409</text:p>
          </table:table-cell>
          <table:table-cell office:value-type="string">
            <text:p>#LOS</text:p>
          </table:table-cell>
          <table:table-cell office:value-type="float" office:value="4">
            <text:p>4</text:p>
          </table:table-cell>
          <table:table-cell office:value-type="string">
            <text:p>#NLOS</text:p>
          </table:table-cell>
          <table:table-cell office:value-type="float" office:value="961">
            <text:p>961</text:p>
          </table:table-cell>
          <table:table-cell table:number-columns-repeated="7"/>
        </table:table-row>
        <table:table-row table:style-name="ro2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Clutter</text:p>
          </table:table-cell>
          <table:table-cell office:value-type="string">
            <text:p>Types:</text:p>
          </table:table-cell>
          <table:table-cell office:value-type="float" office:value="50">
            <text:p>50</text:p>
          </table:table-cell>
          <table:table-cell table:number-columns-repeated="8"/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Clutter</text:p>
          </table:table-cell>
          <table:table-cell office:value-type="string">
            <text:p>Types:</text:p>
          </table:table-cell>
          <table:table-cell office:value-type="float" office:value="50">
            <text:p>50</text:p>
          </table:table-cell>
          <table:table-cell table:number-columns-repeated="13"/>
        </table:table-row>
        <table:table-row table:style-name="ro2" table:number-rows-repeated="1048522">
          <table:table-cell table:number-columns-repeated="31"/>
        </table:table-row>
        <table:table-row table:style-name="ro2">
          <table:table-cell table:number-columns-repeated="31"/>
        </table:table-row>
      </table:table>
      <table:table table:name="Method" table:style-name="ta1">
        <table:shapes>
          <draw:frame draw:z-index="0" draw:style-name="gr1" svg:width="13.784cm" svg:height="8.99cm" svg:x="8.694cm" svg:y="0.107cm">
            <draw:object draw:notify-on-update-of-ranges="Method.A2:Method.A21 Method.B1:Method.B1 Method.B2:Method.B21 Method.A2:Method.A21 Method.C1:Method.C1 Method.C2:Method.C21 Method.A2:Method.A21 Method.D1:Method.D1 Method.D2:Method.D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6" table:number-columns-repeated="2" table:default-cell-style-name="Default"/>
        <table:table-column table:style-name="co4" table:default-cell-style-name="Default"/>
        <table:table-column table:style-name="co7" table:default-cell-style-name="Default"/>
        <table:table-row table:style-name="ro2">
          <table:table-cell/>
          <table:table-cell office:value-type="string">
            <text:p>Normal</text:p>
          </table:table-cell>
          <table:table-cell office:value-type="string">
            <text:p>Augmented</text:p>
          </table:table-cell>
          <table:table-cell office:value-type="string">
            <text:p>Minimum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45.2829">
            <text:p>45.2829</text:p>
          </table:table-cell>
          <table:table-cell office:value-type="float" office:value="37.9062">
            <text:p>37.9062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2.6438">
            <text:p>42.6438</text:p>
          </table:table-cell>
          <table:table-cell office:value-type="float" office:value="42.1008">
            <text:p>42.1008</text:p>
          </table:table-cell>
          <table:table-cell office:value-type="float" office:value="37.9062">
            <text:p>37.906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1.8659">
            <text:p>41.8659</text:p>
          </table:table-cell>
          <table:table-cell office:value-type="float" office:value="41.201">
            <text:p>41.201</text:p>
          </table:table-cell>
          <table:table-cell office:value-type="float" office:value="37.9062">
            <text:p>37.906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1.5149">
            <text:p>41.5149</text:p>
          </table:table-cell>
          <table:table-cell office:value-type="float" office:value="40.4729">
            <text:p>40.4729</text:p>
          </table:table-cell>
          <table:table-cell office:value-type="float" office:value="37.9062">
            <text:p>37.9062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0.7108">
            <text:p>40.7108</text:p>
          </table:table-cell>
          <table:table-cell office:value-type="float" office:value="39.8502">
            <text:p>39.8502</text:p>
          </table:table-cell>
          <table:table-cell office:value-type="float" office:value="37.9062">
            <text:p>37.9062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0.5069">
            <text:p>40.5069</text:p>
          </table:table-cell>
          <table:table-cell office:value-type="float" office:value="39.723">
            <text:p>39.723</text:p>
          </table:table-cell>
          <table:table-cell office:value-type="float" office:value="37.9062">
            <text:p>37.9062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0.3674">
            <text:p>40.3674</text:p>
          </table:table-cell>
          <table:table-cell office:value-type="float" office:value="39.2693">
            <text:p>39.2693</text:p>
          </table:table-cell>
          <table:table-cell office:value-type="float" office:value="37.9062">
            <text:p>37.906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0.2664">
            <text:p>40.2664</text:p>
          </table:table-cell>
          <table:table-cell office:value-type="float" office:value="38.9601">
            <text:p>38.9601</text:p>
          </table:table-cell>
          <table:table-cell office:value-type="float" office:value="37.9062">
            <text:p>37.9062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0.2255">
            <text:p>40.2255</text:p>
          </table:table-cell>
          <table:table-cell office:value-type="float" office:value="38.9018">
            <text:p>38.9018</text:p>
          </table:table-cell>
          <table:table-cell office:value-type="float" office:value="37.9062">
            <text:p>37.906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0.1827">
            <text:p>40.1827</text:p>
          </table:table-cell>
          <table:table-cell office:value-type="float" office:value="38.8667">
            <text:p>38.8667</text:p>
          </table:table-cell>
          <table:table-cell office:value-type="float" office:value="37.9062">
            <text:p>37.9062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0.118">
            <text:p>40.118</text:p>
          </table:table-cell>
          <table:table-cell office:value-type="float" office:value="38.843">
            <text:p>38.843</text:p>
          </table:table-cell>
          <table:table-cell office:value-type="float" office:value="37.9062">
            <text:p>37.9062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0.0815">
            <text:p>40.0815</text:p>
          </table:table-cell>
          <table:table-cell office:value-type="float" office:value="38.7852">
            <text:p>38.7852</text:p>
          </table:table-cell>
          <table:table-cell office:value-type="float" office:value="37.9062">
            <text:p>37.9062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0.0718">
            <text:p>40.0718</text:p>
          </table:table-cell>
          <table:table-cell office:value-type="float" office:value="38.7628">
            <text:p>38.7628</text:p>
          </table:table-cell>
          <table:table-cell office:value-type="float" office:value="37.9062">
            <text:p>37.9062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0.0416">
            <text:p>40.0416</text:p>
          </table:table-cell>
          <table:table-cell office:value-type="float" office:value="38.7518">
            <text:p>38.7518</text:p>
          </table:table-cell>
          <table:table-cell office:value-type="float" office:value="37.9062">
            <text:p>37.9062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40.0305">
            <text:p>40.0305</text:p>
          </table:table-cell>
          <table:table-cell office:value-type="float" office:value="38.7364">
            <text:p>38.7364</text:p>
          </table:table-cell>
          <table:table-cell office:value-type="float" office:value="37.9062">
            <text:p>37.9062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0.028">
            <text:p>40.028</text:p>
          </table:table-cell>
          <table:table-cell office:value-type="float" office:value="38.7118">
            <text:p>38.7118</text:p>
          </table:table-cell>
          <table:table-cell office:value-type="float" office:value="37.9062">
            <text:p>37.9062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9.9646">
            <text:p>39.9646</text:p>
          </table:table-cell>
          <table:table-cell office:value-type="float" office:value="38.7041">
            <text:p>38.7041</text:p>
          </table:table-cell>
          <table:table-cell office:value-type="float" office:value="37.9062">
            <text:p>37.9062</text:p>
          </table:table-cell>
        </table:table-row>
        <table:table-row table:style-name="ro2">
          <table:table-cell office:value-type="float" office:value="18">
            <text:p>18</text:p>
          </table:table-cell>
          <table:table-cell/>
          <table:table-cell office:value-type="float" office:value="38.6882">
            <text:p>38.6882</text:p>
          </table:table-cell>
          <table:table-cell office:value-type="float" office:value="37.9062">
            <text:p>37.9062</text:p>
          </table:table-cell>
        </table:table-row>
        <table:table-row table:style-name="ro2">
          <table:table-cell office:value-type="float" office:value="19">
            <text:p>19</text:p>
          </table:table-cell>
          <table:table-cell/>
          <table:table-cell office:value-type="float" office:value="38.6849">
            <text:p>38.6849</text:p>
          </table:table-cell>
          <table:table-cell office:value-type="float" office:value="37.9062">
            <text:p>37.9062</text:p>
          </table:table-cell>
        </table:table-row>
        <table:table-row table:style-name="ro2">
          <table:table-cell office:value-type="float" office:value="20">
            <text:p>20</text:p>
          </table:table-cell>
          <table:table-cell/>
          <table:table-cell office:value-type="float" office:value="38.6778">
            <text:p>38.6778</text:p>
          </table:table-cell>
          <table:table-cell office:value-type="float" office:value="37.9062">
            <text:p>37.9062</text:p>
          </table:table-cell>
        </table:table-row>
      </table:table>
      <table:table table:name="ALL" table:style-name="ta1">
        <table:table-column table:style-name="co30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6" table:number-columns-repeated="2" table:default-cell-style-name="Default"/>
        <table:table-column table:style-name="co3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34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2" table:default-cell-style-name="Default"/>
        <table:table-column table:style-name="co26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5" table:default-cell-style-name="Default"/>
        <table:table-row table:style-name="ro1">
          <table:table-cell table:style-name="ce2"/>
          <table:table-cell table:number-columns-repeated="13"/>
          <table:table-cell table:style-name="ce2"/>
          <table:table-cell/>
          <table:table-cell office:value-type="string">
            <text:p>NaHeight3</text:p>
          </table:table-cell>
          <table:table-cell office:value-type="string">
            <text:p>Mean=-1.64524</text:p>
          </table:table-cell>
          <table:table-cell office:value-type="string">
            <text:p>MSE=536.22</text:p>
          </table:table-cell>
          <table:table-cell office:value-type="string">
            <text:p>StDev=23.0979</text:p>
          </table:table-cell>
          <table:table-cell office:value-type="string">
            <text:p>CorrC=0.585586</text:p>
          </table:table-cell>
          <table:table-cell table:number-columns-repeated="8"/>
          <table:table-cell table:style-name="ce2" office:value-type="string">
            <text:p>Voor3</text:p>
          </table:table-cell>
          <table:table-cell office:value-type="string">
            <text:p>Mean=22.2327</text:p>
          </table:table-cell>
          <table:table-cell office:value-type="string">
            <text:p>MSE=750.082</text:p>
          </table:table-cell>
          <table:table-cell office:value-type="string">
            <text:p>StDev=15.9934</text:p>
          </table:table-cell>
          <table:table-cell office:value-type="string">
            <text:p>CorrC=0.547171</text:p>
          </table:table-cell>
          <table:table-cell table:number-columns-repeated="5"/>
        </table:table-row>
        <table:table-row table:style-name="ro1">
          <table:table-cell table:style-name="ce2"/>
          <table:table-cell table:number-columns-repeated="13"/>
          <table:table-cell table:style-name="ce2"/>
          <table:table-cell/>
          <table:table-cell office:value-type="string">
            <text:p>NaHeight2</text:p>
          </table:table-cell>
          <table:table-cell office:value-type="string">
            <text:p>Mean=1.29709</text:p>
          </table:table-cell>
          <table:table-cell office:value-type="string">
            <text:p>MSE=247.932</text:p>
          </table:table-cell>
          <table:table-cell office:value-type="string">
            <text:p>StDev=15.6923</text:p>
          </table:table-cell>
          <table:table-cell office:value-type="string">
            <text:p>CorrC=0.65109</text:p>
          </table:table-cell>
          <table:table-cell table:number-columns-repeated="6"/>
          <table:table-cell table:style-name="ce2"/>
          <table:table-cell/>
          <table:table-cell office:value-type="string">
            <text:p>Voor2</text:p>
          </table:table-cell>
          <table:table-cell office:value-type="string">
            <text:p>Mean=12.1748</text:p>
          </table:table-cell>
          <table:table-cell office:value-type="string">
            <text:p>MSE=343.508</text:p>
          </table:table-cell>
          <table:table-cell office:value-type="string">
            <text:p>StDev=13.9744</text:p>
          </table:table-cell>
          <table:table-cell office:value-type="string">
            <text:p>CorrC=0.665108</text:p>
          </table:table-cell>
          <table:table-cell table:number-columns-repeated="5"/>
        </table:table-row>
        <table:table-row table:style-name="ro1">
          <table:table-cell table:style-name="ce2"/>
          <table:table-cell table:number-columns-repeated="13"/>
          <table:table-cell table:style-name="ce2"/>
          <table:table-cell/>
          <table:table-cell office:value-type="string">
            <text:p>NaHeight1</text:p>
          </table:table-cell>
          <table:table-cell office:value-type="string">
            <text:p>Mean=5.52774</text:p>
          </table:table-cell>
          <table:table-cell office:value-type="string">
            <text:p>MSE=149.37</text:p>
          </table:table-cell>
          <table:table-cell office:value-type="string">
            <text:p>StDev=10.9002</text:p>
          </table:table-cell>
          <table:table-cell office:value-type="string">
            <text:p>CorrC=0.811384</text:p>
          </table:table-cell>
          <table:table-cell table:number-columns-repeated="6"/>
          <table:table-cell table:style-name="ce2"/>
          <table:table-cell/>
          <table:table-cell office:value-type="string">
            <text:p>Voor1</text:p>
          </table:table-cell>
          <table:table-cell office:value-type="string">
            <text:p>Mean=9.04453</text:p>
          </table:table-cell>
          <table:table-cell office:value-type="string">
            <text:p>MSE=179.231</text:p>
          </table:table-cell>
          <table:table-cell office:value-type="string">
            <text:p>StDev=9.87053</text:p>
          </table:table-cell>
          <table:table-cell office:value-type="string">
            <text:p>CorrC=0.822257</text:p>
          </table:table-cell>
          <table:table-cell table:number-columns-repeated="5"/>
        </table:table-row>
        <table:table-row table:style-name="ro1">
          <table:table-cell table:style-name="ce2" table:number-columns-spanned="3" table:number-rows-spanned="1"/>
          <table:covered-table-cell table:number-columns-repeated="2"/>
          <table:table-cell table:number-columns-repeated="5"/>
          <table:table-cell office:value-type="string">
            <text:p>log(f)^2</text:p>
          </table:table-cell>
          <table:table-cell table:number-columns-repeated="5"/>
          <table:table-cell table:style-name="ce2" office:value-type="string" table:number-columns-spanned="3" table:number-rows-spanned="1">
            <text:p>ALLES na height tuning</text:p>
          </table:table-cell>
          <table:covered-table-cell table:number-columns-repeated="2"/>
          <table:table-cell table:number-columns-repeated="10"/>
          <table:table-cell table:style-name="ce2" office:value-type="string" table:number-columns-spanned="4" table:number-rows-spanned="1">
            <text:p>ALLES Voor Height tuning </text:p>
          </table:table-cell>
          <table:covered-table-cell table:number-columns-repeated="3"/>
          <table:table-cell table:number-columns-repeated="8"/>
        </table:table-row>
        <table:table-row table:style-name="ro1">
          <table:table-cell table:number-columns-repeated="8"/>
          <table:table-cell office:value-type="string">
            <text:p>Final</text:p>
          </table:table-cell>
          <table:table-cell office:value-type="string">
            <text:p>coefficients</text:p>
          </table:table-cell>
          <table:table-cell table:number-columns-repeated="5"/>
          <table:table-cell office:value-type="string">
            <text:p>Cost=21.4694</text:p>
          </table:table-cell>
          <table:table-cell office:value-type="string">
            <text:p>#Used:</text:p>
          </table:table-cell>
          <table:table-cell office:value-type="float" office:value="122353">
            <text:p>122353</text:p>
          </table:table-cell>
          <table:table-cell office:value-type="string">
            <text:p>Mean:</text:p>
          </table:table-cell>
          <table:table-cell office:value-type="float" office:value="3.31756">
            <text:p>3.31756</text:p>
          </table:table-cell>
          <table:table-cell office:value-type="string">
            <text:p>MeanSquare:</text:p>
          </table:table-cell>
          <table:table-cell office:value-type="float" office:value="243.814">
            <text:p>243.814</text:p>
          </table:table-cell>
          <table:table-cell office:value-type="string">
            <text:p>StDev:</text:p>
          </table:table-cell>
          <table:table-cell office:value-type="float" office:value="15.258">
            <text:p>15.258</text:p>
          </table:table-cell>
          <table:table-cell office:value-type="string">
            <text:p>CorrC:</text:p>
          </table:table-cell>
          <table:table-cell office:value-type="float" office:value="0.785306">
            <text:p>0.785306</text:p>
          </table:table-cell>
          <table:table-cell table:number-columns-repeated="2"/>
          <table:table-cell office:value-type="string">
            <text:p>Cost=29.2073</text:p>
          </table:table-cell>
          <table:table-cell office:value-type="string">
            <text:p>#Used:</text:p>
          </table:table-cell>
          <table:table-cell office:value-type="float" office:value="122353">
            <text:p>122353</text:p>
          </table:table-cell>
          <table:table-cell office:value-type="string">
            <text:p>Mean:</text:p>
          </table:table-cell>
          <table:table-cell office:value-type="float" office:value="12.2205">
            <text:p>12.2205</text:p>
          </table:table-cell>
          <table:table-cell office:value-type="string">
            <text:p>MeanSquare:</text:p>
          </table:table-cell>
          <table:table-cell office:value-type="float" office:value="322.195">
            <text:p>322.195</text:p>
          </table:table-cell>
          <table:table-cell office:value-type="string">
            <text:p>StDev:</text:p>
          </table:table-cell>
          <table:table-cell office:value-type="float" office:value="13.1474">
            <text:p>13.1474</text:p>
          </table:table-cell>
          <table:table-cell office:value-type="string">
            <text:p>CorrC:</text:p>
          </table:table-cell>
          <table:table-cell office:value-type="float" office:value="0.707927">
            <text:p>0.707927</text:p>
          </table:table-cell>
        </table:table-row>
        <table:table-row table:style-name="ro2">
          <table:table-cell table:number-columns-repeated="8"/>
          <table:table-cell office:value-type="float" office:value="0">
            <text:p>0</text:p>
          </table:table-cell>
          <table:table-cell office:value-type="float" office:value="254.411">
            <text:p>254.411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2">
          <table:table-cell table:number-columns-repeated="8"/>
          <table:table-cell office:value-type="float" office:value="1">
            <text:p>1</text:p>
          </table:table-cell>
          <table:table-cell office:value-type="float" office:value="15.3459">
            <text:p>15.3459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3397">
            <text:p>3397</text:p>
          </table:table-cell>
          <table:table-cell table:number-columns-repeated="10"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3397">
            <text:p>3397</text:p>
          </table:table-cell>
          <table:table-cell table:number-columns-repeated="9"/>
        </table:table-row>
        <table:table-row table:style-name="ro2">
          <table:table-cell table:number-columns-repeated="8"/>
          <table:table-cell office:value-type="float" office:value="2">
            <text:p>2</text:p>
          </table:table-cell>
          <table:table-cell office:value-type="float" office:value="-73.9946">
            <text:p>-73.9946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11359">
            <text:p>11359</text:p>
          </table:table-cell>
          <table:table-cell office:value-type="float" office:value="3595850">
            <text:p>3595850</text:p>
          </table:table-cell>
          <table:table-cell table:number-columns-repeated="10"/>
          <table:table-cell office:value-type="float" office:value="2">
            <text:p>2</text:p>
          </table:table-cell>
          <table:table-cell office:value-type="float" office:value="11296">
            <text:p>11296</text:p>
          </table:table-cell>
          <table:table-cell office:value-type="float" office:value="3595850">
            <text:p>3595850</text:p>
          </table:table-cell>
          <table:table-cell table:number-columns-repeated="9"/>
        </table:table-row>
        <table:table-row table:style-name="ro2">
          <table:table-cell office:value-type="string">
            <text:p>Voor3</text:p>
          </table:table-cell>
          <table:table-cell office:value-type="string">
            <text:p>Mean=-1.64524</text:p>
          </table:table-cell>
          <table:table-cell office:value-type="string">
            <text:p>MSE=536.22</text:p>
          </table:table-cell>
          <table:table-cell office:value-type="string">
            <text:p>StDev=23.0979</text:p>
          </table:table-cell>
          <table:table-cell office:value-type="string">
            <text:p>CorrC=0.585586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5.22844">
            <text:p>5.22844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17186">
            <text:p>17186</text:p>
          </table:table-cell>
          <table:table-cell office:value-type="float" office:value="5055860">
            <text:p>5055860</text:p>
          </table:table-cell>
          <table:table-cell table:number-columns-repeated="10"/>
          <table:table-cell office:value-type="float" office:value="3">
            <text:p>3</text:p>
          </table:table-cell>
          <table:table-cell office:value-type="float" office:value="15188">
            <text:p>15188</text:p>
          </table:table-cell>
          <table:table-cell office:value-type="float" office:value="5055860">
            <text:p>5055860</text:p>
          </table:table-cell>
          <table:table-cell table:number-columns-repeated="9"/>
        </table:table-row>
        <table:table-row table:style-name="ro2">
          <table:table-cell office:value-type="string">
            <text:p>Voor2</text:p>
          </table:table-cell>
          <table:table-cell office:value-type="string">
            <text:p>Mean=1.29709</text:p>
          </table:table-cell>
          <table:table-cell office:value-type="string">
            <text:p>MSE=247.932</text:p>
          </table:table-cell>
          <table:table-cell office:value-type="string">
            <text:p>StDev=15.6923</text:p>
          </table:table-cell>
          <table:table-cell office:value-type="string">
            <text:p>CorrC=0.65109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6.2712">
            <text:p>16.2712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605">
            <text:p>605</text:p>
          </table:table-cell>
          <table:table-cell office:value-type="float" office:value="438466">
            <text:p>438466</text:p>
          </table:table-cell>
          <table:table-cell table:number-columns-repeated="10"/>
          <table:table-cell office:value-type="float" office:value="4">
            <text:p>4</text:p>
          </table:table-cell>
          <table:table-cell office:value-type="float" office:value="1317">
            <text:p>1317</text:p>
          </table:table-cell>
          <table:table-cell office:value-type="float" office:value="438466">
            <text:p>438466</text:p>
          </table:table-cell>
          <table:table-cell table:number-columns-repeated="9"/>
        </table:table-row>
        <table:table-row table:style-name="ro2">
          <table:table-cell office:value-type="string">
            <text:p>Voor1</text:p>
          </table:table-cell>
          <table:table-cell office:value-type="string">
            <text:p>Mean=5.52774</text:p>
          </table:table-cell>
          <table:table-cell office:value-type="string">
            <text:p>MSE=149.37</text:p>
          </table:table-cell>
          <table:table-cell office:value-type="string">
            <text:p>StDev=10.9002</text:p>
          </table:table-cell>
          <table:table-cell office:value-type="string">
            <text:p>CorrC=0.811384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-40.5031">
            <text:p>-40.5031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string">
            <text:p>Voor0,0</text:p>
          </table:table-cell>
          <table:table-cell office:value-type="string">
            <text:p>Mean=3.31785</text:p>
          </table:table-cell>
          <table:table-cell office:value-type="string">
            <text:p>MSE=243.817</text:p>
          </table:table-cell>
          <table:table-cell office:value-type="string">
            <text:p>StDev=15.2581</text:p>
          </table:table-cell>
          <table:table-cell office:value-type="string">
            <text:p>CorrC=0.785306</text:p>
          </table:table-cell>
          <table:table-cell table:number-columns-repeated="3"/>
          <table:table-cell office:value-type="string">
            <text:p>Na0,0</text:p>
          </table:table-cell>
          <table:table-cell office:value-type="string">
            <text:p>Mean=-0.0903543</text:p>
          </table:table-cell>
          <table:table-cell office:value-type="string">
            <text:p>MSE=121.221</text:p>
          </table:table-cell>
          <table:table-cell office:value-type="string">
            <text:p>StDev=11.0097</text:p>
          </table:table-cell>
          <table:table-cell office:value-type="string">
            <text:p>CorrC=0.691908</text:p>
          </table:table-cell>
          <table:table-cell/>
          <table:table-cell office:value-type="float" office:value="6">
            <text:p>6</text:p>
          </table:table-cell>
          <table:table-cell office:value-type="float" office:value="24432">
            <text:p>24432</text:p>
          </table:table-cell>
          <table:table-cell office:value-type="float" office:value="11420154">
            <text:p>11420154</text:p>
          </table:table-cell>
          <table:table-cell table:number-columns-repeated="10"/>
          <table:table-cell office:value-type="float" office:value="6">
            <text:p>6</text:p>
          </table:table-cell>
          <table:table-cell office:value-type="float" office:value="34619">
            <text:p>34619</text:p>
          </table:table-cell>
          <table:table-cell office:value-type="float" office:value="11420154">
            <text:p>11420154</text:p>
          </table:table-cell>
          <table:table-cell table:number-columns-repeated="9"/>
        </table:table-row>
        <table:table-row table:style-name="ro2">
          <table:table-cell table:number-columns-repeated="14"/>
          <table:table-cell office:value-type="float" office:value="7">
            <text:p>7</text:p>
          </table:table-cell>
          <table:table-cell office:value-type="float" office:value="2272">
            <text:p>2272</text:p>
          </table:table-cell>
          <table:table-cell office:value-type="float" office:value="399711">
            <text:p>399711</text:p>
          </table:table-cell>
          <table:table-cell table:number-columns-repeated="10"/>
          <table:table-cell office:value-type="float" office:value="7">
            <text:p>7</text:p>
          </table:table-cell>
          <table:table-cell office:value-type="float" office:value="1600">
            <text:p>1600</text:p>
          </table:table-cell>
          <table:table-cell office:value-type="float" office:value="399711">
            <text:p>399711</text:p>
          </table:table-cell>
          <table:table-cell table:number-columns-repeated="9"/>
        </table:table-row>
        <table:table-row table:style-name="ro2">
          <table:table-cell office:value-type="string">
            <text:p>Final</text:p>
          </table:table-cell>
          <table:table-cell office:value-type="string">
            <text:p>coefficients</text:p>
          </table:table-cell>
          <table:table-cell table:number-columns-repeated="12"/>
          <table:table-cell office:value-type="float" office:value="8">
            <text:p>8</text:p>
          </table:table-cell>
          <table:table-cell office:value-type="float" office:value="578">
            <text:p>578</text:p>
          </table:table-cell>
          <table:table-cell office:value-type="float" office:value="98168">
            <text:p>98168</text:p>
          </table:table-cell>
          <table:table-cell table:number-columns-repeated="10"/>
          <table:table-cell office:value-type="float" office:value="8">
            <text:p>8</text:p>
          </table:table-cell>
          <table:table-cell office:value-type="float" office:value="350">
            <text:p>350</text:p>
          </table:table-cell>
          <table:table-cell office:value-type="float" office:value="98168">
            <text:p>98168</text:p>
          </table:table-cell>
          <table:table-cell table:number-columns-repeated="9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19.887">
            <text:p>119.887</text:p>
          </table:table-cell>
          <table:table-cell table:number-columns-repeated="6"/>
          <table:table-cell office:value-type="string">
            <text:p>X=0.5</text:p>
          </table:table-cell>
          <table:table-cell table:number-columns-repeated="5"/>
          <table:table-cell office:value-type="float" office:value="9">
            <text:p>9</text:p>
          </table:table-cell>
          <table:table-cell office:value-type="float" office:value="1754">
            <text:p>1754</text:p>
          </table:table-cell>
          <table:table-cell office:value-type="float" office:value="280102">
            <text:p>280102</text:p>
          </table:table-cell>
          <table:table-cell table:number-columns-repeated="10"/>
          <table:table-cell office:value-type="float" office:value="9">
            <text:p>9</text:p>
          </table:table-cell>
          <table:table-cell office:value-type="float" office:value="1203">
            <text:p>1203</text:p>
          </table:table-cell>
          <table:table-cell office:value-type="float" office:value="280102">
            <text:p>280102</text:p>
          </table:table-cell>
          <table:table-cell table:number-columns-repeated="9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.07752">
            <text:p>7.07752</text:p>
          </table:table-cell>
          <table:table-cell table:number-columns-repeated="6"/>
          <table:table-cell office:value-type="string">
            <text:p>Final</text:p>
          </table:table-cell>
          <table:table-cell office:value-type="string">
            <text:p>coefficients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float" office:value="28199">
            <text:p>28199</text:p>
          </table:table-cell>
          <table:table-cell table:number-columns-repeated="10"/>
          <table:table-cell office:value-type="float" office:value="10">
            <text:p>10</text:p>
          </table:table-cell>
          <table:table-cell office:value-type="float" office:value="83">
            <text:p>83</text:p>
          </table:table-cell>
          <table:table-cell office:value-type="float" office:value="28199">
            <text:p>28199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-51.8819">
            <text:p>-51.8819</text:p>
          </table:table-cell>
          <table:table-cell table:number-columns-repeated="6"/>
          <table:table-cell office:value-type="float" office:value="0">
            <text:p>0</text:p>
          </table:table-cell>
          <table:table-cell office:value-type="float" office:value="172.195">
            <text:p>172.195</text:p>
          </table:table-cell>
          <table:table-cell table:number-columns-repeated="4"/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28962">
            <text:p>28962</text:p>
          </table:table-cell>
          <table:table-cell table:number-columns-repeated="10"/>
          <table:table-cell office:value-type="float" office:value="11">
            <text:p>11</text:p>
          </table:table-cell>
          <table:table-cell office:value-type="float" office:value="39">
            <text:p>39</text:p>
          </table:table-cell>
          <table:table-cell office:value-type="float" office:value="28962">
            <text:p>28962</text:p>
          </table:table-cell>
          <table:table-cell table:number-columns-repeated="9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-3.32715">
            <text:p>-3.32715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float" office:value="15.3459">
            <text:p>15.3459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76">
            <text:p>76</text:p>
          </table:table-cell>
          <table:table-cell office:value-type="float" office:value="7838">
            <text:p>7838</text:p>
          </table:table-cell>
          <table:table-cell table:number-columns-repeated="10"/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7838">
            <text:p>7838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.64295">
            <text:p>8.64295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float" office:value="-6.1659">
            <text:p>-6.1659</text:p>
          </table:table-cell>
          <table:table-cell table:number-columns-repeated="4"/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float" office:value="264464">
            <text:p>264464</text:p>
          </table:table-cell>
          <table:table-cell table:number-columns-repeated="10"/>
          <table:table-cell office:value-type="float" office:value="13">
            <text:p>13</text:p>
          </table:table-cell>
          <table:table-cell office:value-type="float" office:value="107">
            <text:p>107</text:p>
          </table:table-cell>
          <table:table-cell office:value-type="float" office:value="264464">
            <text:p>264464</text:p>
          </table:table-cell>
          <table:table-cell table:number-columns-repeated="9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-16.7344">
            <text:p>-16.7344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float" office:value="5.22844">
            <text:p>5.22844</text:p>
          </table:table-cell>
          <table:table-cell table:number-columns-repeated="4"/>
          <table:table-cell office:value-type="float" office:value="14">
            <text:p>14</text:p>
          </table:table-cell>
          <table:table-cell office:value-type="float" office:value="194">
            <text:p>194</text:p>
          </table:table-cell>
          <table:table-cell office:value-type="float" office:value="365730">
            <text:p>365730</text:p>
          </table:table-cell>
          <table:table-cell table:number-columns-repeated="10"/>
          <table:table-cell office:value-type="float" office:value="14">
            <text:p>14</text:p>
          </table:table-cell>
          <table:table-cell office:value-type="float" office:value="324">
            <text:p>324</text:p>
          </table:table-cell>
          <table:table-cell office:value-type="float" office:value="365730">
            <text:p>365730</text:p>
          </table:table-cell>
          <table:table-cell table:number-columns-repeated="9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367703">
            <text:p>0.367703</text:p>
          </table:table-cell>
          <table:table-cell table:number-columns-repeated="6"/>
          <table:table-cell office:value-type="float" office:value="4">
            <text:p>4</text:p>
          </table:table-cell>
          <table:table-cell office:value-type="float" office:value="0.795314">
            <text:p>0.795314</text:p>
          </table:table-cell>
          <table:table-cell table:number-columns-repeated="4"/>
          <table:table-cell office:value-type="float" office:value="15">
            <text:p>15</text:p>
          </table:table-cell>
          <table:table-cell office:value-type="float" office:value="516">
            <text:p>516</text:p>
          </table:table-cell>
          <table:table-cell office:value-type="float" office:value="193724">
            <text:p>193724</text:p>
          </table:table-cell>
          <table:table-cell table:number-columns-repeated="10"/>
          <table:table-cell office:value-type="float" office:value="15">
            <text:p>15</text:p>
          </table:table-cell>
          <table:table-cell office:value-type="float" office:value="687">
            <text:p>687</text:p>
          </table:table-cell>
          <table:table-cell office:value-type="float" office:value="193724">
            <text:p>193724</text:p>
          </table:table-cell>
          <table:table-cell table:number-columns-repeated="9"/>
        </table:table-row>
        <table:table-row table:style-name="ro2">
          <table:table-cell office:value-type="string">
            <text:p>Na0,0</text:p>
          </table:table-cell>
          <table:table-cell office:value-type="string">
            <text:p>Mean=-0.00780771</text:p>
          </table:table-cell>
          <table:table-cell office:value-type="string">
            <text:p>MSE=70.4529</text:p>
          </table:table-cell>
          <table:table-cell office:value-type="string">
            <text:p>StDev=8.39362</text:p>
          </table:table-cell>
          <table:table-cell office:value-type="string">
            <text:p>CorrC=0.83458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-40.5031">
            <text:p>-40.5031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20502">
            <text:p>20502</text:p>
          </table:table-cell>
          <table:table-cell table:number-columns-repeated="10"/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20502">
            <text:p>20502</text:p>
          </table:table-cell>
          <table:table-cell table:number-columns-repeated="9"/>
        </table:table-row>
        <table:table-row table:style-name="ro1">
          <table:table-cell office:value-type="string">
            <text:p>Na0,1</text:p>
          </table:table-cell>
          <table:table-cell office:value-type="string">
            <text:p>Mean=-0.00336624</text:p>
          </table:table-cell>
          <table:table-cell office:value-type="string">
            <text:p>MSE=52.1933</text:p>
          </table:table-cell>
          <table:table-cell office:value-type="string">
            <text:p>StDev=7.22449</text:p>
          </table:table-cell>
          <table:table-cell office:value-type="string">
            <text:p>CorrC=0.849774</text:p>
          </table:table-cell>
          <table:table-cell table:number-columns-repeated="3"/>
          <table:table-cell office:value-type="string">
            <text:p>Na0,0</text:p>
          </table:table-cell>
          <table:table-cell office:value-type="string">
            <text:p>Mean=-0.0903543</text:p>
          </table:table-cell>
          <table:table-cell office:value-type="string">
            <text:p>MSE=121.221</text:p>
          </table:table-cell>
          <table:table-cell office:value-type="string">
            <text:p>StDev=11.0097</text:p>
          </table:table-cell>
          <table:table-cell office:value-type="string">
            <text:p>CorrC=0.691908</text:p>
          </table:table-cell>
          <table:table-cell/>
          <table:table-cell office:value-type="float" office:value="17">
            <text:p>17</text:p>
          </table:table-cell>
          <table:table-cell office:value-type="float" office:value="47">
            <text:p>47</text:p>
          </table:table-cell>
          <table:table-cell office:value-type="float" office:value="20348">
            <text:p>20348</text:p>
          </table:table-cell>
          <table:table-cell table:number-columns-repeated="10"/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office:value-type="float" office:value="20348">
            <text:p>20348</text:p>
          </table:table-cell>
          <table:table-cell table:number-columns-repeated="9"/>
        </table:table-row>
        <table:table-row table:style-name="ro2">
          <table:table-cell office:value-type="string">
            <text:p>Na0,2</text:p>
          </table:table-cell>
          <table:table-cell office:value-type="string">
            <text:p>Mean=-0.00692926</text:p>
          </table:table-cell>
          <table:table-cell office:value-type="string">
            <text:p>MSE=96.893</text:p>
          </table:table-cell>
          <table:table-cell office:value-type="string">
            <text:p>StDev=9.84342</text:p>
          </table:table-cell>
          <table:table-cell office:value-type="string">
            <text:p>CorrC=0.599307</text:p>
          </table:table-cell>
          <table:table-cell table:number-columns-repeated="9"/>
          <table:table-cell office:value-type="float" office:value="18">
            <text:p>18</text:p>
          </table:table-cell>
          <table:table-cell office:value-type="float" office:value="469">
            <text:p>469</text:p>
          </table:table-cell>
          <table:table-cell office:value-type="float" office:value="209927">
            <text:p>209927</text:p>
          </table:table-cell>
          <table:table-cell table:number-columns-repeated="10"/>
          <table:table-cell office:value-type="float" office:value="18">
            <text:p>18</text:p>
          </table:table-cell>
          <table:table-cell office:value-type="float" office:value="867">
            <text:p>867</text:p>
          </table:table-cell>
          <table:table-cell office:value-type="float" office:value="209927">
            <text:p>209927</text:p>
          </table:table-cell>
          <table:table-cell table:number-columns-repeated="9"/>
        </table:table-row>
        <table:table-row table:style-name="ro2">
          <table:table-cell office:value-type="string">
            <text:p>Na0,3</text:p>
          </table:table-cell>
          <table:table-cell office:value-type="string">
            <text:p>Mean=-0.0226048</text:p>
          </table:table-cell>
          <table:table-cell office:value-type="string">
            <text:p>MSE=101.95</text:p>
          </table:table-cell>
          <table:table-cell office:value-type="string">
            <text:p>StDev=10.097</text:p>
          </table:table-cell>
          <table:table-cell office:value-type="string">
            <text:p>CorrC=0.644061</text:p>
          </table:table-cell>
          <table:table-cell table:number-columns-repeated="9"/>
          <table:table-cell office:value-type="float" office:value="19">
            <text:p>19</text:p>
          </table:table-cell>
          <table:table-cell office:value-type="float" office:value="148">
            <text:p>148</text:p>
          </table:table-cell>
          <table:table-cell office:value-type="float" office:value="121896">
            <text:p>121896</text:p>
          </table:table-cell>
          <table:table-cell table:number-columns-repeated="10"/>
          <table:table-cell office:value-type="float" office:value="19">
            <text:p>19</text:p>
          </table:table-cell>
          <table:table-cell office:value-type="float" office:value="76">
            <text:p>76</text:p>
          </table:table-cell>
          <table:table-cell office:value-type="float" office:value="121896">
            <text:p>121896</text:p>
          </table:table-cell>
          <table:table-cell table:number-columns-repeated="9"/>
        </table:table-row>
        <table:table-row table:style-name="ro2">
          <table:table-cell table:number-columns-repeated="8"/>
          <table:table-cell office:value-type="string">
            <text:p>X=0.284</text:p>
          </table:table-cell>
          <table:table-cell table:number-columns-repeated="5"/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5772">
            <text:p>15772</text:p>
          </table:table-cell>
          <table:table-cell table:number-columns-repeated="10"/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5772">
            <text:p>15772</text:p>
          </table:table-cell>
          <table:table-cell table:number-columns-repeated="9"/>
        </table:table-row>
        <table:table-row table:style-name="ro2">
          <table:table-cell office:value-type="string">
            <text:p>Full per clutter type</text:p>
          </table:table-cell>
          <table:table-cell table:number-columns-repeated="7"/>
          <table:table-cell office:value-type="string">
            <text:p>Final</text:p>
          </table:table-cell>
          <table:table-cell office:value-type="string">
            <text:p>coefficients</text:p>
          </table:table-cell>
          <table:table-cell table:number-columns-repeated="4"/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string">
            <text:p>Nac0,0</text:p>
          </table:table-cell>
          <table:table-cell office:value-type="string">
            <text:p>Mean=-0.0115335</text:p>
          </table:table-cell>
          <table:table-cell office:value-type="string">
            <text:p>MSE=55.5683</text:p>
          </table:table-cell>
          <table:table-cell office:value-type="string">
            <text:p>StDev=7.45441</text:p>
          </table:table-cell>
          <table:table-cell office:value-type="string">
            <text:p>CorrC=0.871464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183.867">
            <text:p>183.867</text:p>
          </table:table-cell>
          <table:table-cell table:number-columns-repeated="4"/>
          <table:table-cell office:value-type="float" office:value="22">
            <text:p>22</text:p>
          </table:table-cell>
          <table:table-cell office:value-type="float" office:value="202">
            <text:p>202</text:p>
          </table:table-cell>
          <table:table-cell office:value-type="float" office:value="69816">
            <text:p>69816</text:p>
          </table:table-cell>
          <table:table-cell table:number-columns-repeated="10"/>
          <table:table-cell office:value-type="float" office:value="22">
            <text:p>22</text:p>
          </table:table-cell>
          <table:table-cell office:value-type="float" office:value="136">
            <text:p>136</text:p>
          </table:table-cell>
          <table:table-cell office:value-type="float" office:value="69816">
            <text:p>69816</text:p>
          </table:table-cell>
          <table:table-cell table:number-columns-repeated="9"/>
        </table:table-row>
        <table:table-row table:style-name="ro2">
          <table:table-cell office:value-type="string">
            <text:p>Nac0,1</text:p>
          </table:table-cell>
          <table:table-cell office:value-type="string">
            <text:p>Mean=-0.00777874</text:p>
          </table:table-cell>
          <table:table-cell office:value-type="string">
            <text:p>MSE=43.503</text:p>
          </table:table-cell>
          <table:table-cell office:value-type="string">
            <text:p>StDev=6.59567</text:p>
          </table:table-cell>
          <table:table-cell office:value-type="string">
            <text:p>CorrC=0.867794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5.3459">
            <text:p>15.3459</text:p>
          </table:table-cell>
          <table:table-cell table:number-columns-repeated="4"/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14555">
            <text:p>14555</text:p>
          </table:table-cell>
          <table:table-cell table:number-columns-repeated="10"/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4555">
            <text:p>14555</text:p>
          </table:table-cell>
          <table:table-cell table:number-columns-repeated="9"/>
        </table:table-row>
        <table:table-row table:style-name="ro2">
          <table:table-cell office:value-type="string">
            <text:p>Nac0,2</text:p>
          </table:table-cell>
          <table:table-cell office:value-type="string">
            <text:p>Mean=-0.0029807</text:p>
          </table:table-cell>
          <table:table-cell office:value-type="string">
            <text:p>MSE=70.9401</text:p>
          </table:table-cell>
          <table:table-cell office:value-type="string">
            <text:p>StDev=8.4226</text:p>
          </table:table-cell>
          <table:table-cell office:value-type="string">
            <text:p>CorrC=0.694118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-27.4811">
            <text:p>-27.4811</text:p>
          </table:table-cell>
          <table:table-cell table:number-columns-repeated="4"/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string">
            <text:p>Nac0,3</text:p>
          </table:table-cell>
          <table:table-cell office:value-type="string">
            <text:p>Mean=-0.0316669</text:p>
          </table:table-cell>
          <table:table-cell office:value-type="string">
            <text:p>MSE=78.4297</text:p>
          </table:table-cell>
          <table:table-cell office:value-type="string">
            <text:p>StDev=8.856</text:p>
          </table:table-cell>
          <table:table-cell office:value-type="string">
            <text:p>CorrC=0.664528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5.22844">
            <text:p>5.22844</text:p>
          </table:table-cell>
          <table:table-cell table:number-columns-repeated="4"/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644">
            <text:p>1644</text:p>
          </table:table-cell>
          <table:table-cell table:number-columns-repeated="10"/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644">
            <text:p>1644</text:p>
          </table:table-cell>
          <table:table-cell table:number-columns-repeated="9"/>
        </table:table-row>
        <table:table-row table:style-name="ro2">
          <table:table-cell table:number-columns-repeated="8"/>
          <table:table-cell office:value-type="float" office:value="4">
            <text:p>4</text:p>
          </table:table-cell>
          <table:table-cell office:value-type="float" office:value="10.8875">
            <text:p>10.8875</text:p>
          </table:table-cell>
          <table:table-cell table:number-columns-repeated="4"/>
          <table:table-cell office:value-type="float" office:value="26">
            <text:p>26</text:p>
          </table:table-cell>
          <table:table-cell office:value-type="float" office:value="1243">
            <text:p>1243</text:p>
          </table:table-cell>
          <table:table-cell office:value-type="float" office:value="552851">
            <text:p>552851</text:p>
          </table:table-cell>
          <table:table-cell table:number-columns-repeated="10"/>
          <table:table-cell office:value-type="float" office:value="26">
            <text:p>26</text:p>
          </table:table-cell>
          <table:table-cell office:value-type="float" office:value="1377">
            <text:p>1377</text:p>
          </table:table-cell>
          <table:table-cell office:value-type="float" office:value="552851">
            <text:p>552851</text:p>
          </table:table-cell>
          <table:table-cell table:number-columns-repeated="9"/>
        </table:table-row>
        <table:table-row table:style-name="ro2">
          <table:table-cell office:value-type="string">
            <text:p>Global with offset</text:p>
          </table:table-cell>
          <table:table-cell table:number-columns-repeated="7"/>
          <table:table-cell office:value-type="float" office:value="5">
            <text:p>5</text:p>
          </table:table-cell>
          <table:table-cell office:value-type="float" office:value="-40.5031">
            <text:p>-40.5031</text:p>
          </table:table-cell>
          <table:table-cell table:number-columns-repeated="4"/>
          <table:table-cell office:value-type="float" office:value="27">
            <text:p>27</text:p>
          </table:table-cell>
          <table:table-cell office:value-type="float" office:value="12395">
            <text:p>12395</text:p>
          </table:table-cell>
          <table:table-cell office:value-type="float" office:value="4136847">
            <text:p>4136847</text:p>
          </table:table-cell>
          <table:table-cell table:number-columns-repeated="10"/>
          <table:table-cell office:value-type="float" office:value="27">
            <text:p>27</text:p>
          </table:table-cell>
          <table:table-cell office:value-type="float" office:value="9831">
            <text:p>9831</text:p>
          </table:table-cell>
          <table:table-cell office:value-type="float" office:value="4136847">
            <text:p>4136847</text:p>
          </table:table-cell>
          <table:table-cell table:number-columns-repeated="9"/>
        </table:table-row>
        <table:table-row table:style-name="ro1">
          <table:table-cell office:value-type="string">
            <text:p>Nao0,0</text:p>
          </table:table-cell>
          <table:table-cell office:value-type="string">
            <text:p>Mean=2.9837e-08</text:p>
          </table:table-cell>
          <table:table-cell office:value-type="string">
            <text:p>MSE=68.6627</text:p>
          </table:table-cell>
          <table:table-cell office:value-type="string">
            <text:p>StDev=8.28629</text:p>
          </table:table-cell>
          <table:table-cell office:value-type="string">
            <text:p>CorrC=0.839173</text:p>
          </table:table-cell>
          <table:table-cell table:number-columns-repeated="3"/>
          <table:table-cell office:value-type="string">
            <text:p>Na0,0</text:p>
          </table:table-cell>
          <table:table-cell office:value-type="string">
            <text:p>Mean=-0.0903543</text:p>
          </table:table-cell>
          <table:table-cell office:value-type="string">
            <text:p>MSE=121.221</text:p>
          </table:table-cell>
          <table:table-cell office:value-type="string">
            <text:p>StDev=11.0097</text:p>
          </table:table-cell>
          <table:table-cell office:value-type="string">
            <text:p>CorrC=0.691908</text:p>
          </table:table-cell>
          <table:table-cell/>
          <table:table-cell office:value-type="float" office:value="28">
            <text:p>28</text:p>
          </table:table-cell>
          <table:table-cell office:value-type="float" office:value="199">
            <text:p>199</text:p>
          </table:table-cell>
          <table:table-cell office:value-type="float" office:value="121928">
            <text:p>121928</text:p>
          </table:table-cell>
          <table:table-cell table:number-columns-repeated="10"/>
          <table:table-cell office:value-type="float" office:value="28">
            <text:p>28</text:p>
          </table:table-cell>
          <table:table-cell office:value-type="float" office:value="73">
            <text:p>73</text:p>
          </table:table-cell>
          <table:table-cell office:value-type="float" office:value="121928">
            <text:p>121928</text:p>
          </table:table-cell>
          <table:table-cell table:number-columns-repeated="9"/>
        </table:table-row>
        <table:table-row table:style-name="ro1">
          <table:table-cell office:value-type="string">
            <text:p>Nao0,1</text:p>
          </table:table-cell>
          <table:table-cell office:value-type="string">
            <text:p>Mean=0.0405502</text:p>
          </table:table-cell>
          <table:table-cell office:value-type="string">
            <text:p>MSE=52.1145</text:p>
          </table:table-cell>
          <table:table-cell office:value-type="string">
            <text:p>StDev=7.21893</text:p>
          </table:table-cell>
          <table:table-cell office:value-type="string">
            <text:p>CorrC=0.847929</text:p>
          </table:table-cell>
          <table:table-cell table:number-columns-repeated="9"/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3933">
            <text:p>3933</text:p>
          </table:table-cell>
          <table:table-cell table:number-columns-repeated="10"/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3933">
            <text:p>3933</text:p>
          </table:table-cell>
          <table:table-cell table:number-columns-repeated="9"/>
        </table:table-row>
        <table:table-row table:style-name="ro1">
          <table:table-cell office:value-type="string">
            <text:p>Nao0,2</text:p>
          </table:table-cell>
          <table:table-cell office:value-type="string">
            <text:p>Mean=0.00911844</text:p>
          </table:table-cell>
          <table:table-cell office:value-type="string">
            <text:p>MSE=87.798</text:p>
          </table:table-cell>
          <table:table-cell office:value-type="string">
            <text:p>StDev=9.37005</text:p>
          </table:table-cell>
          <table:table-cell office:value-type="string">
            <text:p>CorrC=0.62612</text:p>
          </table:table-cell>
          <table:table-cell table:number-columns-repeated="9"/>
          <table:table-cell office:value-type="float" office:value="30">
            <text:p>30</text:p>
          </table:table-cell>
          <table:table-cell office:value-type="float" office:value="117">
            <text:p>117</text:p>
          </table:table-cell>
          <table:table-cell office:value-type="float" office:value="47746">
            <text:p>47746</text:p>
          </table:table-cell>
          <table:table-cell table:number-columns-repeated="10"/>
          <table:table-cell office:value-type="float" office:value="30">
            <text:p>30</text:p>
          </table:table-cell>
          <table:table-cell office:value-type="float" office:value="113">
            <text:p>113</text:p>
          </table:table-cell>
          <table:table-cell office:value-type="float" office:value="47746">
            <text:p>47746</text:p>
          </table:table-cell>
          <table:table-cell table:number-columns-repeated="9"/>
        </table:table-row>
        <table:table-row table:style-name="ro1">
          <table:table-cell office:value-type="string">
            <text:p>Nao0,3</text:p>
          </table:table-cell>
          <table:table-cell office:value-type="string">
            <text:p>Mean=-0.136167</text:p>
          </table:table-cell>
          <table:table-cell office:value-type="string">
            <text:p>MSE=101.919</text:p>
          </table:table-cell>
          <table:table-cell office:value-type="string">
            <text:p>StDev=10.0946</text:p>
          </table:table-cell>
          <table:table-cell office:value-type="string">
            <text:p>CorrC=0.644465</text:p>
          </table:table-cell>
          <table:table-cell table:number-columns-repeated="9"/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40">
            <text:p>340</text:p>
          </table:table-cell>
          <table:table-cell table:number-columns-repeated="10"/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40">
            <text:p>340</text:p>
          </table:table-cell>
          <table:table-cell table:number-columns-repeated="9"/>
        </table:table-row>
        <table:table-row table:style-name="ro2">
          <table:table-cell table:number-columns-repeated="14"/>
          <table:table-cell office:value-type="float" office:value="32">
            <text:p>32</text:p>
          </table:table-cell>
          <table:table-cell office:value-type="float" office:value="23767">
            <text:p>23767</text:p>
          </table:table-cell>
          <table:table-cell office:value-type="float" office:value="2975105">
            <text:p>2975105</text:p>
          </table:table-cell>
          <table:table-cell table:number-columns-repeated="10"/>
          <table:table-cell office:value-type="float" office:value="32">
            <text:p>32</text:p>
          </table:table-cell>
          <table:table-cell office:value-type="float" office:value="20474">
            <text:p>20474</text:p>
          </table:table-cell>
          <table:table-cell office:value-type="float" office:value="2975105">
            <text:p>2975105</text:p>
          </table:table-cell>
          <table:table-cell table:number-columns-repeated="9"/>
        </table:table-row>
        <table:table-row table:style-name="ro2">
          <table:table-cell office:value-type="string">
            <text:p>Full not allowing change of clutter term</text:p>
          </table:table-cell>
          <table:table-cell table:number-columns-repeated="13"/>
          <table:table-cell office:value-type="float" office:value="33">
            <text:p>33</text:p>
          </table:table-cell>
          <table:table-cell office:value-type="float" office:value="425">
            <text:p>425</text:p>
          </table:table-cell>
          <table:table-cell office:value-type="float" office:value="46612">
            <text:p>46612</text:p>
          </table:table-cell>
          <table:table-cell table:number-columns-repeated="10"/>
          <table:table-cell office:value-type="float" office:value="33">
            <text:p>33</text:p>
          </table:table-cell>
          <table:table-cell office:value-type="float" office:value="421">
            <text:p>421</text:p>
          </table:table-cell>
          <table:table-cell office:value-type="float" office:value="46612">
            <text:p>46612</text:p>
          </table:table-cell>
          <table:table-cell table:number-columns-repeated="9"/>
        </table:table-row>
        <table:table-row table:style-name="ro2">
          <table:table-cell office:value-type="string">
            <text:p>Nac0,0</text:p>
          </table:table-cell>
          <table:table-cell office:value-type="string">
            <text:p>Mean=0.024829</text:p>
          </table:table-cell>
          <table:table-cell office:value-type="string">
            <text:p>MSE=196.509</text:p>
          </table:table-cell>
          <table:table-cell office:value-type="string">
            <text:p>StDev=14.0182</text:p>
          </table:table-cell>
          <table:table-cell office:value-type="string">
            <text:p>CorrC=0.757227</text:p>
          </table:table-cell>
          <table:table-cell table:number-columns-repeated="9"/>
          <table:table-cell office:value-type="float" office:value="34">
            <text:p>34</text:p>
          </table:table-cell>
          <table:table-cell office:value-type="float" office:value="73">
            <text:p>73</text:p>
          </table:table-cell>
          <table:table-cell office:value-type="float" office:value="2960">
            <text:p>2960</text:p>
          </table:table-cell>
          <table:table-cell table:number-columns-repeated="10"/>
          <table:table-cell office:value-type="float" office:value="34">
            <text:p>34</text:p>
          </table:table-cell>
          <table:table-cell office:value-type="float" office:value="46">
            <text:p>46</text:p>
          </table:table-cell>
          <table:table-cell office:value-type="float" office:value="2960">
            <text:p>2960</text:p>
          </table:table-cell>
          <table:table-cell table:number-columns-repeated="9"/>
        </table:table-row>
        <table:table-row table:style-name="ro1">
          <table:table-cell office:value-type="string">
            <text:p>Nac0,1</text:p>
          </table:table-cell>
          <table:table-cell office:value-type="string">
            <text:p>Mean=0.0017582</text:p>
          </table:table-cell>
          <table:table-cell office:value-type="string">
            <text:p>MSE=101.187</text:p>
          </table:table-cell>
          <table:table-cell office:value-type="string">
            <text:p>StDev=10.0592</text:p>
          </table:table-cell>
          <table:table-cell office:value-type="string">
            <text:p>CorrC=0.810117</text:p>
          </table:table-cell>
          <table:table-cell table:number-columns-repeated="9"/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4149">
            <text:p>4149</text:p>
          </table:table-cell>
          <table:table-cell table:number-columns-repeated="10"/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office:value-type="float" office:value="4149">
            <text:p>4149</text:p>
          </table:table-cell>
          <table:table-cell table:number-columns-repeated="9"/>
        </table:table-row>
        <table:table-row table:style-name="ro1">
          <table:table-cell office:value-type="string">
            <text:p>Nac0,2</text:p>
          </table:table-cell>
          <table:table-cell office:value-type="string">
            <text:p>Mean=0.0137947</text:p>
          </table:table-cell>
          <table:table-cell office:value-type="string">
            <text:p>MSE=213.967</text:p>
          </table:table-cell>
          <table:table-cell office:value-type="string">
            <text:p>StDev=14.6276</text:p>
          </table:table-cell>
          <table:table-cell office:value-type="string">
            <text:p>CorrC=0.650311</text:p>
          </table:table-cell>
          <table:table-cell table:number-columns-repeated="9"/>
          <table:table-cell office:value-type="float" office:value="36">
            <text:p>36</text:p>
          </table:table-cell>
          <table:table-cell office:value-type="float" office:value="939">
            <text:p>939</text:p>
          </table:table-cell>
          <table:table-cell office:value-type="float" office:value="369335">
            <text:p>369335</text:p>
          </table:table-cell>
          <table:table-cell table:number-columns-repeated="10"/>
          <table:table-cell office:value-type="float" office:value="36">
            <text:p>36</text:p>
          </table:table-cell>
          <table:table-cell office:value-type="float" office:value="927">
            <text:p>927</text:p>
          </table:table-cell>
          <table:table-cell office:value-type="float" office:value="369335">
            <text:p>369335</text:p>
          </table:table-cell>
          <table:table-cell table:number-columns-repeated="9"/>
        </table:table-row>
        <table:table-row table:style-name="ro1">
          <table:table-cell office:value-type="string">
            <text:p>Nac0,3</text:p>
          </table:table-cell>
          <table:table-cell office:value-type="string">
            <text:p>Mean=0.108008</text:p>
          </table:table-cell>
          <table:table-cell office:value-type="string">
            <text:p>MSE=478.636</text:p>
          </table:table-cell>
          <table:table-cell office:value-type="string">
            <text:p>StDev=21.8775</text:p>
          </table:table-cell>
          <table:table-cell office:value-type="string">
            <text:p>CorrC=0.567097</text:p>
          </table:table-cell>
          <table:table-cell table:number-columns-repeated="9"/>
          <table:table-cell office:value-type="float" office:value="37">
            <text:p>37</text:p>
          </table:table-cell>
          <table:table-cell office:value-type="float" office:value="1366">
            <text:p>1366</text:p>
          </table:table-cell>
          <table:table-cell office:value-type="float" office:value="424371">
            <text:p>424371</text:p>
          </table:table-cell>
          <table:table-cell table:number-columns-repeated="10"/>
          <table:table-cell office:value-type="float" office:value="37">
            <text:p>37</text:p>
          </table:table-cell>
          <table:table-cell office:value-type="float" office:value="1176">
            <text:p>1176</text:p>
          </table:table-cell>
          <table:table-cell office:value-type="float" office:value="424371">
            <text:p>424371</text:p>
          </table:table-cell>
          <table:table-cell table:number-columns-repeated="9"/>
        </table:table-row>
        <table:table-row table:style-name="ro2">
          <table:table-cell table:number-columns-repeated="14"/>
          <table:table-cell office:value-type="float" office:value="38">
            <text:p>38</text:p>
          </table:table-cell>
          <table:table-cell office:value-type="float" office:value="78">
            <text:p>78</text:p>
          </table:table-cell>
          <table:table-cell office:value-type="float" office:value="56990">
            <text:p>56990</text:p>
          </table:table-cell>
          <table:table-cell table:number-columns-repeated="10"/>
          <table:table-cell office:value-type="float" office:value="38">
            <text:p>38</text:p>
          </table:table-cell>
          <table:table-cell office:value-type="float" office:value="158">
            <text:p>158</text:p>
          </table:table-cell>
          <table:table-cell office:value-type="float" office:value="56990">
            <text:p>56990</text:p>
          </table:table-cell>
          <table:table-cell table:number-columns-repeated="9"/>
        </table:table-row>
        <table:table-row table:style-name="ro2">
          <table:table-cell table:number-columns-repeated="14"/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string">
            <text:p>Global not allowing change of clutter term</text:p>
          </table:table-cell>
          <table:table-cell table:number-columns-repeated="13"/>
          <table:table-cell office:value-type="float" office:value="40">
            <text:p>40</text:p>
          </table:table-cell>
          <table:table-cell office:value-type="float" office:value="4098">
            <text:p>4098</text:p>
          </table:table-cell>
          <table:table-cell office:value-type="float" office:value="837025">
            <text:p>837025</text:p>
          </table:table-cell>
          <table:table-cell table:number-columns-repeated="10"/>
          <table:table-cell office:value-type="float" office:value="40">
            <text:p>40</text:p>
          </table:table-cell>
          <table:table-cell office:value-type="float" office:value="4105">
            <text:p>4105</text:p>
          </table:table-cell>
          <table:table-cell office:value-type="float" office:value="837025">
            <text:p>837025</text:p>
          </table:table-cell>
          <table:table-cell table:number-columns-repeated="9"/>
        </table:table-row>
        <table:table-row table:style-name="ro2">
          <table:table-cell office:value-type="string">
            <text:p>Final</text:p>
          </table:table-cell>
          <table:table-cell office:value-type="string">
            <text:p>coefficients</text:p>
          </table:table-cell>
          <table:table-cell table:number-columns-repeated="12"/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-36.5262">
            <text:p>-36.5262</text:p>
          </table:table-cell>
          <table:table-cell table:number-columns-repeated="12"/>
          <table:table-cell office:value-type="float" office:value="42">
            <text:p>42</text:p>
          </table:table-cell>
          <table:table-cell office:value-type="float" office:value="3372">
            <text:p>3372</text:p>
          </table:table-cell>
          <table:table-cell office:value-type="float" office:value="518174">
            <text:p>518174</text:p>
          </table:table-cell>
          <table:table-cell table:number-columns-repeated="10"/>
          <table:table-cell office:value-type="float" office:value="42">
            <text:p>42</text:p>
          </table:table-cell>
          <table:table-cell office:value-type="float" office:value="3252">
            <text:p>3252</text:p>
          </table:table-cell>
          <table:table-cell office:value-type="float" office:value="518174">
            <text:p>518174</text:p>
          </table:table-cell>
          <table:table-cell table:number-columns-repeated="9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3.9548">
            <text:p>23.9548</text:p>
          </table:table-cell>
          <table:table-cell table:number-columns-repeated="12"/>
          <table:table-cell office:value-type="float" office:value="43">
            <text:p>43</text:p>
          </table:table-cell>
          <table:table-cell office:value-type="float" office:value="7237">
            <text:p>7237</text:p>
          </table:table-cell>
          <table:table-cell office:value-type="float" office:value="807634">
            <text:p>807634</text:p>
          </table:table-cell>
          <table:table-cell table:number-columns-repeated="10"/>
          <table:table-cell office:value-type="float" office:value="43">
            <text:p>43</text:p>
          </table:table-cell>
          <table:table-cell office:value-type="float" office:value="6538">
            <text:p>6538</text:p>
          </table:table-cell>
          <table:table-cell office:value-type="float" office:value="807634">
            <text:p>807634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9.15497">
            <text:p>9.15497</text:p>
          </table:table-cell>
          <table:table-cell table:number-columns-repeated="12"/>
          <table:table-cell office:value-type="float" office:value="44">
            <text:p>44</text:p>
          </table:table-cell>
          <table:table-cell office:value-type="float" office:value="2556">
            <text:p>2556</text:p>
          </table:table-cell>
          <table:table-cell office:value-type="float" office:value="448128">
            <text:p>448128</text:p>
          </table:table-cell>
          <table:table-cell table:number-columns-repeated="10"/>
          <table:table-cell office:value-type="float" office:value="44">
            <text:p>44</text:p>
          </table:table-cell>
          <table:table-cell office:value-type="float" office:value="2075">
            <text:p>2075</text:p>
          </table:table-cell>
          <table:table-cell office:value-type="float" office:value="448128">
            <text:p>448128</text:p>
          </table:table-cell>
          <table:table-cell table:number-columns-repeated="9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-16.3378">
            <text:p>-16.3378</text:p>
          </table:table-cell>
          <table:table-cell table:number-columns-repeated="12"/>
          <table:table-cell office:value-type="float" office:value="45">
            <text:p>45</text:p>
          </table:table-cell>
          <table:table-cell office:value-type="float" office:value="686">
            <text:p>686</text:p>
          </table:table-cell>
          <table:table-cell office:value-type="float" office:value="170757">
            <text:p>170757</text:p>
          </table:table-cell>
          <table:table-cell table:number-columns-repeated="10"/>
          <table:table-cell office:value-type="float" office:value="45">
            <text:p>45</text:p>
          </table:table-cell>
          <table:table-cell office:value-type="float" office:value="632">
            <text:p>632</text:p>
          </table:table-cell>
          <table:table-cell office:value-type="float" office:value="170757">
            <text:p>170757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-3.29047">
            <text:p>-3.29047</text:p>
          </table:table-cell>
          <table:table-cell table:number-columns-repeated="12"/>
          <table:table-cell office:value-type="float" office:value="46">
            <text:p>46</text:p>
          </table:table-cell>
          <table:table-cell office:value-type="float" office:value="1764">
            <text:p>1764</text:p>
          </table:table-cell>
          <table:table-cell office:value-type="float" office:value="244118">
            <text:p>244118</text:p>
          </table:table-cell>
          <table:table-cell table:number-columns-repeated="10"/>
          <table:table-cell office:value-type="float" office:value="46">
            <text:p>46</text:p>
          </table:table-cell>
          <table:table-cell office:value-type="float" office:value="1070">
            <text:p>1070</text:p>
          </table:table-cell>
          <table:table-cell office:value-type="float" office:value="244118">
            <text:p>244118</text:p>
          </table:table-cell>
          <table:table-cell table:number-columns-repeated="9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3.3679">
            <text:p>23.3679</text:p>
          </table:table-cell>
          <table:table-cell table:number-columns-repeated="12"/>
          <table:table-cell office:value-type="float" office:value="47">
            <text:p>47</text:p>
          </table:table-cell>
          <table:table-cell office:value-type="float" office:value="230">
            <text:p>230</text:p>
          </table:table-cell>
          <table:table-cell office:value-type="float" office:value="35423">
            <text:p>35423</text:p>
          </table:table-cell>
          <table:table-cell table:number-columns-repeated="10"/>
          <table:table-cell office:value-type="float" office:value="47">
            <text:p>47</text:p>
          </table:table-cell>
          <table:table-cell office:value-type="float" office:value="171">
            <text:p>171</text:p>
          </table:table-cell>
          <table:table-cell office:value-type="float" office:value="35423">
            <text:p>35423</text:p>
          </table:table-cell>
          <table:table-cell table:number-columns-repeated="9"/>
        </table:table-row>
        <table:table-row table:style-name="ro2">
          <table:table-cell office:value-type="string">
            <text:p>Na0,0</text:p>
          </table:table-cell>
          <table:table-cell office:value-type="string">
            <text:p>Mean=0.00353149</text:p>
          </table:table-cell>
          <table:table-cell office:value-type="string">
            <text:p>MSE=221.162</text:p>
          </table:table-cell>
          <table:table-cell office:value-type="string">
            <text:p>StDev=14.8715</text:p>
          </table:table-cell>
          <table:table-cell office:value-type="string">
            <text:p>CorrC=0.74928</text:p>
          </table:table-cell>
          <table:table-cell table:number-columns-repeated="9"/>
          <table:table-cell office:value-type="float" office:value="48">
            <text:p>48</text:p>
          </table:table-cell>
          <table:table-cell office:value-type="float" office:value="502">
            <text:p>502</text:p>
          </table:table-cell>
          <table:table-cell office:value-type="float" office:value="176884">
            <text:p>176884</text:p>
          </table:table-cell>
          <table:table-cell table:number-columns-repeated="10"/>
          <table:table-cell office:value-type="float" office:value="48">
            <text:p>48</text:p>
          </table:table-cell>
          <table:table-cell office:value-type="float" office:value="556">
            <text:p>556</text:p>
          </table:table-cell>
          <table:table-cell office:value-type="float" office:value="176884">
            <text:p>176884</text:p>
          </table:table-cell>
          <table:table-cell table:number-columns-repeated="9"/>
        </table:table-row>
        <table:table-row table:style-name="ro1">
          <table:table-cell office:value-type="string">
            <text:p>Na0,1</text:p>
          </table:table-cell>
          <table:table-cell office:value-type="string">
            <text:p>Mean=0.00898417</text:p>
          </table:table-cell>
          <table:table-cell office:value-type="string">
            <text:p>MSE=118.267</text:p>
          </table:table-cell>
          <table:table-cell office:value-type="string">
            <text:p>StDev=10.8751</text:p>
          </table:table-cell>
          <table:table-cell office:value-type="string">
            <text:p>CorrC=0.79605</text:p>
          </table:table-cell>
          <table:table-cell table:number-columns-repeated="9"/>
          <table:table-cell office:value-type="float" office:value="49">
            <text:p>49</text:p>
          </table:table-cell>
          <table:table-cell office:value-type="float" office:value="1138">
            <text:p>1138</text:p>
          </table:table-cell>
          <table:table-cell office:value-type="float" office:value="247680">
            <text:p>247680</text:p>
          </table:table-cell>
          <table:table-cell table:number-columns-repeated="10"/>
          <table:table-cell office:value-type="float" office:value="49">
            <text:p>49</text:p>
          </table:table-cell>
          <table:table-cell office:value-type="float" office:value="1333">
            <text:p>1333</text:p>
          </table:table-cell>
          <table:table-cell office:value-type="float" office:value="247680">
            <text:p>247680</text:p>
          </table:table-cell>
          <table:table-cell table:number-columns-repeated="9"/>
        </table:table-row>
        <table:table-row table:style-name="ro1">
          <table:table-cell office:value-type="string">
            <text:p>Na0,2</text:p>
          </table:table-cell>
          <table:table-cell office:value-type="string">
            <text:p>Mean=-0.00370011</text:p>
          </table:table-cell>
          <table:table-cell office:value-type="string">
            <text:p>MSE=238.506</text:p>
          </table:table-cell>
          <table:table-cell office:value-type="string">
            <text:p>StDev=15.4436</text:p>
          </table:table-cell>
          <table:table-cell office:value-type="string">
            <text:p>CorrC=0.648182</text:p>
          </table:table-cell>
          <table:table-cell table:number-columns-repeated="9"/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Clutter</text:p>
          </table:table-cell>
          <table:table-cell office:value-type="string">
            <text:p>Types:</text:p>
          </table:table-cell>
          <table:table-cell office:value-type="float" office:value="50">
            <text:p>50</text:p>
          </table:table-cell>
          <table:table-cell table:number-columns-repeated="8"/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Clutter</text:p>
          </table:table-cell>
          <table:table-cell office:value-type="string">
            <text:p>Types: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1">
          <table:table-cell office:value-type="string">
            <text:p>Na0,3</text:p>
          </table:table-cell>
          <table:table-cell office:value-type="string">
            <text:p>Mean=-0.00652241</text:p>
          </table:table-cell>
          <table:table-cell office:value-type="string">
            <text:p>MSE=527.167</text:p>
          </table:table-cell>
          <table:table-cell office:value-type="string">
            <text:p>StDev=22.9601</text:p>
          </table:table-cell>
          <table:table-cell office:value-type="string">
            <text:p>CorrC=0.589898</text:p>
          </table:table-cell>
          <table:table-cell table:number-columns-repeated="34"/>
        </table:table-row>
        <table:table-row table:style-name="ro2">
          <table:table-cell office:value-type="string">
            <text:p>With offset</text:p>
          </table:table-cell>
          <table:table-cell table:number-columns-repeated="38"/>
        </table:table-row>
        <table:table-row table:style-name="ro2">
          <table:table-cell office:value-type="string">
            <text:p>Nac0,0</text:p>
          </table:table-cell>
          <table:table-cell office:value-type="string">
            <text:p>Mean=-1.81459e-08</text:p>
          </table:table-cell>
          <table:table-cell office:value-type="string">
            <text:p>MSE=212.9</text:p>
          </table:table-cell>
          <table:table-cell office:value-type="string">
            <text:p>StDev=14.5911</text:p>
          </table:table-cell>
          <table:table-cell office:value-type="string">
            <text:p>CorrC=0.731061</text:p>
          </table:table-cell>
          <table:table-cell table:number-columns-repeated="34"/>
        </table:table-row>
        <table:table-row table:style-name="ro2">
          <table:table-cell office:value-type="string">
            <text:p>Nac0,1</text:p>
          </table:table-cell>
          <table:table-cell office:value-type="string">
            <text:p>Mean=-1.20007</text:p>
          </table:table-cell>
          <table:table-cell office:value-type="string">
            <text:p>MSE=110.241</text:p>
          </table:table-cell>
          <table:table-cell office:value-type="string">
            <text:p>StDev=10.4308</text:p>
          </table:table-cell>
          <table:table-cell office:value-type="string">
            <text:p>CorrC=0.804645</text:p>
          </table:table-cell>
          <table:table-cell table:number-columns-repeated="34"/>
        </table:table-row>
        <table:table-row table:style-name="ro1">
          <table:table-cell office:value-type="string">
            <text:p>Nac0,2</text:p>
          </table:table-cell>
          <table:table-cell office:value-type="string">
            <text:p>Mean=0.330996</text:p>
          </table:table-cell>
          <table:table-cell office:value-type="string">
            <text:p>MSE=227.882</text:p>
          </table:table-cell>
          <table:table-cell office:value-type="string">
            <text:p>StDev=15.0921</text:p>
          </table:table-cell>
          <table:table-cell office:value-type="string">
            <text:p>CorrC=0.650342</text:p>
          </table:table-cell>
          <table:table-cell table:number-columns-repeated="34"/>
        </table:table-row>
        <table:table-row table:style-name="ro1">
          <table:table-cell office:value-type="string">
            <text:p>Nac0,3</text:p>
          </table:table-cell>
          <table:table-cell office:value-type="string">
            <text:p>Mean=3.4433</text:p>
          </table:table-cell>
          <table:table-cell office:value-type="string">
            <text:p>MSE=520.467</text:p>
          </table:table-cell>
          <table:table-cell office:value-type="string">
            <text:p>StDev=22.5524</text:p>
          </table:table-cell>
          <table:table-cell office:value-type="string">
            <text:p>CorrC=0.596803</text:p>
          </table:table-cell>
          <table:table-cell table:number-columns-repeated="34"/>
        </table:table-row>
        <table:table-row table:style-name="ro2" table:number-rows-repeated="20">
          <table:table-cell table:number-columns-repeated="39"/>
        </table:table-row>
        <table:table-row table:style-name="ro1">
          <table:table-cell table:number-columns-repeated="7"/>
          <table:table-cell office:value-type="string">
            <text:p>MeanSquare</text:p>
          </table:table-cell>
          <table:table-cell office:value-type="float" office:value="820.433">
            <text:p>820.433</text:p>
          </table:table-cell>
          <table:table-cell office:value-type="string">
            <text:p>StDev</text:p>
          </table:table-cell>
          <table:table-cell office:value-type="float" office:value="12.4122">
            <text:p>12.4122</text:p>
          </table:table-cell>
          <table:table-cell office:value-type="string">
            <text:p>CorrC</text:p>
          </table:table-cell>
          <table:table-cell office:value-type="float" office:value="0.572782">
            <text:p>0.572782</text:p>
          </table:table-cell>
          <table:table-cell table:number-columns-repeated="26"/>
        </table:table-row>
        <table:table-row table:style-name="ro2" table:number-rows-repeated="1048492">
          <table:table-cell table:number-columns-repeated="39"/>
        </table:table-row>
        <table:table-row table:style-name="ro2">
          <table:table-cell table:number-columns-repeated="39"/>
        </table:table-row>
      </table:table>
      <table:named-expressions/>
      <table:database-ranges>
        <table:database-range table:name="__Anonymous_Sheet_DB__0" table:target-range-address="Sites.A2:Sites.A60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gdaleen Ballot</meta:initial-creator>
    <meta:creation-date>2013-04-02T21:49:04</meta:creation-date>
    <dc:date>2013-04-24T20:09:14</dc:date>
    <dc:creator>Magdaleen Ballot</dc:creator>
    <meta:editing-duration>P13DT9H55M52S</meta:editing-duration>
    <meta:editing-cycles>44</meta:editing-cycles>
    <meta:generator>LibreOffice/3.5$Linux_X86_64 LibreOffice_project/350m1$Build-2</meta:generator>
    <meta:printed-by>Magdaleen Ballot</meta:printed-by>
    <meta:print-date>2013-04-02T21:56:12</meta:print-date>
    <meta:document-statistic meta:table-count="7" meta:cell-count="501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aximum="2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3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draw:stroke="dash" draw:stroke-dash="Ultrafine_20_Dashed"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785cm" svg:height="8.991cm" xlink:href=".." xlink:type="simple" chart:class="chart:scatter" chart:style-name="ch1">
        <chart:legend svg:x="7.618cm" svg:y="1.305cm" style:legend-expansion="custom" chartooo:width="3.256cm" chartooo:height="1.592cm" style:legend-expansion-aspect-ratio="2.04522613065327" chart:style-name="ch2"/>
        <chart:plot-area chart:style-name="ch3" table:cell-range-address="Method.A2:Method.D21 Method.B1:Method.D1" chart:data-source-has-labels="row" svg:x="0.576cm" svg:y="0.853cm" svg:width="11.801cm" svg:height="7.537cm">
          <chartooo:coordinate-region svg:x="1.197cm" svg:y="1.052cm" svg:width="10.994cm" svg:height="6.69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ethod.B2:Method.B21" chart:label-cell-address="Method.B1:Method.B1" chart:class="chart:scatter">
            <chart:domain table:cell-range-address="Method.A2:Method.A21"/>
            <chart:data-point chart:repeated="20"/>
          </chart:series>
          <chart:series chart:style-name="ch8" chart:values-cell-range-address="Method.C2:Method.C21" chart:label-cell-address="Method.C1:Method.C1" chart:class="chart:scatter">
            <chart:data-point chart:repeated="20"/>
          </chart:series>
          <chart:series chart:style-name="ch9" chart:values-cell-range-address="Method.D2:Method.D21" chart:label-cell-address="Method.D1:Method.D1" chart:class="chart:scatte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rmal</text:p>
                <draw:g>
                  <svg:desc>Method.B1:Method.B1</svg:desc>
                </draw:g>
              </table:table-cell>
              <table:table-cell office:value-type="string">
                <text:p>Augmented</text:p>
                <draw:g>
                  <svg:desc>Method.C1:Method.C1</svg:desc>
                </draw:g>
              </table:table-cell>
              <table:table-cell office:value-type="string">
                <text:p>Minimum</text:p>
                <draw:g>
                  <svg:desc>Method.D1:Method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ethod.A2:Method.A21</svg:desc>
                </draw:g>
              </table:table-cell>
              <table:table-cell office:value-type="float" office:value="45.2829">
                <text:p>45.2829</text:p>
                <draw:g>
                  <svg:desc>Method.B2:Method.B21</svg:desc>
                </draw:g>
              </table:table-cell>
              <table:table-cell office:value-type="float" office:value="45.2829">
                <text:p>45.2829</text:p>
                <draw:g>
                  <svg:desc>Method.C2:Method.C21</svg:desc>
                </draw:g>
              </table:table-cell>
              <table:table-cell office:value-type="float" office:value="37.9062">
                <text:p>37.9062</text:p>
                <draw:g>
                  <svg:desc>Method.D2:Method.D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2.6438">
                <text:p>42.6438</text:p>
              </table:table-cell>
              <table:table-cell office:value-type="float" office:value="42.1008">
                <text:p>42.1008</text:p>
              </table:table-cell>
              <table:table-cell office:value-type="float" office:value="37.9062">
                <text:p>37.90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1.8659">
                <text:p>41.8659</text:p>
              </table:table-cell>
              <table:table-cell office:value-type="float" office:value="41.201">
                <text:p>41.201</text:p>
              </table:table-cell>
              <table:table-cell office:value-type="float" office:value="37.9062">
                <text:p>37.90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1.5149">
                <text:p>41.5149</text:p>
              </table:table-cell>
              <table:table-cell office:value-type="float" office:value="40.4729">
                <text:p>40.4729</text:p>
              </table:table-cell>
              <table:table-cell office:value-type="float" office:value="37.9062">
                <text:p>37.90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0.7108">
                <text:p>40.7108</text:p>
              </table:table-cell>
              <table:table-cell office:value-type="float" office:value="39.8502">
                <text:p>39.8502</text:p>
              </table:table-cell>
              <table:table-cell office:value-type="float" office:value="37.9062">
                <text:p>37.90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0.5069">
                <text:p>40.5069</text:p>
              </table:table-cell>
              <table:table-cell office:value-type="float" office:value="39.723">
                <text:p>39.723</text:p>
              </table:table-cell>
              <table:table-cell office:value-type="float" office:value="37.9062">
                <text:p>37.90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0.3674">
                <text:p>40.3674</text:p>
              </table:table-cell>
              <table:table-cell office:value-type="float" office:value="39.2693">
                <text:p>39.2693</text:p>
              </table:table-cell>
              <table:table-cell office:value-type="float" office:value="37.9062">
                <text:p>37.90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0.2664">
                <text:p>40.2664</text:p>
              </table:table-cell>
              <table:table-cell office:value-type="float" office:value="38.9601">
                <text:p>38.9601</text:p>
              </table:table-cell>
              <table:table-cell office:value-type="float" office:value="37.9062">
                <text:p>37.90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0.2255">
                <text:p>40.2255</text:p>
              </table:table-cell>
              <table:table-cell office:value-type="float" office:value="38.9018">
                <text:p>38.9018</text:p>
              </table:table-cell>
              <table:table-cell office:value-type="float" office:value="37.9062">
                <text:p>37.90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0.1827">
                <text:p>40.1827</text:p>
              </table:table-cell>
              <table:table-cell office:value-type="float" office:value="38.8667">
                <text:p>38.8667</text:p>
              </table:table-cell>
              <table:table-cell office:value-type="float" office:value="37.9062">
                <text:p>37.90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0.118">
                <text:p>40.118</text:p>
              </table:table-cell>
              <table:table-cell office:value-type="float" office:value="38.843">
                <text:p>38.843</text:p>
              </table:table-cell>
              <table:table-cell office:value-type="float" office:value="37.9062">
                <text:p>37.90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0.0815">
                <text:p>40.0815</text:p>
              </table:table-cell>
              <table:table-cell office:value-type="float" office:value="38.7852">
                <text:p>38.7852</text:p>
              </table:table-cell>
              <table:table-cell office:value-type="float" office:value="37.9062">
                <text:p>37.90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0.0718">
                <text:p>40.0718</text:p>
              </table:table-cell>
              <table:table-cell office:value-type="float" office:value="38.7628">
                <text:p>38.7628</text:p>
              </table:table-cell>
              <table:table-cell office:value-type="float" office:value="37.9062">
                <text:p>37.90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0.0416">
                <text:p>40.0416</text:p>
              </table:table-cell>
              <table:table-cell office:value-type="float" office:value="38.7518">
                <text:p>38.7518</text:p>
              </table:table-cell>
              <table:table-cell office:value-type="float" office:value="37.9062">
                <text:p>37.90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0.0305">
                <text:p>40.0305</text:p>
              </table:table-cell>
              <table:table-cell office:value-type="float" office:value="38.7364">
                <text:p>38.7364</text:p>
              </table:table-cell>
              <table:table-cell office:value-type="float" office:value="37.9062">
                <text:p>37.90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0.028">
                <text:p>40.028</text:p>
              </table:table-cell>
              <table:table-cell office:value-type="float" office:value="38.7118">
                <text:p>38.7118</text:p>
              </table:table-cell>
              <table:table-cell office:value-type="float" office:value="37.9062">
                <text:p>37.90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39.9646">
                <text:p>39.9646</text:p>
              </table:table-cell>
              <table:table-cell office:value-type="float" office:value="38.7041">
                <text:p>38.7041</text:p>
              </table:table-cell>
              <table:table-cell office:value-type="float" office:value="37.9062">
                <text:p>37.90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38.6882">
                <text:p>38.6882</text:p>
              </table:table-cell>
              <table:table-cell office:value-type="float" office:value="37.9062">
                <text:p>37.90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38.6849">
                <text:p>38.6849</text:p>
              </table:table-cell>
              <table:table-cell office:value-type="float" office:value="37.9062">
                <text:p>37.90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38.6778">
                <text:p>38.6778</text:p>
              </table:table-cell>
              <table:table-cell office:value-type="float" office:value="37.9062">
                <text:p>37.90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